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302cm"/>
    </style:style>
    <style:style style:name="co3" style:family="table-column">
      <style:table-column-properties fo:break-before="auto" style:column-width="1.489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1.789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 style:data-style-name="N2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mazefi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3" table:default-cell-style-name="ce1"/>
        <table:table-column table:style-name="co7" table:default-cell-style-name="ce3"/>
        <table:table-column table:style-name="co5" table:default-cell-style-name="ce3"/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SRUN</text:p>
          </table:table-cell>
          <table:table-cell office:value-type="string" calcext:value-type="string">
            <text:p>SCT</text:p>
          </table:table-cell>
          <table:table-cell office:value-type="string" calcext:value-type="string">
            <text:p>SAVGTCT</text:p>
          </table:table-cell>
          <table:table-cell office:value-type="string" calcext:value-type="string">
            <text:p>SCTCT</text:p>
          </table:table-cell>
          <table:table-cell office:value-type="string" calcext:value-type="string">
            <text:p>TRUN</text:p>
          </table:table-cell>
          <table:table-cell office:value-type="string" calcext:value-type="string">
            <text:p>TCT</text:p>
          </table:table-cell>
          <table:table-cell office:value-type="string" calcext:value-type="string">
            <text:p>TAVGTCT</text:p>
          </table:table-cell>
          <table:table-cell office:value-type="string" calcext:value-type="string">
            <text:p>TCT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1.41935483870968" calcext:value-type="float">
            <text:p>1,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1.38709677419355" calcext:value-type="float">
            <text:p>1,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.83870967741935" calcext:value-type="float">
            <text:p>2,84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.80645161290323" calcext:value-type="float">
            <text:p>2,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.19354838709677" calcext:value-type="float">
            <text:p>4,19</text:p>
          </table:table-cell>
          <table:table-cell office:value-type="float" office:value="44" calcext:value-type="float">
            <text:p>44</text:p>
          </table:table-cell>
          <table:table-cell office:value-type="float" office:value="131" calcext:value-type="float">
            <text:p>13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.2258064516129" calcext:value-type="float">
            <text:p>4,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.54838709677419" calcext:value-type="float">
            <text:p>5,55</text:p>
          </table:table-cell>
          <table:table-cell office:value-type="float" office:value="44" calcext:value-type="float">
            <text:p>44</text:p>
          </table:table-cell>
          <table:table-cell office:value-type="float" office:value="175" calcext:value-type="float">
            <text:p>17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.64516129032258" calcext:value-type="float">
            <text:p>5,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14" calcext:value-type="float">
            <text:p>21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.90322580645161" calcext:value-type="float">
            <text:p>6,90</text:p>
          </table:table-cell>
          <table:table-cell office:value-type="float" office:value="44" calcext:value-type="float">
            <text:p>44</text:p>
          </table:table-cell>
          <table:table-cell office:value-type="float" office:value="219" calcext:value-type="float">
            <text:p>21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.06451612903226" calcext:value-type="float">
            <text:p>7,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56" calcext:value-type="float">
            <text:p>25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.25806451612903" calcext:value-type="float">
            <text:p>8,26</text:p>
          </table:table-cell>
          <table:table-cell office:value-type="float" office:value="44" calcext:value-type="float">
            <text:p>44</text:p>
          </table:table-cell>
          <table:table-cell office:value-type="float" office:value="263" calcext:value-type="float">
            <text:p>26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.48387096774194" calcext:value-type="float">
            <text:p>8,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298" calcext:value-type="float">
            <text:p>29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.61290322580645" calcext:value-type="float">
            <text:p>9,61</text:p>
          </table:table-cell>
          <table:table-cell office:value-type="float" office:value="44" calcext:value-type="float">
            <text:p>44</text:p>
          </table:table-cell>
          <table:table-cell office:value-type="float" office:value="307" calcext:value-type="float">
            <text:p>30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.90322580645162" calcext:value-type="float">
            <text:p>9,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40" calcext:value-type="float">
            <text:p>34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.9677419354839" calcext:value-type="float">
            <text:p>10,97</text:p>
          </table:table-cell>
          <table:table-cell office:value-type="float" office:value="45" calcext:value-type="float">
            <text:p>45</text:p>
          </table:table-cell>
          <table:table-cell office:value-type="float" office:value="352" calcext:value-type="float">
            <text:p>35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.3548387096774" calcext:value-type="float">
            <text:p>11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382" calcext:value-type="float">
            <text:p>38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2.3225806451613" calcext:value-type="float">
            <text:p>12,32</text:p>
          </table:table-cell>
          <table:table-cell office:value-type="float" office:value="44" calcext:value-type="float">
            <text:p>44</text:p>
          </table:table-cell>
          <table:table-cell office:value-type="float" office:value="396" calcext:value-type="float">
            <text:p>39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.7741935483871" calcext:value-type="float">
            <text:p>12,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424" calcext:value-type="float">
            <text:p>42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3.6774193548387" calcext:value-type="float">
            <text:p>13,68</text:p>
          </table:table-cell>
          <table:table-cell office:value-type="float" office:value="44" calcext:value-type="float">
            <text:p>44</text:p>
          </table:table-cell>
          <table:table-cell office:value-type="float" office:value="440" calcext:value-type="float">
            <text:p>44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4.1935483870968" calcext:value-type="float">
            <text:p>14,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466" calcext:value-type="float">
            <text:p>46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5.0322580645161" calcext:value-type="float">
            <text:p>15,03</text:p>
          </table:table-cell>
          <table:table-cell office:value-type="float" office:value="44" calcext:value-type="float">
            <text:p>44</text:p>
          </table:table-cell>
          <table:table-cell office:value-type="float" office:value="484" calcext:value-type="float">
            <text:p>48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5.6129032258065" calcext:value-type="float">
            <text:p>15,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508" calcext:value-type="float">
            <text:p>50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6.3870967741936" calcext:value-type="float">
            <text:p>16,39</text:p>
          </table:table-cell>
          <table:table-cell office:value-type="float" office:value="44" calcext:value-type="float">
            <text:p>44</text:p>
          </table:table-cell>
          <table:table-cell office:value-type="float" office:value="528" calcext:value-type="float">
            <text:p>5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7.0322580645161" calcext:value-type="float">
            <text:p>17,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550" calcext:value-type="float">
            <text:p>55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7.741935483871" calcext:value-type="float">
            <text:p>17,74</text:p>
          </table:table-cell>
          <table:table-cell office:value-type="float" office:value="44" calcext:value-type="float">
            <text:p>44</text:p>
          </table:table-cell>
          <table:table-cell office:value-type="float" office:value="572" calcext:value-type="float">
            <text:p>57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8.4516129032258" calcext:value-type="float">
            <text:p>18,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92" calcext:value-type="float">
            <text:p>59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9.0967741935484" calcext:value-type="float">
            <text:p>19,10</text:p>
          </table:table-cell>
          <table:table-cell office:value-type="float" office:value="44" calcext:value-type="float">
            <text:p>44</text:p>
          </table:table-cell>
          <table:table-cell office:value-type="float" office:value="616" calcext:value-type="float">
            <text:p>61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9.8709677419355" calcext:value-type="float">
            <text:p>19,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34" calcext:value-type="float">
            <text:p>63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0.4516129032258" calcext:value-type="float">
            <text:p>20,45</text:p>
          </table:table-cell>
          <table:table-cell office:value-type="float" office:value="43" calcext:value-type="float">
            <text:p>43</text:p>
          </table:table-cell>
          <table:table-cell office:value-type="float" office:value="659" calcext:value-type="float">
            <text:p>65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21.258064516129" calcext:value-type="float">
            <text:p>21,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76" calcext:value-type="float">
            <text:p>67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1.8064516129032" calcext:value-type="float">
            <text:p>21,81</text:p>
          </table:table-cell>
          <table:table-cell office:value-type="float" office:value="44" calcext:value-type="float">
            <text:p>44</text:p>
          </table:table-cell>
          <table:table-cell office:value-type="float" office:value="703" calcext:value-type="float">
            <text:p>70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2.6774193548387" calcext:value-type="float">
            <text:p>22,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718" calcext:value-type="float">
            <text:p>71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3.1612903225807" calcext:value-type="float">
            <text:p>23,16</text:p>
          </table:table-cell>
          <table:table-cell office:value-type="float" office:value="43" calcext:value-type="float">
            <text:p>43</text:p>
          </table:table-cell>
          <table:table-cell office:value-type="float" office:value="746" calcext:value-type="float">
            <text:p>74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24.0645161290323" calcext:value-type="float">
            <text:p>24,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760" calcext:value-type="float">
            <text:p>76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4.5161290322581" calcext:value-type="float">
            <text:p>24,52</text:p>
          </table:table-cell>
          <table:table-cell office:value-type="float" office:value="44" calcext:value-type="float">
            <text:p>44</text:p>
          </table:table-cell>
          <table:table-cell office:value-type="float" office:value="790" calcext:value-type="float">
            <text:p>79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5.4838709677419" calcext:value-type="float">
            <text:p>25,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802" calcext:value-type="float">
            <text:p>80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5.8709677419355" calcext:value-type="float">
            <text:p>25,87</text:p>
          </table:table-cell>
          <table:table-cell office:value-type="float" office:value="44" calcext:value-type="float">
            <text:p>44</text:p>
          </table:table-cell>
          <table:table-cell office:value-type="float" office:value="834" calcext:value-type="float">
            <text:p>83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6.9032258064516" calcext:value-type="float">
            <text:p>26,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844" calcext:value-type="float">
            <text:p>84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7.2258064516129" calcext:value-type="float">
            <text:p>27,23</text:p>
          </table:table-cell>
          <table:table-cell office:value-type="float" office:value="44" calcext:value-type="float">
            <text:p>44</text:p>
          </table:table-cell>
          <table:table-cell office:value-type="float" office:value="878" calcext:value-type="float">
            <text:p>87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8.3225806451613" calcext:value-type="float">
            <text:p>28,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886" calcext:value-type="float">
            <text:p>88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8.5806451612903" calcext:value-type="float">
            <text:p>28,58</text:p>
          </table:table-cell>
          <table:table-cell office:value-type="float" office:value="44" calcext:value-type="float">
            <text:p>44</text:p>
          </table:table-cell>
          <table:table-cell office:value-type="float" office:value="922" calcext:value-type="float">
            <text:p>92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9.741935483871" calcext:value-type="float">
            <text:p>29,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928" calcext:value-type="float">
            <text:p>92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9.9354838709678" calcext:value-type="float">
            <text:p>29,94</text:p>
          </table:table-cell>
          <table:table-cell office:value-type="float" office:value="44" calcext:value-type="float">
            <text:p>44</text:p>
          </table:table-cell>
          <table:table-cell office:value-type="float" office:value="966" calcext:value-type="float">
            <text:p>96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1.1612903225806" calcext:value-type="float">
            <text:p>31,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970" calcext:value-type="float">
            <text:p>97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1.2903225806452" calcext:value-type="float">
            <text:p>31,29</text:p>
          </table:table-cell>
          <table:table-cell office:value-type="float" office:value="44" calcext:value-type="float">
            <text:p>44</text:p>
          </table:table-cell>
          <table:table-cell office:value-type="float" office:value="1010" calcext:value-type="float">
            <text:p>101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2.5806451612903" calcext:value-type="float">
            <text:p>32,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012" calcext:value-type="float">
            <text:p>101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2.6451612903226" calcext:value-type="float">
            <text:p>32,65</text:p>
          </table:table-cell>
          <table:table-cell office:value-type="float" office:value="43" calcext:value-type="float">
            <text:p>43</text:p>
          </table:table-cell>
          <table:table-cell office:value-type="float" office:value="1053" calcext:value-type="float">
            <text:p>105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33.9677419354839" calcext:value-type="float">
            <text:p>33,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1054" calcext:value-type="float">
            <text:p>105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4" calcext:value-type="float">
            <text:p>34,00</text:p>
          </table:table-cell>
          <table:table-cell office:value-type="float" office:value="43" calcext:value-type="float">
            <text:p>43</text:p>
          </table:table-cell>
          <table:table-cell office:value-type="float" office:value="1096" calcext:value-type="float">
            <text:p>109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35.3548387096774" calcext:value-type="float">
            <text:p>35,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096" calcext:value-type="float">
            <text:p>109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5.3548387096774" calcext:value-type="float">
            <text:p>35,35</text:p>
          </table:table-cell>
          <table:table-cell office:value-type="float" office:value="43" calcext:value-type="float">
            <text:p>43</text:p>
          </table:table-cell>
          <table:table-cell office:value-type="float" office:value="1139" calcext:value-type="float">
            <text:p>113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36.741935483871" calcext:value-type="float">
            <text:p>36,7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138" calcext:value-type="float">
            <text:p>113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6.7096774193548" calcext:value-type="float">
            <text:p>36,71</text:p>
          </table:table-cell>
          <table:table-cell office:value-type="float" office:value="44" calcext:value-type="float">
            <text:p>44</text:p>
          </table:table-cell>
          <table:table-cell office:value-type="float" office:value="1183" calcext:value-type="float">
            <text:p>118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8.1612903225806" calcext:value-type="float">
            <text:p>38,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1180" calcext:value-type="float">
            <text:p>118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8.0645161290323" calcext:value-type="float">
            <text:p>38,06</text:p>
          </table:table-cell>
          <table:table-cell office:value-type="float" office:value="44" calcext:value-type="float">
            <text:p>44</text:p>
          </table:table-cell>
          <table:table-cell office:value-type="float" office:value="1227" calcext:value-type="float">
            <text:p>122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9.5806451612903" calcext:value-type="float">
            <text:p>39,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222" calcext:value-type="float">
            <text:p>122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9.4193548387097" calcext:value-type="float">
            <text:p>39,42</text:p>
          </table:table-cell>
          <table:table-cell office:value-type="float" office:value="43" calcext:value-type="float">
            <text:p>43</text:p>
          </table:table-cell>
          <table:table-cell office:value-type="float" office:value="1270" calcext:value-type="float">
            <text:p>127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40.9677419354839" calcext:value-type="float">
            <text:p>40,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1264" calcext:value-type="float">
            <text:p>126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0.7741935483871" calcext:value-type="float">
            <text:p>40,77</text:p>
          </table:table-cell>
          <table:table-cell office:value-type="float" office:value="44" calcext:value-type="float">
            <text:p>44</text:p>
          </table:table-cell>
          <table:table-cell office:value-type="float" office:value="1314" calcext:value-type="float">
            <text:p>131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2.3870967741936" calcext:value-type="float">
            <text:p>42,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306" calcext:value-type="float">
            <text:p>130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2.1290322580645" calcext:value-type="float">
            <text:p>42,13</text:p>
          </table:table-cell>
          <table:table-cell office:value-type="float" office:value="44" calcext:value-type="float">
            <text:p>44</text:p>
          </table:table-cell>
          <table:table-cell office:value-type="float" office:value="1358" calcext:value-type="float">
            <text:p>135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3.8064516129032" calcext:value-type="float">
            <text:p>43,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348" calcext:value-type="float">
            <text:p>134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3.4838709677419" calcext:value-type="float">
            <text:p>43,48</text:p>
          </table:table-cell>
          <table:table-cell office:value-type="float" office:value="44" calcext:value-type="float">
            <text:p>44</text:p>
          </table:table-cell>
          <table:table-cell office:value-type="float" office:value="1402" calcext:value-type="float">
            <text:p>140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5.2258064516129" calcext:value-type="float">
            <text:p>45,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1390" calcext:value-type="float">
            <text:p>139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4.8387096774193" calcext:value-type="float">
            <text:p>44,84</text:p>
          </table:table-cell>
          <table:table-cell office:value-type="float" office:value="44" calcext:value-type="float">
            <text:p>44</text:p>
          </table:table-cell>
          <table:table-cell office:value-type="float" office:value="1446" calcext:value-type="float">
            <text:p>144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6.6451612903226" calcext:value-type="float">
            <text:p>46,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1432" calcext:value-type="float">
            <text:p>143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6.1935483870968" calcext:value-type="float">
            <text:p>46,19</text:p>
          </table:table-cell>
          <table:table-cell office:value-type="float" office:value="43" calcext:value-type="float">
            <text:p>43</text:p>
          </table:table-cell>
          <table:table-cell office:value-type="float" office:value="1489" calcext:value-type="float">
            <text:p>148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48.0322580645162" calcext:value-type="float">
            <text:p>48,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474" calcext:value-type="float">
            <text:p>147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7.5483870967742" calcext:value-type="float">
            <text:p>47,55</text:p>
          </table:table-cell>
          <table:table-cell office:value-type="float" office:value="44" calcext:value-type="float">
            <text:p>44</text:p>
          </table:table-cell>
          <table:table-cell office:value-type="float" office:value="1533" calcext:value-type="float">
            <text:p>153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9.4516129032258" calcext:value-type="float">
            <text:p>49,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1516" calcext:value-type="float">
            <text:p>151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8.9032258064516" calcext:value-type="float">
            <text:p>48,90</text:p>
          </table:table-cell>
          <table:table-cell office:value-type="float" office:value="44" calcext:value-type="float">
            <text:p>44</text:p>
          </table:table-cell>
          <table:table-cell office:value-type="float" office:value="1577" calcext:value-type="float">
            <text:p>157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0.8709677419355" calcext:value-type="float">
            <text:p>50,8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558" calcext:value-type="float">
            <text:p>155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0.258064516129" calcext:value-type="float">
            <text:p>50,26</text:p>
          </table:table-cell>
          <table:table-cell office:value-type="float" office:value="44" calcext:value-type="float">
            <text:p>44</text:p>
          </table:table-cell>
          <table:table-cell office:value-type="float" office:value="1621" calcext:value-type="float">
            <text:p>162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2.2903225806452" calcext:value-type="float">
            <text:p>52,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1600" calcext:value-type="float">
            <text:p>160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1.6129032258064" calcext:value-type="float">
            <text:p>51,61</text:p>
          </table:table-cell>
          <table:table-cell office:value-type="float" office:value="44" calcext:value-type="float">
            <text:p>44</text:p>
          </table:table-cell>
          <table:table-cell office:value-type="float" office:value="1665" calcext:value-type="float">
            <text:p>166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3.7096774193549" calcext:value-type="float">
            <text:p>53,7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1642" calcext:value-type="float">
            <text:p>164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2.9677419354838" calcext:value-type="float">
            <text:p>52,97</text:p>
          </table:table-cell>
          <table:table-cell office:value-type="float" office:value="44" calcext:value-type="float">
            <text:p>44</text:p>
          </table:table-cell>
          <table:table-cell office:value-type="float" office:value="1709" calcext:value-type="float">
            <text:p>170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5.1290322580646" calcext:value-type="float">
            <text:p>55,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684" calcext:value-type="float">
            <text:p>168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4.3225806451613" calcext:value-type="float">
            <text:p>54,32</text:p>
          </table:table-cell>
          <table:table-cell office:value-type="float" office:value="44" calcext:value-type="float">
            <text:p>44</text:p>
          </table:table-cell>
          <table:table-cell office:value-type="float" office:value="1753" calcext:value-type="float">
            <text:p>175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6.5483870967742" calcext:value-type="float">
            <text:p>56,5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726" calcext:value-type="float">
            <text:p>172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5.6774193548387" calcext:value-type="float">
            <text:p>55,68</text:p>
          </table:table-cell>
          <table:table-cell office:value-type="float" office:value="44" calcext:value-type="float">
            <text:p>44</text:p>
          </table:table-cell>
          <table:table-cell office:value-type="float" office:value="1797" calcext:value-type="float">
            <text:p>179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7.9677419354839" calcext:value-type="float">
            <text:p>57,97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768" calcext:value-type="float">
            <text:p>176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7.0322580645161" calcext:value-type="float">
            <text:p>57,03</text:p>
          </table:table-cell>
          <table:table-cell office:value-type="float" office:value="44" calcext:value-type="float">
            <text:p>44</text:p>
          </table:table-cell>
          <table:table-cell office:value-type="float" office:value="1841" calcext:value-type="float">
            <text:p>184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9.3870967741936" calcext:value-type="float">
            <text:p>59,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810" calcext:value-type="float">
            <text:p>181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8.3870967741935" calcext:value-type="float">
            <text:p>58,39</text:p>
          </table:table-cell>
          <table:table-cell office:value-type="float" office:value="43" calcext:value-type="float">
            <text:p>43</text:p>
          </table:table-cell>
          <table:table-cell office:value-type="float" office:value="1884" calcext:value-type="float">
            <text:p>188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60.7741935483871" calcext:value-type="float">
            <text:p>60,7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1852" calcext:value-type="float">
            <text:p>185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9.7419354838709" calcext:value-type="float">
            <text:p>59,74</text:p>
          </table:table-cell>
          <table:table-cell office:value-type="float" office:value="44" calcext:value-type="float">
            <text:p>44</text:p>
          </table:table-cell>
          <table:table-cell office:value-type="float" office:value="1928" calcext:value-type="float">
            <text:p>19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2.1935483870968" calcext:value-type="float">
            <text:p>62,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1894" calcext:value-type="float">
            <text:p>189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1.0967741935483" calcext:value-type="float">
            <text:p>61,10</text:p>
          </table:table-cell>
          <table:table-cell office:value-type="float" office:value="44" calcext:value-type="float">
            <text:p>44</text:p>
          </table:table-cell>
          <table:table-cell office:value-type="float" office:value="1972" calcext:value-type="float">
            <text:p>197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3.6129032258065" calcext:value-type="float">
            <text:p>63,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1936" calcext:value-type="float">
            <text:p>193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2.4516129032258" calcext:value-type="float">
            <text:p>62,45</text:p>
          </table:table-cell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5.0322580645162" calcext:value-type="float">
            <text:p>65,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978" calcext:value-type="float">
            <text:p>197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3.8064516129032" calcext:value-type="float">
            <text:p>63,81</text:p>
          </table:table-cell>
          <table:table-cell office:value-type="float" office:value="44" calcext:value-type="float">
            <text:p>44</text:p>
          </table:table-cell>
          <table:table-cell office:value-type="float" office:value="2060" calcext:value-type="float">
            <text:p>206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6.4516129032259" calcext:value-type="float">
            <text:p>66,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2020" calcext:value-type="float">
            <text:p>202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5.1612903225806" calcext:value-type="float">
            <text:p>65,16</text:p>
          </table:table-cell>
          <table:table-cell office:value-type="float" office:value="43" calcext:value-type="float">
            <text:p>43</text:p>
          </table:table-cell>
          <table:table-cell office:value-type="float" office:value="2103" calcext:value-type="float">
            <text:p>210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67.8387096774194" calcext:value-type="float">
            <text:p>67,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2062" calcext:value-type="float">
            <text:p>206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6.516129032258" calcext:value-type="float">
            <text:p>66,52</text:p>
          </table:table-cell>
          <table:table-cell office:value-type="float" office:value="44" calcext:value-type="float">
            <text:p>44</text:p>
          </table:table-cell>
          <table:table-cell office:value-type="float" office:value="2147" calcext:value-type="float">
            <text:p>214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9.2580645161291" calcext:value-type="float">
            <text:p>69,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2104" calcext:value-type="float">
            <text:p>210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7.8709677419354" calcext:value-type="float">
            <text:p>67,87</text:p>
          </table:table-cell>
          <table:table-cell office:value-type="float" office:value="44" calcext:value-type="float">
            <text:p>44</text:p>
          </table:table-cell>
          <table:table-cell office:value-type="float" office:value="2191" calcext:value-type="float">
            <text:p>219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0.6774193548388" calcext:value-type="float">
            <text:p>70,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2146" calcext:value-type="float">
            <text:p>214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9.2258064516129" calcext:value-type="float">
            <text:p>69,23</text:p>
          </table:table-cell>
          <table:table-cell office:value-type="float" office:value="44" calcext:value-type="float">
            <text:p>44</text:p>
          </table:table-cell>
          <table:table-cell office:value-type="float" office:value="2235" calcext:value-type="float">
            <text:p>223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2.0967741935484" calcext:value-type="float">
            <text:p>72,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2188" calcext:value-type="float">
            <text:p>218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0.5806451612903" calcext:value-type="float">
            <text:p>70,58</text:p>
          </table:table-cell>
          <table:table-cell office:value-type="float" office:value="44" calcext:value-type="float">
            <text:p>44</text:p>
          </table:table-cell>
          <table:table-cell office:value-type="float" office:value="2279" calcext:value-type="float">
            <text:p>227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3.5161290322581" calcext:value-type="float">
            <text:p>73,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2230" calcext:value-type="float">
            <text:p>223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1.9354838709677" calcext:value-type="float">
            <text:p>71,94</text:p>
          </table:table-cell>
          <table:table-cell office:value-type="float" office:value="44" calcext:value-type="float">
            <text:p>44</text:p>
          </table:table-cell>
          <table:table-cell office:value-type="float" office:value="2323" calcext:value-type="float">
            <text:p>232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4.9354838709678" calcext:value-type="float">
            <text:p>74,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272" calcext:value-type="float">
            <text:p>227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3.2903225806451" calcext:value-type="float">
            <text:p>73,29</text:p>
          </table:table-cell>
          <table:table-cell office:value-type="float" office:value="43" calcext:value-type="float">
            <text:p>43</text:p>
          </table:table-cell>
          <table:table-cell office:value-type="float" office:value="2366" calcext:value-type="float">
            <text:p>236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76.3225806451614" calcext:value-type="float">
            <text:p>76,3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2314" calcext:value-type="float">
            <text:p>231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4.6451612903226" calcext:value-type="float">
            <text:p>74,65</text:p>
          </table:table-cell>
          <table:table-cell office:value-type="float" office:value="44" calcext:value-type="float">
            <text:p>44</text:p>
          </table:table-cell>
          <table:table-cell office:value-type="float" office:value="2410" calcext:value-type="float">
            <text:p>241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7.741935483871" calcext:value-type="float">
            <text:p>77,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2356" calcext:value-type="float">
            <text:p>235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6" calcext:value-type="float">
            <text:p>76,00</text:p>
          </table:table-cell>
          <table:table-cell office:value-type="float" office:value="43" calcext:value-type="float">
            <text:p>43</text:p>
          </table:table-cell>
          <table:table-cell office:value-type="float" office:value="2453" calcext:value-type="float">
            <text:p>245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79.1290322580646" calcext:value-type="float">
            <text:p>79,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2398" calcext:value-type="float">
            <text:p>239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7.3548387096774" calcext:value-type="float">
            <text:p>77,35</text:p>
          </table:table-cell>
          <table:table-cell office:value-type="float" office:value="43" calcext:value-type="float">
            <text:p>43</text:p>
          </table:table-cell>
          <table:table-cell office:value-type="float" office:value="2496" calcext:value-type="float">
            <text:p>249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0.5161290322581" calcext:value-type="float">
            <text:p>80,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2440" calcext:value-type="float">
            <text:p>244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8.7096774193548" calcext:value-type="float">
            <text:p>78,71</text:p>
          </table:table-cell>
          <table:table-cell office:value-type="float" office:value="44" calcext:value-type="float">
            <text:p>44</text:p>
          </table:table-cell>
          <table:table-cell office:value-type="float" office:value="2540" calcext:value-type="float">
            <text:p>254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1.9354838709678" calcext:value-type="float">
            <text:p>81,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2482" calcext:value-type="float">
            <text:p>248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0.0645161290322" calcext:value-type="float">
            <text:p>80,06</text:p>
          </table:table-cell>
          <table:table-cell office:value-type="float" office:value="44" calcext:value-type="float">
            <text:p>44</text:p>
          </table:table-cell>
          <table:table-cell office:value-type="float" office:value="2584" calcext:value-type="float">
            <text:p>258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3.3548387096775" calcext:value-type="float">
            <text:p>83,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2524" calcext:value-type="float">
            <text:p>252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1.4193548387097" calcext:value-type="float">
            <text:p>81,42</text:p>
          </table:table-cell>
          <table:table-cell office:value-type="float" office:value="44" calcext:value-type="float">
            <text:p>44</text:p>
          </table:table-cell>
          <table:table-cell office:value-type="float" office:value="2628" calcext:value-type="float">
            <text:p>26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4.7741935483872" calcext:value-type="float">
            <text:p>84,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2566" calcext:value-type="float">
            <text:p>256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2.7741935483871" calcext:value-type="float">
            <text:p>82,77</text:p>
          </table:table-cell>
          <table:table-cell office:value-type="float" office:value="44" calcext:value-type="float">
            <text:p>44</text:p>
          </table:table-cell>
          <table:table-cell office:value-type="float" office:value="2672" calcext:value-type="float">
            <text:p>267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6.1935483870969" calcext:value-type="float">
            <text:p>86,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608" calcext:value-type="float">
            <text:p>260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4.1290322580645" calcext:value-type="float">
            <text:p>84,13</text:p>
          </table:table-cell>
          <table:table-cell office:value-type="float" office:value="44" calcext:value-type="float">
            <text:p>44</text:p>
          </table:table-cell>
          <table:table-cell office:value-type="float" office:value="2716" calcext:value-type="float">
            <text:p>271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7.6129032258065" calcext:value-type="float">
            <text:p>87,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2650" calcext:value-type="float">
            <text:p>265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5.4838709677419" calcext:value-type="float">
            <text:p>85,48</text:p>
          </table:table-cell>
          <table:table-cell office:value-type="float" office:value="43" calcext:value-type="float">
            <text:p>43</text:p>
          </table:table-cell>
          <table:table-cell office:value-type="float" office:value="2759" calcext:value-type="float">
            <text:p>275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9.0000000000001" calcext:value-type="float">
            <text:p>89,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2692" calcext:value-type="float">
            <text:p>269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6.8387096774194" calcext:value-type="float">
            <text:p>86,84</text:p>
          </table:table-cell>
          <table:table-cell office:value-type="float" office:value="43" calcext:value-type="float">
            <text:p>43</text:p>
          </table:table-cell>
          <table:table-cell office:value-type="float" office:value="2802" calcext:value-type="float">
            <text:p>280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0.3870967741936" calcext:value-type="float">
            <text:p>90,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2734" calcext:value-type="float">
            <text:p>273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8.1935483870968" calcext:value-type="float">
            <text:p>88,19</text:p>
          </table:table-cell>
          <table:table-cell office:value-type="float" office:value="44" calcext:value-type="float">
            <text:p>44</text:p>
          </table:table-cell>
          <table:table-cell office:value-type="float" office:value="2846" calcext:value-type="float">
            <text:p>284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1.8064516129033" calcext:value-type="float">
            <text:p>91,8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2776" calcext:value-type="float">
            <text:p>277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9.5483870967742" calcext:value-type="float">
            <text:p>89,55</text:p>
          </table:table-cell>
          <table:table-cell office:value-type="float" office:value="43" calcext:value-type="float">
            <text:p>43</text:p>
          </table:table-cell>
          <table:table-cell office:value-type="float" office:value="2889" calcext:value-type="float">
            <text:p>288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3.1935483870969" calcext:value-type="float">
            <text:p>93,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2818" calcext:value-type="float">
            <text:p>281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0.9032258064516" calcext:value-type="float">
            <text:p>90,90</text:p>
          </table:table-cell>
          <table:table-cell office:value-type="float" office:value="43" calcext:value-type="float">
            <text:p>43</text:p>
          </table:table-cell>
          <table:table-cell office:value-type="float" office:value="2932" calcext:value-type="float">
            <text:p>293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4.5806451612904" calcext:value-type="float">
            <text:p>94,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860" calcext:value-type="float">
            <text:p>286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2.2580645161291" calcext:value-type="float">
            <text:p>92,26</text:p>
          </table:table-cell>
          <table:table-cell office:value-type="float" office:value="43" calcext:value-type="float">
            <text:p>43</text:p>
          </table:table-cell>
          <table:table-cell office:value-type="float" office:value="2975" calcext:value-type="float">
            <text:p>297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5.967741935484" calcext:value-type="float">
            <text:p>95,9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902" calcext:value-type="float">
            <text:p>290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3.6129032258065" calcext:value-type="float">
            <text:p>93,61</text:p>
          </table:table-cell>
          <table:table-cell office:value-type="float" office:value="44" calcext:value-type="float">
            <text:p>44</text:p>
          </table:table-cell>
          <table:table-cell office:value-type="float" office:value="3019" calcext:value-type="float">
            <text:p>301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7.3870967741937" calcext:value-type="float">
            <text:p>97,3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2944" calcext:value-type="float">
            <text:p>294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4.9677419354839" calcext:value-type="float">
            <text:p>94,97</text:p>
          </table:table-cell>
          <table:table-cell office:value-type="float" office:value="44" calcext:value-type="float">
            <text:p>44</text:p>
          </table:table-cell>
          <table:table-cell office:value-type="float" office:value="3063" calcext:value-type="float">
            <text:p>306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8.8064516129033" calcext:value-type="float">
            <text:p>98,8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2986" calcext:value-type="float">
            <text:p>298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6.3225806451613" calcext:value-type="float">
            <text:p>96,32</text:p>
          </table:table-cell>
          <table:table-cell office:value-type="float" office:value="44" calcext:value-type="float">
            <text:p>44</text:p>
          </table:table-cell>
          <table:table-cell office:value-type="float" office:value="3107" calcext:value-type="float">
            <text:p>310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0.225806451613" calcext:value-type="float">
            <text:p>100,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3028" calcext:value-type="float">
            <text:p>302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7.6774193548387" calcext:value-type="float">
            <text:p>97,68</text:p>
          </table:table-cell>
          <table:table-cell office:value-type="float" office:value="44" calcext:value-type="float">
            <text:p>44</text:p>
          </table:table-cell>
          <table:table-cell office:value-type="float" office:value="3151" calcext:value-type="float">
            <text:p>315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1.645161290323" calcext:value-type="float">
            <text:p>101,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office:value-type="float" office:value="3070" calcext:value-type="float">
            <text:p>307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9.0322580645162" calcext:value-type="float">
            <text:p>99,03</text:p>
          </table:table-cell>
          <table:table-cell office:value-type="float" office:value="43" calcext:value-type="float">
            <text:p>43</text:p>
          </table:table-cell>
          <table:table-cell office:value-type="float" office:value="3194" calcext:value-type="float">
            <text:p>319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3.032258064516" calcext:value-type="float">
            <text:p>103,0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3112" calcext:value-type="float">
            <text:p>311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0.387096774194" calcext:value-type="float">
            <text:p>100,39</text:p>
          </table:table-cell>
          <table:table-cell office:value-type="float" office:value="44" calcext:value-type="float">
            <text:p>44</text:p>
          </table:table-cell>
          <table:table-cell office:value-type="float" office:value="3238" calcext:value-type="float">
            <text:p>323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4.451612903226" calcext:value-type="float">
            <text:p>104,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3154" calcext:value-type="float">
            <text:p>315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1.741935483871" calcext:value-type="float">
            <text:p>101,74</text:p>
          </table:table-cell>
          <table:table-cell office:value-type="float" office:value="44" calcext:value-type="float">
            <text:p>44</text:p>
          </table:table-cell>
          <table:table-cell office:value-type="float" office:value="3282" calcext:value-type="float">
            <text:p>328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5.870967741936" calcext:value-type="float">
            <text:p>105,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office:value-type="float" office:value="3196" calcext:value-type="float">
            <text:p>319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3.096774193548" calcext:value-type="float">
            <text:p>103,10</text:p>
          </table:table-cell>
          <table:table-cell office:value-type="float" office:value="44" calcext:value-type="float">
            <text:p>44</text:p>
          </table:table-cell>
          <table:table-cell office:value-type="float" office:value="3326" calcext:value-type="float">
            <text:p>332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7.290322580645" calcext:value-type="float">
            <text:p>107,2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3238" calcext:value-type="float">
            <text:p>323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4.451612903226" calcext:value-type="float">
            <text:p>104,45</text:p>
          </table:table-cell>
          <table:table-cell office:value-type="float" office:value="44" calcext:value-type="float">
            <text:p>44</text:p>
          </table:table-cell>
          <table:table-cell office:value-type="float" office:value="3370" calcext:value-type="float">
            <text:p>337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8.709677419355" calcext:value-type="float">
            <text:p>108,7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3280" calcext:value-type="float">
            <text:p>328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5.806451612903" calcext:value-type="float">
            <text:p>105,81</text:p>
          </table:table-cell>
          <table:table-cell office:value-type="float" office:value="43" calcext:value-type="float">
            <text:p>43</text:p>
          </table:table-cell>
          <table:table-cell office:value-type="float" office:value="3413" calcext:value-type="float">
            <text:p>341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0.096774193549" calcext:value-type="float">
            <text:p>110,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3322" calcext:value-type="float">
            <text:p>332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7.161290322581" calcext:value-type="float">
            <text:p>107,16</text:p>
          </table:table-cell>
          <table:table-cell office:value-type="float" office:value="43" calcext:value-type="float">
            <text:p>43</text:p>
          </table:table-cell>
          <table:table-cell office:value-type="float" office:value="3456" calcext:value-type="float">
            <text:p>345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1.483870967742" calcext:value-type="float">
            <text:p>111,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364" calcext:value-type="float">
            <text:p>336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8.516129032258" calcext:value-type="float">
            <text:p>108,52</text:p>
          </table:table-cell>
          <table:table-cell office:value-type="float" office:value="43" calcext:value-type="float">
            <text:p>43</text:p>
          </table:table-cell>
          <table:table-cell office:value-type="float" office:value="3499" calcext:value-type="float">
            <text:p>349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2.870967741936" calcext:value-type="float">
            <text:p>112,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3406" calcext:value-type="float">
            <text:p>340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9.870967741936" calcext:value-type="float">
            <text:p>109,87</text:p>
          </table:table-cell>
          <table:table-cell office:value-type="float" office:value="44" calcext:value-type="float">
            <text:p>44</text:p>
          </table:table-cell>
          <table:table-cell office:value-type="float" office:value="3543" calcext:value-type="float">
            <text:p>354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4.290322580645" calcext:value-type="float">
            <text:p>114,2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3448" calcext:value-type="float">
            <text:p>344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11.225806451613" calcext:value-type="float">
            <text:p>111,23</text:p>
          </table:table-cell>
          <table:table-cell office:value-type="float" office:value="44" calcext:value-type="float">
            <text:p>44</text:p>
          </table:table-cell>
          <table:table-cell office:value-type="float" office:value="3587" calcext:value-type="float">
            <text:p>358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5.709677419355" calcext:value-type="float">
            <text:p>115,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 office:value-type="float" office:value="3490" calcext:value-type="float">
            <text:p>349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12.58064516129" calcext:value-type="float">
            <text:p>112,58</text:p>
          </table:table-cell>
          <table:table-cell office:value-type="float" office:value="44" calcext:value-type="float">
            <text:p>44</text:p>
          </table:table-cell>
          <table:table-cell office:value-type="float" office:value="3631" calcext:value-type="float">
            <text:p>363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7.129032258065" calcext:value-type="float">
            <text:p>117,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3532" calcext:value-type="float">
            <text:p>353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13.935483870968" calcext:value-type="float">
            <text:p>113,94</text:p>
          </table:table-cell>
          <table:table-cell office:value-type="float" office:value="44" calcext:value-type="float">
            <text:p>44</text:p>
          </table:table-cell>
          <table:table-cell office:value-type="float" office:value="3675" calcext:value-type="float">
            <text:p>367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8.548387096774" calcext:value-type="float">
            <text:p>118,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" calcext:value-type="float">
            <text:p>42</text:p>
          </table:table-cell>
          <table:table-cell office:value-type="float" office:value="3574" calcext:value-type="float">
            <text:p>357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15.290322580645" calcext:value-type="float">
            <text:p>115,29</text:p>
          </table:table-cell>
          <table:table-cell office:value-type="float" office:value="44" calcext:value-type="float">
            <text:p>44</text:p>
          </table:table-cell>
          <table:table-cell office:value-type="float" office:value="3719" calcext:value-type="float">
            <text:p>371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9.967741935484" calcext:value-type="float">
            <text:p>119,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3616" calcext:value-type="float">
            <text:p>361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16.645161290323" calcext:value-type="float">
            <text:p>116,65</text:p>
          </table:table-cell>
          <table:table-cell office:value-type="float" office:value="43" calcext:value-type="float">
            <text:p>43</text:p>
          </table:table-cell>
          <table:table-cell office:value-type="float" office:value="3762" calcext:value-type="float">
            <text:p>376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1.354838709678" calcext:value-type="float">
            <text:p>121,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3658" calcext:value-type="float">
            <text:p>365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18" calcext:value-type="float">
            <text:p>118,00</text:p>
          </table:table-cell>
          <table:table-cell office:value-type="float" office:value="44" calcext:value-type="float">
            <text:p>44</text:p>
          </table:table-cell>
          <table:table-cell office:value-type="float" office:value="3806" calcext:value-type="float">
            <text:p>380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2.774193548387" calcext:value-type="float">
            <text:p>122,7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700" calcext:value-type="float">
            <text:p>370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19.354838709678" calcext:value-type="float">
            <text:p>119,35</text:p>
          </table:table-cell>
          <table:table-cell office:value-type="float" office:value="44" calcext:value-type="float">
            <text:p>44</text:p>
          </table:table-cell>
          <table:table-cell office:value-type="float" office:value="3850" calcext:value-type="float">
            <text:p>385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4.193548387097" calcext:value-type="float">
            <text:p>124,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3742" calcext:value-type="float">
            <text:p>374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20.709677419355" calcext:value-type="float">
            <text:p>120,71</text:p>
          </table:table-cell>
          <table:table-cell office:value-type="float" office:value="43" calcext:value-type="float">
            <text:p>43</text:p>
          </table:table-cell>
          <table:table-cell office:value-type="float" office:value="3893" calcext:value-type="float">
            <text:p>389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5.58064516129" calcext:value-type="float">
            <text:p>125,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3784" calcext:value-type="float">
            <text:p>378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22.064516129032" calcext:value-type="float">
            <text:p>122,06</text:p>
          </table:table-cell>
          <table:table-cell office:value-type="float" office:value="44" calcext:value-type="float">
            <text:p>44</text:p>
          </table:table-cell>
          <table:table-cell office:value-type="float" office:value="3937" calcext:value-type="float">
            <text:p>393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7" calcext:value-type="float">
            <text:p>127,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3826" calcext:value-type="float">
            <text:p>382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23.41935483871" calcext:value-type="float">
            <text:p>123,42</text:p>
          </table:table-cell>
          <table:table-cell office:value-type="float" office:value="43" calcext:value-type="float">
            <text:p>43</text:p>
          </table:table-cell>
          <table:table-cell office:value-type="float" office:value="3980" calcext:value-type="float">
            <text:p>398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8.387096774194" calcext:value-type="float">
            <text:p>128,3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3868" calcext:value-type="float">
            <text:p>386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24.774193548387" calcext:value-type="float">
            <text:p>124,77</text:p>
          </table:table-cell>
          <table:table-cell office:value-type="float" office:value="44" calcext:value-type="float">
            <text:p>44</text:p>
          </table:table-cell>
          <table:table-cell office:value-type="float" office:value="4024" calcext:value-type="float">
            <text:p>402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9.806451612903" calcext:value-type="float">
            <text:p>129,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3910" calcext:value-type="float">
            <text:p>391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26.129032258065" calcext:value-type="float">
            <text:p>126,13</text:p>
          </table:table-cell>
          <table:table-cell office:value-type="float" office:value="44" calcext:value-type="float">
            <text:p>44</text:p>
          </table:table-cell>
          <table:table-cell office:value-type="float" office:value="4068" calcext:value-type="float">
            <text:p>406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1.225806451613" calcext:value-type="float">
            <text:p>131,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3952" calcext:value-type="float">
            <text:p>395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27.483870967742" calcext:value-type="float">
            <text:p>127,48</text:p>
          </table:table-cell>
          <table:table-cell office:value-type="float" office:value="44" calcext:value-type="float">
            <text:p>44</text:p>
          </table:table-cell>
          <table:table-cell office:value-type="float" office:value="4112" calcext:value-type="float">
            <text:p>411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2.645161290323" calcext:value-type="float">
            <text:p>132,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3994" calcext:value-type="float">
            <text:p>399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28.838709677419" calcext:value-type="float">
            <text:p>128,84</text:p>
          </table:table-cell>
          <table:table-cell office:value-type="float" office:value="44" calcext:value-type="float">
            <text:p>44</text:p>
          </table:table-cell>
          <table:table-cell office:value-type="float" office:value="4156" calcext:value-type="float">
            <text:p>415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4.064516129032" calcext:value-type="float">
            <text:p>134,0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4036" calcext:value-type="float">
            <text:p>403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30.193548387097" calcext:value-type="float">
            <text:p>130,19</text:p>
          </table:table-cell>
          <table:table-cell office:value-type="float" office:value="43" calcext:value-type="float">
            <text:p>43</text:p>
          </table:table-cell>
          <table:table-cell office:value-type="float" office:value="4199" calcext:value-type="float">
            <text:p>419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5.451612903226" calcext:value-type="float">
            <text:p>135,4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" calcext:value-type="float">
            <text:p>42</text:p>
          </table:table-cell>
          <table:table-cell office:value-type="float" office:value="4078" calcext:value-type="float">
            <text:p>407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31.548387096774" calcext:value-type="float">
            <text:p>131,55</text:p>
          </table:table-cell>
          <table:table-cell office:value-type="float" office:value="44" calcext:value-type="float">
            <text:p>44</text:p>
          </table:table-cell>
          <table:table-cell office:value-type="float" office:value="4243" calcext:value-type="float">
            <text:p>424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6.870967741936" calcext:value-type="float">
            <text:p>136,8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  <table:table-cell office:value-type="float" office:value="4120" calcext:value-type="float">
            <text:p>412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32.903225806452" calcext:value-type="float">
            <text:p>132,90</text:p>
          </table:table-cell>
          <table:table-cell office:value-type="float" office:value="44" calcext:value-type="float">
            <text:p>44</text:p>
          </table:table-cell>
          <table:table-cell office:value-type="float" office:value="4287" calcext:value-type="float">
            <text:p>428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8.290322580645" calcext:value-type="float">
            <text:p>138,2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" calcext:value-type="float">
            <text:p>42</text:p>
          </table:table-cell>
          <table:table-cell office:value-type="float" office:value="4162" calcext:value-type="float">
            <text:p>416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34.258064516129" calcext:value-type="float">
            <text:p>134,26</text:p>
          </table:table-cell>
          <table:table-cell office:value-type="float" office:value="44" calcext:value-type="float">
            <text:p>44</text:p>
          </table:table-cell>
          <table:table-cell office:value-type="float" office:value="4331" calcext:value-type="float">
            <text:p>433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9.709677419355" calcext:value-type="float">
            <text:p>139,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4204" calcext:value-type="float">
            <text:p>420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35.612903225807" calcext:value-type="float">
            <text:p>135,61</text:p>
          </table:table-cell>
          <table:table-cell office:value-type="float" office:value="43" calcext:value-type="float">
            <text:p>43</text:p>
          </table:table-cell>
          <table:table-cell office:value-type="float" office:value="4374" calcext:value-type="float">
            <text:p>437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41.096774193548" calcext:value-type="float">
            <text:p>141,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" calcext:value-type="float">
            <text:p>42</text:p>
          </table:table-cell>
          <table:table-cell office:value-type="float" office:value="4246" calcext:value-type="float">
            <text:p>424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36.967741935484" calcext:value-type="float">
            <text:p>136,97</text:p>
          </table:table-cell>
          <table:table-cell office:value-type="float" office:value="44" calcext:value-type="float">
            <text:p>44</text:p>
          </table:table-cell>
          <table:table-cell office:value-type="float" office:value="4418" calcext:value-type="float">
            <text:p>441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42.516129032258" calcext:value-type="float">
            <text:p>142,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4288" calcext:value-type="float">
            <text:p>428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38.322580645161" calcext:value-type="float">
            <text:p>138,32</text:p>
          </table:table-cell>
          <table:table-cell office:value-type="float" office:value="44" calcext:value-type="float">
            <text:p>44</text:p>
          </table:table-cell>
          <table:table-cell office:value-type="float" office:value="4462" calcext:value-type="float">
            <text:p>446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43.935483870968" calcext:value-type="float">
            <text:p>143,9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4330" calcext:value-type="float">
            <text:p>433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39.677419354839" calcext:value-type="float">
            <text:p>139,68</text:p>
          </table:table-cell>
          <table:table-cell office:value-type="float" office:value="44" calcext:value-type="float">
            <text:p>44</text:p>
          </table:table-cell>
          <table:table-cell office:value-type="float" office:value="4506" calcext:value-type="float">
            <text:p>450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45.354838709677" calcext:value-type="float">
            <text:p>145,3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4372" calcext:value-type="float">
            <text:p>437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41.032258064516" calcext:value-type="float">
            <text:p>141,03</text:p>
          </table:table-cell>
          <table:table-cell office:value-type="float" office:value="44" calcext:value-type="float">
            <text:p>44</text:p>
          </table:table-cell>
          <table:table-cell office:value-type="float" office:value="4550" calcext:value-type="float">
            <text:p>455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46.774193548387" calcext:value-type="float">
            <text:p>146,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" calcext:value-type="float">
            <text:p>42</text:p>
          </table:table-cell>
          <table:table-cell office:value-type="float" office:value="4414" calcext:value-type="float">
            <text:p>441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42.387096774194" calcext:value-type="float">
            <text:p>142,39</text:p>
          </table:table-cell>
          <table:table-cell office:value-type="float" office:value="44" calcext:value-type="float">
            <text:p>44</text:p>
          </table:table-cell>
          <table:table-cell office:value-type="float" office:value="4594" calcext:value-type="float">
            <text:p>459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48.193548387097" calcext:value-type="float">
            <text:p>148,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" calcext:value-type="float">
            <text:p>42</text:p>
          </table:table-cell>
          <table:table-cell office:value-type="float" office:value="4456" calcext:value-type="float">
            <text:p>445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43.741935483871" calcext:value-type="float">
            <text:p>143,74</text:p>
          </table:table-cell>
          <table:table-cell office:value-type="float" office:value="44" calcext:value-type="float">
            <text:p>44</text:p>
          </table:table-cell>
          <table:table-cell office:value-type="float" office:value="4638" calcext:value-type="float">
            <text:p>463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49.612903225806" calcext:value-type="float">
            <text:p>149,6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4498" calcext:value-type="float">
            <text:p>449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45.096774193548" calcext:value-type="float">
            <text:p>145,10</text:p>
          </table:table-cell>
          <table:table-cell office:value-type="float" office:value="44" calcext:value-type="float">
            <text:p>44</text:p>
          </table:table-cell>
          <table:table-cell office:value-type="float" office:value="4682" calcext:value-type="float">
            <text:p>468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51.032258064516" calcext:value-type="float">
            <text:p>151,0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office:value-type="float" office:value="4540" calcext:value-type="float">
            <text:p>454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46.451612903226" calcext:value-type="float">
            <text:p>146,45</text:p>
          </table:table-cell>
          <table:table-cell office:value-type="float" office:value="43" calcext:value-type="float">
            <text:p>43</text:p>
          </table:table-cell>
          <table:table-cell office:value-type="float" office:value="4725" calcext:value-type="float">
            <text:p>472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52.41935483871" calcext:value-type="float">
            <text:p>152,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" calcext:value-type="float">
            <text:p>42</text:p>
          </table:table-cell>
          <table:table-cell office:value-type="float" office:value="4582" calcext:value-type="float">
            <text:p>458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47.806451612903" calcext:value-type="float">
            <text:p>147,81</text:p>
          </table:table-cell>
          <table:table-cell office:value-type="float" office:value="44" calcext:value-type="float">
            <text:p>44</text:p>
          </table:table-cell>
          <table:table-cell office:value-type="float" office:value="4769" calcext:value-type="float">
            <text:p>476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53.838709677419" calcext:value-type="float">
            <text:p>153,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4624" calcext:value-type="float">
            <text:p>462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49.161290322581" calcext:value-type="float">
            <text:p>149,16</text:p>
          </table:table-cell>
          <table:table-cell office:value-type="float" office:value="44" calcext:value-type="float">
            <text:p>44</text:p>
          </table:table-cell>
          <table:table-cell office:value-type="float" office:value="4813" calcext:value-type="float">
            <text:p>481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55.258064516129" calcext:value-type="float">
            <text:p>155,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4666" calcext:value-type="float">
            <text:p>466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50.516129032258" calcext:value-type="float">
            <text:p>150,52</text:p>
          </table:table-cell>
          <table:table-cell office:value-type="float" office:value="44" calcext:value-type="float">
            <text:p>44</text:p>
          </table:table-cell>
          <table:table-cell office:value-type="float" office:value="4857" calcext:value-type="float">
            <text:p>485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56.677419354839" calcext:value-type="float">
            <text:p>156,6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" calcext:value-type="float">
            <text:p>42</text:p>
          </table:table-cell>
          <table:table-cell office:value-type="float" office:value="4708" calcext:value-type="float">
            <text:p>470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51.870967741935" calcext:value-type="float">
            <text:p>151,87</text:p>
          </table:table-cell>
          <table:table-cell office:value-type="float" office:value="45" calcext:value-type="float">
            <text:p>45</text:p>
          </table:table-cell>
          <table:table-cell office:value-type="float" office:value="4902" calcext:value-type="float">
            <text:p>490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58.129032258064" calcext:value-type="float">
            <text:p>158,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2" calcext:value-type="float">
            <text:p>42</text:p>
          </table:table-cell>
          <table:table-cell office:value-type="float" office:value="4750" calcext:value-type="float">
            <text:p>475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53.225806451613" calcext:value-type="float">
            <text:p>153,23</text:p>
          </table:table-cell>
          <table:table-cell office:value-type="float" office:value="45" calcext:value-type="float">
            <text:p>45</text:p>
          </table:table-cell>
          <table:table-cell office:value-type="float" office:value="4947" calcext:value-type="float">
            <text:p>494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59.58064516129" calcext:value-type="float">
            <text:p>159,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" calcext:value-type="float">
            <text:p>42</text:p>
          </table:table-cell>
          <table:table-cell office:value-type="float" office:value="4792" calcext:value-type="float">
            <text:p>479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54.58064516129" calcext:value-type="float">
            <text:p>154,58</text:p>
          </table:table-cell>
          <table:table-cell office:value-type="float" office:value="44" calcext:value-type="float">
            <text:p>44</text:p>
          </table:table-cell>
          <table:table-cell office:value-type="float" office:value="4991" calcext:value-type="float">
            <text:p>499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61" calcext:value-type="float">
            <text:p>161,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2" calcext:value-type="float">
            <text:p>42</text:p>
          </table:table-cell>
          <table:table-cell office:value-type="float" office:value="4834" calcext:value-type="float">
            <text:p>483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55.935483870968" calcext:value-type="float">
            <text:p>155,94</text:p>
          </table:table-cell>
          <table:table-cell office:value-type="float" office:value="44" calcext:value-type="float">
            <text:p>44</text:p>
          </table:table-cell>
          <table:table-cell office:value-type="float" office:value="5035" calcext:value-type="float">
            <text:p>503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62.41935483871" calcext:value-type="float">
            <text:p>162,4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office:value-type="float" office:value="4876" calcext:value-type="float">
            <text:p>487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57.290322580645" calcext:value-type="float">
            <text:p>157,29</text:p>
          </table:table-cell>
          <table:table-cell office:value-type="float" office:value="44" calcext:value-type="float">
            <text:p>44</text:p>
          </table:table-cell>
          <table:table-cell office:value-type="float" office:value="5079" calcext:value-type="float">
            <text:p>507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63.838709677419" calcext:value-type="float">
            <text:p>163,8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4918" calcext:value-type="float">
            <text:p>491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58.645161290322" calcext:value-type="float">
            <text:p>158,65</text:p>
          </table:table-cell>
          <table:table-cell office:value-type="float" office:value="45" calcext:value-type="float">
            <text:p>45</text:p>
          </table:table-cell>
          <table:table-cell office:value-type="float" office:value="5124" calcext:value-type="float">
            <text:p>512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65.290322580645" calcext:value-type="float">
            <text:p>165,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" calcext:value-type="float">
            <text:p>42</text:p>
          </table:table-cell>
          <table:table-cell office:value-type="float" office:value="4960" calcext:value-type="float">
            <text:p>496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60" calcext:value-type="float">
            <text:p>160,00</text:p>
          </table:table-cell>
          <table:table-cell office:value-type="float" office:value="45" calcext:value-type="float">
            <text:p>45</text:p>
          </table:table-cell>
          <table:table-cell office:value-type="float" office:value="5169" calcext:value-type="float">
            <text:p>516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66.741935483871" calcext:value-type="float">
            <text:p>166,7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2" calcext:value-type="float">
            <text:p>42</text:p>
          </table:table-cell>
          <table:table-cell office:value-type="float" office:value="5002" calcext:value-type="float">
            <text:p>500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61.354838709677" calcext:value-type="float">
            <text:p>161,35</text:p>
          </table:table-cell>
          <table:table-cell office:value-type="float" office:value="43" calcext:value-type="float">
            <text:p>43</text:p>
          </table:table-cell>
          <table:table-cell office:value-type="float" office:value="5212" calcext:value-type="float">
            <text:p>521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68.129032258064" calcext:value-type="float">
            <text:p>168,1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5044" calcext:value-type="float">
            <text:p>504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62.709677419355" calcext:value-type="float">
            <text:p>162,71</text:p>
          </table:table-cell>
          <table:table-cell office:value-type="float" office:value="44" calcext:value-type="float">
            <text:p>44</text:p>
          </table:table-cell>
          <table:table-cell office:value-type="float" office:value="5256" calcext:value-type="float">
            <text:p>525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69.548387096774" calcext:value-type="float">
            <text:p>169,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office:value-type="float" office:value="5086" calcext:value-type="float">
            <text:p>508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64.064516129032" calcext:value-type="float">
            <text:p>164,06</text:p>
          </table:table-cell>
          <table:table-cell office:value-type="float" office:value="44" calcext:value-type="float">
            <text:p>44</text:p>
          </table:table-cell>
          <table:table-cell office:value-type="float" office:value="5300" calcext:value-type="float">
            <text:p>530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70.967741935484" calcext:value-type="float">
            <text:p>170,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2" calcext:value-type="float">
            <text:p>42</text:p>
          </table:table-cell>
          <table:table-cell office:value-type="float" office:value="5128" calcext:value-type="float">
            <text:p>512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65.41935483871" calcext:value-type="float">
            <text:p>165,42</text:p>
          </table:table-cell>
          <table:table-cell office:value-type="float" office:value="44" calcext:value-type="float">
            <text:p>44</text:p>
          </table:table-cell>
          <table:table-cell office:value-type="float" office:value="5344" calcext:value-type="float">
            <text:p>534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72.387096774193" calcext:value-type="float">
            <text:p>172,3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2" calcext:value-type="float">
            <text:p>42</text:p>
          </table:table-cell>
          <table:table-cell office:value-type="float" office:value="5170" calcext:value-type="float">
            <text:p>517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66.774193548387" calcext:value-type="float">
            <text:p>166,77</text:p>
          </table:table-cell>
          <table:table-cell office:value-type="float" office:value="44" calcext:value-type="float">
            <text:p>44</text:p>
          </table:table-cell>
          <table:table-cell office:value-type="float" office:value="5388" calcext:value-type="float">
            <text:p>538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73.806451612903" calcext:value-type="float">
            <text:p>173,8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5212" calcext:value-type="float">
            <text:p>521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68.129032258064" calcext:value-type="float">
            <text:p>168,13</text:p>
          </table:table-cell>
          <table:table-cell office:value-type="float" office:value="44" calcext:value-type="float">
            <text:p>44</text:p>
          </table:table-cell>
          <table:table-cell office:value-type="float" office:value="5432" calcext:value-type="float">
            <text:p>543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75.225806451613" calcext:value-type="float">
            <text:p>175,2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" calcext:value-type="float">
            <text:p>42</text:p>
          </table:table-cell>
          <table:table-cell office:value-type="float" office:value="5254" calcext:value-type="float">
            <text:p>525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69.483870967742" calcext:value-type="float">
            <text:p>169,48</text:p>
          </table:table-cell>
          <table:table-cell office:value-type="float" office:value="44" calcext:value-type="float">
            <text:p>44</text:p>
          </table:table-cell>
          <table:table-cell office:value-type="float" office:value="5476" calcext:value-type="float">
            <text:p>547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76.645161290322" calcext:value-type="float">
            <text:p>176,6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office:value-type="float" office:value="5296" calcext:value-type="float">
            <text:p>529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70.838709677419" calcext:value-type="float">
            <text:p>170,84</text:p>
          </table:table-cell>
          <table:table-cell office:value-type="float" office:value="45" calcext:value-type="float">
            <text:p>45</text:p>
          </table:table-cell>
          <table:table-cell office:value-type="float" office:value="5521" calcext:value-type="float">
            <text:p>552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78.096774193548" calcext:value-type="float">
            <text:p>178,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5338" calcext:value-type="float">
            <text:p>533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72.193548387097" calcext:value-type="float">
            <text:p>172,19</text:p>
          </table:table-cell>
          <table:table-cell office:value-type="float" office:value="44" calcext:value-type="float">
            <text:p>44</text:p>
          </table:table-cell>
          <table:table-cell office:value-type="float" office:value="5565" calcext:value-type="float">
            <text:p>556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79.516129032258" calcext:value-type="float">
            <text:p>179,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5380" calcext:value-type="float">
            <text:p>538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73.548387096774" calcext:value-type="float">
            <text:p>173,55</text:p>
          </table:table-cell>
          <table:table-cell office:value-type="float" office:value="44" calcext:value-type="float">
            <text:p>44</text:p>
          </table:table-cell>
          <table:table-cell office:value-type="float" office:value="5609" calcext:value-type="float">
            <text:p>560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80.935483870967" calcext:value-type="float">
            <text:p>180,9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5422" calcext:value-type="float">
            <text:p>542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74.903225806451" calcext:value-type="float">
            <text:p>174,90</text:p>
          </table:table-cell>
          <table:table-cell office:value-type="float" office:value="44" calcext:value-type="float">
            <text:p>44</text:p>
          </table:table-cell>
          <table:table-cell office:value-type="float" office:value="5653" calcext:value-type="float">
            <text:p>565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82.354838709677" calcext:value-type="float">
            <text:p>182,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  <table:table-cell office:value-type="float" office:value="5464" calcext:value-type="float">
            <text:p>546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76.258064516129" calcext:value-type="float">
            <text:p>176,26</text:p>
          </table:table-cell>
          <table:table-cell office:value-type="float" office:value="44" calcext:value-type="float">
            <text:p>44</text:p>
          </table:table-cell>
          <table:table-cell office:value-type="float" office:value="5697" calcext:value-type="float">
            <text:p>569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83.774193548387" calcext:value-type="float">
            <text:p>183,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5506" calcext:value-type="float">
            <text:p>550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77.612903225806" calcext:value-type="float">
            <text:p>177,61</text:p>
          </table:table-cell>
          <table:table-cell office:value-type="float" office:value="44" calcext:value-type="float">
            <text:p>44</text:p>
          </table:table-cell>
          <table:table-cell office:value-type="float" office:value="5741" calcext:value-type="float">
            <text:p>574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85.193548387096" calcext:value-type="float">
            <text:p>185,1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5548" calcext:value-type="float">
            <text:p>554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78.967741935484" calcext:value-type="float">
            <text:p>178,97</text:p>
          </table:table-cell>
          <table:table-cell office:value-type="float" office:value="44" calcext:value-type="float">
            <text:p>44</text:p>
          </table:table-cell>
          <table:table-cell office:value-type="float" office:value="5785" calcext:value-type="float">
            <text:p>578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86.612903225806" calcext:value-type="float">
            <text:p>186,6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5590" calcext:value-type="float">
            <text:p>559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80.322580645161" calcext:value-type="float">
            <text:p>180,32</text:p>
          </table:table-cell>
          <table:table-cell office:value-type="float" office:value="44" calcext:value-type="float">
            <text:p>44</text:p>
          </table:table-cell>
          <table:table-cell office:value-type="float" office:value="5829" calcext:value-type="float">
            <text:p>582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88.032258064516" calcext:value-type="float">
            <text:p>188,0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  <table:table-cell office:value-type="float" office:value="5632" calcext:value-type="float">
            <text:p>563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81.677419354838" calcext:value-type="float">
            <text:p>181,68</text:p>
          </table:table-cell>
          <table:table-cell office:value-type="float" office:value="44" calcext:value-type="float">
            <text:p>44</text:p>
          </table:table-cell>
          <table:table-cell office:value-type="float" office:value="5873" calcext:value-type="float">
            <text:p>587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89.451612903225" calcext:value-type="float">
            <text:p>189,4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2" calcext:value-type="float">
            <text:p>42</text:p>
          </table:table-cell>
          <table:table-cell office:value-type="float" office:value="5674" calcext:value-type="float">
            <text:p>567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83.032258064516" calcext:value-type="float">
            <text:p>183,03</text:p>
          </table:table-cell>
          <table:table-cell office:value-type="float" office:value="44" calcext:value-type="float">
            <text:p>44</text:p>
          </table:table-cell>
          <table:table-cell office:value-type="float" office:value="5917" calcext:value-type="float">
            <text:p>591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90.870967741935" calcext:value-type="float">
            <text:p>190,8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2" calcext:value-type="float">
            <text:p>42</text:p>
          </table:table-cell>
          <table:table-cell office:value-type="float" office:value="5716" calcext:value-type="float">
            <text:p>571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84.387096774193" calcext:value-type="float">
            <text:p>184,39</text:p>
          </table:table-cell>
          <table:table-cell office:value-type="float" office:value="45" calcext:value-type="float">
            <text:p>45</text:p>
          </table:table-cell>
          <table:table-cell office:value-type="float" office:value="5962" calcext:value-type="float">
            <text:p>596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92.322580645161" calcext:value-type="float">
            <text:p>192,3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2" calcext:value-type="float">
            <text:p>42</text:p>
          </table:table-cell>
          <table:table-cell office:value-type="float" office:value="5758" calcext:value-type="float">
            <text:p>575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85.741935483871" calcext:value-type="float">
            <text:p>185,74</text:p>
          </table:table-cell>
          <table:table-cell office:value-type="float" office:value="44" calcext:value-type="float">
            <text:p>44</text:p>
          </table:table-cell>
          <table:table-cell office:value-type="float" office:value="6006" calcext:value-type="float">
            <text:p>600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93.741935483871" calcext:value-type="float">
            <text:p>193,7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5800" calcext:value-type="float">
            <text:p>580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87.096774193548" calcext:value-type="float">
            <text:p>187,10</text:p>
          </table:table-cell>
          <table:table-cell office:value-type="float" office:value="44" calcext:value-type="float">
            <text:p>44</text:p>
          </table:table-cell>
          <table:table-cell office:value-type="float" office:value="6050" calcext:value-type="float">
            <text:p>605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95.16129032258" calcext:value-type="float">
            <text:p>195,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  <table:table-cell office:value-type="float" office:value="5842" calcext:value-type="float">
            <text:p>584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88.451612903225" calcext:value-type="float">
            <text:p>188,45</text:p>
          </table:table-cell>
          <table:table-cell office:value-type="float" office:value="44" calcext:value-type="float">
            <text:p>44</text:p>
          </table:table-cell>
          <table:table-cell office:value-type="float" office:value="6094" calcext:value-type="float">
            <text:p>609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96.58064516129" calcext:value-type="float">
            <text:p>196,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2" calcext:value-type="float">
            <text:p>42</text:p>
          </table:table-cell>
          <table:table-cell office:value-type="float" office:value="5884" calcext:value-type="float">
            <text:p>588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89.806451612903" calcext:value-type="float">
            <text:p>189,81</text:p>
          </table:table-cell>
          <table:table-cell office:value-type="float" office:value="44" calcext:value-type="float">
            <text:p>44</text:p>
          </table:table-cell>
          <table:table-cell office:value-type="float" office:value="6138" calcext:value-type="float">
            <text:p>613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98" calcext:value-type="float">
            <text:p>198,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2" calcext:value-type="float">
            <text:p>42</text:p>
          </table:table-cell>
          <table:table-cell office:value-type="float" office:value="5926" calcext:value-type="float">
            <text:p>592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91.16129032258" calcext:value-type="float">
            <text:p>191,16</text:p>
          </table:table-cell>
          <table:table-cell office:value-type="float" office:value="44" calcext:value-type="float">
            <text:p>44</text:p>
          </table:table-cell>
          <table:table-cell office:value-type="float" office:value="6182" calcext:value-type="float">
            <text:p>618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99.419354838709" calcext:value-type="float">
            <text:p>199,4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5968" calcext:value-type="float">
            <text:p>596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92.516129032258" calcext:value-type="float">
            <text:p>192,52</text:p>
          </table:table-cell>
          <table:table-cell office:value-type="float" office:value="44" calcext:value-type="float">
            <text:p>44</text:p>
          </table:table-cell>
          <table:table-cell office:value-type="float" office:value="6226" calcext:value-type="float">
            <text:p>622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00.838709677419" calcext:value-type="float">
            <text:p>200,8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office:value-type="float" office:value="6010" calcext:value-type="float">
            <text:p>601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93.870967741935" calcext:value-type="float">
            <text:p>193,87</text:p>
          </table:table-cell>
          <table:table-cell office:value-type="float" office:value="44" calcext:value-type="float">
            <text:p>44</text:p>
          </table:table-cell>
          <table:table-cell office:value-type="float" office:value="6270" calcext:value-type="float">
            <text:p>627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02.258064516129" calcext:value-type="float">
            <text:p>202,2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2" calcext:value-type="float">
            <text:p>42</text:p>
          </table:table-cell>
          <table:table-cell office:value-type="float" office:value="6052" calcext:value-type="float">
            <text:p>605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95.225806451613" calcext:value-type="float">
            <text:p>195,23</text:p>
          </table:table-cell>
          <table:table-cell office:value-type="float" office:value="44" calcext:value-type="float">
            <text:p>44</text:p>
          </table:table-cell>
          <table:table-cell office:value-type="float" office:value="6314" calcext:value-type="float">
            <text:p>631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03.677419354838" calcext:value-type="float">
            <text:p>203,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2" calcext:value-type="float">
            <text:p>42</text:p>
          </table:table-cell>
          <table:table-cell office:value-type="float" office:value="6094" calcext:value-type="float">
            <text:p>609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96.58064516129" calcext:value-type="float">
            <text:p>196,58</text:p>
          </table:table-cell>
          <table:table-cell office:value-type="float" office:value="44" calcext:value-type="float">
            <text:p>44</text:p>
          </table:table-cell>
          <table:table-cell office:value-type="float" office:value="6358" calcext:value-type="float">
            <text:p>635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05.096774193548" calcext:value-type="float">
            <text:p>205,1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6136" calcext:value-type="float">
            <text:p>613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97.935483870967" calcext:value-type="float">
            <text:p>197,94</text:p>
          </table:table-cell>
          <table:table-cell office:value-type="float" office:value="44" calcext:value-type="float">
            <text:p>44</text:p>
          </table:table-cell>
          <table:table-cell office:value-type="float" office:value="6402" calcext:value-type="float">
            <text:p>640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06.516129032258" calcext:value-type="float">
            <text:p>206,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  <table:table-cell office:value-type="float" office:value="6178" calcext:value-type="float">
            <text:p>617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99.290322580645" calcext:value-type="float">
            <text:p>199,29</text:p>
          </table:table-cell>
          <table:table-cell office:value-type="float" office:value="44" calcext:value-type="float">
            <text:p>44</text:p>
          </table:table-cell>
          <table:table-cell office:value-type="float" office:value="6446" calcext:value-type="float">
            <text:p>644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07.935483870967" calcext:value-type="float">
            <text:p>207,9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2" calcext:value-type="float">
            <text:p>42</text:p>
          </table:table-cell>
          <table:table-cell office:value-type="float" office:value="6220" calcext:value-type="float">
            <text:p>622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00.645161290322" calcext:value-type="float">
            <text:p>200,65</text:p>
          </table:table-cell>
          <table:table-cell office:value-type="float" office:value="44" calcext:value-type="float">
            <text:p>44</text:p>
          </table:table-cell>
          <table:table-cell office:value-type="float" office:value="6490" calcext:value-type="float">
            <text:p>649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09.354838709677" calcext:value-type="float">
            <text:p>209,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2" calcext:value-type="float">
            <text:p>42</text:p>
          </table:table-cell>
          <table:table-cell office:value-type="float" office:value="6262" calcext:value-type="float">
            <text:p>626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02" calcext:value-type="float">
            <text:p>202,00</text:p>
          </table:table-cell>
          <table:table-cell office:value-type="float" office:value="44" calcext:value-type="float">
            <text:p>44</text:p>
          </table:table-cell>
          <table:table-cell office:value-type="float" office:value="6534" calcext:value-type="float">
            <text:p>653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10.774193548387" calcext:value-type="float">
            <text:p>210,7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office:value-type="float" office:value="6304" calcext:value-type="float">
            <text:p>630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03.354838709677" calcext:value-type="float">
            <text:p>203,35</text:p>
          </table:table-cell>
          <table:table-cell office:value-type="float" office:value="44" calcext:value-type="float">
            <text:p>44</text:p>
          </table:table-cell>
          <table:table-cell office:value-type="float" office:value="6578" calcext:value-type="float">
            <text:p>657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12.193548387096" calcext:value-type="float">
            <text:p>212,1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2" calcext:value-type="float">
            <text:p>42</text:p>
          </table:table-cell>
          <table:table-cell office:value-type="float" office:value="6346" calcext:value-type="float">
            <text:p>634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04.709677419354" calcext:value-type="float">
            <text:p>204,71</text:p>
          </table:table-cell>
          <table:table-cell office:value-type="float" office:value="44" calcext:value-type="float">
            <text:p>44</text:p>
          </table:table-cell>
          <table:table-cell office:value-type="float" office:value="6622" calcext:value-type="float">
            <text:p>662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13.612903225806" calcext:value-type="float">
            <text:p>213,6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2" calcext:value-type="float">
            <text:p>42</text:p>
          </table:table-cell>
          <table:table-cell office:value-type="float" office:value="6388" calcext:value-type="float">
            <text:p>638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06.064516129032" calcext:value-type="float">
            <text:p>206,06</text:p>
          </table:table-cell>
          <table:table-cell office:value-type="float" office:value="44" calcext:value-type="float">
            <text:p>44</text:p>
          </table:table-cell>
          <table:table-cell office:value-type="float" office:value="6666" calcext:value-type="float">
            <text:p>666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15.032258064516" calcext:value-type="float">
            <text:p>215,0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" calcext:value-type="float">
            <text:p>42</text:p>
          </table:table-cell>
          <table:table-cell office:value-type="float" office:value="6430" calcext:value-type="float">
            <text:p>643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07.419354838709" calcext:value-type="float">
            <text:p>207,42</text:p>
          </table:table-cell>
          <table:table-cell office:value-type="float" office:value="44" calcext:value-type="float">
            <text:p>44</text:p>
          </table:table-cell>
          <table:table-cell office:value-type="float" office:value="6710" calcext:value-type="float">
            <text:p>671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16.451612903225" calcext:value-type="float">
            <text:p>216,4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2" calcext:value-type="float">
            <text:p>42</text:p>
          </table:table-cell>
          <table:table-cell office:value-type="float" office:value="6472" calcext:value-type="float">
            <text:p>647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08.774193548387" calcext:value-type="float">
            <text:p>208,77</text:p>
          </table:table-cell>
          <table:table-cell office:value-type="float" office:value="44" calcext:value-type="float">
            <text:p>44</text:p>
          </table:table-cell>
          <table:table-cell office:value-type="float" office:value="6754" calcext:value-type="float">
            <text:p>675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17.870967741935" calcext:value-type="float">
            <text:p>217,8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2" calcext:value-type="float">
            <text:p>42</text:p>
          </table:table-cell>
          <table:table-cell office:value-type="float" office:value="6514" calcext:value-type="float">
            <text:p>651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10.129032258064" calcext:value-type="float">
            <text:p>210,13</text:p>
          </table:table-cell>
          <table:table-cell office:value-type="float" office:value="44" calcext:value-type="float">
            <text:p>44</text:p>
          </table:table-cell>
          <table:table-cell office:value-type="float" office:value="6798" calcext:value-type="float">
            <text:p>679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19.290322580645" calcext:value-type="float">
            <text:p>219,2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2" calcext:value-type="float">
            <text:p>42</text:p>
          </table:table-cell>
          <table:table-cell office:value-type="float" office:value="6556" calcext:value-type="float">
            <text:p>655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11.483870967741" calcext:value-type="float">
            <text:p>211,48</text:p>
          </table:table-cell>
          <table:table-cell office:value-type="float" office:value="44" calcext:value-type="float">
            <text:p>44</text:p>
          </table:table-cell>
          <table:table-cell office:value-type="float" office:value="6842" calcext:value-type="float">
            <text:p>684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20.709677419354" calcext:value-type="float">
            <text:p>220,7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2" calcext:value-type="float">
            <text:p>42</text:p>
          </table:table-cell>
          <table:table-cell office:value-type="float" office:value="6598" calcext:value-type="float">
            <text:p>659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12.838709677419" calcext:value-type="float">
            <text:p>212,84</text:p>
          </table:table-cell>
          <table:table-cell office:value-type="float" office:value="43" calcext:value-type="float">
            <text:p>43</text:p>
          </table:table-cell>
          <table:table-cell office:value-type="float" office:value="6885" calcext:value-type="float">
            <text:p>688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222.096774193548" calcext:value-type="float">
            <text:p>222,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2" calcext:value-type="float">
            <text:p>42</text:p>
          </table:table-cell>
          <table:table-cell office:value-type="float" office:value="6640" calcext:value-type="float">
            <text:p>664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14.193548387096" calcext:value-type="float">
            <text:p>214,19</text:p>
          </table:table-cell>
          <table:table-cell office:value-type="float" office:value="44" calcext:value-type="float">
            <text:p>44</text:p>
          </table:table-cell>
          <table:table-cell office:value-type="float" office:value="6929" calcext:value-type="float">
            <text:p>692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23.516129032257" calcext:value-type="float">
            <text:p>223,5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office:value-type="float" office:value="6682" calcext:value-type="float">
            <text:p>668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15.548387096774" calcext:value-type="float">
            <text:p>215,55</text:p>
          </table:table-cell>
          <table:table-cell office:value-type="float" office:value="44" calcext:value-type="float">
            <text:p>44</text:p>
          </table:table-cell>
          <table:table-cell office:value-type="float" office:value="6973" calcext:value-type="float">
            <text:p>697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24.935483870967" calcext:value-type="float">
            <text:p>224,9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6724" calcext:value-type="float">
            <text:p>672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16.903225806451" calcext:value-type="float">
            <text:p>216,90</text:p>
          </table:table-cell>
          <table:table-cell office:value-type="float" office:value="44" calcext:value-type="float">
            <text:p>44</text:p>
          </table:table-cell>
          <table:table-cell office:value-type="float" office:value="7017" calcext:value-type="float">
            <text:p>701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26.354838709677" calcext:value-type="float">
            <text:p>226,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office:value-type="float" office:value="6766" calcext:value-type="float">
            <text:p>676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18.258064516128" calcext:value-type="float">
            <text:p>218,26</text:p>
          </table:table-cell>
          <table:table-cell office:value-type="float" office:value="44" calcext:value-type="float">
            <text:p>44</text:p>
          </table:table-cell>
          <table:table-cell office:value-type="float" office:value="7061" calcext:value-type="float">
            <text:p>706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27.774193548386" calcext:value-type="float">
            <text:p>227,7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2" calcext:value-type="float">
            <text:p>42</text:p>
          </table:table-cell>
          <table:table-cell office:value-type="float" office:value="6808" calcext:value-type="float">
            <text:p>680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19.612903225806" calcext:value-type="float">
            <text:p>219,61</text:p>
          </table:table-cell>
          <table:table-cell office:value-type="float" office:value="44" calcext:value-type="float">
            <text:p>44</text:p>
          </table:table-cell>
          <table:table-cell office:value-type="float" office:value="7105" calcext:value-type="float">
            <text:p>710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29.193548387096" calcext:value-type="float">
            <text:p>229,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office:value-type="float" office:value="6850" calcext:value-type="float">
            <text:p>685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20.967741935483" calcext:value-type="float">
            <text:p>220,97</text:p>
          </table:table-cell>
          <table:table-cell office:value-type="float" office:value="45" calcext:value-type="float">
            <text:p>45</text:p>
          </table:table-cell>
          <table:table-cell office:value-type="float" office:value="7150" calcext:value-type="float">
            <text:p>715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230.645161290322" calcext:value-type="float">
            <text:p>230,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2" calcext:value-type="float">
            <text:p>42</text:p>
          </table:table-cell>
          <table:table-cell office:value-type="float" office:value="6892" calcext:value-type="float">
            <text:p>689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22.322580645161" calcext:value-type="float">
            <text:p>222,32</text:p>
          </table:table-cell>
          <table:table-cell office:value-type="float" office:value="43" calcext:value-type="float">
            <text:p>43</text:p>
          </table:table-cell>
          <table:table-cell office:value-type="float" office:value="7193" calcext:value-type="float">
            <text:p>719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232.032258064515" calcext:value-type="float">
            <text:p>232,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office:value-type="float" office:value="6934" calcext:value-type="float">
            <text:p>693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23.677419354838" calcext:value-type="float">
            <text:p>223,68</text:p>
          </table:table-cell>
          <table:table-cell office:value-type="float" office:value="44" calcext:value-type="float">
            <text:p>44</text:p>
          </table:table-cell>
          <table:table-cell office:value-type="float" office:value="7237" calcext:value-type="float">
            <text:p>723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33.451612903225" calcext:value-type="float">
            <text:p>233,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2" calcext:value-type="float">
            <text:p>42</text:p>
          </table:table-cell>
          <table:table-cell office:value-type="float" office:value="6976" calcext:value-type="float">
            <text:p>697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25.032258064516" calcext:value-type="float">
            <text:p>225,03</text:p>
          </table:table-cell>
          <table:table-cell office:value-type="float" office:value="43" calcext:value-type="float">
            <text:p>43</text:p>
          </table:table-cell>
          <table:table-cell office:value-type="float" office:value="7280" calcext:value-type="float">
            <text:p>728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234.838709677419" calcext:value-type="float">
            <text:p>234,8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2" calcext:value-type="float">
            <text:p>42</text:p>
          </table:table-cell>
          <table:table-cell office:value-type="float" office:value="7018" calcext:value-type="float">
            <text:p>701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26.387096774193" calcext:value-type="float">
            <text:p>226,39</text:p>
          </table:table-cell>
          <table:table-cell office:value-type="float" office:value="44" calcext:value-type="float">
            <text:p>44</text:p>
          </table:table-cell>
          <table:table-cell office:value-type="float" office:value="7324" calcext:value-type="float">
            <text:p>732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36.258064516128" calcext:value-type="float">
            <text:p>236,2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2" calcext:value-type="float">
            <text:p>42</text:p>
          </table:table-cell>
          <table:table-cell office:value-type="float" office:value="7060" calcext:value-type="float">
            <text:p>706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27.74193548387" calcext:value-type="float">
            <text:p>227,74</text:p>
          </table:table-cell>
          <table:table-cell office:value-type="float" office:value="44" calcext:value-type="float">
            <text:p>44</text:p>
          </table:table-cell>
          <table:table-cell office:value-type="float" office:value="7368" calcext:value-type="float">
            <text:p>736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37.677419354838" calcext:value-type="float">
            <text:p>237,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float" office:value="7102" calcext:value-type="float">
            <text:p>710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29.096774193548" calcext:value-type="float">
            <text:p>229,10</text:p>
          </table:table-cell>
          <table:table-cell office:value-type="float" office:value="43" calcext:value-type="float">
            <text:p>43</text:p>
          </table:table-cell>
          <table:table-cell office:value-type="float" office:value="7411" calcext:value-type="float">
            <text:p>741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239.064516129031" calcext:value-type="float">
            <text:p>239,0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2" calcext:value-type="float">
            <text:p>42</text:p>
          </table:table-cell>
          <table:table-cell office:value-type="float" office:value="7144" calcext:value-type="float">
            <text:p>714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30.451612903225" calcext:value-type="float">
            <text:p>230,45</text:p>
          </table:table-cell>
          <table:table-cell office:value-type="float" office:value="44" calcext:value-type="float">
            <text:p>44</text:p>
          </table:table-cell>
          <table:table-cell office:value-type="float" office:value="7455" calcext:value-type="float">
            <text:p>745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40.483870967741" calcext:value-type="float">
            <text:p>240,4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2" calcext:value-type="float">
            <text:p>42</text:p>
          </table:table-cell>
          <table:table-cell office:value-type="float" office:value="7186" calcext:value-type="float">
            <text:p>718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31.806451612903" calcext:value-type="float">
            <text:p>231,81</text:p>
          </table:table-cell>
          <table:table-cell office:value-type="float" office:value="44" calcext:value-type="float">
            <text:p>44</text:p>
          </table:table-cell>
          <table:table-cell office:value-type="float" office:value="7499" calcext:value-type="float">
            <text:p>749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41.903225806451" calcext:value-type="float">
            <text:p>241,9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7228" calcext:value-type="float">
            <text:p>722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33.16129032258" calcext:value-type="float">
            <text:p>233,16</text:p>
          </table:table-cell>
          <table:table-cell office:value-type="float" office:value="44" calcext:value-type="float">
            <text:p>44</text:p>
          </table:table-cell>
          <table:table-cell office:value-type="float" office:value="7543" calcext:value-type="float">
            <text:p>754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43.32258064516" calcext:value-type="float">
            <text:p>243,3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2" calcext:value-type="float">
            <text:p>42</text:p>
          </table:table-cell>
          <table:table-cell office:value-type="float" office:value="7270" calcext:value-type="float">
            <text:p>727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34.516129032257" calcext:value-type="float">
            <text:p>234,52</text:p>
          </table:table-cell>
          <table:table-cell office:value-type="float" office:value="44" calcext:value-type="float">
            <text:p>44</text:p>
          </table:table-cell>
          <table:table-cell office:value-type="float" office:value="7587" calcext:value-type="float">
            <text:p>758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44.74193548387" calcext:value-type="float">
            <text:p>244,7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2" calcext:value-type="float">
            <text:p>42</text:p>
          </table:table-cell>
          <table:table-cell office:value-type="float" office:value="7312" calcext:value-type="float">
            <text:p>731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35.870967741935" calcext:value-type="float">
            <text:p>235,87</text:p>
          </table:table-cell>
          <table:table-cell office:value-type="float" office:value="44" calcext:value-type="float">
            <text:p>44</text:p>
          </table:table-cell>
          <table:table-cell office:value-type="float" office:value="7631" calcext:value-type="float">
            <text:p>763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46.16129032258" calcext:value-type="float">
            <text:p>246,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2" calcext:value-type="float">
            <text:p>42</text:p>
          </table:table-cell>
          <table:table-cell office:value-type="float" office:value="7354" calcext:value-type="float">
            <text:p>735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37.225806451612" calcext:value-type="float">
            <text:p>237,23</text:p>
          </table:table-cell>
          <table:table-cell office:value-type="float" office:value="44" calcext:value-type="float">
            <text:p>44</text:p>
          </table:table-cell>
          <table:table-cell office:value-type="float" office:value="7675" calcext:value-type="float">
            <text:p>767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47.580645161289" calcext:value-type="float">
            <text:p>247,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2" calcext:value-type="float">
            <text:p>42</text:p>
          </table:table-cell>
          <table:table-cell office:value-type="float" office:value="7396" calcext:value-type="float">
            <text:p>739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38.58064516129" calcext:value-type="float">
            <text:p>238,58</text:p>
          </table:table-cell>
          <table:table-cell office:value-type="float" office:value="44" calcext:value-type="float">
            <text:p>44</text:p>
          </table:table-cell>
          <table:table-cell office:value-type="float" office:value="7719" calcext:value-type="float">
            <text:p>771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48.999999999999" calcext:value-type="float">
            <text:p>249,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2" calcext:value-type="float">
            <text:p>42</text:p>
          </table:table-cell>
          <table:table-cell office:value-type="float" office:value="7438" calcext:value-type="float">
            <text:p>743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39.935483870967" calcext:value-type="float">
            <text:p>239,94</text:p>
          </table:table-cell>
          <table:table-cell office:value-type="float" office:value="44" calcext:value-type="float">
            <text:p>44</text:p>
          </table:table-cell>
          <table:table-cell office:value-type="float" office:value="7763" calcext:value-type="float">
            <text:p>776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50.419354838709" calcext:value-type="float">
            <text:p>250,4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7480" calcext:value-type="float">
            <text:p>748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41.290322580644" calcext:value-type="float">
            <text:p>241,29</text:p>
          </table:table-cell>
          <table:table-cell office:value-type="float" office:value="44" calcext:value-type="float">
            <text:p>44</text:p>
          </table:table-cell>
          <table:table-cell office:value-type="float" office:value="7807" calcext:value-type="float">
            <text:p>780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51.838709677418" calcext:value-type="float">
            <text:p>251,8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7522" calcext:value-type="float">
            <text:p>752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42.645161290322" calcext:value-type="float">
            <text:p>242,65</text:p>
          </table:table-cell>
          <table:table-cell office:value-type="float" office:value="44" calcext:value-type="float">
            <text:p>44</text:p>
          </table:table-cell>
          <table:table-cell office:value-type="float" office:value="7851" calcext:value-type="float">
            <text:p>785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53.258064516128" calcext:value-type="float">
            <text:p>253,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float" office:value="7564" calcext:value-type="float">
            <text:p>756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43.999999999999" calcext:value-type="float">
            <text:p>244,00</text:p>
          </table:table-cell>
          <table:table-cell office:value-type="float" office:value="43" calcext:value-type="float">
            <text:p>43</text:p>
          </table:table-cell>
          <table:table-cell office:value-type="float" office:value="7894" calcext:value-type="float">
            <text:p>789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254.645161290322" calcext:value-type="float">
            <text:p>254,6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2" calcext:value-type="float">
            <text:p>42</text:p>
          </table:table-cell>
          <table:table-cell office:value-type="float" office:value="7606" calcext:value-type="float">
            <text:p>760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45.354838709677" calcext:value-type="float">
            <text:p>245,35</text:p>
          </table:table-cell>
          <table:table-cell office:value-type="float" office:value="44" calcext:value-type="float">
            <text:p>44</text:p>
          </table:table-cell>
          <table:table-cell office:value-type="float" office:value="7938" calcext:value-type="float">
            <text:p>793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56.064516129031" calcext:value-type="float">
            <text:p>256,0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" calcext:value-type="float">
            <text:p>42</text:p>
          </table:table-cell>
          <table:table-cell office:value-type="float" office:value="7648" calcext:value-type="float">
            <text:p>764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46.709677419354" calcext:value-type="float">
            <text:p>246,71</text:p>
          </table:table-cell>
          <table:table-cell office:value-type="float" office:value="43" calcext:value-type="float">
            <text:p>43</text:p>
          </table:table-cell>
          <table:table-cell office:value-type="float" office:value="7981" calcext:value-type="float">
            <text:p>798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257.451612903225" calcext:value-type="float">
            <text:p>257,4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2" calcext:value-type="float">
            <text:p>42</text:p>
          </table:table-cell>
          <table:table-cell office:value-type="float" office:value="7690" calcext:value-type="float">
            <text:p>769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48.064516129031" calcext:value-type="float">
            <text:p>248,06</text:p>
          </table:table-cell>
          <table:table-cell office:value-type="float" office:value="44" calcext:value-type="float">
            <text:p>44</text:p>
          </table:table-cell>
          <table:table-cell office:value-type="float" office:value="8025" calcext:value-type="float">
            <text:p>802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58.870967741935" calcext:value-type="float">
            <text:p>258,8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2" calcext:value-type="float">
            <text:p>42</text:p>
          </table:table-cell>
          <table:table-cell office:value-type="float" office:value="7732" calcext:value-type="float">
            <text:p>773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49.419354838709" calcext:value-type="float">
            <text:p>249,42</text:p>
          </table:table-cell>
          <table:table-cell office:value-type="float" office:value="44" calcext:value-type="float">
            <text:p>44</text:p>
          </table:table-cell>
          <table:table-cell office:value-type="float" office:value="8069" calcext:value-type="float">
            <text:p>806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60.290322580644" calcext:value-type="float">
            <text:p>260,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2" calcext:value-type="float">
            <text:p>42</text:p>
          </table:table-cell>
          <table:table-cell office:value-type="float" office:value="7774" calcext:value-type="float">
            <text:p>777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50.774193548386" calcext:value-type="float">
            <text:p>250,77</text:p>
          </table:table-cell>
          <table:table-cell office:value-type="float" office:value="44" calcext:value-type="float">
            <text:p>44</text:p>
          </table:table-cell>
          <table:table-cell office:value-type="float" office:value="8113" calcext:value-type="float">
            <text:p>811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61.709677419354" calcext:value-type="float">
            <text:p>261,7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2" calcext:value-type="float">
            <text:p>42</text:p>
          </table:table-cell>
          <table:table-cell office:value-type="float" office:value="7816" calcext:value-type="float">
            <text:p>781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52.129032258064" calcext:value-type="float">
            <text:p>252,13</text:p>
          </table:table-cell>
          <table:table-cell office:value-type="float" office:value="44" calcext:value-type="float">
            <text:p>44</text:p>
          </table:table-cell>
          <table:table-cell office:value-type="float" office:value="8157" calcext:value-type="float">
            <text:p>815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63.129032258064" calcext:value-type="float">
            <text:p>263,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2" calcext:value-type="float">
            <text:p>42</text:p>
          </table:table-cell>
          <table:table-cell office:value-type="float" office:value="7858" calcext:value-type="float">
            <text:p>785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53.483870967741" calcext:value-type="float">
            <text:p>253,48</text:p>
          </table:table-cell>
          <table:table-cell office:value-type="float" office:value="44" calcext:value-type="float">
            <text:p>44</text:p>
          </table:table-cell>
          <table:table-cell office:value-type="float" office:value="8201" calcext:value-type="float">
            <text:p>820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64.548387096773" calcext:value-type="float">
            <text:p>264,5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2" calcext:value-type="float">
            <text:p>42</text:p>
          </table:table-cell>
          <table:table-cell office:value-type="float" office:value="7900" calcext:value-type="float">
            <text:p>790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54.838709677419" calcext:value-type="float">
            <text:p>254,84</text:p>
          </table:table-cell>
          <table:table-cell office:value-type="float" office:value="44" calcext:value-type="float">
            <text:p>44</text:p>
          </table:table-cell>
          <table:table-cell office:value-type="float" office:value="8245" calcext:value-type="float">
            <text:p>824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65.967741935483" calcext:value-type="float">
            <text:p>265,9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2" calcext:value-type="float">
            <text:p>42</text:p>
          </table:table-cell>
          <table:table-cell office:value-type="float" office:value="7942" calcext:value-type="float">
            <text:p>794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56.193548387096" calcext:value-type="float">
            <text:p>256,19</text:p>
          </table:table-cell>
          <table:table-cell office:value-type="float" office:value="44" calcext:value-type="float">
            <text:p>44</text:p>
          </table:table-cell>
          <table:table-cell office:value-type="float" office:value="8289" calcext:value-type="float">
            <text:p>828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67.387096774193" calcext:value-type="float">
            <text:p>267,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2" calcext:value-type="float">
            <text:p>42</text:p>
          </table:table-cell>
          <table:table-cell office:value-type="float" office:value="7984" calcext:value-type="float">
            <text:p>798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57.548387096773" calcext:value-type="float">
            <text:p>257,55</text:p>
          </table:table-cell>
          <table:table-cell office:value-type="float" office:value="44" calcext:value-type="float">
            <text:p>44</text:p>
          </table:table-cell>
          <table:table-cell office:value-type="float" office:value="8333" calcext:value-type="float">
            <text:p>833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68.806451612902" calcext:value-type="float">
            <text:p>268,8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2" calcext:value-type="float">
            <text:p>42</text:p>
          </table:table-cell>
          <table:table-cell office:value-type="float" office:value="8026" calcext:value-type="float">
            <text:p>802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58.903225806451" calcext:value-type="float">
            <text:p>258,90</text:p>
          </table:table-cell>
          <table:table-cell office:value-type="float" office:value="44" calcext:value-type="float">
            <text:p>44</text:p>
          </table:table-cell>
          <table:table-cell office:value-type="float" office:value="8377" calcext:value-type="float">
            <text:p>837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70.225806451612" calcext:value-type="float">
            <text:p>270,2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float" office:value="8068" calcext:value-type="float">
            <text:p>806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60.258064516128" calcext:value-type="float">
            <text:p>260,26</text:p>
          </table:table-cell>
          <table:table-cell office:value-type="float" office:value="44" calcext:value-type="float">
            <text:p>44</text:p>
          </table:table-cell>
          <table:table-cell office:value-type="float" office:value="8421" calcext:value-type="float">
            <text:p>842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71.645161290322" calcext:value-type="float">
            <text:p>271,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2" calcext:value-type="float">
            <text:p>42</text:p>
          </table:table-cell>
          <table:table-cell office:value-type="float" office:value="8110" calcext:value-type="float">
            <text:p>811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61.612903225806" calcext:value-type="float">
            <text:p>261,61</text:p>
          </table:table-cell>
          <table:table-cell office:value-type="float" office:value="43" calcext:value-type="float">
            <text:p>43</text:p>
          </table:table-cell>
          <table:table-cell office:value-type="float" office:value="8464" calcext:value-type="float">
            <text:p>846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273.032258064515" calcext:value-type="float">
            <text:p>273,0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2" calcext:value-type="float">
            <text:p>42</text:p>
          </table:table-cell>
          <table:table-cell office:value-type="float" office:value="8152" calcext:value-type="float">
            <text:p>815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62.967741935483" calcext:value-type="float">
            <text:p>262,97</text:p>
          </table:table-cell>
          <table:table-cell office:value-type="float" office:value="44" calcext:value-type="float">
            <text:p>44</text:p>
          </table:table-cell>
          <table:table-cell office:value-type="float" office:value="8508" calcext:value-type="float">
            <text:p>850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74.451612903225" calcext:value-type="float">
            <text:p>274,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2" calcext:value-type="float">
            <text:p>42</text:p>
          </table:table-cell>
          <table:table-cell office:value-type="float" office:value="8194" calcext:value-type="float">
            <text:p>819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64.322580645161" calcext:value-type="float">
            <text:p>264,32</text:p>
          </table:table-cell>
          <table:table-cell office:value-type="float" office:value="44" calcext:value-type="float">
            <text:p>44</text:p>
          </table:table-cell>
          <table:table-cell office:value-type="float" office:value="8552" calcext:value-type="float">
            <text:p>855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75.870967741935" calcext:value-type="float">
            <text:p>275,8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2" calcext:value-type="float">
            <text:p>42</text:p>
          </table:table-cell>
          <table:table-cell office:value-type="float" office:value="8236" calcext:value-type="float">
            <text:p>823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65.677419354838" calcext:value-type="float">
            <text:p>265,68</text:p>
          </table:table-cell>
          <table:table-cell office:value-type="float" office:value="44" calcext:value-type="float">
            <text:p>44</text:p>
          </table:table-cell>
          <table:table-cell office:value-type="float" office:value="8596" calcext:value-type="float">
            <text:p>859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77.290322580644" calcext:value-type="float">
            <text:p>277,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  <table:table-cell office:value-type="float" office:value="8278" calcext:value-type="float">
            <text:p>827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67.032258064515" calcext:value-type="float">
            <text:p>267,03</text:p>
          </table:table-cell>
          <table:table-cell office:value-type="float" office:value="44" calcext:value-type="float">
            <text:p>44</text:p>
          </table:table-cell>
          <table:table-cell office:value-type="float" office:value="8640" calcext:value-type="float">
            <text:p>864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78.709677419354" calcext:value-type="float">
            <text:p>278,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2" calcext:value-type="float">
            <text:p>42</text:p>
          </table:table-cell>
          <table:table-cell office:value-type="float" office:value="8320" calcext:value-type="float">
            <text:p>832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68.387096774193" calcext:value-type="float">
            <text:p>268,39</text:p>
          </table:table-cell>
          <table:table-cell office:value-type="float" office:value="44" calcext:value-type="float">
            <text:p>44</text:p>
          </table:table-cell>
          <table:table-cell office:value-type="float" office:value="8684" calcext:value-type="float">
            <text:p>868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80.129032258064" calcext:value-type="float">
            <text:p>280,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2" calcext:value-type="float">
            <text:p>42</text:p>
          </table:table-cell>
          <table:table-cell office:value-type="float" office:value="8362" calcext:value-type="float">
            <text:p>836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69.74193548387" calcext:value-type="float">
            <text:p>269,74</text:p>
          </table:table-cell>
          <table:table-cell office:value-type="float" office:value="44" calcext:value-type="float">
            <text:p>44</text:p>
          </table:table-cell>
          <table:table-cell office:value-type="float" office:value="8728" calcext:value-type="float">
            <text:p>87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81.548387096774" calcext:value-type="float">
            <text:p>281,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8404" calcext:value-type="float">
            <text:p>840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71.096774193548" calcext:value-type="float">
            <text:p>271,10</text:p>
          </table:table-cell>
          <table:table-cell office:value-type="float" office:value="44" calcext:value-type="float">
            <text:p>44</text:p>
          </table:table-cell>
          <table:table-cell office:value-type="float" office:value="8772" calcext:value-type="float">
            <text:p>877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82.967741935483" calcext:value-type="float">
            <text:p>282,9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2" calcext:value-type="float">
            <text:p>42</text:p>
          </table:table-cell>
          <table:table-cell office:value-type="float" office:value="8446" calcext:value-type="float">
            <text:p>844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72.451612903225" calcext:value-type="float">
            <text:p>272,45</text:p>
          </table:table-cell>
          <table:table-cell office:value-type="float" office:value="44" calcext:value-type="float">
            <text:p>44</text:p>
          </table:table-cell>
          <table:table-cell office:value-type="float" office:value="8816" calcext:value-type="float">
            <text:p>881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84.387096774193" calcext:value-type="float">
            <text:p>284,3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2" calcext:value-type="float">
            <text:p>42</text:p>
          </table:table-cell>
          <table:table-cell office:value-type="float" office:value="8488" calcext:value-type="float">
            <text:p>848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73.806451612903" calcext:value-type="float">
            <text:p>273,81</text:p>
          </table:table-cell>
          <table:table-cell office:value-type="float" office:value="44" calcext:value-type="float">
            <text:p>44</text:p>
          </table:table-cell>
          <table:table-cell office:value-type="float" office:value="8860" calcext:value-type="float">
            <text:p>886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85.806451612903" calcext:value-type="float">
            <text:p>285,8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2" calcext:value-type="float">
            <text:p>42</text:p>
          </table:table-cell>
          <table:table-cell office:value-type="float" office:value="8530" calcext:value-type="float">
            <text:p>853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75.16129032258" calcext:value-type="float">
            <text:p>275,16</text:p>
          </table:table-cell>
          <table:table-cell office:value-type="float" office:value="44" calcext:value-type="float">
            <text:p>44</text:p>
          </table:table-cell>
          <table:table-cell office:value-type="float" office:value="8904" calcext:value-type="float">
            <text:p>890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87.225806451612" calcext:value-type="float">
            <text:p>287,2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office:value-type="float" office:value="8572" calcext:value-type="float">
            <text:p>857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76.516129032258" calcext:value-type="float">
            <text:p>276,52</text:p>
          </table:table-cell>
          <table:table-cell office:value-type="float" office:value="44" calcext:value-type="float">
            <text:p>44</text:p>
          </table:table-cell>
          <table:table-cell office:value-type="float" office:value="8948" calcext:value-type="float">
            <text:p>894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88.645161290322" calcext:value-type="float">
            <text:p>288,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2" calcext:value-type="float">
            <text:p>42</text:p>
          </table:table-cell>
          <table:table-cell office:value-type="float" office:value="8614" calcext:value-type="float">
            <text:p>861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77.870967741935" calcext:value-type="float">
            <text:p>277,87</text:p>
          </table:table-cell>
          <table:table-cell office:value-type="float" office:value="44" calcext:value-type="float">
            <text:p>44</text:p>
          </table:table-cell>
          <table:table-cell office:value-type="float" office:value="8992" calcext:value-type="float">
            <text:p>899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90.064516129032" calcext:value-type="float">
            <text:p>290,0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  <table:table-cell office:value-type="float" office:value="8656" calcext:value-type="float">
            <text:p>865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79.225806451612" calcext:value-type="float">
            <text:p>279,23</text:p>
          </table:table-cell>
          <table:table-cell office:value-type="float" office:value="44" calcext:value-type="float">
            <text:p>44</text:p>
          </table:table-cell>
          <table:table-cell office:value-type="float" office:value="9036" calcext:value-type="float">
            <text:p>903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91.483870967741" calcext:value-type="float">
            <text:p>291,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  <table:table-cell office:value-type="float" office:value="8698" calcext:value-type="float">
            <text:p>869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80.58064516129" calcext:value-type="float">
            <text:p>280,58</text:p>
          </table:table-cell>
          <table:table-cell office:value-type="float" office:value="44" calcext:value-type="float">
            <text:p>44</text:p>
          </table:table-cell>
          <table:table-cell office:value-type="float" office:value="9080" calcext:value-type="float">
            <text:p>908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92.903225806451" calcext:value-type="float">
            <text:p>292,9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2" calcext:value-type="float">
            <text:p>42</text:p>
          </table:table-cell>
          <table:table-cell office:value-type="float" office:value="8740" calcext:value-type="float">
            <text:p>874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81.935483870967" calcext:value-type="float">
            <text:p>281,94</text:p>
          </table:table-cell>
          <table:table-cell office:value-type="float" office:value="44" calcext:value-type="float">
            <text:p>44</text:p>
          </table:table-cell>
          <table:table-cell office:value-type="float" office:value="9124" calcext:value-type="float">
            <text:p>912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94.322580645161" calcext:value-type="float">
            <text:p>294,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2" calcext:value-type="float">
            <text:p>42</text:p>
          </table:table-cell>
          <table:table-cell office:value-type="float" office:value="8782" calcext:value-type="float">
            <text:p>878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83.290322580645" calcext:value-type="float">
            <text:p>283,29</text:p>
          </table:table-cell>
          <table:table-cell office:value-type="float" office:value="46" calcext:value-type="float">
            <text:p>46</text:p>
          </table:table-cell>
          <table:table-cell office:value-type="float" office:value="9170" calcext:value-type="float">
            <text:p>9170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295.806451612903" calcext:value-type="float">
            <text:p>295,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2" calcext:value-type="float">
            <text:p>42</text:p>
          </table:table-cell>
          <table:table-cell office:value-type="float" office:value="8824" calcext:value-type="float">
            <text:p>882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84.645161290322" calcext:value-type="float">
            <text:p>284,65</text:p>
          </table:table-cell>
          <table:table-cell office:value-type="float" office:value="44" calcext:value-type="float">
            <text:p>44</text:p>
          </table:table-cell>
          <table:table-cell office:value-type="float" office:value="9214" calcext:value-type="float">
            <text:p>921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97.225806451612" calcext:value-type="float">
            <text:p>297,2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2" calcext:value-type="float">
            <text:p>42</text:p>
          </table:table-cell>
          <table:table-cell office:value-type="float" office:value="8866" calcext:value-type="float">
            <text:p>886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86" calcext:value-type="float">
            <text:p>286,00</text:p>
          </table:table-cell>
          <table:table-cell office:value-type="float" office:value="44" calcext:value-type="float">
            <text:p>44</text:p>
          </table:table-cell>
          <table:table-cell office:value-type="float" office:value="9258" calcext:value-type="float">
            <text:p>925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298.645161290322" calcext:value-type="float">
            <text:p>298,6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2" calcext:value-type="float">
            <text:p>42</text:p>
          </table:table-cell>
          <table:table-cell office:value-type="float" office:value="8908" calcext:value-type="float">
            <text:p>890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87.354838709677" calcext:value-type="float">
            <text:p>287,35</text:p>
          </table:table-cell>
          <table:table-cell office:value-type="float" office:value="44" calcext:value-type="float">
            <text:p>44</text:p>
          </table:table-cell>
          <table:table-cell office:value-type="float" office:value="9302" calcext:value-type="float">
            <text:p>930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00.064516129032" calcext:value-type="float">
            <text:p>300,0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2" calcext:value-type="float">
            <text:p>42</text:p>
          </table:table-cell>
          <table:table-cell office:value-type="float" office:value="8950" calcext:value-type="float">
            <text:p>895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88.709677419354" calcext:value-type="float">
            <text:p>288,71</text:p>
          </table:table-cell>
          <table:table-cell office:value-type="float" office:value="44" calcext:value-type="float">
            <text:p>44</text:p>
          </table:table-cell>
          <table:table-cell office:value-type="float" office:value="9346" calcext:value-type="float">
            <text:p>934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01.483870967741" calcext:value-type="float">
            <text:p>301,4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office:value-type="float" office:value="8992" calcext:value-type="float">
            <text:p>899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90.064516129032" calcext:value-type="float">
            <text:p>290,06</text:p>
          </table:table-cell>
          <table:table-cell office:value-type="float" office:value="44" calcext:value-type="float">
            <text:p>44</text:p>
          </table:table-cell>
          <table:table-cell office:value-type="float" office:value="9390" calcext:value-type="float">
            <text:p>939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02.903225806451" calcext:value-type="float">
            <text:p>302,9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office:value-type="float" office:value="9034" calcext:value-type="float">
            <text:p>903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91.419354838709" calcext:value-type="float">
            <text:p>291,42</text:p>
          </table:table-cell>
          <table:table-cell office:value-type="float" office:value="44" calcext:value-type="float">
            <text:p>44</text:p>
          </table:table-cell>
          <table:table-cell office:value-type="float" office:value="9434" calcext:value-type="float">
            <text:p>943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04.322580645161" calcext:value-type="float">
            <text:p>304,3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  <table:table-cell office:value-type="float" office:value="9076" calcext:value-type="float">
            <text:p>907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92.774193548387" calcext:value-type="float">
            <text:p>292,77</text:p>
          </table:table-cell>
          <table:table-cell office:value-type="float" office:value="44" calcext:value-type="float">
            <text:p>44</text:p>
          </table:table-cell>
          <table:table-cell office:value-type="float" office:value="9478" calcext:value-type="float">
            <text:p>947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05.741935483871" calcext:value-type="float">
            <text:p>305,7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2" calcext:value-type="float">
            <text:p>42</text:p>
          </table:table-cell>
          <table:table-cell office:value-type="float" office:value="9118" calcext:value-type="float">
            <text:p>911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94.129032258064" calcext:value-type="float">
            <text:p>294,13</text:p>
          </table:table-cell>
          <table:table-cell office:value-type="float" office:value="44" calcext:value-type="float">
            <text:p>44</text:p>
          </table:table-cell>
          <table:table-cell office:value-type="float" office:value="9522" calcext:value-type="float">
            <text:p>952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07.16129032258" calcext:value-type="float">
            <text:p>307,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2" calcext:value-type="float">
            <text:p>42</text:p>
          </table:table-cell>
          <table:table-cell office:value-type="float" office:value="9160" calcext:value-type="float">
            <text:p>916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95.483870967742" calcext:value-type="float">
            <text:p>295,48</text:p>
          </table:table-cell>
          <table:table-cell office:value-type="float" office:value="44" calcext:value-type="float">
            <text:p>44</text:p>
          </table:table-cell>
          <table:table-cell office:value-type="float" office:value="9566" calcext:value-type="float">
            <text:p>956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08.58064516129" calcext:value-type="float">
            <text:p>308,5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2" calcext:value-type="float">
            <text:p>42</text:p>
          </table:table-cell>
          <table:table-cell office:value-type="float" office:value="9202" calcext:value-type="float">
            <text:p>920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96.838709677419" calcext:value-type="float">
            <text:p>296,84</text:p>
          </table:table-cell>
          <table:table-cell office:value-type="float" office:value="45" calcext:value-type="float">
            <text:p>45</text:p>
          </table:table-cell>
          <table:table-cell office:value-type="float" office:value="9611" calcext:value-type="float">
            <text:p>961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10.032258064516" calcext:value-type="float">
            <text:p>310,0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2" calcext:value-type="float">
            <text:p>42</text:p>
          </table:table-cell>
          <table:table-cell office:value-type="float" office:value="9244" calcext:value-type="float">
            <text:p>924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98.193548387097" calcext:value-type="float">
            <text:p>298,19</text:p>
          </table:table-cell>
          <table:table-cell office:value-type="float" office:value="44" calcext:value-type="float">
            <text:p>44</text:p>
          </table:table-cell>
          <table:table-cell office:value-type="float" office:value="9655" calcext:value-type="float">
            <text:p>965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11.451612903225" calcext:value-type="float">
            <text:p>311,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2" calcext:value-type="float">
            <text:p>42</text:p>
          </table:table-cell>
          <table:table-cell office:value-type="float" office:value="9286" calcext:value-type="float">
            <text:p>928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299.548387096774" calcext:value-type="float">
            <text:p>299,55</text:p>
          </table:table-cell>
          <table:table-cell office:value-type="float" office:value="44" calcext:value-type="float">
            <text:p>44</text:p>
          </table:table-cell>
          <table:table-cell office:value-type="float" office:value="9699" calcext:value-type="float">
            <text:p>969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12.870967741935" calcext:value-type="float">
            <text:p>312,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2" calcext:value-type="float">
            <text:p>42</text:p>
          </table:table-cell>
          <table:table-cell office:value-type="float" office:value="9328" calcext:value-type="float">
            <text:p>932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00.903225806451" calcext:value-type="float">
            <text:p>300,90</text:p>
          </table:table-cell>
          <table:table-cell office:value-type="float" office:value="44" calcext:value-type="float">
            <text:p>44</text:p>
          </table:table-cell>
          <table:table-cell office:value-type="float" office:value="9743" calcext:value-type="float">
            <text:p>974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14.290322580645" calcext:value-type="float">
            <text:p>314,2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2" calcext:value-type="float">
            <text:p>42</text:p>
          </table:table-cell>
          <table:table-cell office:value-type="float" office:value="9370" calcext:value-type="float">
            <text:p>937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02.258064516129" calcext:value-type="float">
            <text:p>302,26</text:p>
          </table:table-cell>
          <table:table-cell office:value-type="float" office:value="44" calcext:value-type="float">
            <text:p>44</text:p>
          </table:table-cell>
          <table:table-cell office:value-type="float" office:value="9787" calcext:value-type="float">
            <text:p>978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15.709677419355" calcext:value-type="float">
            <text:p>315,7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2" calcext:value-type="float">
            <text:p>42</text:p>
          </table:table-cell>
          <table:table-cell office:value-type="float" office:value="9412" calcext:value-type="float">
            <text:p>941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03.612903225806" calcext:value-type="float">
            <text:p>303,61</text:p>
          </table:table-cell>
          <table:table-cell office:value-type="float" office:value="44" calcext:value-type="float">
            <text:p>44</text:p>
          </table:table-cell>
          <table:table-cell office:value-type="float" office:value="9831" calcext:value-type="float">
            <text:p>983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17.129032258064" calcext:value-type="float">
            <text:p>317,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2" calcext:value-type="float">
            <text:p>42</text:p>
          </table:table-cell>
          <table:table-cell office:value-type="float" office:value="9454" calcext:value-type="float">
            <text:p>945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04.967741935484" calcext:value-type="float">
            <text:p>304,97</text:p>
          </table:table-cell>
          <table:table-cell office:value-type="float" office:value="44" calcext:value-type="float">
            <text:p>44</text:p>
          </table:table-cell>
          <table:table-cell office:value-type="float" office:value="9875" calcext:value-type="float">
            <text:p>987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18.548387096774" calcext:value-type="float">
            <text:p>318,5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2" calcext:value-type="float">
            <text:p>42</text:p>
          </table:table-cell>
          <table:table-cell office:value-type="float" office:value="9496" calcext:value-type="float">
            <text:p>949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06.322580645161" calcext:value-type="float">
            <text:p>306,32</text:p>
          </table:table-cell>
          <table:table-cell office:value-type="float" office:value="44" calcext:value-type="float">
            <text:p>44</text:p>
          </table:table-cell>
          <table:table-cell office:value-type="float" office:value="9919" calcext:value-type="float">
            <text:p>991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19.967741935484" calcext:value-type="float">
            <text:p>319,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2" calcext:value-type="float">
            <text:p>42</text:p>
          </table:table-cell>
          <table:table-cell office:value-type="float" office:value="9538" calcext:value-type="float">
            <text:p>953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07.677419354839" calcext:value-type="float">
            <text:p>307,68</text:p>
          </table:table-cell>
          <table:table-cell office:value-type="float" office:value="45" calcext:value-type="float">
            <text:p>45</text:p>
          </table:table-cell>
          <table:table-cell office:value-type="float" office:value="9964" calcext:value-type="float">
            <text:p>996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21.419354838709" calcext:value-type="float">
            <text:p>321,4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2" calcext:value-type="float">
            <text:p>42</text:p>
          </table:table-cell>
          <table:table-cell office:value-type="float" office:value="9580" calcext:value-type="float">
            <text:p>958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09.032258064516" calcext:value-type="float">
            <text:p>309,03</text:p>
          </table:table-cell>
          <table:table-cell office:value-type="float" office:value="44" calcext:value-type="float">
            <text:p>44</text:p>
          </table:table-cell>
          <table:table-cell office:value-type="float" office:value="10008" calcext:value-type="float">
            <text:p>1000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22.838709677419" calcext:value-type="float">
            <text:p>322,8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2" calcext:value-type="float">
            <text:p>42</text:p>
          </table:table-cell>
          <table:table-cell office:value-type="float" office:value="9622" calcext:value-type="float">
            <text:p>962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10.387096774193" calcext:value-type="float">
            <text:p>310,39</text:p>
          </table:table-cell>
          <table:table-cell office:value-type="float" office:value="44" calcext:value-type="float">
            <text:p>44</text:p>
          </table:table-cell>
          <table:table-cell office:value-type="float" office:value="10052" calcext:value-type="float">
            <text:p>1005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24.258064516129" calcext:value-type="float">
            <text:p>324,2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2" calcext:value-type="float">
            <text:p>42</text:p>
          </table:table-cell>
          <table:table-cell office:value-type="float" office:value="9664" calcext:value-type="float">
            <text:p>966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11.741935483871" calcext:value-type="float">
            <text:p>311,74</text:p>
          </table:table-cell>
          <table:table-cell office:value-type="float" office:value="44" calcext:value-type="float">
            <text:p>44</text:p>
          </table:table-cell>
          <table:table-cell office:value-type="float" office:value="10096" calcext:value-type="float">
            <text:p>1009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25.677419354838" calcext:value-type="float">
            <text:p>325,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2" calcext:value-type="float">
            <text:p>42</text:p>
          </table:table-cell>
          <table:table-cell office:value-type="float" office:value="9706" calcext:value-type="float">
            <text:p>970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13.096774193548" calcext:value-type="float">
            <text:p>313,10</text:p>
          </table:table-cell>
          <table:table-cell office:value-type="float" office:value="44" calcext:value-type="float">
            <text:p>44</text:p>
          </table:table-cell>
          <table:table-cell office:value-type="float" office:value="10140" calcext:value-type="float">
            <text:p>1014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27.096774193548" calcext:value-type="float">
            <text:p>327,1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float" office:value="9748" calcext:value-type="float">
            <text:p>974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14.451612903226" calcext:value-type="float">
            <text:p>314,45</text:p>
          </table:table-cell>
          <table:table-cell office:value-type="float" office:value="44" calcext:value-type="float">
            <text:p>44</text:p>
          </table:table-cell>
          <table:table-cell office:value-type="float" office:value="10184" calcext:value-type="float">
            <text:p>1018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28.516129032258" calcext:value-type="float">
            <text:p>328,5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2" calcext:value-type="float">
            <text:p>42</text:p>
          </table:table-cell>
          <table:table-cell office:value-type="float" office:value="9790" calcext:value-type="float">
            <text:p>979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15.806451612903" calcext:value-type="float">
            <text:p>315,81</text:p>
          </table:table-cell>
          <table:table-cell office:value-type="float" office:value="44" calcext:value-type="float">
            <text:p>44</text:p>
          </table:table-cell>
          <table:table-cell office:value-type="float" office:value="10228" calcext:value-type="float">
            <text:p>102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29.935483870968" calcext:value-type="float">
            <text:p>329,9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2" calcext:value-type="float">
            <text:p>42</text:p>
          </table:table-cell>
          <table:table-cell office:value-type="float" office:value="9832" calcext:value-type="float">
            <text:p>983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17.161290322581" calcext:value-type="float">
            <text:p>317,16</text:p>
          </table:table-cell>
          <table:table-cell office:value-type="float" office:value="44" calcext:value-type="float">
            <text:p>44</text:p>
          </table:table-cell>
          <table:table-cell office:value-type="float" office:value="10272" calcext:value-type="float">
            <text:p>1027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31.354838709677" calcext:value-type="float">
            <text:p>331,3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2" calcext:value-type="float">
            <text:p>42</text:p>
          </table:table-cell>
          <table:table-cell office:value-type="float" office:value="9874" calcext:value-type="float">
            <text:p>987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18.516129032258" calcext:value-type="float">
            <text:p>318,52</text:p>
          </table:table-cell>
          <table:table-cell office:value-type="float" office:value="44" calcext:value-type="float">
            <text:p>44</text:p>
          </table:table-cell>
          <table:table-cell office:value-type="float" office:value="10316" calcext:value-type="float">
            <text:p>1031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32.774193548387" calcext:value-type="float">
            <text:p>332,7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2" calcext:value-type="float">
            <text:p>42</text:p>
          </table:table-cell>
          <table:table-cell office:value-type="float" office:value="9916" calcext:value-type="float">
            <text:p>991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19.870967741936" calcext:value-type="float">
            <text:p>319,87</text:p>
          </table:table-cell>
          <table:table-cell office:value-type="float" office:value="44" calcext:value-type="float">
            <text:p>44</text:p>
          </table:table-cell>
          <table:table-cell office:value-type="float" office:value="10360" calcext:value-type="float">
            <text:p>1036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34.193548387097" calcext:value-type="float">
            <text:p>334,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2" calcext:value-type="float">
            <text:p>42</text:p>
          </table:table-cell>
          <table:table-cell office:value-type="float" office:value="9958" calcext:value-type="float">
            <text:p>995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21.225806451613" calcext:value-type="float">
            <text:p>321,23</text:p>
          </table:table-cell>
          <table:table-cell office:value-type="float" office:value="44" calcext:value-type="float">
            <text:p>44</text:p>
          </table:table-cell>
          <table:table-cell office:value-type="float" office:value="10404" calcext:value-type="float">
            <text:p>1040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35.612903225806" calcext:value-type="float">
            <text:p>335,6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2" calcext:value-type="float">
            <text:p>42</text:p>
          </table:table-cell>
          <table:table-cell office:value-type="float" office:value="10000" calcext:value-type="float">
            <text:p>1000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22.58064516129" calcext:value-type="float">
            <text:p>322,58</text:p>
          </table:table-cell>
          <table:table-cell office:value-type="float" office:value="44" calcext:value-type="float">
            <text:p>44</text:p>
          </table:table-cell>
          <table:table-cell office:value-type="float" office:value="10448" calcext:value-type="float">
            <text:p>1044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37.032258064516" calcext:value-type="float">
            <text:p>337,0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2" calcext:value-type="float">
            <text:p>42</text:p>
          </table:table-cell>
          <table:table-cell office:value-type="float" office:value="10042" calcext:value-type="float">
            <text:p>1004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23.935483870968" calcext:value-type="float">
            <text:p>323,94</text:p>
          </table:table-cell>
          <table:table-cell office:value-type="float" office:value="44" calcext:value-type="float">
            <text:p>44</text:p>
          </table:table-cell>
          <table:table-cell office:value-type="float" office:value="10492" calcext:value-type="float">
            <text:p>1049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38.451612903226" calcext:value-type="float">
            <text:p>338,4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office:value-type="float" office:value="10084" calcext:value-type="float">
            <text:p>1008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25.290322580645" calcext:value-type="float">
            <text:p>325,29</text:p>
          </table:table-cell>
          <table:table-cell office:value-type="float" office:value="44" calcext:value-type="float">
            <text:p>44</text:p>
          </table:table-cell>
          <table:table-cell office:value-type="float" office:value="10536" calcext:value-type="float">
            <text:p>1053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39.870967741935" calcext:value-type="float">
            <text:p>339,8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2" calcext:value-type="float">
            <text:p>42</text:p>
          </table:table-cell>
          <table:table-cell office:value-type="float" office:value="10126" calcext:value-type="float">
            <text:p>1012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26.645161290323" calcext:value-type="float">
            <text:p>326,65</text:p>
          </table:table-cell>
          <table:table-cell office:value-type="float" office:value="44" calcext:value-type="float">
            <text:p>44</text:p>
          </table:table-cell>
          <table:table-cell office:value-type="float" office:value="10580" calcext:value-type="float">
            <text:p>1058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41.290322580645" calcext:value-type="float">
            <text:p>341,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2" calcext:value-type="float">
            <text:p>42</text:p>
          </table:table-cell>
          <table:table-cell office:value-type="float" office:value="10168" calcext:value-type="float">
            <text:p>1016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28" calcext:value-type="float">
            <text:p>328,00</text:p>
          </table:table-cell>
          <table:table-cell office:value-type="float" office:value="44" calcext:value-type="float">
            <text:p>44</text:p>
          </table:table-cell>
          <table:table-cell office:value-type="float" office:value="10624" calcext:value-type="float">
            <text:p>1062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42.709677419355" calcext:value-type="float">
            <text:p>342,7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2" calcext:value-type="float">
            <text:p>42</text:p>
          </table:table-cell>
          <table:table-cell office:value-type="float" office:value="10210" calcext:value-type="float">
            <text:p>1021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29.354838709678" calcext:value-type="float">
            <text:p>329,35</text:p>
          </table:table-cell>
          <table:table-cell office:value-type="float" office:value="44" calcext:value-type="float">
            <text:p>44</text:p>
          </table:table-cell>
          <table:table-cell office:value-type="float" office:value="10668" calcext:value-type="float">
            <text:p>1066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44.129032258065" calcext:value-type="float">
            <text:p>344,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float" office:value="10252" calcext:value-type="float">
            <text:p>1025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30.709677419355" calcext:value-type="float">
            <text:p>330,71</text:p>
          </table:table-cell>
          <table:table-cell office:value-type="float" office:value="44" calcext:value-type="float">
            <text:p>44</text:p>
          </table:table-cell>
          <table:table-cell office:value-type="float" office:value="10712" calcext:value-type="float">
            <text:p>1071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45.548387096774" calcext:value-type="float">
            <text:p>345,5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2" calcext:value-type="float">
            <text:p>42</text:p>
          </table:table-cell>
          <table:table-cell office:value-type="float" office:value="10294" calcext:value-type="float">
            <text:p>1029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32.064516129032" calcext:value-type="float">
            <text:p>332,06</text:p>
          </table:table-cell>
          <table:table-cell office:value-type="float" office:value="44" calcext:value-type="float">
            <text:p>44</text:p>
          </table:table-cell>
          <table:table-cell office:value-type="float" office:value="10756" calcext:value-type="float">
            <text:p>1075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46.967741935484" calcext:value-type="float">
            <text:p>346,9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float" office:value="10336" calcext:value-type="float">
            <text:p>1033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33.41935483871" calcext:value-type="float">
            <text:p>333,42</text:p>
          </table:table-cell>
          <table:table-cell office:value-type="float" office:value="45" calcext:value-type="float">
            <text:p>45</text:p>
          </table:table-cell>
          <table:table-cell office:value-type="float" office:value="10801" calcext:value-type="float">
            <text:p>1080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48.41935483871" calcext:value-type="float">
            <text:p>348,4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2" calcext:value-type="float">
            <text:p>42</text:p>
          </table:table-cell>
          <table:table-cell office:value-type="float" office:value="10378" calcext:value-type="float">
            <text:p>1037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34.774193548387" calcext:value-type="float">
            <text:p>334,77</text:p>
          </table:table-cell>
          <table:table-cell office:value-type="float" office:value="44" calcext:value-type="float">
            <text:p>44</text:p>
          </table:table-cell>
          <table:table-cell office:value-type="float" office:value="10845" calcext:value-type="float">
            <text:p>1084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49.838709677419" calcext:value-type="float">
            <text:p>349,8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2" calcext:value-type="float">
            <text:p>42</text:p>
          </table:table-cell>
          <table:table-cell office:value-type="float" office:value="10420" calcext:value-type="float">
            <text:p>1042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36.129032258065" calcext:value-type="float">
            <text:p>336,13</text:p>
          </table:table-cell>
          <table:table-cell office:value-type="float" office:value="44" calcext:value-type="float">
            <text:p>44</text:p>
          </table:table-cell>
          <table:table-cell office:value-type="float" office:value="10889" calcext:value-type="float">
            <text:p>1088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51.258064516129" calcext:value-type="float">
            <text:p>351,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2" calcext:value-type="float">
            <text:p>42</text:p>
          </table:table-cell>
          <table:table-cell office:value-type="float" office:value="10462" calcext:value-type="float">
            <text:p>1046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37.483870967742" calcext:value-type="float">
            <text:p>337,48</text:p>
          </table:table-cell>
          <table:table-cell office:value-type="float" office:value="45" calcext:value-type="float">
            <text:p>45</text:p>
          </table:table-cell>
          <table:table-cell office:value-type="float" office:value="10934" calcext:value-type="float">
            <text:p>1093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52.709677419355" calcext:value-type="float">
            <text:p>352,7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2" calcext:value-type="float">
            <text:p>42</text:p>
          </table:table-cell>
          <table:table-cell office:value-type="float" office:value="10504" calcext:value-type="float">
            <text:p>1050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38.83870967742" calcext:value-type="float">
            <text:p>338,84</text:p>
          </table:table-cell>
          <table:table-cell office:value-type="float" office:value="44" calcext:value-type="float">
            <text:p>44</text:p>
          </table:table-cell>
          <table:table-cell office:value-type="float" office:value="10978" calcext:value-type="float">
            <text:p>1097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54.129032258065" calcext:value-type="float">
            <text:p>354,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2" calcext:value-type="float">
            <text:p>42</text:p>
          </table:table-cell>
          <table:table-cell office:value-type="float" office:value="10546" calcext:value-type="float">
            <text:p>1054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40.193548387097" calcext:value-type="float">
            <text:p>340,19</text:p>
          </table:table-cell>
          <table:table-cell office:value-type="float" office:value="44" calcext:value-type="float">
            <text:p>44</text:p>
          </table:table-cell>
          <table:table-cell office:value-type="float" office:value="11022" calcext:value-type="float">
            <text:p>1102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55.548387096774" calcext:value-type="float">
            <text:p>355,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2" calcext:value-type="float">
            <text:p>42</text:p>
          </table:table-cell>
          <table:table-cell office:value-type="float" office:value="10588" calcext:value-type="float">
            <text:p>1058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41.548387096775" calcext:value-type="float">
            <text:p>341,55</text:p>
          </table:table-cell>
          <table:table-cell office:value-type="float" office:value="46" calcext:value-type="float">
            <text:p>46</text:p>
          </table:table-cell>
          <table:table-cell office:value-type="float" office:value="11068" calcext:value-type="float">
            <text:p>11068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357.032258064516" calcext:value-type="float">
            <text:p>357,0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2" calcext:value-type="float">
            <text:p>42</text:p>
          </table:table-cell>
          <table:table-cell office:value-type="float" office:value="10630" calcext:value-type="float">
            <text:p>1063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42.903225806452" calcext:value-type="float">
            <text:p>342,90</text:p>
          </table:table-cell>
          <table:table-cell office:value-type="float" office:value="45" calcext:value-type="float">
            <text:p>45</text:p>
          </table:table-cell>
          <table:table-cell office:value-type="float" office:value="11113" calcext:value-type="float">
            <text:p>1111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58.483870967742" calcext:value-type="float">
            <text:p>358,4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2" calcext:value-type="float">
            <text:p>42</text:p>
          </table:table-cell>
          <table:table-cell office:value-type="float" office:value="10672" calcext:value-type="float">
            <text:p>1067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44.258064516129" calcext:value-type="float">
            <text:p>344,26</text:p>
          </table:table-cell>
          <table:table-cell office:value-type="float" office:value="45" calcext:value-type="float">
            <text:p>45</text:p>
          </table:table-cell>
          <table:table-cell office:value-type="float" office:value="11158" calcext:value-type="float">
            <text:p>1115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59.935483870968" calcext:value-type="float">
            <text:p>359,9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2" calcext:value-type="float">
            <text:p>42</text:p>
          </table:table-cell>
          <table:table-cell office:value-type="float" office:value="10714" calcext:value-type="float">
            <text:p>1071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45.612903225807" calcext:value-type="float">
            <text:p>345,61</text:p>
          </table:table-cell>
          <table:table-cell office:value-type="float" office:value="45" calcext:value-type="float">
            <text:p>45</text:p>
          </table:table-cell>
          <table:table-cell office:value-type="float" office:value="11203" calcext:value-type="float">
            <text:p>1120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61.387096774194" calcext:value-type="float">
            <text:p>361,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2" calcext:value-type="float">
            <text:p>42</text:p>
          </table:table-cell>
          <table:table-cell office:value-type="float" office:value="10756" calcext:value-type="float">
            <text:p>1075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46.967741935484" calcext:value-type="float">
            <text:p>346,97</text:p>
          </table:table-cell>
          <table:table-cell office:value-type="float" office:value="45" calcext:value-type="float">
            <text:p>45</text:p>
          </table:table-cell>
          <table:table-cell office:value-type="float" office:value="11248" calcext:value-type="float">
            <text:p>1124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62.838709677419" calcext:value-type="float">
            <text:p>362,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2" calcext:value-type="float">
            <text:p>42</text:p>
          </table:table-cell>
          <table:table-cell office:value-type="float" office:value="10798" calcext:value-type="float">
            <text:p>1079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48.322580645162" calcext:value-type="float">
            <text:p>348,32</text:p>
          </table:table-cell>
          <table:table-cell office:value-type="float" office:value="45" calcext:value-type="float">
            <text:p>45</text:p>
          </table:table-cell>
          <table:table-cell office:value-type="float" office:value="11293" calcext:value-type="float">
            <text:p>1129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64.290322580645" calcext:value-type="float">
            <text:p>364,2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office:value-type="float" office:value="10840" calcext:value-type="float">
            <text:p>1084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49.677419354839" calcext:value-type="float">
            <text:p>349,68</text:p>
          </table:table-cell>
          <table:table-cell office:value-type="float" office:value="45" calcext:value-type="float">
            <text:p>45</text:p>
          </table:table-cell>
          <table:table-cell office:value-type="float" office:value="11338" calcext:value-type="float">
            <text:p>1133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65.741935483871" calcext:value-type="float">
            <text:p>365,7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2" calcext:value-type="float">
            <text:p>42</text:p>
          </table:table-cell>
          <table:table-cell office:value-type="float" office:value="10882" calcext:value-type="float">
            <text:p>1088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51.032258064517" calcext:value-type="float">
            <text:p>351,03</text:p>
          </table:table-cell>
          <table:table-cell office:value-type="float" office:value="45" calcext:value-type="float">
            <text:p>45</text:p>
          </table:table-cell>
          <table:table-cell office:value-type="float" office:value="11383" calcext:value-type="float">
            <text:p>1138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67.193548387097" calcext:value-type="float">
            <text:p>367,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2" calcext:value-type="float">
            <text:p>42</text:p>
          </table:table-cell>
          <table:table-cell office:value-type="float" office:value="10924" calcext:value-type="float">
            <text:p>1092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52.387096774194" calcext:value-type="float">
            <text:p>352,39</text:p>
          </table:table-cell>
          <table:table-cell office:value-type="float" office:value="45" calcext:value-type="float">
            <text:p>45</text:p>
          </table:table-cell>
          <table:table-cell office:value-type="float" office:value="11428" calcext:value-type="float">
            <text:p>1142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68.645161290323" calcext:value-type="float">
            <text:p>368,6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2" calcext:value-type="float">
            <text:p>42</text:p>
          </table:table-cell>
          <table:table-cell office:value-type="float" office:value="10966" calcext:value-type="float">
            <text:p>1096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53.741935483871" calcext:value-type="float">
            <text:p>353,74</text:p>
          </table:table-cell>
          <table:table-cell office:value-type="float" office:value="45" calcext:value-type="float">
            <text:p>45</text:p>
          </table:table-cell>
          <table:table-cell office:value-type="float" office:value="11473" calcext:value-type="float">
            <text:p>1147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70.096774193548" calcext:value-type="float">
            <text:p>370,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office:value-type="float" office:value="11008" calcext:value-type="float">
            <text:p>1100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55.096774193549" calcext:value-type="float">
            <text:p>355,10</text:p>
          </table:table-cell>
          <table:table-cell office:value-type="float" office:value="45" calcext:value-type="float">
            <text:p>45</text:p>
          </table:table-cell>
          <table:table-cell office:value-type="float" office:value="11518" calcext:value-type="float">
            <text:p>1151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71.548387096774" calcext:value-type="float">
            <text:p>371,5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2" calcext:value-type="float">
            <text:p>42</text:p>
          </table:table-cell>
          <table:table-cell office:value-type="float" office:value="11050" calcext:value-type="float">
            <text:p>1105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56.451612903226" calcext:value-type="float">
            <text:p>356,45</text:p>
          </table:table-cell>
          <table:table-cell office:value-type="float" office:value="45" calcext:value-type="float">
            <text:p>45</text:p>
          </table:table-cell>
          <table:table-cell office:value-type="float" office:value="11563" calcext:value-type="float">
            <text:p>1156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73" calcext:value-type="float">
            <text:p>373,0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2" calcext:value-type="float">
            <text:p>42</text:p>
          </table:table-cell>
          <table:table-cell office:value-type="float" office:value="11092" calcext:value-type="float">
            <text:p>1109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57.806451612904" calcext:value-type="float">
            <text:p>357,81</text:p>
          </table:table-cell>
          <table:table-cell office:value-type="float" office:value="45" calcext:value-type="float">
            <text:p>45</text:p>
          </table:table-cell>
          <table:table-cell office:value-type="float" office:value="11608" calcext:value-type="float">
            <text:p>1160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74.451612903226" calcext:value-type="float">
            <text:p>374,4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office:value-type="float" office:value="11134" calcext:value-type="float">
            <text:p>1113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59.161290322581" calcext:value-type="float">
            <text:p>359,16</text:p>
          </table:table-cell>
          <table:table-cell office:value-type="float" office:value="44" calcext:value-type="float">
            <text:p>44</text:p>
          </table:table-cell>
          <table:table-cell office:value-type="float" office:value="11652" calcext:value-type="float">
            <text:p>1165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75.870967741935" calcext:value-type="float">
            <text:p>375,8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42" calcext:value-type="float">
            <text:p>42</text:p>
          </table:table-cell>
          <table:table-cell office:value-type="float" office:value="11176" calcext:value-type="float">
            <text:p>1117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60.516129032259" calcext:value-type="float">
            <text:p>360,52</text:p>
          </table:table-cell>
          <table:table-cell office:value-type="float" office:value="44" calcext:value-type="float">
            <text:p>44</text:p>
          </table:table-cell>
          <table:table-cell office:value-type="float" office:value="11696" calcext:value-type="float">
            <text:p>1169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77.290322580645" calcext:value-type="float">
            <text:p>377,2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2" calcext:value-type="float">
            <text:p>42</text:p>
          </table:table-cell>
          <table:table-cell office:value-type="float" office:value="11218" calcext:value-type="float">
            <text:p>1121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61.870967741936" calcext:value-type="float">
            <text:p>361,87</text:p>
          </table:table-cell>
          <table:table-cell office:value-type="float" office:value="45" calcext:value-type="float">
            <text:p>45</text:p>
          </table:table-cell>
          <table:table-cell office:value-type="float" office:value="11741" calcext:value-type="float">
            <text:p>1174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78.741935483871" calcext:value-type="float">
            <text:p>378,7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2" calcext:value-type="float">
            <text:p>42</text:p>
          </table:table-cell>
          <table:table-cell office:value-type="float" office:value="11260" calcext:value-type="float">
            <text:p>1126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63.225806451614" calcext:value-type="float">
            <text:p>363,23</text:p>
          </table:table-cell>
          <table:table-cell office:value-type="float" office:value="45" calcext:value-type="float">
            <text:p>45</text:p>
          </table:table-cell>
          <table:table-cell office:value-type="float" office:value="11786" calcext:value-type="float">
            <text:p>1178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80.193548387097" calcext:value-type="float">
            <text:p>380,1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2" calcext:value-type="float">
            <text:p>42</text:p>
          </table:table-cell>
          <table:table-cell office:value-type="float" office:value="11302" calcext:value-type="float">
            <text:p>1130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64.580645161291" calcext:value-type="float">
            <text:p>364,58</text:p>
          </table:table-cell>
          <table:table-cell office:value-type="float" office:value="44" calcext:value-type="float">
            <text:p>44</text:p>
          </table:table-cell>
          <table:table-cell office:value-type="float" office:value="11830" calcext:value-type="float">
            <text:p>1183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381.612903225806" calcext:value-type="float">
            <text:p>381,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2" calcext:value-type="float">
            <text:p>42</text:p>
          </table:table-cell>
          <table:table-cell office:value-type="float" office:value="11344" calcext:value-type="float">
            <text:p>1134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65.935483870968" calcext:value-type="float">
            <text:p>365,94</text:p>
          </table:table-cell>
          <table:table-cell office:value-type="float" office:value="45" calcext:value-type="float">
            <text:p>45</text:p>
          </table:table-cell>
          <table:table-cell office:value-type="float" office:value="11875" calcext:value-type="float">
            <text:p>1187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83.064516129032" calcext:value-type="float">
            <text:p>383,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2" calcext:value-type="float">
            <text:p>42</text:p>
          </table:table-cell>
          <table:table-cell office:value-type="float" office:value="11386" calcext:value-type="float">
            <text:p>1138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67.290322580646" calcext:value-type="float">
            <text:p>367,29</text:p>
          </table:table-cell>
          <table:table-cell office:value-type="float" office:value="45" calcext:value-type="float">
            <text:p>45</text:p>
          </table:table-cell>
          <table:table-cell office:value-type="float" office:value="11920" calcext:value-type="float">
            <text:p>1192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84.516129032258" calcext:value-type="float">
            <text:p>384,5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2" calcext:value-type="float">
            <text:p>42</text:p>
          </table:table-cell>
          <table:table-cell office:value-type="float" office:value="11428" calcext:value-type="float">
            <text:p>1142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68.645161290323" calcext:value-type="float">
            <text:p>368,65</text:p>
          </table:table-cell>
          <table:table-cell office:value-type="float" office:value="45" calcext:value-type="float">
            <text:p>45</text:p>
          </table:table-cell>
          <table:table-cell office:value-type="float" office:value="11965" calcext:value-type="float">
            <text:p>1196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85.967741935484" calcext:value-type="float">
            <text:p>385,9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2" calcext:value-type="float">
            <text:p>42</text:p>
          </table:table-cell>
          <table:table-cell office:value-type="float" office:value="11470" calcext:value-type="float">
            <text:p>1147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70.000000000001" calcext:value-type="float">
            <text:p>370,00</text:p>
          </table:table-cell>
          <table:table-cell office:value-type="float" office:value="45" calcext:value-type="float">
            <text:p>45</text:p>
          </table:table-cell>
          <table:table-cell office:value-type="float" office:value="12010" calcext:value-type="float">
            <text:p>1201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87.41935483871" calcext:value-type="float">
            <text:p>387,4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2" calcext:value-type="float">
            <text:p>42</text:p>
          </table:table-cell>
          <table:table-cell office:value-type="float" office:value="11512" calcext:value-type="float">
            <text:p>1151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71.354838709678" calcext:value-type="float">
            <text:p>371,35</text:p>
          </table:table-cell>
          <table:table-cell office:value-type="float" office:value="45" calcext:value-type="float">
            <text:p>45</text:p>
          </table:table-cell>
          <table:table-cell office:value-type="float" office:value="12055" calcext:value-type="float">
            <text:p>1205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88.870967741935" calcext:value-type="float">
            <text:p>388,8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" calcext:value-type="float">
            <text:p>42</text:p>
          </table:table-cell>
          <table:table-cell office:value-type="float" office:value="11554" calcext:value-type="float">
            <text:p>1155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72.709677419356" calcext:value-type="float">
            <text:p>372,71</text:p>
          </table:table-cell>
          <table:table-cell office:value-type="float" office:value="45" calcext:value-type="float">
            <text:p>45</text:p>
          </table:table-cell>
          <table:table-cell office:value-type="float" office:value="12100" calcext:value-type="float">
            <text:p>1210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90.322580645161" calcext:value-type="float">
            <text:p>390,3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2" calcext:value-type="float">
            <text:p>42</text:p>
          </table:table-cell>
          <table:table-cell office:value-type="float" office:value="11596" calcext:value-type="float">
            <text:p>1159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74.064516129033" calcext:value-type="float">
            <text:p>374,06</text:p>
          </table:table-cell>
          <table:table-cell office:value-type="float" office:value="45" calcext:value-type="float">
            <text:p>45</text:p>
          </table:table-cell>
          <table:table-cell office:value-type="float" office:value="12145" calcext:value-type="float">
            <text:p>1214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91.774193548387" calcext:value-type="float">
            <text:p>391,7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2" calcext:value-type="float">
            <text:p>42</text:p>
          </table:table-cell>
          <table:table-cell office:value-type="float" office:value="11638" calcext:value-type="float">
            <text:p>1163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75.41935483871" calcext:value-type="float">
            <text:p>375,42</text:p>
          </table:table-cell>
          <table:table-cell office:value-type="float" office:value="45" calcext:value-type="float">
            <text:p>45</text:p>
          </table:table-cell>
          <table:table-cell office:value-type="float" office:value="12190" calcext:value-type="float">
            <text:p>1219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93.225806451613" calcext:value-type="float">
            <text:p>393,2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2" calcext:value-type="float">
            <text:p>42</text:p>
          </table:table-cell>
          <table:table-cell office:value-type="float" office:value="11680" calcext:value-type="float">
            <text:p>1168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76.774193548388" calcext:value-type="float">
            <text:p>376,77</text:p>
          </table:table-cell>
          <table:table-cell office:value-type="float" office:value="45" calcext:value-type="float">
            <text:p>45</text:p>
          </table:table-cell>
          <table:table-cell office:value-type="float" office:value="12235" calcext:value-type="float">
            <text:p>1223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94.677419354839" calcext:value-type="float">
            <text:p>394,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2" calcext:value-type="float">
            <text:p>42</text:p>
          </table:table-cell>
          <table:table-cell office:value-type="float" office:value="11722" calcext:value-type="float">
            <text:p>1172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78.129032258065" calcext:value-type="float">
            <text:p>378,13</text:p>
          </table:table-cell>
          <table:table-cell office:value-type="float" office:value="45" calcext:value-type="float">
            <text:p>45</text:p>
          </table:table-cell>
          <table:table-cell office:value-type="float" office:value="12280" calcext:value-type="float">
            <text:p>1228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96.129032258064" calcext:value-type="float">
            <text:p>396,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2" calcext:value-type="float">
            <text:p>42</text:p>
          </table:table-cell>
          <table:table-cell office:value-type="float" office:value="11764" calcext:value-type="float">
            <text:p>1176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79.483870967743" calcext:value-type="float">
            <text:p>379,48</text:p>
          </table:table-cell>
          <table:table-cell office:value-type="float" office:value="45" calcext:value-type="float">
            <text:p>45</text:p>
          </table:table-cell>
          <table:table-cell office:value-type="float" office:value="12325" calcext:value-type="float">
            <text:p>1232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97.58064516129" calcext:value-type="float">
            <text:p>397,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2" calcext:value-type="float">
            <text:p>42</text:p>
          </table:table-cell>
          <table:table-cell office:value-type="float" office:value="11806" calcext:value-type="float">
            <text:p>1180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80.83870967742" calcext:value-type="float">
            <text:p>380,84</text:p>
          </table:table-cell>
          <table:table-cell office:value-type="float" office:value="45" calcext:value-type="float">
            <text:p>45</text:p>
          </table:table-cell>
          <table:table-cell office:value-type="float" office:value="12370" calcext:value-type="float">
            <text:p>1237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399.032258064516" calcext:value-type="float">
            <text:p>399,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2" calcext:value-type="float">
            <text:p>42</text:p>
          </table:table-cell>
          <table:table-cell office:value-type="float" office:value="11848" calcext:value-type="float">
            <text:p>1184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82.193548387098" calcext:value-type="float">
            <text:p>382,19</text:p>
          </table:table-cell>
          <table:table-cell office:value-type="float" office:value="44" calcext:value-type="float">
            <text:p>44</text:p>
          </table:table-cell>
          <table:table-cell office:value-type="float" office:value="12414" calcext:value-type="float">
            <text:p>1241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00.451612903226" calcext:value-type="float">
            <text:p>400,4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2" calcext:value-type="float">
            <text:p>42</text:p>
          </table:table-cell>
          <table:table-cell office:value-type="float" office:value="11890" calcext:value-type="float">
            <text:p>1189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83.548387096775" calcext:value-type="float">
            <text:p>383,55</text:p>
          </table:table-cell>
          <table:table-cell office:value-type="float" office:value="45" calcext:value-type="float">
            <text:p>45</text:p>
          </table:table-cell>
          <table:table-cell office:value-type="float" office:value="12459" calcext:value-type="float">
            <text:p>1245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401.903225806451" calcext:value-type="float">
            <text:p>401,9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2" calcext:value-type="float">
            <text:p>42</text:p>
          </table:table-cell>
          <table:table-cell office:value-type="float" office:value="11932" calcext:value-type="float">
            <text:p>1193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84.903225806453" calcext:value-type="float">
            <text:p>384,90</text:p>
          </table:table-cell>
          <table:table-cell office:value-type="float" office:value="44" calcext:value-type="float">
            <text:p>44</text:p>
          </table:table-cell>
          <table:table-cell office:value-type="float" office:value="12503" calcext:value-type="float">
            <text:p>1250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03.322580645161" calcext:value-type="float">
            <text:p>403,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2" calcext:value-type="float">
            <text:p>42</text:p>
          </table:table-cell>
          <table:table-cell office:value-type="float" office:value="11974" calcext:value-type="float">
            <text:p>1197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86.25806451613" calcext:value-type="float">
            <text:p>386,26</text:p>
          </table:table-cell>
          <table:table-cell office:value-type="float" office:value="44" calcext:value-type="float">
            <text:p>44</text:p>
          </table:table-cell>
          <table:table-cell office:value-type="float" office:value="12547" calcext:value-type="float">
            <text:p>1254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04.741935483871" calcext:value-type="float">
            <text:p>404,7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2" calcext:value-type="float">
            <text:p>42</text:p>
          </table:table-cell>
          <table:table-cell office:value-type="float" office:value="12016" calcext:value-type="float">
            <text:p>1201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87.612903225807" calcext:value-type="float">
            <text:p>387,61</text:p>
          </table:table-cell>
          <table:table-cell office:value-type="float" office:value="44" calcext:value-type="float">
            <text:p>44</text:p>
          </table:table-cell>
          <table:table-cell office:value-type="float" office:value="12591" calcext:value-type="float">
            <text:p>1259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06.16129032258" calcext:value-type="float">
            <text:p>406,1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2" calcext:value-type="float">
            <text:p>42</text:p>
          </table:table-cell>
          <table:table-cell office:value-type="float" office:value="12058" calcext:value-type="float">
            <text:p>1205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88.967741935485" calcext:value-type="float">
            <text:p>388,97</text:p>
          </table:table-cell>
          <table:table-cell office:value-type="float" office:value="44" calcext:value-type="float">
            <text:p>44</text:p>
          </table:table-cell>
          <table:table-cell office:value-type="float" office:value="12635" calcext:value-type="float">
            <text:p>1263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07.58064516129" calcext:value-type="float">
            <text:p>407,5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2" calcext:value-type="float">
            <text:p>42</text:p>
          </table:table-cell>
          <table:table-cell office:value-type="float" office:value="12100" calcext:value-type="float">
            <text:p>1210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90.322580645162" calcext:value-type="float">
            <text:p>390,32</text:p>
          </table:table-cell>
          <table:table-cell office:value-type="float" office:value="44" calcext:value-type="float">
            <text:p>44</text:p>
          </table:table-cell>
          <table:table-cell office:value-type="float" office:value="12679" calcext:value-type="float">
            <text:p>1267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09" calcext:value-type="float">
            <text:p>409,0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2" calcext:value-type="float">
            <text:p>42</text:p>
          </table:table-cell>
          <table:table-cell office:value-type="float" office:value="12142" calcext:value-type="float">
            <text:p>1214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91.67741935484" calcext:value-type="float">
            <text:p>391,68</text:p>
          </table:table-cell>
          <table:table-cell office:value-type="float" office:value="44" calcext:value-type="float">
            <text:p>44</text:p>
          </table:table-cell>
          <table:table-cell office:value-type="float" office:value="12723" calcext:value-type="float">
            <text:p>1272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10.41935483871" calcext:value-type="float">
            <text:p>410,4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2" calcext:value-type="float">
            <text:p>42</text:p>
          </table:table-cell>
          <table:table-cell office:value-type="float" office:value="12184" calcext:value-type="float">
            <text:p>1218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93.032258064517" calcext:value-type="float">
            <text:p>393,03</text:p>
          </table:table-cell>
          <table:table-cell office:value-type="float" office:value="44" calcext:value-type="float">
            <text:p>44</text:p>
          </table:table-cell>
          <table:table-cell office:value-type="float" office:value="12767" calcext:value-type="float">
            <text:p>1276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11.838709677419" calcext:value-type="float">
            <text:p>411,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2" calcext:value-type="float">
            <text:p>42</text:p>
          </table:table-cell>
          <table:table-cell office:value-type="float" office:value="12226" calcext:value-type="float">
            <text:p>1222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94.387096774195" calcext:value-type="float">
            <text:p>394,39</text:p>
          </table:table-cell>
          <table:table-cell office:value-type="float" office:value="44" calcext:value-type="float">
            <text:p>44</text:p>
          </table:table-cell>
          <table:table-cell office:value-type="float" office:value="12811" calcext:value-type="float">
            <text:p>1281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13.258064516129" calcext:value-type="float">
            <text:p>413,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2" calcext:value-type="float">
            <text:p>42</text:p>
          </table:table-cell>
          <table:table-cell office:value-type="float" office:value="12268" calcext:value-type="float">
            <text:p>1226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95.741935483872" calcext:value-type="float">
            <text:p>395,74</text:p>
          </table:table-cell>
          <table:table-cell office:value-type="float" office:value="44" calcext:value-type="float">
            <text:p>44</text:p>
          </table:table-cell>
          <table:table-cell office:value-type="float" office:value="12855" calcext:value-type="float">
            <text:p>1285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14.677419354839" calcext:value-type="float">
            <text:p>414,6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2" calcext:value-type="float">
            <text:p>42</text:p>
          </table:table-cell>
          <table:table-cell office:value-type="float" office:value="12310" calcext:value-type="float">
            <text:p>1231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97.096774193549" calcext:value-type="float">
            <text:p>397,10</text:p>
          </table:table-cell>
          <table:table-cell office:value-type="float" office:value="44" calcext:value-type="float">
            <text:p>44</text:p>
          </table:table-cell>
          <table:table-cell office:value-type="float" office:value="12899" calcext:value-type="float">
            <text:p>1289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16.096774193548" calcext:value-type="float">
            <text:p>416,1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2" calcext:value-type="float">
            <text:p>42</text:p>
          </table:table-cell>
          <table:table-cell office:value-type="float" office:value="12352" calcext:value-type="float">
            <text:p>1235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98.451612903227" calcext:value-type="float">
            <text:p>398,45</text:p>
          </table:table-cell>
          <table:table-cell office:value-type="float" office:value="44" calcext:value-type="float">
            <text:p>44</text:p>
          </table:table-cell>
          <table:table-cell office:value-type="float" office:value="12943" calcext:value-type="float">
            <text:p>1294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17.516129032258" calcext:value-type="float">
            <text:p>417,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2" calcext:value-type="float">
            <text:p>42</text:p>
          </table:table-cell>
          <table:table-cell office:value-type="float" office:value="12394" calcext:value-type="float">
            <text:p>1239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399.806451612904" calcext:value-type="float">
            <text:p>399,81</text:p>
          </table:table-cell>
          <table:table-cell office:value-type="float" office:value="44" calcext:value-type="float">
            <text:p>44</text:p>
          </table:table-cell>
          <table:table-cell office:value-type="float" office:value="12987" calcext:value-type="float">
            <text:p>1298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18.935483870968" calcext:value-type="float">
            <text:p>418,9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office:value-type="float" office:value="12436" calcext:value-type="float">
            <text:p>1243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01.161290322582" calcext:value-type="float">
            <text:p>401,16</text:p>
          </table:table-cell>
          <table:table-cell office:value-type="float" office:value="44" calcext:value-type="float">
            <text:p>44</text:p>
          </table:table-cell>
          <table:table-cell office:value-type="float" office:value="13031" calcext:value-type="float">
            <text:p>1303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20.354838709678" calcext:value-type="float">
            <text:p>420,3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2" calcext:value-type="float">
            <text:p>42</text:p>
          </table:table-cell>
          <table:table-cell office:value-type="float" office:value="12478" calcext:value-type="float">
            <text:p>1247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02.516129032259" calcext:value-type="float">
            <text:p>402,52</text:p>
          </table:table-cell>
          <table:table-cell office:value-type="float" office:value="44" calcext:value-type="float">
            <text:p>44</text:p>
          </table:table-cell>
          <table:table-cell office:value-type="float" office:value="13075" calcext:value-type="float">
            <text:p>1307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21.774193548387" calcext:value-type="float">
            <text:p>421,7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2" calcext:value-type="float">
            <text:p>42</text:p>
          </table:table-cell>
          <table:table-cell office:value-type="float" office:value="12520" calcext:value-type="float">
            <text:p>1252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03.870967741937" calcext:value-type="float">
            <text:p>403,87</text:p>
          </table:table-cell>
          <table:table-cell office:value-type="float" office:value="44" calcext:value-type="float">
            <text:p>44</text:p>
          </table:table-cell>
          <table:table-cell office:value-type="float" office:value="13119" calcext:value-type="float">
            <text:p>1311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23.193548387097" calcext:value-type="float">
            <text:p>423,1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2" calcext:value-type="float">
            <text:p>42</text:p>
          </table:table-cell>
          <table:table-cell office:value-type="float" office:value="12562" calcext:value-type="float">
            <text:p>1256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05.225806451614" calcext:value-type="float">
            <text:p>405,23</text:p>
          </table:table-cell>
          <table:table-cell office:value-type="float" office:value="44" calcext:value-type="float">
            <text:p>44</text:p>
          </table:table-cell>
          <table:table-cell office:value-type="float" office:value="13163" calcext:value-type="float">
            <text:p>1316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24.612903225807" calcext:value-type="float">
            <text:p>424,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2" calcext:value-type="float">
            <text:p>42</text:p>
          </table:table-cell>
          <table:table-cell office:value-type="float" office:value="12604" calcext:value-type="float">
            <text:p>1260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06.580645161292" calcext:value-type="float">
            <text:p>406,58</text:p>
          </table:table-cell>
          <table:table-cell office:value-type="float" office:value="44" calcext:value-type="float">
            <text:p>44</text:p>
          </table:table-cell>
          <table:table-cell office:value-type="float" office:value="13207" calcext:value-type="float">
            <text:p>1320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26.032258064516" calcext:value-type="float">
            <text:p>426,0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2" calcext:value-type="float">
            <text:p>42</text:p>
          </table:table-cell>
          <table:table-cell office:value-type="float" office:value="12646" calcext:value-type="float">
            <text:p>1264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07.935483870969" calcext:value-type="float">
            <text:p>407,94</text:p>
          </table:table-cell>
          <table:table-cell office:value-type="float" office:value="44" calcext:value-type="float">
            <text:p>44</text:p>
          </table:table-cell>
          <table:table-cell office:value-type="float" office:value="13251" calcext:value-type="float">
            <text:p>1325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27.451612903226" calcext:value-type="float">
            <text:p>427,4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2" calcext:value-type="float">
            <text:p>42</text:p>
          </table:table-cell>
          <table:table-cell office:value-type="float" office:value="12688" calcext:value-type="float">
            <text:p>1268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09.290322580646" calcext:value-type="float">
            <text:p>409,29</text:p>
          </table:table-cell>
          <table:table-cell office:value-type="float" office:value="44" calcext:value-type="float">
            <text:p>44</text:p>
          </table:table-cell>
          <table:table-cell office:value-type="float" office:value="13295" calcext:value-type="float">
            <text:p>1329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28.870967741936" calcext:value-type="float">
            <text:p>428,8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2" calcext:value-type="float">
            <text:p>42</text:p>
          </table:table-cell>
          <table:table-cell office:value-type="float" office:value="12730" calcext:value-type="float">
            <text:p>1273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10.645161290324" calcext:value-type="float">
            <text:p>410,65</text:p>
          </table:table-cell>
          <table:table-cell office:value-type="float" office:value="44" calcext:value-type="float">
            <text:p>44</text:p>
          </table:table-cell>
          <table:table-cell office:value-type="float" office:value="13339" calcext:value-type="float">
            <text:p>1333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30.290322580645" calcext:value-type="float">
            <text:p>430,2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2" calcext:value-type="float">
            <text:p>42</text:p>
          </table:table-cell>
          <table:table-cell office:value-type="float" office:value="12772" calcext:value-type="float">
            <text:p>1277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12.000000000001" calcext:value-type="float">
            <text:p>412,00</text:p>
          </table:table-cell>
          <table:table-cell office:value-type="float" office:value="44" calcext:value-type="float">
            <text:p>44</text:p>
          </table:table-cell>
          <table:table-cell office:value-type="float" office:value="13383" calcext:value-type="float">
            <text:p>1338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31.709677419355" calcext:value-type="float">
            <text:p>431,7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2" calcext:value-type="float">
            <text:p>42</text:p>
          </table:table-cell>
          <table:table-cell office:value-type="float" office:value="12814" calcext:value-type="float">
            <text:p>1281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13.354838709679" calcext:value-type="float">
            <text:p>413,35</text:p>
          </table:table-cell>
          <table:table-cell office:value-type="float" office:value="44" calcext:value-type="float">
            <text:p>44</text:p>
          </table:table-cell>
          <table:table-cell office:value-type="float" office:value="13427" calcext:value-type="float">
            <text:p>1342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33.129032258065" calcext:value-type="float">
            <text:p>433,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2" calcext:value-type="float">
            <text:p>42</text:p>
          </table:table-cell>
          <table:table-cell office:value-type="float" office:value="12856" calcext:value-type="float">
            <text:p>1285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14.709677419356" calcext:value-type="float">
            <text:p>414,71</text:p>
          </table:table-cell>
          <table:table-cell office:value-type="float" office:value="45" calcext:value-type="float">
            <text:p>45</text:p>
          </table:table-cell>
          <table:table-cell office:value-type="float" office:value="13472" calcext:value-type="float">
            <text:p>1347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434.580645161291" calcext:value-type="float">
            <text:p>434,5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2" calcext:value-type="float">
            <text:p>42</text:p>
          </table:table-cell>
          <table:table-cell office:value-type="float" office:value="12898" calcext:value-type="float">
            <text:p>1289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16.064516129034" calcext:value-type="float">
            <text:p>416,06</text:p>
          </table:table-cell>
          <table:table-cell office:value-type="float" office:value="44" calcext:value-type="float">
            <text:p>44</text:p>
          </table:table-cell>
          <table:table-cell office:value-type="float" office:value="13516" calcext:value-type="float">
            <text:p>1351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36" calcext:value-type="float">
            <text:p>436,0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2" calcext:value-type="float">
            <text:p>42</text:p>
          </table:table-cell>
          <table:table-cell office:value-type="float" office:value="12940" calcext:value-type="float">
            <text:p>1294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17.419354838711" calcext:value-type="float">
            <text:p>417,42</text:p>
          </table:table-cell>
          <table:table-cell office:value-type="float" office:value="44" calcext:value-type="float">
            <text:p>44</text:p>
          </table:table-cell>
          <table:table-cell office:value-type="float" office:value="13560" calcext:value-type="float">
            <text:p>1356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37.41935483871" calcext:value-type="float">
            <text:p>437,4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12982" calcext:value-type="float">
            <text:p>1298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18.774193548389" calcext:value-type="float">
            <text:p>418,77</text:p>
          </table:table-cell>
          <table:table-cell office:value-type="float" office:value="44" calcext:value-type="float">
            <text:p>44</text:p>
          </table:table-cell>
          <table:table-cell office:value-type="float" office:value="13604" calcext:value-type="float">
            <text:p>1360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38.83870967742" calcext:value-type="float">
            <text:p>438,8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" calcext:value-type="float">
            <text:p>42</text:p>
          </table:table-cell>
          <table:table-cell office:value-type="float" office:value="13024" calcext:value-type="float">
            <text:p>1302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20.129032258066" calcext:value-type="float">
            <text:p>420,13</text:p>
          </table:table-cell>
          <table:table-cell office:value-type="float" office:value="44" calcext:value-type="float">
            <text:p>44</text:p>
          </table:table-cell>
          <table:table-cell office:value-type="float" office:value="13648" calcext:value-type="float">
            <text:p>1364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40.258064516129" calcext:value-type="float">
            <text:p>440,2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2" calcext:value-type="float">
            <text:p>42</text:p>
          </table:table-cell>
          <table:table-cell office:value-type="float" office:value="13066" calcext:value-type="float">
            <text:p>1306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21.483870967743" calcext:value-type="float">
            <text:p>421,48</text:p>
          </table:table-cell>
          <table:table-cell office:value-type="float" office:value="44" calcext:value-type="float">
            <text:p>44</text:p>
          </table:table-cell>
          <table:table-cell office:value-type="float" office:value="13692" calcext:value-type="float">
            <text:p>1369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41.677419354839" calcext:value-type="float">
            <text:p>441,6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13108" calcext:value-type="float">
            <text:p>1310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22.838709677421" calcext:value-type="float">
            <text:p>422,84</text:p>
          </table:table-cell>
          <table:table-cell office:value-type="float" office:value="44" calcext:value-type="float">
            <text:p>44</text:p>
          </table:table-cell>
          <table:table-cell office:value-type="float" office:value="13736" calcext:value-type="float">
            <text:p>1373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43.096774193549" calcext:value-type="float">
            <text:p>443,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2" calcext:value-type="float">
            <text:p>42</text:p>
          </table:table-cell>
          <table:table-cell office:value-type="float" office:value="13150" calcext:value-type="float">
            <text:p>1315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24.193548387098" calcext:value-type="float">
            <text:p>424,19</text:p>
          </table:table-cell>
          <table:table-cell office:value-type="float" office:value="44" calcext:value-type="float">
            <text:p>44</text:p>
          </table:table-cell>
          <table:table-cell office:value-type="float" office:value="13780" calcext:value-type="float">
            <text:p>1378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44.516129032258" calcext:value-type="float">
            <text:p>444,5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2" calcext:value-type="float">
            <text:p>42</text:p>
          </table:table-cell>
          <table:table-cell office:value-type="float" office:value="13192" calcext:value-type="float">
            <text:p>1319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25.548387096776" calcext:value-type="float">
            <text:p>425,55</text:p>
          </table:table-cell>
          <table:table-cell office:value-type="float" office:value="44" calcext:value-type="float">
            <text:p>44</text:p>
          </table:table-cell>
          <table:table-cell office:value-type="float" office:value="13824" calcext:value-type="float">
            <text:p>1382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45.935483870968" calcext:value-type="float">
            <text:p>445,9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2" calcext:value-type="float">
            <text:p>42</text:p>
          </table:table-cell>
          <table:table-cell office:value-type="float" office:value="13234" calcext:value-type="float">
            <text:p>1323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26.903225806453" calcext:value-type="float">
            <text:p>426,90</text:p>
          </table:table-cell>
          <table:table-cell office:value-type="float" office:value="44" calcext:value-type="float">
            <text:p>44</text:p>
          </table:table-cell>
          <table:table-cell office:value-type="float" office:value="13868" calcext:value-type="float">
            <text:p>1386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47.354838709678" calcext:value-type="float">
            <text:p>447,3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2" calcext:value-type="float">
            <text:p>42</text:p>
          </table:table-cell>
          <table:table-cell office:value-type="float" office:value="13276" calcext:value-type="float">
            <text:p>1327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28.258064516131" calcext:value-type="float">
            <text:p>428,26</text:p>
          </table:table-cell>
          <table:table-cell office:value-type="float" office:value="45" calcext:value-type="float">
            <text:p>45</text:p>
          </table:table-cell>
          <table:table-cell office:value-type="float" office:value="13913" calcext:value-type="float">
            <text:p>1391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448.806451612904" calcext:value-type="float">
            <text:p>448,8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3318" calcext:value-type="float">
            <text:p>1331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29.612903225808" calcext:value-type="float">
            <text:p>429,61</text:p>
          </table:table-cell>
          <table:table-cell office:value-type="float" office:value="44" calcext:value-type="float">
            <text:p>44</text:p>
          </table:table-cell>
          <table:table-cell office:value-type="float" office:value="13957" calcext:value-type="float">
            <text:p>1395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50.225806451613" calcext:value-type="float">
            <text:p>450,2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2" calcext:value-type="float">
            <text:p>42</text:p>
          </table:table-cell>
          <table:table-cell office:value-type="float" office:value="13360" calcext:value-type="float">
            <text:p>1336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30.967741935485" calcext:value-type="float">
            <text:p>430,97</text:p>
          </table:table-cell>
          <table:table-cell office:value-type="float" office:value="44" calcext:value-type="float">
            <text:p>44</text:p>
          </table:table-cell>
          <table:table-cell office:value-type="float" office:value="14001" calcext:value-type="float">
            <text:p>1400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51.645161290323" calcext:value-type="float">
            <text:p>451,6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2" calcext:value-type="float">
            <text:p>42</text:p>
          </table:table-cell>
          <table:table-cell office:value-type="float" office:value="13402" calcext:value-type="float">
            <text:p>1340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32.322580645163" calcext:value-type="float">
            <text:p>432,32</text:p>
          </table:table-cell>
          <table:table-cell office:value-type="float" office:value="44" calcext:value-type="float">
            <text:p>44</text:p>
          </table:table-cell>
          <table:table-cell office:value-type="float" office:value="14045" calcext:value-type="float">
            <text:p>1404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53.064516129033" calcext:value-type="float">
            <text:p>453,0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2" calcext:value-type="float">
            <text:p>42</text:p>
          </table:table-cell>
          <table:table-cell office:value-type="float" office:value="13444" calcext:value-type="float">
            <text:p>1344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33.67741935484" calcext:value-type="float">
            <text:p>433,68</text:p>
          </table:table-cell>
          <table:table-cell office:value-type="float" office:value="44" calcext:value-type="float">
            <text:p>44</text:p>
          </table:table-cell>
          <table:table-cell office:value-type="float" office:value="14089" calcext:value-type="float">
            <text:p>1408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54.483870967742" calcext:value-type="float">
            <text:p>454,4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2" calcext:value-type="float">
            <text:p>42</text:p>
          </table:table-cell>
          <table:table-cell office:value-type="float" office:value="13486" calcext:value-type="float">
            <text:p>1348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35.032258064518" calcext:value-type="float">
            <text:p>435,03</text:p>
          </table:table-cell>
          <table:table-cell office:value-type="float" office:value="44" calcext:value-type="float">
            <text:p>44</text:p>
          </table:table-cell>
          <table:table-cell office:value-type="float" office:value="14133" calcext:value-type="float">
            <text:p>1413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55.903225806452" calcext:value-type="float">
            <text:p>455,9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2" calcext:value-type="float">
            <text:p>42</text:p>
          </table:table-cell>
          <table:table-cell office:value-type="float" office:value="13528" calcext:value-type="float">
            <text:p>1352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36.387096774195" calcext:value-type="float">
            <text:p>436,39</text:p>
          </table:table-cell>
          <table:table-cell office:value-type="float" office:value="44" calcext:value-type="float">
            <text:p>44</text:p>
          </table:table-cell>
          <table:table-cell office:value-type="float" office:value="14177" calcext:value-type="float">
            <text:p>1417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57.322580645162" calcext:value-type="float">
            <text:p>457,3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2" calcext:value-type="float">
            <text:p>42</text:p>
          </table:table-cell>
          <table:table-cell office:value-type="float" office:value="13570" calcext:value-type="float">
            <text:p>1357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37.741935483873" calcext:value-type="float">
            <text:p>437,74</text:p>
          </table:table-cell>
          <table:table-cell office:value-type="float" office:value="45" calcext:value-type="float">
            <text:p>45</text:p>
          </table:table-cell>
          <table:table-cell office:value-type="float" office:value="14222" calcext:value-type="float">
            <text:p>1422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458.774193548387" calcext:value-type="float">
            <text:p>458,7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2" calcext:value-type="float">
            <text:p>42</text:p>
          </table:table-cell>
          <table:table-cell office:value-type="float" office:value="13612" calcext:value-type="float">
            <text:p>1361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39.09677419355" calcext:value-type="float">
            <text:p>439,10</text:p>
          </table:table-cell>
          <table:table-cell office:value-type="float" office:value="45" calcext:value-type="float">
            <text:p>45</text:p>
          </table:table-cell>
          <table:table-cell office:value-type="float" office:value="14267" calcext:value-type="float">
            <text:p>1426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460.225806451613" calcext:value-type="float">
            <text:p>460,2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2" calcext:value-type="float">
            <text:p>42</text:p>
          </table:table-cell>
          <table:table-cell office:value-type="float" office:value="13654" calcext:value-type="float">
            <text:p>1365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40.451612903228" calcext:value-type="float">
            <text:p>440,45</text:p>
          </table:table-cell>
          <table:table-cell office:value-type="float" office:value="44" calcext:value-type="float">
            <text:p>44</text:p>
          </table:table-cell>
          <table:table-cell office:value-type="float" office:value="14311" calcext:value-type="float">
            <text:p>1431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61.645161290323" calcext:value-type="float">
            <text:p>461,6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2" calcext:value-type="float">
            <text:p>42</text:p>
          </table:table-cell>
          <table:table-cell office:value-type="float" office:value="13696" calcext:value-type="float">
            <text:p>1369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41.806451612905" calcext:value-type="float">
            <text:p>441,81</text:p>
          </table:table-cell>
          <table:table-cell office:value-type="float" office:value="44" calcext:value-type="float">
            <text:p>44</text:p>
          </table:table-cell>
          <table:table-cell office:value-type="float" office:value="14355" calcext:value-type="float">
            <text:p>1435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63.064516129033" calcext:value-type="float">
            <text:p>463,0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2" calcext:value-type="float">
            <text:p>42</text:p>
          </table:table-cell>
          <table:table-cell office:value-type="float" office:value="13738" calcext:value-type="float">
            <text:p>1373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43.161290322582" calcext:value-type="float">
            <text:p>443,16</text:p>
          </table:table-cell>
          <table:table-cell office:value-type="float" office:value="44" calcext:value-type="float">
            <text:p>44</text:p>
          </table:table-cell>
          <table:table-cell office:value-type="float" office:value="14399" calcext:value-type="float">
            <text:p>1439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64.483870967742" calcext:value-type="float">
            <text:p>464,4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2" calcext:value-type="float">
            <text:p>42</text:p>
          </table:table-cell>
          <table:table-cell office:value-type="float" office:value="13780" calcext:value-type="float">
            <text:p>1378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44.51612903226" calcext:value-type="float">
            <text:p>444,52</text:p>
          </table:table-cell>
          <table:table-cell office:value-type="float" office:value="44" calcext:value-type="float">
            <text:p>44</text:p>
          </table:table-cell>
          <table:table-cell office:value-type="float" office:value="14443" calcext:value-type="float">
            <text:p>1444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65.903225806452" calcext:value-type="float">
            <text:p>465,9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2" calcext:value-type="float">
            <text:p>42</text:p>
          </table:table-cell>
          <table:table-cell office:value-type="float" office:value="13822" calcext:value-type="float">
            <text:p>1382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45.870967741937" calcext:value-type="float">
            <text:p>445,87</text:p>
          </table:table-cell>
          <table:table-cell office:value-type="float" office:value="45" calcext:value-type="float">
            <text:p>45</text:p>
          </table:table-cell>
          <table:table-cell office:value-type="float" office:value="14488" calcext:value-type="float">
            <text:p>1448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467.354838709678" calcext:value-type="float">
            <text:p>467,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3864" calcext:value-type="float">
            <text:p>1386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47.225806451615" calcext:value-type="float">
            <text:p>447,23</text:p>
          </table:table-cell>
          <table:table-cell office:value-type="float" office:value="44" calcext:value-type="float">
            <text:p>44</text:p>
          </table:table-cell>
          <table:table-cell office:value-type="float" office:value="14532" calcext:value-type="float">
            <text:p>1453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68.774193548388" calcext:value-type="float">
            <text:p>468,7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2" calcext:value-type="float">
            <text:p>42</text:p>
          </table:table-cell>
          <table:table-cell office:value-type="float" office:value="13906" calcext:value-type="float">
            <text:p>1390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48.580645161292" calcext:value-type="float">
            <text:p>448,58</text:p>
          </table:table-cell>
          <table:table-cell office:value-type="float" office:value="44" calcext:value-type="float">
            <text:p>44</text:p>
          </table:table-cell>
          <table:table-cell office:value-type="float" office:value="14576" calcext:value-type="float">
            <text:p>1457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70.193548387097" calcext:value-type="float">
            <text:p>470,1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2" calcext:value-type="float">
            <text:p>42</text:p>
          </table:table-cell>
          <table:table-cell office:value-type="float" office:value="13948" calcext:value-type="float">
            <text:p>1394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49.93548387097" calcext:value-type="float">
            <text:p>449,94</text:p>
          </table:table-cell>
          <table:table-cell office:value-type="float" office:value="44" calcext:value-type="float">
            <text:p>44</text:p>
          </table:table-cell>
          <table:table-cell office:value-type="float" office:value="14620" calcext:value-type="float">
            <text:p>1462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71.612903225807" calcext:value-type="float">
            <text:p>471,6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2" calcext:value-type="float">
            <text:p>42</text:p>
          </table:table-cell>
          <table:table-cell office:value-type="float" office:value="13990" calcext:value-type="float">
            <text:p>1399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51.290322580647" calcext:value-type="float">
            <text:p>451,29</text:p>
          </table:table-cell>
          <table:table-cell office:value-type="float" office:value="44" calcext:value-type="float">
            <text:p>44</text:p>
          </table:table-cell>
          <table:table-cell office:value-type="float" office:value="14664" calcext:value-type="float">
            <text:p>1466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73.032258064517" calcext:value-type="float">
            <text:p>473,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2" calcext:value-type="float">
            <text:p>42</text:p>
          </table:table-cell>
          <table:table-cell office:value-type="float" office:value="14032" calcext:value-type="float">
            <text:p>1403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52.645161290324" calcext:value-type="float">
            <text:p>452,65</text:p>
          </table:table-cell>
          <table:table-cell office:value-type="float" office:value="44" calcext:value-type="float">
            <text:p>44</text:p>
          </table:table-cell>
          <table:table-cell office:value-type="float" office:value="14708" calcext:value-type="float">
            <text:p>1470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74.451612903226" calcext:value-type="float">
            <text:p>474,4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2" calcext:value-type="float">
            <text:p>42</text:p>
          </table:table-cell>
          <table:table-cell office:value-type="float" office:value="14074" calcext:value-type="float">
            <text:p>1407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54.000000000002" calcext:value-type="float">
            <text:p>454,00</text:p>
          </table:table-cell>
          <table:table-cell office:value-type="float" office:value="44" calcext:value-type="float">
            <text:p>44</text:p>
          </table:table-cell>
          <table:table-cell office:value-type="float" office:value="14752" calcext:value-type="float">
            <text:p>1475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75.870967741936" calcext:value-type="float">
            <text:p>475,8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14116" calcext:value-type="float">
            <text:p>1411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55.354838709679" calcext:value-type="float">
            <text:p>455,35</text:p>
          </table:table-cell>
          <table:table-cell office:value-type="float" office:value="44" calcext:value-type="float">
            <text:p>44</text:p>
          </table:table-cell>
          <table:table-cell office:value-type="float" office:value="14796" calcext:value-type="float">
            <text:p>1479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77.290322580646" calcext:value-type="float">
            <text:p>477,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2" calcext:value-type="float">
            <text:p>42</text:p>
          </table:table-cell>
          <table:table-cell office:value-type="float" office:value="14158" calcext:value-type="float">
            <text:p>1415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56.709677419357" calcext:value-type="float">
            <text:p>456,71</text:p>
          </table:table-cell>
          <table:table-cell office:value-type="float" office:value="44" calcext:value-type="float">
            <text:p>44</text:p>
          </table:table-cell>
          <table:table-cell office:value-type="float" office:value="14840" calcext:value-type="float">
            <text:p>1484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78.709677419355" calcext:value-type="float">
            <text:p>478,7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2" calcext:value-type="float">
            <text:p>42</text:p>
          </table:table-cell>
          <table:table-cell office:value-type="float" office:value="14200" calcext:value-type="float">
            <text:p>1420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58.064516129034" calcext:value-type="float">
            <text:p>458,06</text:p>
          </table:table-cell>
          <table:table-cell office:value-type="float" office:value="44" calcext:value-type="float">
            <text:p>44</text:p>
          </table:table-cell>
          <table:table-cell office:value-type="float" office:value="14884" calcext:value-type="float">
            <text:p>1488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80.129032258065" calcext:value-type="float">
            <text:p>480,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3" calcext:value-type="float">
            <text:p>43</text:p>
          </table:table-cell>
          <table:table-cell office:value-type="float" office:value="14243" calcext:value-type="float">
            <text:p>1424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459.451612903228" calcext:value-type="float">
            <text:p>459,45</text:p>
          </table:table-cell>
          <table:table-cell office:value-type="float" office:value="44" calcext:value-type="float">
            <text:p>44</text:p>
          </table:table-cell>
          <table:table-cell office:value-type="float" office:value="14928" calcext:value-type="float">
            <text:p>149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81.548387096775" calcext:value-type="float">
            <text:p>481,5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2" calcext:value-type="float">
            <text:p>42</text:p>
          </table:table-cell>
          <table:table-cell office:value-type="float" office:value="14285" calcext:value-type="float">
            <text:p>1428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60.806451612905" calcext:value-type="float">
            <text:p>460,81</text:p>
          </table:table-cell>
          <table:table-cell office:value-type="float" office:value="44" calcext:value-type="float">
            <text:p>44</text:p>
          </table:table-cell>
          <table:table-cell office:value-type="float" office:value="14972" calcext:value-type="float">
            <text:p>1497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82.967741935484" calcext:value-type="float">
            <text:p>482,9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 office:value-type="float" office:value="14327" calcext:value-type="float">
            <text:p>1432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62.161290322583" calcext:value-type="float">
            <text:p>462,16</text:p>
          </table:table-cell>
          <table:table-cell office:value-type="float" office:value="44" calcext:value-type="float">
            <text:p>44</text:p>
          </table:table-cell>
          <table:table-cell office:value-type="float" office:value="15016" calcext:value-type="float">
            <text:p>1501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84.387096774194" calcext:value-type="float">
            <text:p>484,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2" calcext:value-type="float">
            <text:p>42</text:p>
          </table:table-cell>
          <table:table-cell office:value-type="float" office:value="14369" calcext:value-type="float">
            <text:p>1436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63.51612903226" calcext:value-type="float">
            <text:p>463,52</text:p>
          </table:table-cell>
          <table:table-cell office:value-type="float" office:value="44" calcext:value-type="float">
            <text:p>44</text:p>
          </table:table-cell>
          <table:table-cell office:value-type="float" office:value="15060" calcext:value-type="float">
            <text:p>1506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85.806451612904" calcext:value-type="float">
            <text:p>485,8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2" calcext:value-type="float">
            <text:p>42</text:p>
          </table:table-cell>
          <table:table-cell office:value-type="float" office:value="14411" calcext:value-type="float">
            <text:p>1441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64.870967741938" calcext:value-type="float">
            <text:p>464,87</text:p>
          </table:table-cell>
          <table:table-cell office:value-type="float" office:value="44" calcext:value-type="float">
            <text:p>44</text:p>
          </table:table-cell>
          <table:table-cell office:value-type="float" office:value="15104" calcext:value-type="float">
            <text:p>1510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87.225806451614" calcext:value-type="float">
            <text:p>487,2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2" calcext:value-type="float">
            <text:p>42</text:p>
          </table:table-cell>
          <table:table-cell office:value-type="float" office:value="14453" calcext:value-type="float">
            <text:p>1445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66.225806451615" calcext:value-type="float">
            <text:p>466,23</text:p>
          </table:table-cell>
          <table:table-cell office:value-type="float" office:value="44" calcext:value-type="float">
            <text:p>44</text:p>
          </table:table-cell>
          <table:table-cell office:value-type="float" office:value="15148" calcext:value-type="float">
            <text:p>1514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88.645161290323" calcext:value-type="float">
            <text:p>488,6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2" calcext:value-type="float">
            <text:p>42</text:p>
          </table:table-cell>
          <table:table-cell office:value-type="float" office:value="14495" calcext:value-type="float">
            <text:p>1449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67.580645161292" calcext:value-type="float">
            <text:p>467,58</text:p>
          </table:table-cell>
          <table:table-cell office:value-type="float" office:value="44" calcext:value-type="float">
            <text:p>44</text:p>
          </table:table-cell>
          <table:table-cell office:value-type="float" office:value="15192" calcext:value-type="float">
            <text:p>1519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90.064516129033" calcext:value-type="float">
            <text:p>490,0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2" calcext:value-type="float">
            <text:p>42</text:p>
          </table:table-cell>
          <table:table-cell office:value-type="float" office:value="14537" calcext:value-type="float">
            <text:p>1453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68.93548387097" calcext:value-type="float">
            <text:p>468,94</text:p>
          </table:table-cell>
          <table:table-cell office:value-type="float" office:value="44" calcext:value-type="float">
            <text:p>44</text:p>
          </table:table-cell>
          <table:table-cell office:value-type="float" office:value="15236" calcext:value-type="float">
            <text:p>1523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91.483870967743" calcext:value-type="float">
            <text:p>491,4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2" calcext:value-type="float">
            <text:p>42</text:p>
          </table:table-cell>
          <table:table-cell office:value-type="float" office:value="14579" calcext:value-type="float">
            <text:p>1457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70.290322580647" calcext:value-type="float">
            <text:p>470,29</text:p>
          </table:table-cell>
          <table:table-cell office:value-type="float" office:value="45" calcext:value-type="float">
            <text:p>45</text:p>
          </table:table-cell>
          <table:table-cell office:value-type="float" office:value="15281" calcext:value-type="float">
            <text:p>1528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492.935483870968" calcext:value-type="float">
            <text:p>492,9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2" calcext:value-type="float">
            <text:p>42</text:p>
          </table:table-cell>
          <table:table-cell office:value-type="float" office:value="14621" calcext:value-type="float">
            <text:p>1462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71.645161290325" calcext:value-type="float">
            <text:p>471,65</text:p>
          </table:table-cell>
          <table:table-cell office:value-type="float" office:value="44" calcext:value-type="float">
            <text:p>44</text:p>
          </table:table-cell>
          <table:table-cell office:value-type="float" office:value="15325" calcext:value-type="float">
            <text:p>1532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94.354838709678" calcext:value-type="float">
            <text:p>494,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2" calcext:value-type="float">
            <text:p>42</text:p>
          </table:table-cell>
          <table:table-cell office:value-type="float" office:value="14663" calcext:value-type="float">
            <text:p>1466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73.000000000002" calcext:value-type="float">
            <text:p>473,00</text:p>
          </table:table-cell>
          <table:table-cell office:value-type="float" office:value="44" calcext:value-type="float">
            <text:p>44</text:p>
          </table:table-cell>
          <table:table-cell office:value-type="float" office:value="15369" calcext:value-type="float">
            <text:p>1536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95.774193548388" calcext:value-type="float">
            <text:p>495,7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2" calcext:value-type="float">
            <text:p>42</text:p>
          </table:table-cell>
          <table:table-cell office:value-type="float" office:value="14705" calcext:value-type="float">
            <text:p>1470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74.35483870968" calcext:value-type="float">
            <text:p>474,35</text:p>
          </table:table-cell>
          <table:table-cell office:value-type="float" office:value="44" calcext:value-type="float">
            <text:p>44</text:p>
          </table:table-cell>
          <table:table-cell office:value-type="float" office:value="15413" calcext:value-type="float">
            <text:p>1541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97.193548387098" calcext:value-type="float">
            <text:p>497,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2" calcext:value-type="float">
            <text:p>42</text:p>
          </table:table-cell>
          <table:table-cell office:value-type="float" office:value="14747" calcext:value-type="float">
            <text:p>1474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75.709677419357" calcext:value-type="float">
            <text:p>475,71</text:p>
          </table:table-cell>
          <table:table-cell office:value-type="float" office:value="44" calcext:value-type="float">
            <text:p>44</text:p>
          </table:table-cell>
          <table:table-cell office:value-type="float" office:value="15457" calcext:value-type="float">
            <text:p>1545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498.612903225807" calcext:value-type="float">
            <text:p>498,6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2" calcext:value-type="float">
            <text:p>42</text:p>
          </table:table-cell>
          <table:table-cell office:value-type="float" office:value="14789" calcext:value-type="float">
            <text:p>1478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77.064516129034" calcext:value-type="float">
            <text:p>477,06</text:p>
          </table:table-cell>
          <table:table-cell office:value-type="float" office:value="44" calcext:value-type="float">
            <text:p>44</text:p>
          </table:table-cell>
          <table:table-cell office:value-type="float" office:value="15501" calcext:value-type="float">
            <text:p>1550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00.032258064517" calcext:value-type="float">
            <text:p>500,0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2" calcext:value-type="float">
            <text:p>42</text:p>
          </table:table-cell>
          <table:table-cell office:value-type="float" office:value="14831" calcext:value-type="float">
            <text:p>1483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78.419354838712" calcext:value-type="float">
            <text:p>478,42</text:p>
          </table:table-cell>
          <table:table-cell office:value-type="float" office:value="44" calcext:value-type="float">
            <text:p>44</text:p>
          </table:table-cell>
          <table:table-cell office:value-type="float" office:value="15545" calcext:value-type="float">
            <text:p>1554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01.451612903227" calcext:value-type="float">
            <text:p>501,4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2" calcext:value-type="float">
            <text:p>42</text:p>
          </table:table-cell>
          <table:table-cell office:value-type="float" office:value="14873" calcext:value-type="float">
            <text:p>1487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79.774193548389" calcext:value-type="float">
            <text:p>479,77</text:p>
          </table:table-cell>
          <table:table-cell office:value-type="float" office:value="44" calcext:value-type="float">
            <text:p>44</text:p>
          </table:table-cell>
          <table:table-cell office:value-type="float" office:value="15589" calcext:value-type="float">
            <text:p>1558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02.870967741936" calcext:value-type="float">
            <text:p>502,8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2" calcext:value-type="float">
            <text:p>42</text:p>
          </table:table-cell>
          <table:table-cell office:value-type="float" office:value="14915" calcext:value-type="float">
            <text:p>1491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81.129032258067" calcext:value-type="float">
            <text:p>481,13</text:p>
          </table:table-cell>
          <table:table-cell office:value-type="float" office:value="43" calcext:value-type="float">
            <text:p>43</text:p>
          </table:table-cell>
          <table:table-cell office:value-type="float" office:value="15632" calcext:value-type="float">
            <text:p>1563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504.25806451613" calcext:value-type="float">
            <text:p>504,2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2" calcext:value-type="float">
            <text:p>42</text:p>
          </table:table-cell>
          <table:table-cell office:value-type="float" office:value="14957" calcext:value-type="float">
            <text:p>1495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82.483870967744" calcext:value-type="float">
            <text:p>482,48</text:p>
          </table:table-cell>
          <table:table-cell office:value-type="float" office:value="44" calcext:value-type="float">
            <text:p>44</text:p>
          </table:table-cell>
          <table:table-cell office:value-type="float" office:value="15676" calcext:value-type="float">
            <text:p>1567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05.67741935484" calcext:value-type="float">
            <text:p>505,6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2" calcext:value-type="float">
            <text:p>42</text:p>
          </table:table-cell>
          <table:table-cell office:value-type="float" office:value="14999" calcext:value-type="float">
            <text:p>1499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83.838709677422" calcext:value-type="float">
            <text:p>483,84</text:p>
          </table:table-cell>
          <table:table-cell office:value-type="float" office:value="44" calcext:value-type="float">
            <text:p>44</text:p>
          </table:table-cell>
          <table:table-cell office:value-type="float" office:value="15720" calcext:value-type="float">
            <text:p>1572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07.096774193549" calcext:value-type="float">
            <text:p>507,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2" calcext:value-type="float">
            <text:p>42</text:p>
          </table:table-cell>
          <table:table-cell office:value-type="float" office:value="15041" calcext:value-type="float">
            <text:p>1504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85.193548387099" calcext:value-type="float">
            <text:p>485,19</text:p>
          </table:table-cell>
          <table:table-cell office:value-type="float" office:value="44" calcext:value-type="float">
            <text:p>44</text:p>
          </table:table-cell>
          <table:table-cell office:value-type="float" office:value="15764" calcext:value-type="float">
            <text:p>1576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08.516129032259" calcext:value-type="float">
            <text:p>508,5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2" calcext:value-type="float">
            <text:p>42</text:p>
          </table:table-cell>
          <table:table-cell office:value-type="float" office:value="15083" calcext:value-type="float">
            <text:p>1508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86.548387096777" calcext:value-type="float">
            <text:p>486,55</text:p>
          </table:table-cell>
          <table:table-cell office:value-type="float" office:value="44" calcext:value-type="float">
            <text:p>44</text:p>
          </table:table-cell>
          <table:table-cell office:value-type="float" office:value="15808" calcext:value-type="float">
            <text:p>1580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09.935483870969" calcext:value-type="float">
            <text:p>509,9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2" calcext:value-type="float">
            <text:p>42</text:p>
          </table:table-cell>
          <table:table-cell office:value-type="float" office:value="15125" calcext:value-type="float">
            <text:p>1512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87.903225806454" calcext:value-type="float">
            <text:p>487,90</text:p>
          </table:table-cell>
          <table:table-cell office:value-type="float" office:value="44" calcext:value-type="float">
            <text:p>44</text:p>
          </table:table-cell>
          <table:table-cell office:value-type="float" office:value="15852" calcext:value-type="float">
            <text:p>1585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11.354838709678" calcext:value-type="float">
            <text:p>511,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2" calcext:value-type="float">
            <text:p>42</text:p>
          </table:table-cell>
          <table:table-cell office:value-type="float" office:value="15167" calcext:value-type="float">
            <text:p>1516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89.258064516131" calcext:value-type="float">
            <text:p>489,26</text:p>
          </table:table-cell>
          <table:table-cell office:value-type="float" office:value="44" calcext:value-type="float">
            <text:p>44</text:p>
          </table:table-cell>
          <table:table-cell office:value-type="float" office:value="15896" calcext:value-type="float">
            <text:p>1589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12.774193548388" calcext:value-type="float">
            <text:p>512,77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2" calcext:value-type="float">
            <text:p>42</text:p>
          </table:table-cell>
          <table:table-cell office:value-type="float" office:value="15209" calcext:value-type="float">
            <text:p>1520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90.612903225809" calcext:value-type="float">
            <text:p>490,61</text:p>
          </table:table-cell>
          <table:table-cell office:value-type="float" office:value="44" calcext:value-type="float">
            <text:p>44</text:p>
          </table:table-cell>
          <table:table-cell office:value-type="float" office:value="15940" calcext:value-type="float">
            <text:p>1594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14.193548387098" calcext:value-type="float">
            <text:p>514,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2" calcext:value-type="float">
            <text:p>42</text:p>
          </table:table-cell>
          <table:table-cell office:value-type="float" office:value="15251" calcext:value-type="float">
            <text:p>1525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91.967741935486" calcext:value-type="float">
            <text:p>491,97</text:p>
          </table:table-cell>
          <table:table-cell office:value-type="float" office:value="44" calcext:value-type="float">
            <text:p>44</text:p>
          </table:table-cell>
          <table:table-cell office:value-type="float" office:value="15984" calcext:value-type="float">
            <text:p>1598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15.612903225807" calcext:value-type="float">
            <text:p>515,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15293" calcext:value-type="float">
            <text:p>1529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93.322580645164" calcext:value-type="float">
            <text:p>493,32</text:p>
          </table:table-cell>
          <table:table-cell office:value-type="float" office:value="44" calcext:value-type="float">
            <text:p>44</text:p>
          </table:table-cell>
          <table:table-cell office:value-type="float" office:value="16028" calcext:value-type="float">
            <text:p>160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17.032258064517" calcext:value-type="float">
            <text:p>517,0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2" calcext:value-type="float">
            <text:p>42</text:p>
          </table:table-cell>
          <table:table-cell office:value-type="float" office:value="15335" calcext:value-type="float">
            <text:p>1533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94.677419354841" calcext:value-type="float">
            <text:p>494,68</text:p>
          </table:table-cell>
          <table:table-cell office:value-type="float" office:value="45" calcext:value-type="float">
            <text:p>45</text:p>
          </table:table-cell>
          <table:table-cell office:value-type="float" office:value="16073" calcext:value-type="float">
            <text:p>1607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18.483870967743" calcext:value-type="float">
            <text:p>518,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2" calcext:value-type="float">
            <text:p>42</text:p>
          </table:table-cell>
          <table:table-cell office:value-type="float" office:value="15377" calcext:value-type="float">
            <text:p>1537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96.032258064519" calcext:value-type="float">
            <text:p>496,03</text:p>
          </table:table-cell>
          <table:table-cell office:value-type="float" office:value="45" calcext:value-type="float">
            <text:p>45</text:p>
          </table:table-cell>
          <table:table-cell office:value-type="float" office:value="16118" calcext:value-type="float">
            <text:p>1611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19.935483870969" calcext:value-type="float">
            <text:p>519,9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2" calcext:value-type="float">
            <text:p>42</text:p>
          </table:table-cell>
          <table:table-cell office:value-type="float" office:value="15419" calcext:value-type="float">
            <text:p>1541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97.387096774196" calcext:value-type="float">
            <text:p>497,39</text:p>
          </table:table-cell>
          <table:table-cell office:value-type="float" office:value="45" calcext:value-type="float">
            <text:p>45</text:p>
          </table:table-cell>
          <table:table-cell office:value-type="float" office:value="16163" calcext:value-type="float">
            <text:p>1616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21.387096774194" calcext:value-type="float">
            <text:p>521,3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2" calcext:value-type="float">
            <text:p>42</text:p>
          </table:table-cell>
          <table:table-cell office:value-type="float" office:value="15461" calcext:value-type="float">
            <text:p>1546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498.741935483873" calcext:value-type="float">
            <text:p>498,74</text:p>
          </table:table-cell>
          <table:table-cell office:value-type="float" office:value="44" calcext:value-type="float">
            <text:p>44</text:p>
          </table:table-cell>
          <table:table-cell office:value-type="float" office:value="16207" calcext:value-type="float">
            <text:p>1620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22.806451612904" calcext:value-type="float">
            <text:p>522,8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2" calcext:value-type="float">
            <text:p>42</text:p>
          </table:table-cell>
          <table:table-cell office:value-type="float" office:value="15503" calcext:value-type="float">
            <text:p>1550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00.096774193551" calcext:value-type="float">
            <text:p>500,10</text:p>
          </table:table-cell>
          <table:table-cell office:value-type="float" office:value="45" calcext:value-type="float">
            <text:p>45</text:p>
          </table:table-cell>
          <table:table-cell office:value-type="float" office:value="16252" calcext:value-type="float">
            <text:p>1625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24.25806451613" calcext:value-type="float">
            <text:p>524,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2" calcext:value-type="float">
            <text:p>42</text:p>
          </table:table-cell>
          <table:table-cell office:value-type="float" office:value="15545" calcext:value-type="float">
            <text:p>1554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01.451612903228" calcext:value-type="float">
            <text:p>501,45</text:p>
          </table:table-cell>
          <table:table-cell office:value-type="float" office:value="44" calcext:value-type="float">
            <text:p>44</text:p>
          </table:table-cell>
          <table:table-cell office:value-type="float" office:value="16296" calcext:value-type="float">
            <text:p>1629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25.67741935484" calcext:value-type="float">
            <text:p>525,6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2" calcext:value-type="float">
            <text:p>42</text:p>
          </table:table-cell>
          <table:table-cell office:value-type="float" office:value="15587" calcext:value-type="float">
            <text:p>1558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02.806451612906" calcext:value-type="float">
            <text:p>502,81</text:p>
          </table:table-cell>
          <table:table-cell office:value-type="float" office:value="45" calcext:value-type="float">
            <text:p>45</text:p>
          </table:table-cell>
          <table:table-cell office:value-type="float" office:value="16341" calcext:value-type="float">
            <text:p>1634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27.129032258065" calcext:value-type="float">
            <text:p>527,1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2" calcext:value-type="float">
            <text:p>42</text:p>
          </table:table-cell>
          <table:table-cell office:value-type="float" office:value="15629" calcext:value-type="float">
            <text:p>1562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04.161290322583" calcext:value-type="float">
            <text:p>504,16</text:p>
          </table:table-cell>
          <table:table-cell office:value-type="float" office:value="45" calcext:value-type="float">
            <text:p>45</text:p>
          </table:table-cell>
          <table:table-cell office:value-type="float" office:value="16386" calcext:value-type="float">
            <text:p>1638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28.580645161291" calcext:value-type="float">
            <text:p>528,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2" calcext:value-type="float">
            <text:p>42</text:p>
          </table:table-cell>
          <table:table-cell office:value-type="float" office:value="15671" calcext:value-type="float">
            <text:p>1567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05.516129032261" calcext:value-type="float">
            <text:p>505,52</text:p>
          </table:table-cell>
          <table:table-cell office:value-type="float" office:value="44" calcext:value-type="float">
            <text:p>44</text:p>
          </table:table-cell>
          <table:table-cell office:value-type="float" office:value="16430" calcext:value-type="float">
            <text:p>1643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30.000000000001" calcext:value-type="float">
            <text:p>530,0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2" calcext:value-type="float">
            <text:p>42</text:p>
          </table:table-cell>
          <table:table-cell office:value-type="float" office:value="15713" calcext:value-type="float">
            <text:p>1571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06.870967741938" calcext:value-type="float">
            <text:p>506,87</text:p>
          </table:table-cell>
          <table:table-cell office:value-type="float" office:value="45" calcext:value-type="float">
            <text:p>45</text:p>
          </table:table-cell>
          <table:table-cell office:value-type="float" office:value="16475" calcext:value-type="float">
            <text:p>1647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31.451612903227" calcext:value-type="float">
            <text:p>531,4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2" calcext:value-type="float">
            <text:p>42</text:p>
          </table:table-cell>
          <table:table-cell office:value-type="float" office:value="15755" calcext:value-type="float">
            <text:p>1575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08.225806451615" calcext:value-type="float">
            <text:p>508,23</text:p>
          </table:table-cell>
          <table:table-cell office:value-type="float" office:value="45" calcext:value-type="float">
            <text:p>45</text:p>
          </table:table-cell>
          <table:table-cell office:value-type="float" office:value="16520" calcext:value-type="float">
            <text:p>1652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32.903225806453" calcext:value-type="float">
            <text:p>532,9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2" calcext:value-type="float">
            <text:p>42</text:p>
          </table:table-cell>
          <table:table-cell office:value-type="float" office:value="15797" calcext:value-type="float">
            <text:p>1579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09.580645161293" calcext:value-type="float">
            <text:p>509,58</text:p>
          </table:table-cell>
          <table:table-cell office:value-type="float" office:value="45" calcext:value-type="float">
            <text:p>45</text:p>
          </table:table-cell>
          <table:table-cell office:value-type="float" office:value="16565" calcext:value-type="float">
            <text:p>1656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34.354838709679" calcext:value-type="float">
            <text:p>534,3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2" calcext:value-type="float">
            <text:p>42</text:p>
          </table:table-cell>
          <table:table-cell office:value-type="float" office:value="15839" calcext:value-type="float">
            <text:p>1583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10.93548387097" calcext:value-type="float">
            <text:p>510,94</text:p>
          </table:table-cell>
          <table:table-cell office:value-type="float" office:value="45" calcext:value-type="float">
            <text:p>45</text:p>
          </table:table-cell>
          <table:table-cell office:value-type="float" office:value="16610" calcext:value-type="float">
            <text:p>1661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35.806451612904" calcext:value-type="float">
            <text:p>535,8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2" calcext:value-type="float">
            <text:p>42</text:p>
          </table:table-cell>
          <table:table-cell office:value-type="float" office:value="15881" calcext:value-type="float">
            <text:p>1588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12.290322580648" calcext:value-type="float">
            <text:p>512,29</text:p>
          </table:table-cell>
          <table:table-cell office:value-type="float" office:value="45" calcext:value-type="float">
            <text:p>45</text:p>
          </table:table-cell>
          <table:table-cell office:value-type="float" office:value="16655" calcext:value-type="float">
            <text:p>1665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37.25806451613" calcext:value-type="float">
            <text:p>537,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2" calcext:value-type="float">
            <text:p>42</text:p>
          </table:table-cell>
          <table:table-cell office:value-type="float" office:value="15923" calcext:value-type="float">
            <text:p>1592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13.645161290325" calcext:value-type="float">
            <text:p>513,65</text:p>
          </table:table-cell>
          <table:table-cell office:value-type="float" office:value="45" calcext:value-type="float">
            <text:p>45</text:p>
          </table:table-cell>
          <table:table-cell office:value-type="float" office:value="16700" calcext:value-type="float">
            <text:p>1670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38.709677419356" calcext:value-type="float">
            <text:p>538,7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" calcext:value-type="float">
            <text:p>42</text:p>
          </table:table-cell>
          <table:table-cell office:value-type="float" office:value="15965" calcext:value-type="float">
            <text:p>1596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15.000000000003" calcext:value-type="float">
            <text:p>515,00</text:p>
          </table:table-cell>
          <table:table-cell office:value-type="float" office:value="45" calcext:value-type="float">
            <text:p>45</text:p>
          </table:table-cell>
          <table:table-cell office:value-type="float" office:value="16745" calcext:value-type="float">
            <text:p>1674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40.161290322582" calcext:value-type="float">
            <text:p>540,1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2" calcext:value-type="float">
            <text:p>42</text:p>
          </table:table-cell>
          <table:table-cell office:value-type="float" office:value="16007" calcext:value-type="float">
            <text:p>1600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16.35483870968" calcext:value-type="float">
            <text:p>516,35</text:p>
          </table:table-cell>
          <table:table-cell office:value-type="float" office:value="45" calcext:value-type="float">
            <text:p>45</text:p>
          </table:table-cell>
          <table:table-cell office:value-type="float" office:value="16790" calcext:value-type="float">
            <text:p>1679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41.612903225808" calcext:value-type="float">
            <text:p>541,6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2" calcext:value-type="float">
            <text:p>42</text:p>
          </table:table-cell>
          <table:table-cell office:value-type="float" office:value="16049" calcext:value-type="float">
            <text:p>1604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17.709677419358" calcext:value-type="float">
            <text:p>517,71</text:p>
          </table:table-cell>
          <table:table-cell office:value-type="float" office:value="45" calcext:value-type="float">
            <text:p>45</text:p>
          </table:table-cell>
          <table:table-cell office:value-type="float" office:value="16835" calcext:value-type="float">
            <text:p>1683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43.064516129034" calcext:value-type="float">
            <text:p>543,0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2" calcext:value-type="float">
            <text:p>42</text:p>
          </table:table-cell>
          <table:table-cell office:value-type="float" office:value="16091" calcext:value-type="float">
            <text:p>1609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19.064516129035" calcext:value-type="float">
            <text:p>519,06</text:p>
          </table:table-cell>
          <table:table-cell office:value-type="float" office:value="44" calcext:value-type="float">
            <text:p>44</text:p>
          </table:table-cell>
          <table:table-cell office:value-type="float" office:value="16879" calcext:value-type="float">
            <text:p>1687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44.483870967743" calcext:value-type="float">
            <text:p>544,4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2" calcext:value-type="float">
            <text:p>42</text:p>
          </table:table-cell>
          <table:table-cell office:value-type="float" office:value="16133" calcext:value-type="float">
            <text:p>1613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20.419354838712" calcext:value-type="float">
            <text:p>520,42</text:p>
          </table:table-cell>
          <table:table-cell office:value-type="float" office:value="43" calcext:value-type="float">
            <text:p>43</text:p>
          </table:table-cell>
          <table:table-cell office:value-type="float" office:value="16922" calcext:value-type="float">
            <text:p>1692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545.870967741937" calcext:value-type="float">
            <text:p>545,8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2" calcext:value-type="float">
            <text:p>42</text:p>
          </table:table-cell>
          <table:table-cell office:value-type="float" office:value="16175" calcext:value-type="float">
            <text:p>1617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21.77419354839" calcext:value-type="float">
            <text:p>521,77</text:p>
          </table:table-cell>
          <table:table-cell office:value-type="float" office:value="44" calcext:value-type="float">
            <text:p>44</text:p>
          </table:table-cell>
          <table:table-cell office:value-type="float" office:value="16966" calcext:value-type="float">
            <text:p>1696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47.290322580646" calcext:value-type="float">
            <text:p>547,2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2" calcext:value-type="float">
            <text:p>42</text:p>
          </table:table-cell>
          <table:table-cell office:value-type="float" office:value="16217" calcext:value-type="float">
            <text:p>1621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23.129032258067" calcext:value-type="float">
            <text:p>523,13</text:p>
          </table:table-cell>
          <table:table-cell office:value-type="float" office:value="44" calcext:value-type="float">
            <text:p>44</text:p>
          </table:table-cell>
          <table:table-cell office:value-type="float" office:value="17010" calcext:value-type="float">
            <text:p>1701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48.709677419356" calcext:value-type="float">
            <text:p>548,7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2" calcext:value-type="float">
            <text:p>42</text:p>
          </table:table-cell>
          <table:table-cell office:value-type="float" office:value="16259" calcext:value-type="float">
            <text:p>1625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24.483870967745" calcext:value-type="float">
            <text:p>524,48</text:p>
          </table:table-cell>
          <table:table-cell office:value-type="float" office:value="44" calcext:value-type="float">
            <text:p>44</text:p>
          </table:table-cell>
          <table:table-cell office:value-type="float" office:value="17054" calcext:value-type="float">
            <text:p>1705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50.129032258066" calcext:value-type="float">
            <text:p>550,1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2" calcext:value-type="float">
            <text:p>42</text:p>
          </table:table-cell>
          <table:table-cell office:value-type="float" office:value="16301" calcext:value-type="float">
            <text:p>1630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25.838709677422" calcext:value-type="float">
            <text:p>525,84</text:p>
          </table:table-cell>
          <table:table-cell office:value-type="float" office:value="43" calcext:value-type="float">
            <text:p>43</text:p>
          </table:table-cell>
          <table:table-cell office:value-type="float" office:value="17097" calcext:value-type="float">
            <text:p>1709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551.516129032259" calcext:value-type="float">
            <text:p>551,5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2" calcext:value-type="float">
            <text:p>42</text:p>
          </table:table-cell>
          <table:table-cell office:value-type="float" office:value="16343" calcext:value-type="float">
            <text:p>1634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27.1935483871" calcext:value-type="float">
            <text:p>527,19</text:p>
          </table:table-cell>
          <table:table-cell office:value-type="float" office:value="43" calcext:value-type="float">
            <text:p>43</text:p>
          </table:table-cell>
          <table:table-cell office:value-type="float" office:value="17140" calcext:value-type="float">
            <text:p>1714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552.903225806453" calcext:value-type="float">
            <text:p>552,9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2" calcext:value-type="float">
            <text:p>42</text:p>
          </table:table-cell>
          <table:table-cell office:value-type="float" office:value="16385" calcext:value-type="float">
            <text:p>1638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28.548387096777" calcext:value-type="float">
            <text:p>528,55</text:p>
          </table:table-cell>
          <table:table-cell office:value-type="float" office:value="44" calcext:value-type="float">
            <text:p>44</text:p>
          </table:table-cell>
          <table:table-cell office:value-type="float" office:value="17184" calcext:value-type="float">
            <text:p>1718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54.322580645162" calcext:value-type="float">
            <text:p>554,3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2" calcext:value-type="float">
            <text:p>42</text:p>
          </table:table-cell>
          <table:table-cell office:value-type="float" office:value="16427" calcext:value-type="float">
            <text:p>1642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29.903225806454" calcext:value-type="float">
            <text:p>529,90</text:p>
          </table:table-cell>
          <table:table-cell office:value-type="float" office:value="44" calcext:value-type="float">
            <text:p>44</text:p>
          </table:table-cell>
          <table:table-cell office:value-type="float" office:value="17228" calcext:value-type="float">
            <text:p>172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55.741935483872" calcext:value-type="float">
            <text:p>555,7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2" calcext:value-type="float">
            <text:p>42</text:p>
          </table:table-cell>
          <table:table-cell office:value-type="float" office:value="16469" calcext:value-type="float">
            <text:p>1646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31.258064516132" calcext:value-type="float">
            <text:p>531,26</text:p>
          </table:table-cell>
          <table:table-cell office:value-type="float" office:value="45" calcext:value-type="float">
            <text:p>45</text:p>
          </table:table-cell>
          <table:table-cell office:value-type="float" office:value="17273" calcext:value-type="float">
            <text:p>1727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57.193548387098" calcext:value-type="float">
            <text:p>557,1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2" calcext:value-type="float">
            <text:p>42</text:p>
          </table:table-cell>
          <table:table-cell office:value-type="float" office:value="16511" calcext:value-type="float">
            <text:p>1651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32.612903225809" calcext:value-type="float">
            <text:p>532,61</text:p>
          </table:table-cell>
          <table:table-cell office:value-type="float" office:value="45" calcext:value-type="float">
            <text:p>45</text:p>
          </table:table-cell>
          <table:table-cell office:value-type="float" office:value="17318" calcext:value-type="float">
            <text:p>1731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58.645161290324" calcext:value-type="float">
            <text:p>558,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2" calcext:value-type="float">
            <text:p>42</text:p>
          </table:table-cell>
          <table:table-cell office:value-type="float" office:value="16553" calcext:value-type="float">
            <text:p>1655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33.967741935487" calcext:value-type="float">
            <text:p>533,97</text:p>
          </table:table-cell>
          <table:table-cell office:value-type="float" office:value="45" calcext:value-type="float">
            <text:p>45</text:p>
          </table:table-cell>
          <table:table-cell office:value-type="float" office:value="17363" calcext:value-type="float">
            <text:p>1736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60.09677419355" calcext:value-type="float">
            <text:p>560,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2" calcext:value-type="float">
            <text:p>42</text:p>
          </table:table-cell>
          <table:table-cell office:value-type="float" office:value="16595" calcext:value-type="float">
            <text:p>1659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35.322580645164" calcext:value-type="float">
            <text:p>535,32</text:p>
          </table:table-cell>
          <table:table-cell office:value-type="float" office:value="45" calcext:value-type="float">
            <text:p>45</text:p>
          </table:table-cell>
          <table:table-cell office:value-type="float" office:value="17408" calcext:value-type="float">
            <text:p>1740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61.548387096775" calcext:value-type="float">
            <text:p>561,5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2" calcext:value-type="float">
            <text:p>42</text:p>
          </table:table-cell>
          <table:table-cell office:value-type="float" office:value="16637" calcext:value-type="float">
            <text:p>1663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36.677419354842" calcext:value-type="float">
            <text:p>536,68</text:p>
          </table:table-cell>
          <table:table-cell office:value-type="float" office:value="45" calcext:value-type="float">
            <text:p>45</text:p>
          </table:table-cell>
          <table:table-cell office:value-type="float" office:value="17453" calcext:value-type="float">
            <text:p>1745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63.000000000001" calcext:value-type="float">
            <text:p>563,0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2" calcext:value-type="float">
            <text:p>42</text:p>
          </table:table-cell>
          <table:table-cell office:value-type="float" office:value="16679" calcext:value-type="float">
            <text:p>1667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38.032258064519" calcext:value-type="float">
            <text:p>538,03</text:p>
          </table:table-cell>
          <table:table-cell office:value-type="float" office:value="45" calcext:value-type="float">
            <text:p>45</text:p>
          </table:table-cell>
          <table:table-cell office:value-type="float" office:value="17498" calcext:value-type="float">
            <text:p>1749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64.451612903227" calcext:value-type="float">
            <text:p>564,4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2" calcext:value-type="float">
            <text:p>42</text:p>
          </table:table-cell>
          <table:table-cell office:value-type="float" office:value="16721" calcext:value-type="float">
            <text:p>1672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39.387096774196" calcext:value-type="float">
            <text:p>539,39</text:p>
          </table:table-cell>
          <table:table-cell office:value-type="float" office:value="45" calcext:value-type="float">
            <text:p>45</text:p>
          </table:table-cell>
          <table:table-cell office:value-type="float" office:value="17543" calcext:value-type="float">
            <text:p>1754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65.903225806453" calcext:value-type="float">
            <text:p>565,9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2" calcext:value-type="float">
            <text:p>42</text:p>
          </table:table-cell>
          <table:table-cell office:value-type="float" office:value="16763" calcext:value-type="float">
            <text:p>1676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40.741935483874" calcext:value-type="float">
            <text:p>540,74</text:p>
          </table:table-cell>
          <table:table-cell office:value-type="float" office:value="44" calcext:value-type="float">
            <text:p>44</text:p>
          </table:table-cell>
          <table:table-cell office:value-type="float" office:value="17587" calcext:value-type="float">
            <text:p>1758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67.322580645163" calcext:value-type="float">
            <text:p>567,3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2" calcext:value-type="float">
            <text:p>42</text:p>
          </table:table-cell>
          <table:table-cell office:value-type="float" office:value="16805" calcext:value-type="float">
            <text:p>1680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42.096774193551" calcext:value-type="float">
            <text:p>542,10</text:p>
          </table:table-cell>
          <table:table-cell office:value-type="float" office:value="45" calcext:value-type="float">
            <text:p>45</text:p>
          </table:table-cell>
          <table:table-cell office:value-type="float" office:value="17632" calcext:value-type="float">
            <text:p>1763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68.774193548388" calcext:value-type="float">
            <text:p>568,7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2" calcext:value-type="float">
            <text:p>42</text:p>
          </table:table-cell>
          <table:table-cell office:value-type="float" office:value="16847" calcext:value-type="float">
            <text:p>1684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43.451612903229" calcext:value-type="float">
            <text:p>543,45</text:p>
          </table:table-cell>
          <table:table-cell office:value-type="float" office:value="45" calcext:value-type="float">
            <text:p>45</text:p>
          </table:table-cell>
          <table:table-cell office:value-type="float" office:value="17677" calcext:value-type="float">
            <text:p>1767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70.225806451614" calcext:value-type="float">
            <text:p>570,2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2" calcext:value-type="float">
            <text:p>42</text:p>
          </table:table-cell>
          <table:table-cell office:value-type="float" office:value="16889" calcext:value-type="float">
            <text:p>1688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44.806451612906" calcext:value-type="float">
            <text:p>544,81</text:p>
          </table:table-cell>
          <table:table-cell office:value-type="float" office:value="45" calcext:value-type="float">
            <text:p>45</text:p>
          </table:table-cell>
          <table:table-cell office:value-type="float" office:value="17722" calcext:value-type="float">
            <text:p>1772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71.67741935484" calcext:value-type="float">
            <text:p>571,6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2" calcext:value-type="float">
            <text:p>42</text:p>
          </table:table-cell>
          <table:table-cell office:value-type="float" office:value="16931" calcext:value-type="float">
            <text:p>1693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46.161290322584" calcext:value-type="float">
            <text:p>546,16</text:p>
          </table:table-cell>
          <table:table-cell office:value-type="float" office:value="46" calcext:value-type="float">
            <text:p>46</text:p>
          </table:table-cell>
          <table:table-cell office:value-type="float" office:value="17768" calcext:value-type="float">
            <text:p>17768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573.161290322582" calcext:value-type="float">
            <text:p>573,1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2" calcext:value-type="float">
            <text:p>42</text:p>
          </table:table-cell>
          <table:table-cell office:value-type="float" office:value="16973" calcext:value-type="float">
            <text:p>1697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47.516129032261" calcext:value-type="float">
            <text:p>547,52</text:p>
          </table:table-cell>
          <table:table-cell office:value-type="float" office:value="45" calcext:value-type="float">
            <text:p>45</text:p>
          </table:table-cell>
          <table:table-cell office:value-type="float" office:value="17813" calcext:value-type="float">
            <text:p>1781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74.612903225808" calcext:value-type="float">
            <text:p>574,6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2" calcext:value-type="float">
            <text:p>42</text:p>
          </table:table-cell>
          <table:table-cell office:value-type="float" office:value="17015" calcext:value-type="float">
            <text:p>1701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48.870967741939" calcext:value-type="float">
            <text:p>548,87</text:p>
          </table:table-cell>
          <table:table-cell office:value-type="float" office:value="44" calcext:value-type="float">
            <text:p>44</text:p>
          </table:table-cell>
          <table:table-cell office:value-type="float" office:value="17857" calcext:value-type="float">
            <text:p>1785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76.032258064518" calcext:value-type="float">
            <text:p>576,0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2" calcext:value-type="float">
            <text:p>42</text:p>
          </table:table-cell>
          <table:table-cell office:value-type="float" office:value="17057" calcext:value-type="float">
            <text:p>1705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50.225806451616" calcext:value-type="float">
            <text:p>550,23</text:p>
          </table:table-cell>
          <table:table-cell office:value-type="float" office:value="44" calcext:value-type="float">
            <text:p>44</text:p>
          </table:table-cell>
          <table:table-cell office:value-type="float" office:value="17901" calcext:value-type="float">
            <text:p>1790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77.451612903227" calcext:value-type="float">
            <text:p>577,4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2" calcext:value-type="float">
            <text:p>42</text:p>
          </table:table-cell>
          <table:table-cell office:value-type="float" office:value="17099" calcext:value-type="float">
            <text:p>1709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51.580645161293" calcext:value-type="float">
            <text:p>551,58</text:p>
          </table:table-cell>
          <table:table-cell office:value-type="float" office:value="45" calcext:value-type="float">
            <text:p>45</text:p>
          </table:table-cell>
          <table:table-cell office:value-type="float" office:value="17946" calcext:value-type="float">
            <text:p>1794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78.903225806453" calcext:value-type="float">
            <text:p>578,9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2" calcext:value-type="float">
            <text:p>42</text:p>
          </table:table-cell>
          <table:table-cell office:value-type="float" office:value="17141" calcext:value-type="float">
            <text:p>1714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52.935483870971" calcext:value-type="float">
            <text:p>552,94</text:p>
          </table:table-cell>
          <table:table-cell office:value-type="float" office:value="45" calcext:value-type="float">
            <text:p>45</text:p>
          </table:table-cell>
          <table:table-cell office:value-type="float" office:value="17991" calcext:value-type="float">
            <text:p>1799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80.354838709679" calcext:value-type="float">
            <text:p>580,3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2" calcext:value-type="float">
            <text:p>42</text:p>
          </table:table-cell>
          <table:table-cell office:value-type="float" office:value="17183" calcext:value-type="float">
            <text:p>1718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54.290322580648" calcext:value-type="float">
            <text:p>554,29</text:p>
          </table:table-cell>
          <table:table-cell office:value-type="float" office:value="45" calcext:value-type="float">
            <text:p>45</text:p>
          </table:table-cell>
          <table:table-cell office:value-type="float" office:value="18036" calcext:value-type="float">
            <text:p>1803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81.806451612905" calcext:value-type="float">
            <text:p>581,8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2" calcext:value-type="float">
            <text:p>42</text:p>
          </table:table-cell>
          <table:table-cell office:value-type="float" office:value="17225" calcext:value-type="float">
            <text:p>1722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55.645161290326" calcext:value-type="float">
            <text:p>555,65</text:p>
          </table:table-cell>
          <table:table-cell office:value-type="float" office:value="45" calcext:value-type="float">
            <text:p>45</text:p>
          </table:table-cell>
          <table:table-cell office:value-type="float" office:value="18081" calcext:value-type="float">
            <text:p>1808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83.258064516131" calcext:value-type="float">
            <text:p>583,2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2" calcext:value-type="float">
            <text:p>42</text:p>
          </table:table-cell>
          <table:table-cell office:value-type="float" office:value="17267" calcext:value-type="float">
            <text:p>1726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57.000000000003" calcext:value-type="float">
            <text:p>557,00</text:p>
          </table:table-cell>
          <table:table-cell office:value-type="float" office:value="44" calcext:value-type="float">
            <text:p>44</text:p>
          </table:table-cell>
          <table:table-cell office:value-type="float" office:value="18125" calcext:value-type="float">
            <text:p>1812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84.67741935484" calcext:value-type="float">
            <text:p>584,6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2" calcext:value-type="float">
            <text:p>42</text:p>
          </table:table-cell>
          <table:table-cell office:value-type="float" office:value="17309" calcext:value-type="float">
            <text:p>1730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58.354838709681" calcext:value-type="float">
            <text:p>558,35</text:p>
          </table:table-cell>
          <table:table-cell office:value-type="float" office:value="44" calcext:value-type="float">
            <text:p>44</text:p>
          </table:table-cell>
          <table:table-cell office:value-type="float" office:value="18169" calcext:value-type="float">
            <text:p>1816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86.09677419355" calcext:value-type="float">
            <text:p>586,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2" calcext:value-type="float">
            <text:p>42</text:p>
          </table:table-cell>
          <table:table-cell office:value-type="float" office:value="17351" calcext:value-type="float">
            <text:p>1735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59.709677419358" calcext:value-type="float">
            <text:p>559,71</text:p>
          </table:table-cell>
          <table:table-cell office:value-type="float" office:value="44" calcext:value-type="float">
            <text:p>44</text:p>
          </table:table-cell>
          <table:table-cell office:value-type="float" office:value="18213" calcext:value-type="float">
            <text:p>1821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87.51612903226" calcext:value-type="float">
            <text:p>587,5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2" calcext:value-type="float">
            <text:p>42</text:p>
          </table:table-cell>
          <table:table-cell office:value-type="float" office:value="17393" calcext:value-type="float">
            <text:p>1739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61.064516129036" calcext:value-type="float">
            <text:p>561,06</text:p>
          </table:table-cell>
          <table:table-cell office:value-type="float" office:value="44" calcext:value-type="float">
            <text:p>44</text:p>
          </table:table-cell>
          <table:table-cell office:value-type="float" office:value="18257" calcext:value-type="float">
            <text:p>1825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88.935483870969" calcext:value-type="float">
            <text:p>588,9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2" calcext:value-type="float">
            <text:p>42</text:p>
          </table:table-cell>
          <table:table-cell office:value-type="float" office:value="17435" calcext:value-type="float">
            <text:p>1743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62.419354838713" calcext:value-type="float">
            <text:p>562,42</text:p>
          </table:table-cell>
          <table:table-cell office:value-type="float" office:value="44" calcext:value-type="float">
            <text:p>44</text:p>
          </table:table-cell>
          <table:table-cell office:value-type="float" office:value="18301" calcext:value-type="float">
            <text:p>1830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90.354838709679" calcext:value-type="float">
            <text:p>590,3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2" calcext:value-type="float">
            <text:p>42</text:p>
          </table:table-cell>
          <table:table-cell office:value-type="float" office:value="17477" calcext:value-type="float">
            <text:p>1747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63.77419354839" calcext:value-type="float">
            <text:p>563,77</text:p>
          </table:table-cell>
          <table:table-cell office:value-type="float" office:value="44" calcext:value-type="float">
            <text:p>44</text:p>
          </table:table-cell>
          <table:table-cell office:value-type="float" office:value="18345" calcext:value-type="float">
            <text:p>1834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91.774193548388" calcext:value-type="float">
            <text:p>591,7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2" calcext:value-type="float">
            <text:p>42</text:p>
          </table:table-cell>
          <table:table-cell office:value-type="float" office:value="17519" calcext:value-type="float">
            <text:p>1751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65.129032258068" calcext:value-type="float">
            <text:p>565,13</text:p>
          </table:table-cell>
          <table:table-cell office:value-type="float" office:value="45" calcext:value-type="float">
            <text:p>45</text:p>
          </table:table-cell>
          <table:table-cell office:value-type="float" office:value="18390" calcext:value-type="float">
            <text:p>1839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93.225806451614" calcext:value-type="float">
            <text:p>593,2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2" calcext:value-type="float">
            <text:p>42</text:p>
          </table:table-cell>
          <table:table-cell office:value-type="float" office:value="17561" calcext:value-type="float">
            <text:p>1756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66.483870967745" calcext:value-type="float">
            <text:p>566,48</text:p>
          </table:table-cell>
          <table:table-cell office:value-type="float" office:value="44" calcext:value-type="float">
            <text:p>44</text:p>
          </table:table-cell>
          <table:table-cell office:value-type="float" office:value="18434" calcext:value-type="float">
            <text:p>1843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94.645161290324" calcext:value-type="float">
            <text:p>594,6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" calcext:value-type="float">
            <text:p>42</text:p>
          </table:table-cell>
          <table:table-cell office:value-type="float" office:value="17603" calcext:value-type="float">
            <text:p>1760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67.838709677423" calcext:value-type="float">
            <text:p>567,84</text:p>
          </table:table-cell>
          <table:table-cell office:value-type="float" office:value="44" calcext:value-type="float">
            <text:p>44</text:p>
          </table:table-cell>
          <table:table-cell office:value-type="float" office:value="18478" calcext:value-type="float">
            <text:p>1847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596.064516129034" calcext:value-type="float">
            <text:p>596,0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" calcext:value-type="float">
            <text:p>42</text:p>
          </table:table-cell>
          <table:table-cell office:value-type="float" office:value="17645" calcext:value-type="float">
            <text:p>1764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69.1935483871" calcext:value-type="float">
            <text:p>569,19</text:p>
          </table:table-cell>
          <table:table-cell office:value-type="float" office:value="45" calcext:value-type="float">
            <text:p>45</text:p>
          </table:table-cell>
          <table:table-cell office:value-type="float" office:value="18523" calcext:value-type="float">
            <text:p>1852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97.516129032259" calcext:value-type="float">
            <text:p>597,5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" calcext:value-type="float">
            <text:p>42</text:p>
          </table:table-cell>
          <table:table-cell office:value-type="float" office:value="17687" calcext:value-type="float">
            <text:p>1768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70.548387096778" calcext:value-type="float">
            <text:p>570,55</text:p>
          </table:table-cell>
          <table:table-cell office:value-type="float" office:value="45" calcext:value-type="float">
            <text:p>45</text:p>
          </table:table-cell>
          <table:table-cell office:value-type="float" office:value="18568" calcext:value-type="float">
            <text:p>1856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598.967741935485" calcext:value-type="float">
            <text:p>598,9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" calcext:value-type="float">
            <text:p>42</text:p>
          </table:table-cell>
          <table:table-cell office:value-type="float" office:value="17729" calcext:value-type="float">
            <text:p>1772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71.903225806455" calcext:value-type="float">
            <text:p>571,90</text:p>
          </table:table-cell>
          <table:table-cell office:value-type="float" office:value="44" calcext:value-type="float">
            <text:p>44</text:p>
          </table:table-cell>
          <table:table-cell office:value-type="float" office:value="18612" calcext:value-type="float">
            <text:p>1861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00.387096774195" calcext:value-type="float">
            <text:p>600,3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" calcext:value-type="float">
            <text:p>42</text:p>
          </table:table-cell>
          <table:table-cell office:value-type="float" office:value="17771" calcext:value-type="float">
            <text:p>1777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73.258064516132" calcext:value-type="float">
            <text:p>573,26</text:p>
          </table:table-cell>
          <table:table-cell office:value-type="float" office:value="44" calcext:value-type="float">
            <text:p>44</text:p>
          </table:table-cell>
          <table:table-cell office:value-type="float" office:value="18656" calcext:value-type="float">
            <text:p>1865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01.806451612905" calcext:value-type="float">
            <text:p>601,8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" calcext:value-type="float">
            <text:p>42</text:p>
          </table:table-cell>
          <table:table-cell office:value-type="float" office:value="17813" calcext:value-type="float">
            <text:p>1781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74.61290322581" calcext:value-type="float">
            <text:p>574,61</text:p>
          </table:table-cell>
          <table:table-cell office:value-type="float" office:value="44" calcext:value-type="float">
            <text:p>44</text:p>
          </table:table-cell>
          <table:table-cell office:value-type="float" office:value="18700" calcext:value-type="float">
            <text:p>1870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03.225806451614" calcext:value-type="float">
            <text:p>603,2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" calcext:value-type="float">
            <text:p>42</text:p>
          </table:table-cell>
          <table:table-cell office:value-type="float" office:value="17855" calcext:value-type="float">
            <text:p>1785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75.967741935487" calcext:value-type="float">
            <text:p>575,97</text:p>
          </table:table-cell>
          <table:table-cell office:value-type="float" office:value="44" calcext:value-type="float">
            <text:p>44</text:p>
          </table:table-cell>
          <table:table-cell office:value-type="float" office:value="18744" calcext:value-type="float">
            <text:p>1874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04.645161290324" calcext:value-type="float">
            <text:p>604,6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" calcext:value-type="float">
            <text:p>42</text:p>
          </table:table-cell>
          <table:table-cell office:value-type="float" office:value="17897" calcext:value-type="float">
            <text:p>1789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77.322580645165" calcext:value-type="float">
            <text:p>577,32</text:p>
          </table:table-cell>
          <table:table-cell office:value-type="float" office:value="44" calcext:value-type="float">
            <text:p>44</text:p>
          </table:table-cell>
          <table:table-cell office:value-type="float" office:value="18788" calcext:value-type="float">
            <text:p>1878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06.064516129034" calcext:value-type="float">
            <text:p>606,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" calcext:value-type="float">
            <text:p>42</text:p>
          </table:table-cell>
          <table:table-cell office:value-type="float" office:value="17939" calcext:value-type="float">
            <text:p>1793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78.677419354842" calcext:value-type="float">
            <text:p>578,68</text:p>
          </table:table-cell>
          <table:table-cell office:value-type="float" office:value="44" calcext:value-type="float">
            <text:p>44</text:p>
          </table:table-cell>
          <table:table-cell office:value-type="float" office:value="18832" calcext:value-type="float">
            <text:p>1883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07.483870967743" calcext:value-type="float">
            <text:p>607,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" calcext:value-type="float">
            <text:p>42</text:p>
          </table:table-cell>
          <table:table-cell office:value-type="float" office:value="17981" calcext:value-type="float">
            <text:p>1798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80.03225806452" calcext:value-type="float">
            <text:p>580,03</text:p>
          </table:table-cell>
          <table:table-cell office:value-type="float" office:value="43" calcext:value-type="float">
            <text:p>43</text:p>
          </table:table-cell>
          <table:table-cell office:value-type="float" office:value="18875" calcext:value-type="float">
            <text:p>1887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608.870967741937" calcext:value-type="float">
            <text:p>608,8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" calcext:value-type="float">
            <text:p>42</text:p>
          </table:table-cell>
          <table:table-cell office:value-type="float" office:value="18023" calcext:value-type="float">
            <text:p>1802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81.387096774197" calcext:value-type="float">
            <text:p>581,39</text:p>
          </table:table-cell>
          <table:table-cell office:value-type="float" office:value="43" calcext:value-type="float">
            <text:p>43</text:p>
          </table:table-cell>
          <table:table-cell office:value-type="float" office:value="18918" calcext:value-type="float">
            <text:p>1891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610.25806451613" calcext:value-type="float">
            <text:p>610,2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" calcext:value-type="float">
            <text:p>42</text:p>
          </table:table-cell>
          <table:table-cell office:value-type="float" office:value="18065" calcext:value-type="float">
            <text:p>1806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82.741935483875" calcext:value-type="float">
            <text:p>582,74</text:p>
          </table:table-cell>
          <table:table-cell office:value-type="float" office:value="44" calcext:value-type="float">
            <text:p>44</text:p>
          </table:table-cell>
          <table:table-cell office:value-type="float" office:value="18962" calcext:value-type="float">
            <text:p>1896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11.67741935484" calcext:value-type="float">
            <text:p>611,6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" calcext:value-type="float">
            <text:p>42</text:p>
          </table:table-cell>
          <table:table-cell office:value-type="float" office:value="18107" calcext:value-type="float">
            <text:p>1810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84.096774193552" calcext:value-type="float">
            <text:p>584,10</text:p>
          </table:table-cell>
          <table:table-cell office:value-type="float" office:value="44" calcext:value-type="float">
            <text:p>44</text:p>
          </table:table-cell>
          <table:table-cell office:value-type="float" office:value="19006" calcext:value-type="float">
            <text:p>1900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13.096774193549" calcext:value-type="float">
            <text:p>613,1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" calcext:value-type="float">
            <text:p>42</text:p>
          </table:table-cell>
          <table:table-cell office:value-type="float" office:value="18149" calcext:value-type="float">
            <text:p>1814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85.451612903229" calcext:value-type="float">
            <text:p>585,45</text:p>
          </table:table-cell>
          <table:table-cell office:value-type="float" office:value="44" calcext:value-type="float">
            <text:p>44</text:p>
          </table:table-cell>
          <table:table-cell office:value-type="float" office:value="19050" calcext:value-type="float">
            <text:p>1905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14.516129032259" calcext:value-type="float">
            <text:p>614,5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" calcext:value-type="float">
            <text:p>42</text:p>
          </table:table-cell>
          <table:table-cell office:value-type="float" office:value="18191" calcext:value-type="float">
            <text:p>1819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86.806451612907" calcext:value-type="float">
            <text:p>586,81</text:p>
          </table:table-cell>
          <table:table-cell office:value-type="float" office:value="43" calcext:value-type="float">
            <text:p>43</text:p>
          </table:table-cell>
          <table:table-cell office:value-type="float" office:value="19093" calcext:value-type="float">
            <text:p>1909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615.903225806453" calcext:value-type="float">
            <text:p>615,9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2" calcext:value-type="float">
            <text:p>42</text:p>
          </table:table-cell>
          <table:table-cell office:value-type="float" office:value="18233" calcext:value-type="float">
            <text:p>1823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88.161290322584" calcext:value-type="float">
            <text:p>588,16</text:p>
          </table:table-cell>
          <table:table-cell office:value-type="float" office:value="44" calcext:value-type="float">
            <text:p>44</text:p>
          </table:table-cell>
          <table:table-cell office:value-type="float" office:value="19137" calcext:value-type="float">
            <text:p>1913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17.322580645162" calcext:value-type="float">
            <text:p>617,3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2" calcext:value-type="float">
            <text:p>42</text:p>
          </table:table-cell>
          <table:table-cell office:value-type="float" office:value="18275" calcext:value-type="float">
            <text:p>1827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89.516129032262" calcext:value-type="float">
            <text:p>589,52</text:p>
          </table:table-cell>
          <table:table-cell office:value-type="float" office:value="43" calcext:value-type="float">
            <text:p>43</text:p>
          </table:table-cell>
          <table:table-cell office:value-type="float" office:value="19180" calcext:value-type="float">
            <text:p>1918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618.709677419356" calcext:value-type="float">
            <text:p>618,7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2" calcext:value-type="float">
            <text:p>42</text:p>
          </table:table-cell>
          <table:table-cell office:value-type="float" office:value="18317" calcext:value-type="float">
            <text:p>1831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90.870967741939" calcext:value-type="float">
            <text:p>590,87</text:p>
          </table:table-cell>
          <table:table-cell office:value-type="float" office:value="44" calcext:value-type="float">
            <text:p>44</text:p>
          </table:table-cell>
          <table:table-cell office:value-type="float" office:value="19224" calcext:value-type="float">
            <text:p>1922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20.129032258065" calcext:value-type="float">
            <text:p>620,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2" calcext:value-type="float">
            <text:p>42</text:p>
          </table:table-cell>
          <table:table-cell office:value-type="float" office:value="18359" calcext:value-type="float">
            <text:p>1835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92.225806451617" calcext:value-type="float">
            <text:p>592,23</text:p>
          </table:table-cell>
          <table:table-cell office:value-type="float" office:value="44" calcext:value-type="float">
            <text:p>44</text:p>
          </table:table-cell>
          <table:table-cell office:value-type="float" office:value="19268" calcext:value-type="float">
            <text:p>1926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21.548387096775" calcext:value-type="float">
            <text:p>621,5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2" calcext:value-type="float">
            <text:p>42</text:p>
          </table:table-cell>
          <table:table-cell office:value-type="float" office:value="18401" calcext:value-type="float">
            <text:p>1840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93.580645161294" calcext:value-type="float">
            <text:p>593,58</text:p>
          </table:table-cell>
          <table:table-cell office:value-type="float" office:value="44" calcext:value-type="float">
            <text:p>44</text:p>
          </table:table-cell>
          <table:table-cell office:value-type="float" office:value="19312" calcext:value-type="float">
            <text:p>1931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22.967741935485" calcext:value-type="float">
            <text:p>622,9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2" calcext:value-type="float">
            <text:p>42</text:p>
          </table:table-cell>
          <table:table-cell office:value-type="float" office:value="18443" calcext:value-type="float">
            <text:p>1844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94.935483870971" calcext:value-type="float">
            <text:p>594,94</text:p>
          </table:table-cell>
          <table:table-cell office:value-type="float" office:value="45" calcext:value-type="float">
            <text:p>45</text:p>
          </table:table-cell>
          <table:table-cell office:value-type="float" office:value="19357" calcext:value-type="float">
            <text:p>1935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24.419354838711" calcext:value-type="float">
            <text:p>624,4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2" calcext:value-type="float">
            <text:p>42</text:p>
          </table:table-cell>
          <table:table-cell office:value-type="float" office:value="18485" calcext:value-type="float">
            <text:p>1848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96.290322580649" calcext:value-type="float">
            <text:p>596,29</text:p>
          </table:table-cell>
          <table:table-cell office:value-type="float" office:value="45" calcext:value-type="float">
            <text:p>45</text:p>
          </table:table-cell>
          <table:table-cell office:value-type="float" office:value="19402" calcext:value-type="float">
            <text:p>1940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25.870967741936" calcext:value-type="float">
            <text:p>625,8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2" calcext:value-type="float">
            <text:p>42</text:p>
          </table:table-cell>
          <table:table-cell office:value-type="float" office:value="18527" calcext:value-type="float">
            <text:p>1852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97.645161290326" calcext:value-type="float">
            <text:p>597,65</text:p>
          </table:table-cell>
          <table:table-cell office:value-type="float" office:value="44" calcext:value-type="float">
            <text:p>44</text:p>
          </table:table-cell>
          <table:table-cell office:value-type="float" office:value="19446" calcext:value-type="float">
            <text:p>1944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27.290322580646" calcext:value-type="float">
            <text:p>627,2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2" calcext:value-type="float">
            <text:p>42</text:p>
          </table:table-cell>
          <table:table-cell office:value-type="float" office:value="18569" calcext:value-type="float">
            <text:p>1856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599.000000000004" calcext:value-type="float">
            <text:p>599,00</text:p>
          </table:table-cell>
          <table:table-cell office:value-type="float" office:value="45" calcext:value-type="float">
            <text:p>45</text:p>
          </table:table-cell>
          <table:table-cell office:value-type="float" office:value="19491" calcext:value-type="float">
            <text:p>1949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28.741935483872" calcext:value-type="float">
            <text:p>628,7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office:value-type="float" office:value="18611" calcext:value-type="float">
            <text:p>1861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00.354838709681" calcext:value-type="float">
            <text:p>600,35</text:p>
          </table:table-cell>
          <table:table-cell office:value-type="float" office:value="44" calcext:value-type="float">
            <text:p>44</text:p>
          </table:table-cell>
          <table:table-cell office:value-type="float" office:value="19535" calcext:value-type="float">
            <text:p>1953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30.161290322582" calcext:value-type="float">
            <text:p>630,1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2" calcext:value-type="float">
            <text:p>42</text:p>
          </table:table-cell>
          <table:table-cell office:value-type="float" office:value="18653" calcext:value-type="float">
            <text:p>1865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01.709677419359" calcext:value-type="float">
            <text:p>601,71</text:p>
          </table:table-cell>
          <table:table-cell office:value-type="float" office:value="44" calcext:value-type="float">
            <text:p>44</text:p>
          </table:table-cell>
          <table:table-cell office:value-type="float" office:value="19579" calcext:value-type="float">
            <text:p>1957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31.580645161291" calcext:value-type="float">
            <text:p>631,5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2" calcext:value-type="float">
            <text:p>42</text:p>
          </table:table-cell>
          <table:table-cell office:value-type="float" office:value="18695" calcext:value-type="float">
            <text:p>1869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03.064516129036" calcext:value-type="float">
            <text:p>603,06</text:p>
          </table:table-cell>
          <table:table-cell office:value-type="float" office:value="45" calcext:value-type="float">
            <text:p>45</text:p>
          </table:table-cell>
          <table:table-cell office:value-type="float" office:value="19624" calcext:value-type="float">
            <text:p>1962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33.032258064517" calcext:value-type="float">
            <text:p>633,0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2" calcext:value-type="float">
            <text:p>42</text:p>
          </table:table-cell>
          <table:table-cell office:value-type="float" office:value="18737" calcext:value-type="float">
            <text:p>1873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04.419354838714" calcext:value-type="float">
            <text:p>604,42</text:p>
          </table:table-cell>
          <table:table-cell office:value-type="float" office:value="45" calcext:value-type="float">
            <text:p>45</text:p>
          </table:table-cell>
          <table:table-cell office:value-type="float" office:value="19669" calcext:value-type="float">
            <text:p>1966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34.483870967743" calcext:value-type="float">
            <text:p>634,4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2" calcext:value-type="float">
            <text:p>42</text:p>
          </table:table-cell>
          <table:table-cell office:value-type="float" office:value="18779" calcext:value-type="float">
            <text:p>1877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05.774193548391" calcext:value-type="float">
            <text:p>605,77</text:p>
          </table:table-cell>
          <table:table-cell office:value-type="float" office:value="44" calcext:value-type="float">
            <text:p>44</text:p>
          </table:table-cell>
          <table:table-cell office:value-type="float" office:value="19713" calcext:value-type="float">
            <text:p>1971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35.903225806453" calcext:value-type="float">
            <text:p>635,9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2" calcext:value-type="float">
            <text:p>42</text:p>
          </table:table-cell>
          <table:table-cell office:value-type="float" office:value="18821" calcext:value-type="float">
            <text:p>1882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07.129032258068" calcext:value-type="float">
            <text:p>607,13</text:p>
          </table:table-cell>
          <table:table-cell office:value-type="float" office:value="44" calcext:value-type="float">
            <text:p>44</text:p>
          </table:table-cell>
          <table:table-cell office:value-type="float" office:value="19757" calcext:value-type="float">
            <text:p>1975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37.322580645162" calcext:value-type="float">
            <text:p>637,3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2" calcext:value-type="float">
            <text:p>42</text:p>
          </table:table-cell>
          <table:table-cell office:value-type="float" office:value="18863" calcext:value-type="float">
            <text:p>1886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08.483870967746" calcext:value-type="float">
            <text:p>608,48</text:p>
          </table:table-cell>
          <table:table-cell office:value-type="float" office:value="45" calcext:value-type="float">
            <text:p>45</text:p>
          </table:table-cell>
          <table:table-cell office:value-type="float" office:value="19802" calcext:value-type="float">
            <text:p>1980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38.774193548388" calcext:value-type="float">
            <text:p>638,7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" calcext:value-type="float">
            <text:p>42</text:p>
          </table:table-cell>
          <table:table-cell office:value-type="float" office:value="18905" calcext:value-type="float">
            <text:p>1890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09.838709677423" calcext:value-type="float">
            <text:p>609,84</text:p>
          </table:table-cell>
          <table:table-cell office:value-type="float" office:value="46" calcext:value-type="float">
            <text:p>46</text:p>
          </table:table-cell>
          <table:table-cell office:value-type="float" office:value="19848" calcext:value-type="float">
            <text:p>19848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640.25806451613" calcext:value-type="float">
            <text:p>640,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2" calcext:value-type="float">
            <text:p>42</text:p>
          </table:table-cell>
          <table:table-cell office:value-type="float" office:value="18947" calcext:value-type="float">
            <text:p>1894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11.193548387101" calcext:value-type="float">
            <text:p>611,19</text:p>
          </table:table-cell>
          <table:table-cell office:value-type="float" office:value="44" calcext:value-type="float">
            <text:p>44</text:p>
          </table:table-cell>
          <table:table-cell office:value-type="float" office:value="19892" calcext:value-type="float">
            <text:p>1989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41.67741935484" calcext:value-type="float">
            <text:p>641,6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2" calcext:value-type="float">
            <text:p>42</text:p>
          </table:table-cell>
          <table:table-cell office:value-type="float" office:value="18989" calcext:value-type="float">
            <text:p>1898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12.548387096778" calcext:value-type="float">
            <text:p>612,55</text:p>
          </table:table-cell>
          <table:table-cell office:value-type="float" office:value="45" calcext:value-type="float">
            <text:p>45</text:p>
          </table:table-cell>
          <table:table-cell office:value-type="float" office:value="19937" calcext:value-type="float">
            <text:p>1993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43.129032258065" calcext:value-type="float">
            <text:p>643,1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2" calcext:value-type="float">
            <text:p>42</text:p>
          </table:table-cell>
          <table:table-cell office:value-type="float" office:value="19031" calcext:value-type="float">
            <text:p>1903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13.903225806456" calcext:value-type="float">
            <text:p>613,90</text:p>
          </table:table-cell>
          <table:table-cell office:value-type="float" office:value="44" calcext:value-type="float">
            <text:p>44</text:p>
          </table:table-cell>
          <table:table-cell office:value-type="float" office:value="19981" calcext:value-type="float">
            <text:p>1998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44.548387096775" calcext:value-type="float">
            <text:p>644,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2" calcext:value-type="float">
            <text:p>42</text:p>
          </table:table-cell>
          <table:table-cell office:value-type="float" office:value="19073" calcext:value-type="float">
            <text:p>1907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15.258064516133" calcext:value-type="float">
            <text:p>615,26</text:p>
          </table:table-cell>
          <table:table-cell office:value-type="float" office:value="45" calcext:value-type="float">
            <text:p>45</text:p>
          </table:table-cell>
          <table:table-cell office:value-type="float" office:value="20026" calcext:value-type="float">
            <text:p>2002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46.000000000001" calcext:value-type="float">
            <text:p>646,0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2" calcext:value-type="float">
            <text:p>42</text:p>
          </table:table-cell>
          <table:table-cell office:value-type="float" office:value="19115" calcext:value-type="float">
            <text:p>1911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16.61290322581" calcext:value-type="float">
            <text:p>616,61</text:p>
          </table:table-cell>
          <table:table-cell office:value-type="float" office:value="44" calcext:value-type="float">
            <text:p>44</text:p>
          </table:table-cell>
          <table:table-cell office:value-type="float" office:value="20070" calcext:value-type="float">
            <text:p>2007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47.419354838711" calcext:value-type="float">
            <text:p>647,4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2" calcext:value-type="float">
            <text:p>42</text:p>
          </table:table-cell>
          <table:table-cell office:value-type="float" office:value="19157" calcext:value-type="float">
            <text:p>1915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17.967741935488" calcext:value-type="float">
            <text:p>617,97</text:p>
          </table:table-cell>
          <table:table-cell office:value-type="float" office:value="44" calcext:value-type="float">
            <text:p>44</text:p>
          </table:table-cell>
          <table:table-cell office:value-type="float" office:value="20114" calcext:value-type="float">
            <text:p>2011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48.83870967742" calcext:value-type="float">
            <text:p>648,8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2" calcext:value-type="float">
            <text:p>42</text:p>
          </table:table-cell>
          <table:table-cell office:value-type="float" office:value="19199" calcext:value-type="float">
            <text:p>1919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19.322580645165" calcext:value-type="float">
            <text:p>619,32</text:p>
          </table:table-cell>
          <table:table-cell office:value-type="float" office:value="45" calcext:value-type="float">
            <text:p>45</text:p>
          </table:table-cell>
          <table:table-cell office:value-type="float" office:value="20159" calcext:value-type="float">
            <text:p>2015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50.290322580646" calcext:value-type="float">
            <text:p>650,2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2" calcext:value-type="float">
            <text:p>42</text:p>
          </table:table-cell>
          <table:table-cell office:value-type="float" office:value="19241" calcext:value-type="float">
            <text:p>1924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20.677419354843" calcext:value-type="float">
            <text:p>620,68</text:p>
          </table:table-cell>
          <table:table-cell office:value-type="float" office:value="45" calcext:value-type="float">
            <text:p>45</text:p>
          </table:table-cell>
          <table:table-cell office:value-type="float" office:value="20204" calcext:value-type="float">
            <text:p>2020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51.741935483872" calcext:value-type="float">
            <text:p>651,7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2" calcext:value-type="float">
            <text:p>42</text:p>
          </table:table-cell>
          <table:table-cell office:value-type="float" office:value="19283" calcext:value-type="float">
            <text:p>1928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22.03225806452" calcext:value-type="float">
            <text:p>622,03</text:p>
          </table:table-cell>
          <table:table-cell office:value-type="float" office:value="44" calcext:value-type="float">
            <text:p>44</text:p>
          </table:table-cell>
          <table:table-cell office:value-type="float" office:value="20248" calcext:value-type="float">
            <text:p>2024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53.161290322582" calcext:value-type="float">
            <text:p>653,1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2" calcext:value-type="float">
            <text:p>42</text:p>
          </table:table-cell>
          <table:table-cell office:value-type="float" office:value="19325" calcext:value-type="float">
            <text:p>1932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23.387096774198" calcext:value-type="float">
            <text:p>623,39</text:p>
          </table:table-cell>
          <table:table-cell office:value-type="float" office:value="44" calcext:value-type="float">
            <text:p>44</text:p>
          </table:table-cell>
          <table:table-cell office:value-type="float" office:value="20292" calcext:value-type="float">
            <text:p>2029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54.580645161291" calcext:value-type="float">
            <text:p>654,5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2" calcext:value-type="float">
            <text:p>42</text:p>
          </table:table-cell>
          <table:table-cell office:value-type="float" office:value="19367" calcext:value-type="float">
            <text:p>1936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24.741935483875" calcext:value-type="float">
            <text:p>624,74</text:p>
          </table:table-cell>
          <table:table-cell office:value-type="float" office:value="45" calcext:value-type="float">
            <text:p>45</text:p>
          </table:table-cell>
          <table:table-cell office:value-type="float" office:value="20337" calcext:value-type="float">
            <text:p>2033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56.032258064517" calcext:value-type="float">
            <text:p>656,0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2" calcext:value-type="float">
            <text:p>42</text:p>
          </table:table-cell>
          <table:table-cell office:value-type="float" office:value="19409" calcext:value-type="float">
            <text:p>1940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26.096774193553" calcext:value-type="float">
            <text:p>626,10</text:p>
          </table:table-cell>
          <table:table-cell office:value-type="float" office:value="44" calcext:value-type="float">
            <text:p>44</text:p>
          </table:table-cell>
          <table:table-cell office:value-type="float" office:value="20381" calcext:value-type="float">
            <text:p>2038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57.451612903227" calcext:value-type="float">
            <text:p>657,4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2" calcext:value-type="float">
            <text:p>42</text:p>
          </table:table-cell>
          <table:table-cell office:value-type="float" office:value="19451" calcext:value-type="float">
            <text:p>1945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27.45161290323" calcext:value-type="float">
            <text:p>627,45</text:p>
          </table:table-cell>
          <table:table-cell office:value-type="float" office:value="45" calcext:value-type="float">
            <text:p>45</text:p>
          </table:table-cell>
          <table:table-cell office:value-type="float" office:value="20426" calcext:value-type="float">
            <text:p>2042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58.903225806453" calcext:value-type="float">
            <text:p>658,9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2" calcext:value-type="float">
            <text:p>42</text:p>
          </table:table-cell>
          <table:table-cell office:value-type="float" office:value="19493" calcext:value-type="float">
            <text:p>1949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28.806451612907" calcext:value-type="float">
            <text:p>628,81</text:p>
          </table:table-cell>
          <table:table-cell office:value-type="float" office:value="44" calcext:value-type="float">
            <text:p>44</text:p>
          </table:table-cell>
          <table:table-cell office:value-type="float" office:value="20470" calcext:value-type="float">
            <text:p>2047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60.322580645162" calcext:value-type="float">
            <text:p>660,3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2" calcext:value-type="float">
            <text:p>42</text:p>
          </table:table-cell>
          <table:table-cell office:value-type="float" office:value="19535" calcext:value-type="float">
            <text:p>1953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30.161290322585" calcext:value-type="float">
            <text:p>630,16</text:p>
          </table:table-cell>
          <table:table-cell office:value-type="float" office:value="44" calcext:value-type="float">
            <text:p>44</text:p>
          </table:table-cell>
          <table:table-cell office:value-type="float" office:value="20514" calcext:value-type="float">
            <text:p>2051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61.741935483872" calcext:value-type="float">
            <text:p>661,7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2" calcext:value-type="float">
            <text:p>42</text:p>
          </table:table-cell>
          <table:table-cell office:value-type="float" office:value="19577" calcext:value-type="float">
            <text:p>1957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31.516129032262" calcext:value-type="float">
            <text:p>631,52</text:p>
          </table:table-cell>
          <table:table-cell office:value-type="float" office:value="44" calcext:value-type="float">
            <text:p>44</text:p>
          </table:table-cell>
          <table:table-cell office:value-type="float" office:value="20558" calcext:value-type="float">
            <text:p>2055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63.161290322581" calcext:value-type="float">
            <text:p>663,1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2" calcext:value-type="float">
            <text:p>42</text:p>
          </table:table-cell>
          <table:table-cell office:value-type="float" office:value="19619" calcext:value-type="float">
            <text:p>1961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32.87096774194" calcext:value-type="float">
            <text:p>632,87</text:p>
          </table:table-cell>
          <table:table-cell office:value-type="float" office:value="44" calcext:value-type="float">
            <text:p>44</text:p>
          </table:table-cell>
          <table:table-cell office:value-type="float" office:value="20602" calcext:value-type="float">
            <text:p>2060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64.580645161291" calcext:value-type="float">
            <text:p>664,5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2" calcext:value-type="float">
            <text:p>42</text:p>
          </table:table-cell>
          <table:table-cell office:value-type="float" office:value="19661" calcext:value-type="float">
            <text:p>1966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34.225806451617" calcext:value-type="float">
            <text:p>634,23</text:p>
          </table:table-cell>
          <table:table-cell office:value-type="float" office:value="44" calcext:value-type="float">
            <text:p>44</text:p>
          </table:table-cell>
          <table:table-cell office:value-type="float" office:value="20646" calcext:value-type="float">
            <text:p>2064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66.000000000001" calcext:value-type="float">
            <text:p>666,0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2" calcext:value-type="float">
            <text:p>42</text:p>
          </table:table-cell>
          <table:table-cell office:value-type="float" office:value="19703" calcext:value-type="float">
            <text:p>1970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35.580645161295" calcext:value-type="float">
            <text:p>635,58</text:p>
          </table:table-cell>
          <table:table-cell office:value-type="float" office:value="45" calcext:value-type="float">
            <text:p>45</text:p>
          </table:table-cell>
          <table:table-cell office:value-type="float" office:value="20691" calcext:value-type="float">
            <text:p>2069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67.451612903227" calcext:value-type="float">
            <text:p>667,4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2" calcext:value-type="float">
            <text:p>42</text:p>
          </table:table-cell>
          <table:table-cell office:value-type="float" office:value="19745" calcext:value-type="float">
            <text:p>1974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36.935483870972" calcext:value-type="float">
            <text:p>636,94</text:p>
          </table:table-cell>
          <table:table-cell office:value-type="float" office:value="44" calcext:value-type="float">
            <text:p>44</text:p>
          </table:table-cell>
          <table:table-cell office:value-type="float" office:value="20735" calcext:value-type="float">
            <text:p>2073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68.870967741936" calcext:value-type="float">
            <text:p>668,8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2" calcext:value-type="float">
            <text:p>42</text:p>
          </table:table-cell>
          <table:table-cell office:value-type="float" office:value="19787" calcext:value-type="float">
            <text:p>1978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38.290322580649" calcext:value-type="float">
            <text:p>638,29</text:p>
          </table:table-cell>
          <table:table-cell office:value-type="float" office:value="44" calcext:value-type="float">
            <text:p>44</text:p>
          </table:table-cell>
          <table:table-cell office:value-type="float" office:value="20779" calcext:value-type="float">
            <text:p>2077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70.290322580646" calcext:value-type="float">
            <text:p>670,2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2" calcext:value-type="float">
            <text:p>42</text:p>
          </table:table-cell>
          <table:table-cell office:value-type="float" office:value="19829" calcext:value-type="float">
            <text:p>1982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39.645161290327" calcext:value-type="float">
            <text:p>639,65</text:p>
          </table:table-cell>
          <table:table-cell office:value-type="float" office:value="45" calcext:value-type="float">
            <text:p>45</text:p>
          </table:table-cell>
          <table:table-cell office:value-type="float" office:value="20824" calcext:value-type="float">
            <text:p>2082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71.741935483872" calcext:value-type="float">
            <text:p>671,7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2" calcext:value-type="float">
            <text:p>42</text:p>
          </table:table-cell>
          <table:table-cell office:value-type="float" office:value="19871" calcext:value-type="float">
            <text:p>1987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41.000000000004" calcext:value-type="float">
            <text:p>641,00</text:p>
          </table:table-cell>
          <table:table-cell office:value-type="float" office:value="45" calcext:value-type="float">
            <text:p>45</text:p>
          </table:table-cell>
          <table:table-cell office:value-type="float" office:value="20869" calcext:value-type="float">
            <text:p>2086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73.193548387098" calcext:value-type="float">
            <text:p>673,1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2" calcext:value-type="float">
            <text:p>42</text:p>
          </table:table-cell>
          <table:table-cell office:value-type="float" office:value="19913" calcext:value-type="float">
            <text:p>1991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42.354838709682" calcext:value-type="float">
            <text:p>642,35</text:p>
          </table:table-cell>
          <table:table-cell office:value-type="float" office:value="44" calcext:value-type="float">
            <text:p>44</text:p>
          </table:table-cell>
          <table:table-cell office:value-type="float" office:value="20913" calcext:value-type="float">
            <text:p>2091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74.612903225807" calcext:value-type="float">
            <text:p>674,6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2" calcext:value-type="float">
            <text:p>42</text:p>
          </table:table-cell>
          <table:table-cell office:value-type="float" office:value="19955" calcext:value-type="float">
            <text:p>1995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43.709677419359" calcext:value-type="float">
            <text:p>643,71</text:p>
          </table:table-cell>
          <table:table-cell office:value-type="float" office:value="44" calcext:value-type="float">
            <text:p>44</text:p>
          </table:table-cell>
          <table:table-cell office:value-type="float" office:value="20957" calcext:value-type="float">
            <text:p>2095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76.032258064517" calcext:value-type="float">
            <text:p>676,0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2" calcext:value-type="float">
            <text:p>42</text:p>
          </table:table-cell>
          <table:table-cell office:value-type="float" office:value="19997" calcext:value-type="float">
            <text:p>1999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45.064516129037" calcext:value-type="float">
            <text:p>645,06</text:p>
          </table:table-cell>
          <table:table-cell office:value-type="float" office:value="45" calcext:value-type="float">
            <text:p>45</text:p>
          </table:table-cell>
          <table:table-cell office:value-type="float" office:value="21002" calcext:value-type="float">
            <text:p>2100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77.483870967743" calcext:value-type="float">
            <text:p>677,4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2" calcext:value-type="float">
            <text:p>42</text:p>
          </table:table-cell>
          <table:table-cell office:value-type="float" office:value="20039" calcext:value-type="float">
            <text:p>2003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46.419354838714" calcext:value-type="float">
            <text:p>646,42</text:p>
          </table:table-cell>
          <table:table-cell office:value-type="float" office:value="45" calcext:value-type="float">
            <text:p>45</text:p>
          </table:table-cell>
          <table:table-cell office:value-type="float" office:value="21047" calcext:value-type="float">
            <text:p>2104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78.935483870969" calcext:value-type="float">
            <text:p>678,9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2" calcext:value-type="float">
            <text:p>42</text:p>
          </table:table-cell>
          <table:table-cell office:value-type="float" office:value="20081" calcext:value-type="float">
            <text:p>2008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47.774193548392" calcext:value-type="float">
            <text:p>647,77</text:p>
          </table:table-cell>
          <table:table-cell office:value-type="float" office:value="44" calcext:value-type="float">
            <text:p>44</text:p>
          </table:table-cell>
          <table:table-cell office:value-type="float" office:value="21091" calcext:value-type="float">
            <text:p>2109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80.354838709678" calcext:value-type="float">
            <text:p>680,3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2" calcext:value-type="float">
            <text:p>42</text:p>
          </table:table-cell>
          <table:table-cell office:value-type="float" office:value="20123" calcext:value-type="float">
            <text:p>2012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49.129032258069" calcext:value-type="float">
            <text:p>649,13</text:p>
          </table:table-cell>
          <table:table-cell office:value-type="float" office:value="44" calcext:value-type="float">
            <text:p>44</text:p>
          </table:table-cell>
          <table:table-cell office:value-type="float" office:value="21135" calcext:value-type="float">
            <text:p>2113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81.774193548388" calcext:value-type="float">
            <text:p>681,7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" calcext:value-type="float">
            <text:p>42</text:p>
          </table:table-cell>
          <table:table-cell office:value-type="float" office:value="20165" calcext:value-type="float">
            <text:p>2016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50.483870967746" calcext:value-type="float">
            <text:p>650,48</text:p>
          </table:table-cell>
          <table:table-cell office:value-type="float" office:value="44" calcext:value-type="float">
            <text:p>44</text:p>
          </table:table-cell>
          <table:table-cell office:value-type="float" office:value="21179" calcext:value-type="float">
            <text:p>2117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83.193548387097" calcext:value-type="float">
            <text:p>683,1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2" calcext:value-type="float">
            <text:p>42</text:p>
          </table:table-cell>
          <table:table-cell office:value-type="float" office:value="20207" calcext:value-type="float">
            <text:p>2020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51.838709677424" calcext:value-type="float">
            <text:p>651,84</text:p>
          </table:table-cell>
          <table:table-cell office:value-type="float" office:value="44" calcext:value-type="float">
            <text:p>44</text:p>
          </table:table-cell>
          <table:table-cell office:value-type="float" office:value="21223" calcext:value-type="float">
            <text:p>2122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84.612903225807" calcext:value-type="float">
            <text:p>684,6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2" calcext:value-type="float">
            <text:p>42</text:p>
          </table:table-cell>
          <table:table-cell office:value-type="float" office:value="20249" calcext:value-type="float">
            <text:p>2024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53.193548387101" calcext:value-type="float">
            <text:p>653,19</text:p>
          </table:table-cell>
          <table:table-cell office:value-type="float" office:value="45" calcext:value-type="float">
            <text:p>45</text:p>
          </table:table-cell>
          <table:table-cell office:value-type="float" office:value="21268" calcext:value-type="float">
            <text:p>2126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86.064516129033" calcext:value-type="float">
            <text:p>686,0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2" calcext:value-type="float">
            <text:p>42</text:p>
          </table:table-cell>
          <table:table-cell office:value-type="float" office:value="20291" calcext:value-type="float">
            <text:p>2029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54.548387096779" calcext:value-type="float">
            <text:p>654,55</text:p>
          </table:table-cell>
          <table:table-cell office:value-type="float" office:value="44" calcext:value-type="float">
            <text:p>44</text:p>
          </table:table-cell>
          <table:table-cell office:value-type="float" office:value="21312" calcext:value-type="float">
            <text:p>2131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87.483870967743" calcext:value-type="float">
            <text:p>687,4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2" calcext:value-type="float">
            <text:p>42</text:p>
          </table:table-cell>
          <table:table-cell office:value-type="float" office:value="20333" calcext:value-type="float">
            <text:p>2033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55.903225806456" calcext:value-type="float">
            <text:p>655,90</text:p>
          </table:table-cell>
          <table:table-cell office:value-type="float" office:value="44" calcext:value-type="float">
            <text:p>44</text:p>
          </table:table-cell>
          <table:table-cell office:value-type="float" office:value="21356" calcext:value-type="float">
            <text:p>2135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88.903225806452" calcext:value-type="float">
            <text:p>688,9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2" calcext:value-type="float">
            <text:p>42</text:p>
          </table:table-cell>
          <table:table-cell office:value-type="float" office:value="20375" calcext:value-type="float">
            <text:p>2037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57.258064516134" calcext:value-type="float">
            <text:p>657,26</text:p>
          </table:table-cell>
          <table:table-cell office:value-type="float" office:value="44" calcext:value-type="float">
            <text:p>44</text:p>
          </table:table-cell>
          <table:table-cell office:value-type="float" office:value="21400" calcext:value-type="float">
            <text:p>2140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90.322580645162" calcext:value-type="float">
            <text:p>690,3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2" calcext:value-type="float">
            <text:p>42</text:p>
          </table:table-cell>
          <table:table-cell office:value-type="float" office:value="20417" calcext:value-type="float">
            <text:p>2041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58.612903225811" calcext:value-type="float">
            <text:p>658,61</text:p>
          </table:table-cell>
          <table:table-cell office:value-type="float" office:value="45" calcext:value-type="float">
            <text:p>45</text:p>
          </table:table-cell>
          <table:table-cell office:value-type="float" office:value="21445" calcext:value-type="float">
            <text:p>2144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91.774193548388" calcext:value-type="float">
            <text:p>691,7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2" calcext:value-type="float">
            <text:p>42</text:p>
          </table:table-cell>
          <table:table-cell office:value-type="float" office:value="20459" calcext:value-type="float">
            <text:p>2045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59.967741935489" calcext:value-type="float">
            <text:p>659,97</text:p>
          </table:table-cell>
          <table:table-cell office:value-type="float" office:value="45" calcext:value-type="float">
            <text:p>45</text:p>
          </table:table-cell>
          <table:table-cell office:value-type="float" office:value="21490" calcext:value-type="float">
            <text:p>2149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93.225806451614" calcext:value-type="float">
            <text:p>693,2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2" calcext:value-type="float">
            <text:p>42</text:p>
          </table:table-cell>
          <table:table-cell office:value-type="float" office:value="20501" calcext:value-type="float">
            <text:p>2050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61.322580645166" calcext:value-type="float">
            <text:p>661,32</text:p>
          </table:table-cell>
          <table:table-cell office:value-type="float" office:value="44" calcext:value-type="float">
            <text:p>44</text:p>
          </table:table-cell>
          <table:table-cell office:value-type="float" office:value="21534" calcext:value-type="float">
            <text:p>2153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94.645161290323" calcext:value-type="float">
            <text:p>694,6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2" calcext:value-type="float">
            <text:p>42</text:p>
          </table:table-cell>
          <table:table-cell office:value-type="float" office:value="20543" calcext:value-type="float">
            <text:p>2054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62.677419354843" calcext:value-type="float">
            <text:p>662,68</text:p>
          </table:table-cell>
          <table:table-cell office:value-type="float" office:value="44" calcext:value-type="float">
            <text:p>44</text:p>
          </table:table-cell>
          <table:table-cell office:value-type="float" office:value="21578" calcext:value-type="float">
            <text:p>2157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96.064516129033" calcext:value-type="float">
            <text:p>696,0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2" calcext:value-type="float">
            <text:p>42</text:p>
          </table:table-cell>
          <table:table-cell office:value-type="float" office:value="20585" calcext:value-type="float">
            <text:p>2058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64.032258064521" calcext:value-type="float">
            <text:p>664,03</text:p>
          </table:table-cell>
          <table:table-cell office:value-type="float" office:value="44" calcext:value-type="float">
            <text:p>44</text:p>
          </table:table-cell>
          <table:table-cell office:value-type="float" office:value="21622" calcext:value-type="float">
            <text:p>2162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697.483870967742" calcext:value-type="float">
            <text:p>697,4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2" calcext:value-type="float">
            <text:p>42</text:p>
          </table:table-cell>
          <table:table-cell office:value-type="float" office:value="20627" calcext:value-type="float">
            <text:p>2062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65.387096774198" calcext:value-type="float">
            <text:p>665,39</text:p>
          </table:table-cell>
          <table:table-cell office:value-type="float" office:value="45" calcext:value-type="float">
            <text:p>45</text:p>
          </table:table-cell>
          <table:table-cell office:value-type="float" office:value="21667" calcext:value-type="float">
            <text:p>2166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698.935483870968" calcext:value-type="float">
            <text:p>698,9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2" calcext:value-type="float">
            <text:p>42</text:p>
          </table:table-cell>
          <table:table-cell office:value-type="float" office:value="20669" calcext:value-type="float">
            <text:p>2066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66.741935483876" calcext:value-type="float">
            <text:p>666,74</text:p>
          </table:table-cell>
          <table:table-cell office:value-type="float" office:value="44" calcext:value-type="float">
            <text:p>44</text:p>
          </table:table-cell>
          <table:table-cell office:value-type="float" office:value="21711" calcext:value-type="float">
            <text:p>2171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00.354838709678" calcext:value-type="float">
            <text:p>700,3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2" calcext:value-type="float">
            <text:p>42</text:p>
          </table:table-cell>
          <table:table-cell office:value-type="float" office:value="20711" calcext:value-type="float">
            <text:p>2071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68.096774193553" calcext:value-type="float">
            <text:p>668,10</text:p>
          </table:table-cell>
          <table:table-cell office:value-type="float" office:value="44" calcext:value-type="float">
            <text:p>44</text:p>
          </table:table-cell>
          <table:table-cell office:value-type="float" office:value="21755" calcext:value-type="float">
            <text:p>2175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01.774193548388" calcext:value-type="float">
            <text:p>701,7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2" calcext:value-type="float">
            <text:p>42</text:p>
          </table:table-cell>
          <table:table-cell office:value-type="float" office:value="20753" calcext:value-type="float">
            <text:p>2075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69.451612903231" calcext:value-type="float">
            <text:p>669,45</text:p>
          </table:table-cell>
          <table:table-cell office:value-type="float" office:value="45" calcext:value-type="float">
            <text:p>45</text:p>
          </table:table-cell>
          <table:table-cell office:value-type="float" office:value="21800" calcext:value-type="float">
            <text:p>2180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03.225806451613" calcext:value-type="float">
            <text:p>703,2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2" calcext:value-type="float">
            <text:p>42</text:p>
          </table:table-cell>
          <table:table-cell office:value-type="float" office:value="20795" calcext:value-type="float">
            <text:p>2079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70.806451612908" calcext:value-type="float">
            <text:p>670,81</text:p>
          </table:table-cell>
          <table:table-cell office:value-type="float" office:value="44" calcext:value-type="float">
            <text:p>44</text:p>
          </table:table-cell>
          <table:table-cell office:value-type="float" office:value="21844" calcext:value-type="float">
            <text:p>2184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04.645161290323" calcext:value-type="float">
            <text:p>704,6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2" calcext:value-type="float">
            <text:p>42</text:p>
          </table:table-cell>
          <table:table-cell office:value-type="float" office:value="20837" calcext:value-type="float">
            <text:p>2083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72.161290322585" calcext:value-type="float">
            <text:p>672,16</text:p>
          </table:table-cell>
          <table:table-cell office:value-type="float" office:value="44" calcext:value-type="float">
            <text:p>44</text:p>
          </table:table-cell>
          <table:table-cell office:value-type="float" office:value="21888" calcext:value-type="float">
            <text:p>2188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06.064516129033" calcext:value-type="float">
            <text:p>706,0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2" calcext:value-type="float">
            <text:p>42</text:p>
          </table:table-cell>
          <table:table-cell office:value-type="float" office:value="20879" calcext:value-type="float">
            <text:p>2087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73.516129032263" calcext:value-type="float">
            <text:p>673,52</text:p>
          </table:table-cell>
          <table:table-cell office:value-type="float" office:value="45" calcext:value-type="float">
            <text:p>45</text:p>
          </table:table-cell>
          <table:table-cell office:value-type="float" office:value="21933" calcext:value-type="float">
            <text:p>2193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07.516129032259" calcext:value-type="float">
            <text:p>707,5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2" calcext:value-type="float">
            <text:p>42</text:p>
          </table:table-cell>
          <table:table-cell office:value-type="float" office:value="20921" calcext:value-type="float">
            <text:p>2092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74.87096774194" calcext:value-type="float">
            <text:p>674,87</text:p>
          </table:table-cell>
          <table:table-cell office:value-type="float" office:value="45" calcext:value-type="float">
            <text:p>45</text:p>
          </table:table-cell>
          <table:table-cell office:value-type="float" office:value="21978" calcext:value-type="float">
            <text:p>2197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08.967741935484" calcext:value-type="float">
            <text:p>708,9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2" calcext:value-type="float">
            <text:p>42</text:p>
          </table:table-cell>
          <table:table-cell office:value-type="float" office:value="20963" calcext:value-type="float">
            <text:p>2096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76.225806451618" calcext:value-type="float">
            <text:p>676,23</text:p>
          </table:table-cell>
          <table:table-cell office:value-type="float" office:value="44" calcext:value-type="float">
            <text:p>44</text:p>
          </table:table-cell>
          <table:table-cell office:value-type="float" office:value="22022" calcext:value-type="float">
            <text:p>2202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10.387096774194" calcext:value-type="float">
            <text:p>710,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21005" calcext:value-type="float">
            <text:p>2100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77.580645161295" calcext:value-type="float">
            <text:p>677,58</text:p>
          </table:table-cell>
          <table:table-cell office:value-type="float" office:value="44" calcext:value-type="float">
            <text:p>44</text:p>
          </table:table-cell>
          <table:table-cell office:value-type="float" office:value="22066" calcext:value-type="float">
            <text:p>2206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11.806451612904" calcext:value-type="float">
            <text:p>711,8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2" calcext:value-type="float">
            <text:p>42</text:p>
          </table:table-cell>
          <table:table-cell office:value-type="float" office:value="21047" calcext:value-type="float">
            <text:p>2104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78.935483870973" calcext:value-type="float">
            <text:p>678,94</text:p>
          </table:table-cell>
          <table:table-cell office:value-type="float" office:value="44" calcext:value-type="float">
            <text:p>44</text:p>
          </table:table-cell>
          <table:table-cell office:value-type="float" office:value="22110" calcext:value-type="float">
            <text:p>2211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13.225806451613" calcext:value-type="float">
            <text:p>713,2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2" calcext:value-type="float">
            <text:p>42</text:p>
          </table:table-cell>
          <table:table-cell office:value-type="float" office:value="21089" calcext:value-type="float">
            <text:p>2108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80.29032258065" calcext:value-type="float">
            <text:p>680,29</text:p>
          </table:table-cell>
          <table:table-cell office:value-type="float" office:value="44" calcext:value-type="float">
            <text:p>44</text:p>
          </table:table-cell>
          <table:table-cell office:value-type="float" office:value="22154" calcext:value-type="float">
            <text:p>2215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14.645161290323" calcext:value-type="float">
            <text:p>714,6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2" calcext:value-type="float">
            <text:p>42</text:p>
          </table:table-cell>
          <table:table-cell office:value-type="float" office:value="21131" calcext:value-type="float">
            <text:p>2113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81.645161290327" calcext:value-type="float">
            <text:p>681,65</text:p>
          </table:table-cell>
          <table:table-cell office:value-type="float" office:value="44" calcext:value-type="float">
            <text:p>44</text:p>
          </table:table-cell>
          <table:table-cell office:value-type="float" office:value="22198" calcext:value-type="float">
            <text:p>2219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16.064516129033" calcext:value-type="float">
            <text:p>716,0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2" calcext:value-type="float">
            <text:p>42</text:p>
          </table:table-cell>
          <table:table-cell office:value-type="float" office:value="21173" calcext:value-type="float">
            <text:p>2117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83.000000000005" calcext:value-type="float">
            <text:p>683,00</text:p>
          </table:table-cell>
          <table:table-cell office:value-type="float" office:value="44" calcext:value-type="float">
            <text:p>44</text:p>
          </table:table-cell>
          <table:table-cell office:value-type="float" office:value="22242" calcext:value-type="float">
            <text:p>2224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17.483870967742" calcext:value-type="float">
            <text:p>717,4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2" calcext:value-type="float">
            <text:p>42</text:p>
          </table:table-cell>
          <table:table-cell office:value-type="float" office:value="21215" calcext:value-type="float">
            <text:p>2121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84.354838709682" calcext:value-type="float">
            <text:p>684,35</text:p>
          </table:table-cell>
          <table:table-cell office:value-type="float" office:value="44" calcext:value-type="float">
            <text:p>44</text:p>
          </table:table-cell>
          <table:table-cell office:value-type="float" office:value="22286" calcext:value-type="float">
            <text:p>2228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18.903225806452" calcext:value-type="float">
            <text:p>718,9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2" calcext:value-type="float">
            <text:p>42</text:p>
          </table:table-cell>
          <table:table-cell office:value-type="float" office:value="21257" calcext:value-type="float">
            <text:p>2125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85.70967741936" calcext:value-type="float">
            <text:p>685,71</text:p>
          </table:table-cell>
          <table:table-cell office:value-type="float" office:value="44" calcext:value-type="float">
            <text:p>44</text:p>
          </table:table-cell>
          <table:table-cell office:value-type="float" office:value="22330" calcext:value-type="float">
            <text:p>2233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20.322580645161" calcext:value-type="float">
            <text:p>720,3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3" calcext:value-type="float">
            <text:p>43</text:p>
          </table:table-cell>
          <table:table-cell office:value-type="float" office:value="21300" calcext:value-type="float">
            <text:p>2130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687.096774193553" calcext:value-type="float">
            <text:p>687,10</text:p>
          </table:table-cell>
          <table:table-cell office:value-type="float" office:value="44" calcext:value-type="float">
            <text:p>44</text:p>
          </table:table-cell>
          <table:table-cell office:value-type="float" office:value="22374" calcext:value-type="float">
            <text:p>2237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21.741935483871" calcext:value-type="float">
            <text:p>721,7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2" calcext:value-type="float">
            <text:p>42</text:p>
          </table:table-cell>
          <table:table-cell office:value-type="float" office:value="21342" calcext:value-type="float">
            <text:p>2134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88.451612903231" calcext:value-type="float">
            <text:p>688,45</text:p>
          </table:table-cell>
          <table:table-cell office:value-type="float" office:value="45" calcext:value-type="float">
            <text:p>45</text:p>
          </table:table-cell>
          <table:table-cell office:value-type="float" office:value="22419" calcext:value-type="float">
            <text:p>2241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23.193548387097" calcext:value-type="float">
            <text:p>723,1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2" calcext:value-type="float">
            <text:p>42</text:p>
          </table:table-cell>
          <table:table-cell office:value-type="float" office:value="21384" calcext:value-type="float">
            <text:p>2138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89.806451612908" calcext:value-type="float">
            <text:p>689,81</text:p>
          </table:table-cell>
          <table:table-cell office:value-type="float" office:value="44" calcext:value-type="float">
            <text:p>44</text:p>
          </table:table-cell>
          <table:table-cell office:value-type="float" office:value="22463" calcext:value-type="float">
            <text:p>2246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24.612903225807" calcext:value-type="float">
            <text:p>724,6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2" calcext:value-type="float">
            <text:p>42</text:p>
          </table:table-cell>
          <table:table-cell office:value-type="float" office:value="21426" calcext:value-type="float">
            <text:p>2142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91.161290322586" calcext:value-type="float">
            <text:p>691,16</text:p>
          </table:table-cell>
          <table:table-cell office:value-type="float" office:value="44" calcext:value-type="float">
            <text:p>44</text:p>
          </table:table-cell>
          <table:table-cell office:value-type="float" office:value="22507" calcext:value-type="float">
            <text:p>2250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26.032258064516" calcext:value-type="float">
            <text:p>726,0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3" calcext:value-type="float">
            <text:p>43</text:p>
          </table:table-cell>
          <table:table-cell office:value-type="float" office:value="21469" calcext:value-type="float">
            <text:p>2146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692.548387096779" calcext:value-type="float">
            <text:p>692,55</text:p>
          </table:table-cell>
          <table:table-cell office:value-type="float" office:value="44" calcext:value-type="float">
            <text:p>44</text:p>
          </table:table-cell>
          <table:table-cell office:value-type="float" office:value="22551" calcext:value-type="float">
            <text:p>2255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27.451612903226" calcext:value-type="float">
            <text:p>727,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2" calcext:value-type="float">
            <text:p>42</text:p>
          </table:table-cell>
          <table:table-cell office:value-type="float" office:value="21511" calcext:value-type="float">
            <text:p>2151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93.903225806457" calcext:value-type="float">
            <text:p>693,90</text:p>
          </table:table-cell>
          <table:table-cell office:value-type="float" office:value="44" calcext:value-type="float">
            <text:p>44</text:p>
          </table:table-cell>
          <table:table-cell office:value-type="float" office:value="22595" calcext:value-type="float">
            <text:p>2259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28.870967741936" calcext:value-type="float">
            <text:p>728,8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2" calcext:value-type="float">
            <text:p>42</text:p>
          </table:table-cell>
          <table:table-cell office:value-type="float" office:value="21553" calcext:value-type="float">
            <text:p>2155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95.258064516134" calcext:value-type="float">
            <text:p>695,26</text:p>
          </table:table-cell>
          <table:table-cell office:value-type="float" office:value="45" calcext:value-type="float">
            <text:p>45</text:p>
          </table:table-cell>
          <table:table-cell office:value-type="float" office:value="22640" calcext:value-type="float">
            <text:p>2264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30.322580645161" calcext:value-type="float">
            <text:p>730,3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2" calcext:value-type="float">
            <text:p>42</text:p>
          </table:table-cell>
          <table:table-cell office:value-type="float" office:value="21595" calcext:value-type="float">
            <text:p>2159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96.612903225812" calcext:value-type="float">
            <text:p>696,61</text:p>
          </table:table-cell>
          <table:table-cell office:value-type="float" office:value="44" calcext:value-type="float">
            <text:p>44</text:p>
          </table:table-cell>
          <table:table-cell office:value-type="float" office:value="22684" calcext:value-type="float">
            <text:p>2268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31.741935483871" calcext:value-type="float">
            <text:p>731,7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" calcext:value-type="float">
            <text:p>42</text:p>
          </table:table-cell>
          <table:table-cell office:value-type="float" office:value="21637" calcext:value-type="float">
            <text:p>2163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697.967741935489" calcext:value-type="float">
            <text:p>697,97</text:p>
          </table:table-cell>
          <table:table-cell office:value-type="float" office:value="44" calcext:value-type="float">
            <text:p>44</text:p>
          </table:table-cell>
          <table:table-cell office:value-type="float" office:value="22728" calcext:value-type="float">
            <text:p>227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33.161290322581" calcext:value-type="float">
            <text:p>733,1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3" calcext:value-type="float">
            <text:p>43</text:p>
          </table:table-cell>
          <table:table-cell office:value-type="float" office:value="21680" calcext:value-type="float">
            <text:p>2168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699.354838709682" calcext:value-type="float">
            <text:p>699,35</text:p>
          </table:table-cell>
          <table:table-cell office:value-type="float" office:value="44" calcext:value-type="float">
            <text:p>44</text:p>
          </table:table-cell>
          <table:table-cell office:value-type="float" office:value="22772" calcext:value-type="float">
            <text:p>2277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34.58064516129" calcext:value-type="float">
            <text:p>734,5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2" calcext:value-type="float">
            <text:p>42</text:p>
          </table:table-cell>
          <table:table-cell office:value-type="float" office:value="21722" calcext:value-type="float">
            <text:p>2172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00.70967741936" calcext:value-type="float">
            <text:p>700,71</text:p>
          </table:table-cell>
          <table:table-cell office:value-type="float" office:value="44" calcext:value-type="float">
            <text:p>44</text:p>
          </table:table-cell>
          <table:table-cell office:value-type="float" office:value="22816" calcext:value-type="float">
            <text:p>2281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36" calcext:value-type="float">
            <text:p>736,0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2" calcext:value-type="float">
            <text:p>42</text:p>
          </table:table-cell>
          <table:table-cell office:value-type="float" office:value="21764" calcext:value-type="float">
            <text:p>2176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02.064516129037" calcext:value-type="float">
            <text:p>702,06</text:p>
          </table:table-cell>
          <table:table-cell office:value-type="float" office:value="45" calcext:value-type="float">
            <text:p>45</text:p>
          </table:table-cell>
          <table:table-cell office:value-type="float" office:value="22861" calcext:value-type="float">
            <text:p>2286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37.451612903226" calcext:value-type="float">
            <text:p>737,4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2" calcext:value-type="float">
            <text:p>42</text:p>
          </table:table-cell>
          <table:table-cell office:value-type="float" office:value="21806" calcext:value-type="float">
            <text:p>2180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03.419354838715" calcext:value-type="float">
            <text:p>703,42</text:p>
          </table:table-cell>
          <table:table-cell office:value-type="float" office:value="44" calcext:value-type="float">
            <text:p>44</text:p>
          </table:table-cell>
          <table:table-cell office:value-type="float" office:value="22905" calcext:value-type="float">
            <text:p>2290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38.870967741935" calcext:value-type="float">
            <text:p>738,8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2" calcext:value-type="float">
            <text:p>42</text:p>
          </table:table-cell>
          <table:table-cell office:value-type="float" office:value="21848" calcext:value-type="float">
            <text:p>2184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04.774193548392" calcext:value-type="float">
            <text:p>704,77</text:p>
          </table:table-cell>
          <table:table-cell office:value-type="float" office:value="44" calcext:value-type="float">
            <text:p>44</text:p>
          </table:table-cell>
          <table:table-cell office:value-type="float" office:value="22949" calcext:value-type="float">
            <text:p>2294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40.290322580645" calcext:value-type="float">
            <text:p>740,2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2" calcext:value-type="float">
            <text:p>42</text:p>
          </table:table-cell>
          <table:table-cell office:value-type="float" office:value="21890" calcext:value-type="float">
            <text:p>2189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06.12903225807" calcext:value-type="float">
            <text:p>706,13</text:p>
          </table:table-cell>
          <table:table-cell office:value-type="float" office:value="44" calcext:value-type="float">
            <text:p>44</text:p>
          </table:table-cell>
          <table:table-cell office:value-type="float" office:value="22993" calcext:value-type="float">
            <text:p>2299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41.709677419355" calcext:value-type="float">
            <text:p>741,7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2" calcext:value-type="float">
            <text:p>42</text:p>
          </table:table-cell>
          <table:table-cell office:value-type="float" office:value="21932" calcext:value-type="float">
            <text:p>2193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07.483870967747" calcext:value-type="float">
            <text:p>707,48</text:p>
          </table:table-cell>
          <table:table-cell office:value-type="float" office:value="45" calcext:value-type="float">
            <text:p>45</text:p>
          </table:table-cell>
          <table:table-cell office:value-type="float" office:value="23038" calcext:value-type="float">
            <text:p>2303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43.161290322581" calcext:value-type="float">
            <text:p>743,1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2" calcext:value-type="float">
            <text:p>42</text:p>
          </table:table-cell>
          <table:table-cell office:value-type="float" office:value="21974" calcext:value-type="float">
            <text:p>2197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08.838709677424" calcext:value-type="float">
            <text:p>708,84</text:p>
          </table:table-cell>
          <table:table-cell office:value-type="float" office:value="44" calcext:value-type="float">
            <text:p>44</text:p>
          </table:table-cell>
          <table:table-cell office:value-type="float" office:value="23082" calcext:value-type="float">
            <text:p>2308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44.58064516129" calcext:value-type="float">
            <text:p>744,5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3" calcext:value-type="float">
            <text:p>43</text:p>
          </table:table-cell>
          <table:table-cell office:value-type="float" office:value="22017" calcext:value-type="float">
            <text:p>2201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710.225806451618" calcext:value-type="float">
            <text:p>710,23</text:p>
          </table:table-cell>
          <table:table-cell office:value-type="float" office:value="44" calcext:value-type="float">
            <text:p>44</text:p>
          </table:table-cell>
          <table:table-cell office:value-type="float" office:value="23126" calcext:value-type="float">
            <text:p>2312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46" calcext:value-type="float">
            <text:p>746,0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2" calcext:value-type="float">
            <text:p>42</text:p>
          </table:table-cell>
          <table:table-cell office:value-type="float" office:value="22059" calcext:value-type="float">
            <text:p>2205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11.580645161296" calcext:value-type="float">
            <text:p>711,58</text:p>
          </table:table-cell>
          <table:table-cell office:value-type="float" office:value="44" calcext:value-type="float">
            <text:p>44</text:p>
          </table:table-cell>
          <table:table-cell office:value-type="float" office:value="23170" calcext:value-type="float">
            <text:p>2317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47.419354838709" calcext:value-type="float">
            <text:p>747,4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2" calcext:value-type="float">
            <text:p>42</text:p>
          </table:table-cell>
          <table:table-cell office:value-type="float" office:value="22101" calcext:value-type="float">
            <text:p>2210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12.935483870973" calcext:value-type="float">
            <text:p>712,94</text:p>
          </table:table-cell>
          <table:table-cell office:value-type="float" office:value="44" calcext:value-type="float">
            <text:p>44</text:p>
          </table:table-cell>
          <table:table-cell office:value-type="float" office:value="23214" calcext:value-type="float">
            <text:p>2321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48.838709677419" calcext:value-type="float">
            <text:p>748,8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2" calcext:value-type="float">
            <text:p>42</text:p>
          </table:table-cell>
          <table:table-cell office:value-type="float" office:value="22143" calcext:value-type="float">
            <text:p>2214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14.29032258065" calcext:value-type="float">
            <text:p>714,29</text:p>
          </table:table-cell>
          <table:table-cell office:value-type="float" office:value="45" calcext:value-type="float">
            <text:p>45</text:p>
          </table:table-cell>
          <table:table-cell office:value-type="float" office:value="23259" calcext:value-type="float">
            <text:p>2325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50.290322580645" calcext:value-type="float">
            <text:p>750,2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2" calcext:value-type="float">
            <text:p>42</text:p>
          </table:table-cell>
          <table:table-cell office:value-type="float" office:value="22185" calcext:value-type="float">
            <text:p>2218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15.645161290328" calcext:value-type="float">
            <text:p>715,65</text:p>
          </table:table-cell>
          <table:table-cell office:value-type="float" office:value="44" calcext:value-type="float">
            <text:p>44</text:p>
          </table:table-cell>
          <table:table-cell office:value-type="float" office:value="23303" calcext:value-type="float">
            <text:p>2330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51.709677419355" calcext:value-type="float">
            <text:p>751,7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2" calcext:value-type="float">
            <text:p>42</text:p>
          </table:table-cell>
          <table:table-cell office:value-type="float" office:value="22227" calcext:value-type="float">
            <text:p>2222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17.000000000005" calcext:value-type="float">
            <text:p>717,00</text:p>
          </table:table-cell>
          <table:table-cell office:value-type="float" office:value="44" calcext:value-type="float">
            <text:p>44</text:p>
          </table:table-cell>
          <table:table-cell office:value-type="float" office:value="23347" calcext:value-type="float">
            <text:p>2334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53.129032258064" calcext:value-type="float">
            <text:p>753,1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2" calcext:value-type="float">
            <text:p>42</text:p>
          </table:table-cell>
          <table:table-cell office:value-type="float" office:value="22269" calcext:value-type="float">
            <text:p>2226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18.354838709683" calcext:value-type="float">
            <text:p>718,35</text:p>
          </table:table-cell>
          <table:table-cell office:value-type="float" office:value="44" calcext:value-type="float">
            <text:p>44</text:p>
          </table:table-cell>
          <table:table-cell office:value-type="float" office:value="23391" calcext:value-type="float">
            <text:p>2339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54.548387096774" calcext:value-type="float">
            <text:p>754,5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2" calcext:value-type="float">
            <text:p>42</text:p>
          </table:table-cell>
          <table:table-cell office:value-type="float" office:value="22311" calcext:value-type="float">
            <text:p>2231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19.70967741936" calcext:value-type="float">
            <text:p>719,71</text:p>
          </table:table-cell>
          <table:table-cell office:value-type="float" office:value="44" calcext:value-type="float">
            <text:p>44</text:p>
          </table:table-cell>
          <table:table-cell office:value-type="float" office:value="23435" calcext:value-type="float">
            <text:p>2343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55.967741935483" calcext:value-type="float">
            <text:p>755,9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2" calcext:value-type="float">
            <text:p>42</text:p>
          </table:table-cell>
          <table:table-cell office:value-type="float" office:value="22353" calcext:value-type="float">
            <text:p>2235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21.064516129038" calcext:value-type="float">
            <text:p>721,06</text:p>
          </table:table-cell>
          <table:table-cell office:value-type="float" office:value="44" calcext:value-type="float">
            <text:p>44</text:p>
          </table:table-cell>
          <table:table-cell office:value-type="float" office:value="23479" calcext:value-type="float">
            <text:p>2347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57.387096774193" calcext:value-type="float">
            <text:p>757,3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2" calcext:value-type="float">
            <text:p>42</text:p>
          </table:table-cell>
          <table:table-cell office:value-type="float" office:value="22395" calcext:value-type="float">
            <text:p>2239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22.419354838715" calcext:value-type="float">
            <text:p>722,42</text:p>
          </table:table-cell>
          <table:table-cell office:value-type="float" office:value="45" calcext:value-type="float">
            <text:p>45</text:p>
          </table:table-cell>
          <table:table-cell office:value-type="float" office:value="23524" calcext:value-type="float">
            <text:p>2352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58.838709677419" calcext:value-type="float">
            <text:p>758,8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2" calcext:value-type="float">
            <text:p>42</text:p>
          </table:table-cell>
          <table:table-cell office:value-type="float" office:value="22437" calcext:value-type="float">
            <text:p>2243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23.774193548392" calcext:value-type="float">
            <text:p>723,77</text:p>
          </table:table-cell>
          <table:table-cell office:value-type="float" office:value="45" calcext:value-type="float">
            <text:p>45</text:p>
          </table:table-cell>
          <table:table-cell office:value-type="float" office:value="23569" calcext:value-type="float">
            <text:p>2356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60.290322580645" calcext:value-type="float">
            <text:p>760,2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2" calcext:value-type="float">
            <text:p>42</text:p>
          </table:table-cell>
          <table:table-cell office:value-type="float" office:value="22479" calcext:value-type="float">
            <text:p>2247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25.12903225807" calcext:value-type="float">
            <text:p>725,13</text:p>
          </table:table-cell>
          <table:table-cell office:value-type="float" office:value="45" calcext:value-type="float">
            <text:p>45</text:p>
          </table:table-cell>
          <table:table-cell office:value-type="float" office:value="23614" calcext:value-type="float">
            <text:p>2361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61.741935483871" calcext:value-type="float">
            <text:p>761,7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2" calcext:value-type="float">
            <text:p>42</text:p>
          </table:table-cell>
          <table:table-cell office:value-type="float" office:value="22521" calcext:value-type="float">
            <text:p>2252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26.483870967747" calcext:value-type="float">
            <text:p>726,48</text:p>
          </table:table-cell>
          <table:table-cell office:value-type="float" office:value="44" calcext:value-type="float">
            <text:p>44</text:p>
          </table:table-cell>
          <table:table-cell office:value-type="float" office:value="23658" calcext:value-type="float">
            <text:p>2365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63.16129032258" calcext:value-type="float">
            <text:p>763,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2" calcext:value-type="float">
            <text:p>42</text:p>
          </table:table-cell>
          <table:table-cell office:value-type="float" office:value="22563" calcext:value-type="float">
            <text:p>2256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27.838709677425" calcext:value-type="float">
            <text:p>727,84</text:p>
          </table:table-cell>
          <table:table-cell office:value-type="float" office:value="44" calcext:value-type="float">
            <text:p>44</text:p>
          </table:table-cell>
          <table:table-cell office:value-type="float" office:value="23702" calcext:value-type="float">
            <text:p>2370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64.58064516129" calcext:value-type="float">
            <text:p>764,5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2" calcext:value-type="float">
            <text:p>42</text:p>
          </table:table-cell>
          <table:table-cell office:value-type="float" office:value="22605" calcext:value-type="float">
            <text:p>2260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29.193548387102" calcext:value-type="float">
            <text:p>729,19</text:p>
          </table:table-cell>
          <table:table-cell office:value-type="float" office:value="45" calcext:value-type="float">
            <text:p>45</text:p>
          </table:table-cell>
          <table:table-cell office:value-type="float" office:value="23747" calcext:value-type="float">
            <text:p>2374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66.032258064516" calcext:value-type="float">
            <text:p>766,0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2" calcext:value-type="float">
            <text:p>42</text:p>
          </table:table-cell>
          <table:table-cell office:value-type="float" office:value="22647" calcext:value-type="float">
            <text:p>2264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30.54838709678" calcext:value-type="float">
            <text:p>730,55</text:p>
          </table:table-cell>
          <table:table-cell office:value-type="float" office:value="45" calcext:value-type="float">
            <text:p>45</text:p>
          </table:table-cell>
          <table:table-cell office:value-type="float" office:value="23792" calcext:value-type="float">
            <text:p>2379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67.483870967742" calcext:value-type="float">
            <text:p>767,4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2" calcext:value-type="float">
            <text:p>42</text:p>
          </table:table-cell>
          <table:table-cell office:value-type="float" office:value="22689" calcext:value-type="float">
            <text:p>2268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31.903225806457" calcext:value-type="float">
            <text:p>731,90</text:p>
          </table:table-cell>
          <table:table-cell office:value-type="float" office:value="45" calcext:value-type="float">
            <text:p>45</text:p>
          </table:table-cell>
          <table:table-cell office:value-type="float" office:value="23837" calcext:value-type="float">
            <text:p>2383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68.935483870968" calcext:value-type="float">
            <text:p>768,94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2" calcext:value-type="float">
            <text:p>42</text:p>
          </table:table-cell>
          <table:table-cell office:value-type="float" office:value="22731" calcext:value-type="float">
            <text:p>2273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33.258064516135" calcext:value-type="float">
            <text:p>733,26</text:p>
          </table:table-cell>
          <table:table-cell office:value-type="float" office:value="44" calcext:value-type="float">
            <text:p>44</text:p>
          </table:table-cell>
          <table:table-cell office:value-type="float" office:value="23881" calcext:value-type="float">
            <text:p>2388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70.354838709677" calcext:value-type="float">
            <text:p>770,3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2" calcext:value-type="float">
            <text:p>42</text:p>
          </table:table-cell>
          <table:table-cell office:value-type="float" office:value="22773" calcext:value-type="float">
            <text:p>2277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34.612903225812" calcext:value-type="float">
            <text:p>734,61</text:p>
          </table:table-cell>
          <table:table-cell office:value-type="float" office:value="44" calcext:value-type="float">
            <text:p>44</text:p>
          </table:table-cell>
          <table:table-cell office:value-type="float" office:value="23925" calcext:value-type="float">
            <text:p>2392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71.774193548387" calcext:value-type="float">
            <text:p>771,7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2" calcext:value-type="float">
            <text:p>42</text:p>
          </table:table-cell>
          <table:table-cell office:value-type="float" office:value="22815" calcext:value-type="float">
            <text:p>2281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35.967741935489" calcext:value-type="float">
            <text:p>735,97</text:p>
          </table:table-cell>
          <table:table-cell office:value-type="float" office:value="44" calcext:value-type="float">
            <text:p>44</text:p>
          </table:table-cell>
          <table:table-cell office:value-type="float" office:value="23969" calcext:value-type="float">
            <text:p>2396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73.193548387096" calcext:value-type="float">
            <text:p>773,19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2" calcext:value-type="float">
            <text:p>42</text:p>
          </table:table-cell>
          <table:table-cell office:value-type="float" office:value="22857" calcext:value-type="float">
            <text:p>2285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37.322580645167" calcext:value-type="float">
            <text:p>737,32</text:p>
          </table:table-cell>
          <table:table-cell office:value-type="float" office:value="44" calcext:value-type="float">
            <text:p>44</text:p>
          </table:table-cell>
          <table:table-cell office:value-type="float" office:value="24013" calcext:value-type="float">
            <text:p>2401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74.612903225806" calcext:value-type="float">
            <text:p>774,6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2" calcext:value-type="float">
            <text:p>42</text:p>
          </table:table-cell>
          <table:table-cell office:value-type="float" office:value="22899" calcext:value-type="float">
            <text:p>2289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38.677419354844" calcext:value-type="float">
            <text:p>738,68</text:p>
          </table:table-cell>
          <table:table-cell office:value-type="float" office:value="45" calcext:value-type="float">
            <text:p>45</text:p>
          </table:table-cell>
          <table:table-cell office:value-type="float" office:value="24058" calcext:value-type="float">
            <text:p>2405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76.064516129032" calcext:value-type="float">
            <text:p>776,0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2" calcext:value-type="float">
            <text:p>42</text:p>
          </table:table-cell>
          <table:table-cell office:value-type="float" office:value="22941" calcext:value-type="float">
            <text:p>2294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40.032258064522" calcext:value-type="float">
            <text:p>740,03</text:p>
          </table:table-cell>
          <table:table-cell office:value-type="float" office:value="45" calcext:value-type="float">
            <text:p>45</text:p>
          </table:table-cell>
          <table:table-cell office:value-type="float" office:value="24103" calcext:value-type="float">
            <text:p>2410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77.516129032258" calcext:value-type="float">
            <text:p>777,5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2" calcext:value-type="float">
            <text:p>42</text:p>
          </table:table-cell>
          <table:table-cell office:value-type="float" office:value="22983" calcext:value-type="float">
            <text:p>2298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41.387096774199" calcext:value-type="float">
            <text:p>741,39</text:p>
          </table:table-cell>
          <table:table-cell office:value-type="float" office:value="44" calcext:value-type="float">
            <text:p>44</text:p>
          </table:table-cell>
          <table:table-cell office:value-type="float" office:value="24147" calcext:value-type="float">
            <text:p>2414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78.935483870967" calcext:value-type="float">
            <text:p>778,9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3" calcext:value-type="float">
            <text:p>43</text:p>
          </table:table-cell>
          <table:table-cell office:value-type="float" office:value="23026" calcext:value-type="float">
            <text:p>2302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742.774193548393" calcext:value-type="float">
            <text:p>742,77</text:p>
          </table:table-cell>
          <table:table-cell office:value-type="float" office:value="45" calcext:value-type="float">
            <text:p>45</text:p>
          </table:table-cell>
          <table:table-cell office:value-type="float" office:value="24192" calcext:value-type="float">
            <text:p>2419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80.387096774193" calcext:value-type="float">
            <text:p>780,3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2" calcext:value-type="float">
            <text:p>42</text:p>
          </table:table-cell>
          <table:table-cell office:value-type="float" office:value="23068" calcext:value-type="float">
            <text:p>2306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44.12903225807" calcext:value-type="float">
            <text:p>744,13</text:p>
          </table:table-cell>
          <table:table-cell office:value-type="float" office:value="44" calcext:value-type="float">
            <text:p>44</text:p>
          </table:table-cell>
          <table:table-cell office:value-type="float" office:value="24236" calcext:value-type="float">
            <text:p>2423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81.806451612903" calcext:value-type="float">
            <text:p>781,8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3" calcext:value-type="float">
            <text:p>43</text:p>
          </table:table-cell>
          <table:table-cell office:value-type="float" office:value="23111" calcext:value-type="float">
            <text:p>2311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745.516129032264" calcext:value-type="float">
            <text:p>745,52</text:p>
          </table:table-cell>
          <table:table-cell office:value-type="float" office:value="45" calcext:value-type="float">
            <text:p>45</text:p>
          </table:table-cell>
          <table:table-cell office:value-type="float" office:value="24281" calcext:value-type="float">
            <text:p>2428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83.258064516129" calcext:value-type="float">
            <text:p>783,2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2" calcext:value-type="float">
            <text:p>42</text:p>
          </table:table-cell>
          <table:table-cell office:value-type="float" office:value="23153" calcext:value-type="float">
            <text:p>2315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46.870967741941" calcext:value-type="float">
            <text:p>746,87</text:p>
          </table:table-cell>
          <table:table-cell office:value-type="float" office:value="45" calcext:value-type="float">
            <text:p>45</text:p>
          </table:table-cell>
          <table:table-cell office:value-type="float" office:value="24326" calcext:value-type="float">
            <text:p>2432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84.709677419355" calcext:value-type="float">
            <text:p>784,7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2" calcext:value-type="float">
            <text:p>42</text:p>
          </table:table-cell>
          <table:table-cell office:value-type="float" office:value="23195" calcext:value-type="float">
            <text:p>2319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48.225806451619" calcext:value-type="float">
            <text:p>748,23</text:p>
          </table:table-cell>
          <table:table-cell office:value-type="float" office:value="45" calcext:value-type="float">
            <text:p>45</text:p>
          </table:table-cell>
          <table:table-cell office:value-type="float" office:value="24371" calcext:value-type="float">
            <text:p>2437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86.16129032258" calcext:value-type="float">
            <text:p>786,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2" calcext:value-type="float">
            <text:p>42</text:p>
          </table:table-cell>
          <table:table-cell office:value-type="float" office:value="23237" calcext:value-type="float">
            <text:p>2323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49.580645161296" calcext:value-type="float">
            <text:p>749,58</text:p>
          </table:table-cell>
          <table:table-cell office:value-type="float" office:value="44" calcext:value-type="float">
            <text:p>44</text:p>
          </table:table-cell>
          <table:table-cell office:value-type="float" office:value="24415" calcext:value-type="float">
            <text:p>2441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87.58064516129" calcext:value-type="float">
            <text:p>787,5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2" calcext:value-type="float">
            <text:p>42</text:p>
          </table:table-cell>
          <table:table-cell office:value-type="float" office:value="23279" calcext:value-type="float">
            <text:p>2327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50.935483870973" calcext:value-type="float">
            <text:p>750,94</text:p>
          </table:table-cell>
          <table:table-cell office:value-type="float" office:value="45" calcext:value-type="float">
            <text:p>45</text:p>
          </table:table-cell>
          <table:table-cell office:value-type="float" office:value="24460" calcext:value-type="float">
            <text:p>2446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789.032258064516" calcext:value-type="float">
            <text:p>789,0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2" calcext:value-type="float">
            <text:p>42</text:p>
          </table:table-cell>
          <table:table-cell office:value-type="float" office:value="23321" calcext:value-type="float">
            <text:p>2332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52.290322580651" calcext:value-type="float">
            <text:p>752,29</text:p>
          </table:table-cell>
          <table:table-cell office:value-type="float" office:value="44" calcext:value-type="float">
            <text:p>44</text:p>
          </table:table-cell>
          <table:table-cell office:value-type="float" office:value="24504" calcext:value-type="float">
            <text:p>2450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90.451612903226" calcext:value-type="float">
            <text:p>790,4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2" calcext:value-type="float">
            <text:p>42</text:p>
          </table:table-cell>
          <table:table-cell office:value-type="float" office:value="23363" calcext:value-type="float">
            <text:p>2336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53.645161290328" calcext:value-type="float">
            <text:p>753,65</text:p>
          </table:table-cell>
          <table:table-cell office:value-type="float" office:value="44" calcext:value-type="float">
            <text:p>44</text:p>
          </table:table-cell>
          <table:table-cell office:value-type="float" office:value="24548" calcext:value-type="float">
            <text:p>2454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91.870967741935" calcext:value-type="float">
            <text:p>791,8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2" calcext:value-type="float">
            <text:p>42</text:p>
          </table:table-cell>
          <table:table-cell office:value-type="float" office:value="23405" calcext:value-type="float">
            <text:p>2340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55.000000000006" calcext:value-type="float">
            <text:p>755,00</text:p>
          </table:table-cell>
          <table:table-cell office:value-type="float" office:value="44" calcext:value-type="float">
            <text:p>44</text:p>
          </table:table-cell>
          <table:table-cell office:value-type="float" office:value="24592" calcext:value-type="float">
            <text:p>2459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93.290322580645" calcext:value-type="float">
            <text:p>793,2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2" calcext:value-type="float">
            <text:p>42</text:p>
          </table:table-cell>
          <table:table-cell office:value-type="float" office:value="23447" calcext:value-type="float">
            <text:p>2344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56.354838709683" calcext:value-type="float">
            <text:p>756,35</text:p>
          </table:table-cell>
          <table:table-cell office:value-type="float" office:value="44" calcext:value-type="float">
            <text:p>44</text:p>
          </table:table-cell>
          <table:table-cell office:value-type="float" office:value="24636" calcext:value-type="float">
            <text:p>2463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94.709677419354" calcext:value-type="float">
            <text:p>794,7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2" calcext:value-type="float">
            <text:p>42</text:p>
          </table:table-cell>
          <table:table-cell office:value-type="float" office:value="23489" calcext:value-type="float">
            <text:p>2348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57.709677419361" calcext:value-type="float">
            <text:p>757,71</text:p>
          </table:table-cell>
          <table:table-cell office:value-type="float" office:value="44" calcext:value-type="float">
            <text:p>44</text:p>
          </table:table-cell>
          <table:table-cell office:value-type="float" office:value="24680" calcext:value-type="float">
            <text:p>2468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96.129032258064" calcext:value-type="float">
            <text:p>796,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2" calcext:value-type="float">
            <text:p>42</text:p>
          </table:table-cell>
          <table:table-cell office:value-type="float" office:value="23531" calcext:value-type="float">
            <text:p>2353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59.064516129038" calcext:value-type="float">
            <text:p>759,06</text:p>
          </table:table-cell>
          <table:table-cell office:value-type="float" office:value="44" calcext:value-type="float">
            <text:p>44</text:p>
          </table:table-cell>
          <table:table-cell office:value-type="float" office:value="24724" calcext:value-type="float">
            <text:p>2472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97.548387096774" calcext:value-type="float">
            <text:p>797,5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2" calcext:value-type="float">
            <text:p>42</text:p>
          </table:table-cell>
          <table:table-cell office:value-type="float" office:value="23573" calcext:value-type="float">
            <text:p>2357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60.419354838716" calcext:value-type="float">
            <text:p>760,42</text:p>
          </table:table-cell>
          <table:table-cell office:value-type="float" office:value="44" calcext:value-type="float">
            <text:p>44</text:p>
          </table:table-cell>
          <table:table-cell office:value-type="float" office:value="24768" calcext:value-type="float">
            <text:p>2476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798.967741935483" calcext:value-type="float">
            <text:p>798,9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2" calcext:value-type="float">
            <text:p>42</text:p>
          </table:table-cell>
          <table:table-cell office:value-type="float" office:value="23615" calcext:value-type="float">
            <text:p>2361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61.774193548393" calcext:value-type="float">
            <text:p>761,77</text:p>
          </table:table-cell>
          <table:table-cell office:value-type="float" office:value="44" calcext:value-type="float">
            <text:p>44</text:p>
          </table:table-cell>
          <table:table-cell office:value-type="float" office:value="24812" calcext:value-type="float">
            <text:p>2481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00.387096774193" calcext:value-type="float">
            <text:p>800,3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2" calcext:value-type="float">
            <text:p>42</text:p>
          </table:table-cell>
          <table:table-cell office:value-type="float" office:value="23657" calcext:value-type="float">
            <text:p>2365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63.12903225807" calcext:value-type="float">
            <text:p>763,13</text:p>
          </table:table-cell>
          <table:table-cell office:value-type="float" office:value="44" calcext:value-type="float">
            <text:p>44</text:p>
          </table:table-cell>
          <table:table-cell office:value-type="float" office:value="24856" calcext:value-type="float">
            <text:p>2485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01.806451612903" calcext:value-type="float">
            <text:p>801,8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3" calcext:value-type="float">
            <text:p>43</text:p>
          </table:table-cell>
          <table:table-cell office:value-type="float" office:value="23700" calcext:value-type="float">
            <text:p>2370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764.516129032264" calcext:value-type="float">
            <text:p>764,52</text:p>
          </table:table-cell>
          <table:table-cell office:value-type="float" office:value="44" calcext:value-type="float">
            <text:p>44</text:p>
          </table:table-cell>
          <table:table-cell office:value-type="float" office:value="24900" calcext:value-type="float">
            <text:p>2490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03.225806451612" calcext:value-type="float">
            <text:p>803,2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2" calcext:value-type="float">
            <text:p>42</text:p>
          </table:table-cell>
          <table:table-cell office:value-type="float" office:value="23742" calcext:value-type="float">
            <text:p>2374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65.870967741941" calcext:value-type="float">
            <text:p>765,87</text:p>
          </table:table-cell>
          <table:table-cell office:value-type="float" office:value="44" calcext:value-type="float">
            <text:p>44</text:p>
          </table:table-cell>
          <table:table-cell office:value-type="float" office:value="24944" calcext:value-type="float">
            <text:p>2494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04.645161290322" calcext:value-type="float">
            <text:p>804,6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2" calcext:value-type="float">
            <text:p>42</text:p>
          </table:table-cell>
          <table:table-cell office:value-type="float" office:value="23784" calcext:value-type="float">
            <text:p>2378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67.225806451619" calcext:value-type="float">
            <text:p>767,23</text:p>
          </table:table-cell>
          <table:table-cell office:value-type="float" office:value="44" calcext:value-type="float">
            <text:p>44</text:p>
          </table:table-cell>
          <table:table-cell office:value-type="float" office:value="24988" calcext:value-type="float">
            <text:p>2498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06.064516129032" calcext:value-type="float">
            <text:p>806,0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2" calcext:value-type="float">
            <text:p>42</text:p>
          </table:table-cell>
          <table:table-cell office:value-type="float" office:value="23826" calcext:value-type="float">
            <text:p>2382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68.580645161296" calcext:value-type="float">
            <text:p>768,58</text:p>
          </table:table-cell>
          <table:table-cell office:value-type="float" office:value="44" calcext:value-type="float">
            <text:p>44</text:p>
          </table:table-cell>
          <table:table-cell office:value-type="float" office:value="25032" calcext:value-type="float">
            <text:p>2503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07.483870967741" calcext:value-type="float">
            <text:p>807,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2" calcext:value-type="float">
            <text:p>42</text:p>
          </table:table-cell>
          <table:table-cell office:value-type="float" office:value="23868" calcext:value-type="float">
            <text:p>2386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69.935483870974" calcext:value-type="float">
            <text:p>769,94</text:p>
          </table:table-cell>
          <table:table-cell office:value-type="float" office:value="44" calcext:value-type="float">
            <text:p>44</text:p>
          </table:table-cell>
          <table:table-cell office:value-type="float" office:value="25076" calcext:value-type="float">
            <text:p>2507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08.903225806451" calcext:value-type="float">
            <text:p>808,9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2" calcext:value-type="float">
            <text:p>42</text:p>
          </table:table-cell>
          <table:table-cell office:value-type="float" office:value="23910" calcext:value-type="float">
            <text:p>2391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71.290322580651" calcext:value-type="float">
            <text:p>771,29</text:p>
          </table:table-cell>
          <table:table-cell office:value-type="float" office:value="44" calcext:value-type="float">
            <text:p>44</text:p>
          </table:table-cell>
          <table:table-cell office:value-type="float" office:value="25120" calcext:value-type="float">
            <text:p>2512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10.32258064516" calcext:value-type="float">
            <text:p>810,3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2" calcext:value-type="float">
            <text:p>42</text:p>
          </table:table-cell>
          <table:table-cell office:value-type="float" office:value="23952" calcext:value-type="float">
            <text:p>2395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72.645161290328" calcext:value-type="float">
            <text:p>772,65</text:p>
          </table:table-cell>
          <table:table-cell office:value-type="float" office:value="44" calcext:value-type="float">
            <text:p>44</text:p>
          </table:table-cell>
          <table:table-cell office:value-type="float" office:value="25164" calcext:value-type="float">
            <text:p>2516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11.74193548387" calcext:value-type="float">
            <text:p>811,7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2" calcext:value-type="float">
            <text:p>42</text:p>
          </table:table-cell>
          <table:table-cell office:value-type="float" office:value="23994" calcext:value-type="float">
            <text:p>2399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74.000000000006" calcext:value-type="float">
            <text:p>774,00</text:p>
          </table:table-cell>
          <table:table-cell office:value-type="float" office:value="44" calcext:value-type="float">
            <text:p>44</text:p>
          </table:table-cell>
          <table:table-cell office:value-type="float" office:value="25208" calcext:value-type="float">
            <text:p>2520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13.16129032258" calcext:value-type="float">
            <text:p>813,1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2" calcext:value-type="float">
            <text:p>42</text:p>
          </table:table-cell>
          <table:table-cell office:value-type="float" office:value="24036" calcext:value-type="float">
            <text:p>2403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75.354838709683" calcext:value-type="float">
            <text:p>775,35</text:p>
          </table:table-cell>
          <table:table-cell office:value-type="float" office:value="44" calcext:value-type="float">
            <text:p>44</text:p>
          </table:table-cell>
          <table:table-cell office:value-type="float" office:value="25252" calcext:value-type="float">
            <text:p>2525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14.580645161289" calcext:value-type="float">
            <text:p>814,5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2" calcext:value-type="float">
            <text:p>42</text:p>
          </table:table-cell>
          <table:table-cell office:value-type="float" office:value="24078" calcext:value-type="float">
            <text:p>2407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76.709677419361" calcext:value-type="float">
            <text:p>776,71</text:p>
          </table:table-cell>
          <table:table-cell office:value-type="float" office:value="45" calcext:value-type="float">
            <text:p>45</text:p>
          </table:table-cell>
          <table:table-cell office:value-type="float" office:value="25297" calcext:value-type="float">
            <text:p>2529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16.032258064515" calcext:value-type="float">
            <text:p>816,0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2" calcext:value-type="float">
            <text:p>42</text:p>
          </table:table-cell>
          <table:table-cell office:value-type="float" office:value="24120" calcext:value-type="float">
            <text:p>2412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78.064516129038" calcext:value-type="float">
            <text:p>778,06</text:p>
          </table:table-cell>
          <table:table-cell office:value-type="float" office:value="44" calcext:value-type="float">
            <text:p>44</text:p>
          </table:table-cell>
          <table:table-cell office:value-type="float" office:value="25341" calcext:value-type="float">
            <text:p>2534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17.451612903225" calcext:value-type="float">
            <text:p>817,4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2" calcext:value-type="float">
            <text:p>42</text:p>
          </table:table-cell>
          <table:table-cell office:value-type="float" office:value="24162" calcext:value-type="float">
            <text:p>2416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79.419354838716" calcext:value-type="float">
            <text:p>779,42</text:p>
          </table:table-cell>
          <table:table-cell office:value-type="float" office:value="44" calcext:value-type="float">
            <text:p>44</text:p>
          </table:table-cell>
          <table:table-cell office:value-type="float" office:value="25385" calcext:value-type="float">
            <text:p>2538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18.870967741935" calcext:value-type="float">
            <text:p>818,8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2" calcext:value-type="float">
            <text:p>42</text:p>
          </table:table-cell>
          <table:table-cell office:value-type="float" office:value="24204" calcext:value-type="float">
            <text:p>2420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80.774193548393" calcext:value-type="float">
            <text:p>780,77</text:p>
          </table:table-cell>
          <table:table-cell office:value-type="float" office:value="45" calcext:value-type="float">
            <text:p>45</text:p>
          </table:table-cell>
          <table:table-cell office:value-type="float" office:value="25430" calcext:value-type="float">
            <text:p>2543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20.32258064516" calcext:value-type="float">
            <text:p>820,3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2" calcext:value-type="float">
            <text:p>42</text:p>
          </table:table-cell>
          <table:table-cell office:value-type="float" office:value="24246" calcext:value-type="float">
            <text:p>2424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82.129032258071" calcext:value-type="float">
            <text:p>782,13</text:p>
          </table:table-cell>
          <table:table-cell office:value-type="float" office:value="44" calcext:value-type="float">
            <text:p>44</text:p>
          </table:table-cell>
          <table:table-cell office:value-type="float" office:value="25474" calcext:value-type="float">
            <text:p>2547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21.74193548387" calcext:value-type="float">
            <text:p>821,74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2" calcext:value-type="float">
            <text:p>42</text:p>
          </table:table-cell>
          <table:table-cell office:value-type="float" office:value="24288" calcext:value-type="float">
            <text:p>2428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83.483870967748" calcext:value-type="float">
            <text:p>783,48</text:p>
          </table:table-cell>
          <table:table-cell office:value-type="float" office:value="44" calcext:value-type="float">
            <text:p>44</text:p>
          </table:table-cell>
          <table:table-cell office:value-type="float" office:value="25518" calcext:value-type="float">
            <text:p>2551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23.16129032258" calcext:value-type="float">
            <text:p>823,1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2" calcext:value-type="float">
            <text:p>42</text:p>
          </table:table-cell>
          <table:table-cell office:value-type="float" office:value="24330" calcext:value-type="float">
            <text:p>2433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84.838709677425" calcext:value-type="float">
            <text:p>784,84</text:p>
          </table:table-cell>
          <table:table-cell office:value-type="float" office:value="44" calcext:value-type="float">
            <text:p>44</text:p>
          </table:table-cell>
          <table:table-cell office:value-type="float" office:value="25562" calcext:value-type="float">
            <text:p>2556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24.580645161289" calcext:value-type="float">
            <text:p>824,5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2" calcext:value-type="float">
            <text:p>42</text:p>
          </table:table-cell>
          <table:table-cell office:value-type="float" office:value="24372" calcext:value-type="float">
            <text:p>2437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86.193548387103" calcext:value-type="float">
            <text:p>786,19</text:p>
          </table:table-cell>
          <table:table-cell office:value-type="float" office:value="44" calcext:value-type="float">
            <text:p>44</text:p>
          </table:table-cell>
          <table:table-cell office:value-type="float" office:value="25606" calcext:value-type="float">
            <text:p>2560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25.999999999999" calcext:value-type="float">
            <text:p>826,0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2" calcext:value-type="float">
            <text:p>42</text:p>
          </table:table-cell>
          <table:table-cell office:value-type="float" office:value="24414" calcext:value-type="float">
            <text:p>2441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87.54838709678" calcext:value-type="float">
            <text:p>787,55</text:p>
          </table:table-cell>
          <table:table-cell office:value-type="float" office:value="45" calcext:value-type="float">
            <text:p>45</text:p>
          </table:table-cell>
          <table:table-cell office:value-type="float" office:value="25651" calcext:value-type="float">
            <text:p>2565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27.451612903225" calcext:value-type="float">
            <text:p>827,4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2" calcext:value-type="float">
            <text:p>42</text:p>
          </table:table-cell>
          <table:table-cell office:value-type="float" office:value="24456" calcext:value-type="float">
            <text:p>2445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88.903225806458" calcext:value-type="float">
            <text:p>788,90</text:p>
          </table:table-cell>
          <table:table-cell office:value-type="float" office:value="45" calcext:value-type="float">
            <text:p>45</text:p>
          </table:table-cell>
          <table:table-cell office:value-type="float" office:value="25696" calcext:value-type="float">
            <text:p>2569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28.903225806451" calcext:value-type="float">
            <text:p>828,9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2" calcext:value-type="float">
            <text:p>42</text:p>
          </table:table-cell>
          <table:table-cell office:value-type="float" office:value="24498" calcext:value-type="float">
            <text:p>2449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90.258064516135" calcext:value-type="float">
            <text:p>790,26</text:p>
          </table:table-cell>
          <table:table-cell office:value-type="float" office:value="45" calcext:value-type="float">
            <text:p>45</text:p>
          </table:table-cell>
          <table:table-cell office:value-type="float" office:value="25741" calcext:value-type="float">
            <text:p>2574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30.354838709676" calcext:value-type="float">
            <text:p>830,3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2" calcext:value-type="float">
            <text:p>42</text:p>
          </table:table-cell>
          <table:table-cell office:value-type="float" office:value="24540" calcext:value-type="float">
            <text:p>2454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91.612903225813" calcext:value-type="float">
            <text:p>791,61</text:p>
          </table:table-cell>
          <table:table-cell office:value-type="float" office:value="45" calcext:value-type="float">
            <text:p>45</text:p>
          </table:table-cell>
          <table:table-cell office:value-type="float" office:value="25786" calcext:value-type="float">
            <text:p>2578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31.806451612902" calcext:value-type="float">
            <text:p>831,8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3" calcext:value-type="float">
            <text:p>43</text:p>
          </table:table-cell>
          <table:table-cell office:value-type="float" office:value="24583" calcext:value-type="float">
            <text:p>2458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793.000000000006" calcext:value-type="float">
            <text:p>793,00</text:p>
          </table:table-cell>
          <table:table-cell office:value-type="float" office:value="45" calcext:value-type="float">
            <text:p>45</text:p>
          </table:table-cell>
          <table:table-cell office:value-type="float" office:value="25831" calcext:value-type="float">
            <text:p>2583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33.258064516128" calcext:value-type="float">
            <text:p>833,26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2" calcext:value-type="float">
            <text:p>42</text:p>
          </table:table-cell>
          <table:table-cell office:value-type="float" office:value="24625" calcext:value-type="float">
            <text:p>2462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94.354838709684" calcext:value-type="float">
            <text:p>794,35</text:p>
          </table:table-cell>
          <table:table-cell office:value-type="float" office:value="45" calcext:value-type="float">
            <text:p>45</text:p>
          </table:table-cell>
          <table:table-cell office:value-type="float" office:value="25876" calcext:value-type="float">
            <text:p>2587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34.709677419354" calcext:value-type="float">
            <text:p>834,7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2" calcext:value-type="float">
            <text:p>42</text:p>
          </table:table-cell>
          <table:table-cell office:value-type="float" office:value="24667" calcext:value-type="float">
            <text:p>2466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95.709677419361" calcext:value-type="float">
            <text:p>795,71</text:p>
          </table:table-cell>
          <table:table-cell office:value-type="float" office:value="45" calcext:value-type="float">
            <text:p>45</text:p>
          </table:table-cell>
          <table:table-cell office:value-type="float" office:value="25921" calcext:value-type="float">
            <text:p>2592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36.16129032258" calcext:value-type="float">
            <text:p>836,16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3" calcext:value-type="float">
            <text:p>43</text:p>
          </table:table-cell>
          <table:table-cell office:value-type="float" office:value="24710" calcext:value-type="float">
            <text:p>2471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797.096774193555" calcext:value-type="float">
            <text:p>797,10</text:p>
          </table:table-cell>
          <table:table-cell office:value-type="float" office:value="45" calcext:value-type="float">
            <text:p>45</text:p>
          </table:table-cell>
          <table:table-cell office:value-type="float" office:value="25966" calcext:value-type="float">
            <text:p>2596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37.612903225806" calcext:value-type="float">
            <text:p>837,6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2" calcext:value-type="float">
            <text:p>42</text:p>
          </table:table-cell>
          <table:table-cell office:value-type="float" office:value="24752" calcext:value-type="float">
            <text:p>2475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798.451612903232" calcext:value-type="float">
            <text:p>798,45</text:p>
          </table:table-cell>
          <table:table-cell office:value-type="float" office:value="45" calcext:value-type="float">
            <text:p>45</text:p>
          </table:table-cell>
          <table:table-cell office:value-type="float" office:value="26011" calcext:value-type="float">
            <text:p>2601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39.064516129032" calcext:value-type="float">
            <text:p>839,0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3" calcext:value-type="float">
            <text:p>43</text:p>
          </table:table-cell>
          <table:table-cell office:value-type="float" office:value="24795" calcext:value-type="float">
            <text:p>2479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799.838709677426" calcext:value-type="float">
            <text:p>799,84</text:p>
          </table:table-cell>
          <table:table-cell office:value-type="float" office:value="45" calcext:value-type="float">
            <text:p>45</text:p>
          </table:table-cell>
          <table:table-cell office:value-type="float" office:value="26056" calcext:value-type="float">
            <text:p>2605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40.516129032257" calcext:value-type="float">
            <text:p>840,5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2" calcext:value-type="float">
            <text:p>42</text:p>
          </table:table-cell>
          <table:table-cell office:value-type="float" office:value="24837" calcext:value-type="float">
            <text:p>2483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01.193548387103" calcext:value-type="float">
            <text:p>801,19</text:p>
          </table:table-cell>
          <table:table-cell office:value-type="float" office:value="45" calcext:value-type="float">
            <text:p>45</text:p>
          </table:table-cell>
          <table:table-cell office:value-type="float" office:value="26101" calcext:value-type="float">
            <text:p>2610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41.967741935483" calcext:value-type="float">
            <text:p>841,9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2" calcext:value-type="float">
            <text:p>42</text:p>
          </table:table-cell>
          <table:table-cell office:value-type="float" office:value="24879" calcext:value-type="float">
            <text:p>2487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02.54838709678" calcext:value-type="float">
            <text:p>802,55</text:p>
          </table:table-cell>
          <table:table-cell office:value-type="float" office:value="45" calcext:value-type="float">
            <text:p>45</text:p>
          </table:table-cell>
          <table:table-cell office:value-type="float" office:value="26146" calcext:value-type="float">
            <text:p>2614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43.419354838709" calcext:value-type="float">
            <text:p>843,4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2" calcext:value-type="float">
            <text:p>42</text:p>
          </table:table-cell>
          <table:table-cell office:value-type="float" office:value="24921" calcext:value-type="float">
            <text:p>2492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03.903225806458" calcext:value-type="float">
            <text:p>803,90</text:p>
          </table:table-cell>
          <table:table-cell office:value-type="float" office:value="45" calcext:value-type="float">
            <text:p>45</text:p>
          </table:table-cell>
          <table:table-cell office:value-type="float" office:value="26191" calcext:value-type="float">
            <text:p>2619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44.870967741935" calcext:value-type="float">
            <text:p>844,8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2" calcext:value-type="float">
            <text:p>42</text:p>
          </table:table-cell>
          <table:table-cell office:value-type="float" office:value="24963" calcext:value-type="float">
            <text:p>2496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05.258064516135" calcext:value-type="float">
            <text:p>805,26</text:p>
          </table:table-cell>
          <table:table-cell office:value-type="float" office:value="45" calcext:value-type="float">
            <text:p>45</text:p>
          </table:table-cell>
          <table:table-cell office:value-type="float" office:value="26236" calcext:value-type="float">
            <text:p>2623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46.322580645161" calcext:value-type="float">
            <text:p>846,3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2" calcext:value-type="float">
            <text:p>42</text:p>
          </table:table-cell>
          <table:table-cell office:value-type="float" office:value="25005" calcext:value-type="float">
            <text:p>2500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06.612903225813" calcext:value-type="float">
            <text:p>806,61</text:p>
          </table:table-cell>
          <table:table-cell office:value-type="float" office:value="46" calcext:value-type="float">
            <text:p>46</text:p>
          </table:table-cell>
          <table:table-cell office:value-type="float" office:value="26282" calcext:value-type="float">
            <text:p>26282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847.806451612903" calcext:value-type="float">
            <text:p>847,8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3" calcext:value-type="float">
            <text:p>43</text:p>
          </table:table-cell>
          <table:table-cell office:value-type="float" office:value="25048" calcext:value-type="float">
            <text:p>2504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08.000000000006" calcext:value-type="float">
            <text:p>808,00</text:p>
          </table:table-cell>
          <table:table-cell office:value-type="float" office:value="45" calcext:value-type="float">
            <text:p>45</text:p>
          </table:table-cell>
          <table:table-cell office:value-type="float" office:value="26327" calcext:value-type="float">
            <text:p>2632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49.258064516129" calcext:value-type="float">
            <text:p>849,2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2" calcext:value-type="float">
            <text:p>42</text:p>
          </table:table-cell>
          <table:table-cell office:value-type="float" office:value="25090" calcext:value-type="float">
            <text:p>2509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09.354838709684" calcext:value-type="float">
            <text:p>809,35</text:p>
          </table:table-cell>
          <table:table-cell office:value-type="float" office:value="45" calcext:value-type="float">
            <text:p>45</text:p>
          </table:table-cell>
          <table:table-cell office:value-type="float" office:value="26372" calcext:value-type="float">
            <text:p>2637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50.709677419354" calcext:value-type="float">
            <text:p>850,7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2" calcext:value-type="float">
            <text:p>42</text:p>
          </table:table-cell>
          <table:table-cell office:value-type="float" office:value="25132" calcext:value-type="float">
            <text:p>2513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10.709677419361" calcext:value-type="float">
            <text:p>810,71</text:p>
          </table:table-cell>
          <table:table-cell office:value-type="float" office:value="45" calcext:value-type="float">
            <text:p>45</text:p>
          </table:table-cell>
          <table:table-cell office:value-type="float" office:value="26417" calcext:value-type="float">
            <text:p>2641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52.16129032258" calcext:value-type="float">
            <text:p>852,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2" calcext:value-type="float">
            <text:p>42</text:p>
          </table:table-cell>
          <table:table-cell office:value-type="float" office:value="25174" calcext:value-type="float">
            <text:p>2517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12.064516129039" calcext:value-type="float">
            <text:p>812,06</text:p>
          </table:table-cell>
          <table:table-cell office:value-type="float" office:value="45" calcext:value-type="float">
            <text:p>45</text:p>
          </table:table-cell>
          <table:table-cell office:value-type="float" office:value="26462" calcext:value-type="float">
            <text:p>2646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53.612903225806" calcext:value-type="float">
            <text:p>853,6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 office:value-type="float" office:value="25217" calcext:value-type="float">
            <text:p>2521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13.451612903232" calcext:value-type="float">
            <text:p>813,45</text:p>
          </table:table-cell>
          <table:table-cell office:value-type="float" office:value="45" calcext:value-type="float">
            <text:p>45</text:p>
          </table:table-cell>
          <table:table-cell office:value-type="float" office:value="26507" calcext:value-type="float">
            <text:p>2650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55.064516129032" calcext:value-type="float">
            <text:p>855,0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2" calcext:value-type="float">
            <text:p>42</text:p>
          </table:table-cell>
          <table:table-cell office:value-type="float" office:value="25259" calcext:value-type="float">
            <text:p>2525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14.80645161291" calcext:value-type="float">
            <text:p>814,81</text:p>
          </table:table-cell>
          <table:table-cell office:value-type="float" office:value="45" calcext:value-type="float">
            <text:p>45</text:p>
          </table:table-cell>
          <table:table-cell office:value-type="float" office:value="26552" calcext:value-type="float">
            <text:p>2655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56.516129032258" calcext:value-type="float">
            <text:p>856,5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2" calcext:value-type="float">
            <text:p>42</text:p>
          </table:table-cell>
          <table:table-cell office:value-type="float" office:value="25301" calcext:value-type="float">
            <text:p>2530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16.161290322587" calcext:value-type="float">
            <text:p>816,16</text:p>
          </table:table-cell>
          <table:table-cell office:value-type="float" office:value="45" calcext:value-type="float">
            <text:p>45</text:p>
          </table:table-cell>
          <table:table-cell office:value-type="float" office:value="26597" calcext:value-type="float">
            <text:p>2659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57.967741935484" calcext:value-type="float">
            <text:p>857,9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2" calcext:value-type="float">
            <text:p>42</text:p>
          </table:table-cell>
          <table:table-cell office:value-type="float" office:value="25343" calcext:value-type="float">
            <text:p>2534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17.516129032264" calcext:value-type="float">
            <text:p>817,52</text:p>
          </table:table-cell>
          <table:table-cell office:value-type="float" office:value="44" calcext:value-type="float">
            <text:p>44</text:p>
          </table:table-cell>
          <table:table-cell office:value-type="float" office:value="26641" calcext:value-type="float">
            <text:p>2664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59.387096774193" calcext:value-type="float">
            <text:p>859,3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3" calcext:value-type="float">
            <text:p>43</text:p>
          </table:table-cell>
          <table:table-cell office:value-type="float" office:value="25386" calcext:value-type="float">
            <text:p>2538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18.903225806458" calcext:value-type="float">
            <text:p>818,90</text:p>
          </table:table-cell>
          <table:table-cell office:value-type="float" office:value="45" calcext:value-type="float">
            <text:p>45</text:p>
          </table:table-cell>
          <table:table-cell office:value-type="float" office:value="26686" calcext:value-type="float">
            <text:p>2668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60.838709677419" calcext:value-type="float">
            <text:p>860,8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2" calcext:value-type="float">
            <text:p>42</text:p>
          </table:table-cell>
          <table:table-cell office:value-type="float" office:value="25428" calcext:value-type="float">
            <text:p>2542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20.258064516136" calcext:value-type="float">
            <text:p>820,26</text:p>
          </table:table-cell>
          <table:table-cell office:value-type="float" office:value="44" calcext:value-type="float">
            <text:p>44</text:p>
          </table:table-cell>
          <table:table-cell office:value-type="float" office:value="26730" calcext:value-type="float">
            <text:p>2673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62.258064516129" calcext:value-type="float">
            <text:p>862,2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2" calcext:value-type="float">
            <text:p>42</text:p>
          </table:table-cell>
          <table:table-cell office:value-type="float" office:value="25470" calcext:value-type="float">
            <text:p>2547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21.612903225813" calcext:value-type="float">
            <text:p>821,61</text:p>
          </table:table-cell>
          <table:table-cell office:value-type="float" office:value="44" calcext:value-type="float">
            <text:p>44</text:p>
          </table:table-cell>
          <table:table-cell office:value-type="float" office:value="26774" calcext:value-type="float">
            <text:p>2677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63.677419354838" calcext:value-type="float">
            <text:p>863,6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2" calcext:value-type="float">
            <text:p>42</text:p>
          </table:table-cell>
          <table:table-cell office:value-type="float" office:value="25512" calcext:value-type="float">
            <text:p>2551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22.96774193549" calcext:value-type="float">
            <text:p>822,97</text:p>
          </table:table-cell>
          <table:table-cell office:value-type="float" office:value="44" calcext:value-type="float">
            <text:p>44</text:p>
          </table:table-cell>
          <table:table-cell office:value-type="float" office:value="26818" calcext:value-type="float">
            <text:p>2681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65.096774193548" calcext:value-type="float">
            <text:p>865,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2" calcext:value-type="float">
            <text:p>42</text:p>
          </table:table-cell>
          <table:table-cell office:value-type="float" office:value="25554" calcext:value-type="float">
            <text:p>2555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24.322580645168" calcext:value-type="float">
            <text:p>824,32</text:p>
          </table:table-cell>
          <table:table-cell office:value-type="float" office:value="44" calcext:value-type="float">
            <text:p>44</text:p>
          </table:table-cell>
          <table:table-cell office:value-type="float" office:value="26862" calcext:value-type="float">
            <text:p>2686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66.516129032258" calcext:value-type="float">
            <text:p>866,5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2" calcext:value-type="float">
            <text:p>42</text:p>
          </table:table-cell>
          <table:table-cell office:value-type="float" office:value="25596" calcext:value-type="float">
            <text:p>2559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25.677419354845" calcext:value-type="float">
            <text:p>825,68</text:p>
          </table:table-cell>
          <table:table-cell office:value-type="float" office:value="45" calcext:value-type="float">
            <text:p>45</text:p>
          </table:table-cell>
          <table:table-cell office:value-type="float" office:value="26907" calcext:value-type="float">
            <text:p>2690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67.967741935484" calcext:value-type="float">
            <text:p>867,9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2" calcext:value-type="float">
            <text:p>42</text:p>
          </table:table-cell>
          <table:table-cell office:value-type="float" office:value="25638" calcext:value-type="float">
            <text:p>2563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27.032258064523" calcext:value-type="float">
            <text:p>827,03</text:p>
          </table:table-cell>
          <table:table-cell office:value-type="float" office:value="44" calcext:value-type="float">
            <text:p>44</text:p>
          </table:table-cell>
          <table:table-cell office:value-type="float" office:value="26951" calcext:value-type="float">
            <text:p>2695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69.387096774193" calcext:value-type="float">
            <text:p>869,3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2" calcext:value-type="float">
            <text:p>42</text:p>
          </table:table-cell>
          <table:table-cell office:value-type="float" office:value="25680" calcext:value-type="float">
            <text:p>2568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28.3870967742" calcext:value-type="float">
            <text:p>828,39</text:p>
          </table:table-cell>
          <table:table-cell office:value-type="float" office:value="44" calcext:value-type="float">
            <text:p>44</text:p>
          </table:table-cell>
          <table:table-cell office:value-type="float" office:value="26995" calcext:value-type="float">
            <text:p>2699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70.806451612903" calcext:value-type="float">
            <text:p>870,8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2" calcext:value-type="float">
            <text:p>42</text:p>
          </table:table-cell>
          <table:table-cell office:value-type="float" office:value="25722" calcext:value-type="float">
            <text:p>2572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29.741935483878" calcext:value-type="float">
            <text:p>829,74</text:p>
          </table:table-cell>
          <table:table-cell office:value-type="float" office:value="44" calcext:value-type="float">
            <text:p>44</text:p>
          </table:table-cell>
          <table:table-cell office:value-type="float" office:value="27039" calcext:value-type="float">
            <text:p>2703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72.225806451612" calcext:value-type="float">
            <text:p>872,2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2" calcext:value-type="float">
            <text:p>42</text:p>
          </table:table-cell>
          <table:table-cell office:value-type="float" office:value="25764" calcext:value-type="float">
            <text:p>2576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31.096774193555" calcext:value-type="float">
            <text:p>831,10</text:p>
          </table:table-cell>
          <table:table-cell office:value-type="float" office:value="44" calcext:value-type="float">
            <text:p>44</text:p>
          </table:table-cell>
          <table:table-cell office:value-type="float" office:value="27083" calcext:value-type="float">
            <text:p>2708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73.645161290322" calcext:value-type="float">
            <text:p>873,6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2" calcext:value-type="float">
            <text:p>42</text:p>
          </table:table-cell>
          <table:table-cell office:value-type="float" office:value="25806" calcext:value-type="float">
            <text:p>2580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32.451612903232" calcext:value-type="float">
            <text:p>832,45</text:p>
          </table:table-cell>
          <table:table-cell office:value-type="float" office:value="44" calcext:value-type="float">
            <text:p>44</text:p>
          </table:table-cell>
          <table:table-cell office:value-type="float" office:value="27127" calcext:value-type="float">
            <text:p>2712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75.064516129032" calcext:value-type="float">
            <text:p>875,0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2" calcext:value-type="float">
            <text:p>42</text:p>
          </table:table-cell>
          <table:table-cell office:value-type="float" office:value="25848" calcext:value-type="float">
            <text:p>2584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33.80645161291" calcext:value-type="float">
            <text:p>833,81</text:p>
          </table:table-cell>
          <table:table-cell office:value-type="float" office:value="44" calcext:value-type="float">
            <text:p>44</text:p>
          </table:table-cell>
          <table:table-cell office:value-type="float" office:value="27171" calcext:value-type="float">
            <text:p>2717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76.483870967741" calcext:value-type="float">
            <text:p>876,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2" calcext:value-type="float">
            <text:p>42</text:p>
          </table:table-cell>
          <table:table-cell office:value-type="float" office:value="25890" calcext:value-type="float">
            <text:p>2589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35.161290322587" calcext:value-type="float">
            <text:p>835,16</text:p>
          </table:table-cell>
          <table:table-cell office:value-type="float" office:value="45" calcext:value-type="float">
            <text:p>45</text:p>
          </table:table-cell>
          <table:table-cell office:value-type="float" office:value="27216" calcext:value-type="float">
            <text:p>2721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77.935483870967" calcext:value-type="float">
            <text:p>877,9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2" calcext:value-type="float">
            <text:p>42</text:p>
          </table:table-cell>
          <table:table-cell office:value-type="float" office:value="25932" calcext:value-type="float">
            <text:p>2593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36.516129032265" calcext:value-type="float">
            <text:p>836,52</text:p>
          </table:table-cell>
          <table:table-cell office:value-type="float" office:value="44" calcext:value-type="float">
            <text:p>44</text:p>
          </table:table-cell>
          <table:table-cell office:value-type="float" office:value="27260" calcext:value-type="float">
            <text:p>2726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79.354838709677" calcext:value-type="float">
            <text:p>879,3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3" calcext:value-type="float">
            <text:p>43</text:p>
          </table:table-cell>
          <table:table-cell office:value-type="float" office:value="25975" calcext:value-type="float">
            <text:p>2597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37.903225806458" calcext:value-type="float">
            <text:p>837,90</text:p>
          </table:table-cell>
          <table:table-cell office:value-type="float" office:value="44" calcext:value-type="float">
            <text:p>44</text:p>
          </table:table-cell>
          <table:table-cell office:value-type="float" office:value="27304" calcext:value-type="float">
            <text:p>2730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80.774193548386" calcext:value-type="float">
            <text:p>880,7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2" calcext:value-type="float">
            <text:p>42</text:p>
          </table:table-cell>
          <table:table-cell office:value-type="float" office:value="26017" calcext:value-type="float">
            <text:p>2601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39.258064516136" calcext:value-type="float">
            <text:p>839,26</text:p>
          </table:table-cell>
          <table:table-cell office:value-type="float" office:value="44" calcext:value-type="float">
            <text:p>44</text:p>
          </table:table-cell>
          <table:table-cell office:value-type="float" office:value="27348" calcext:value-type="float">
            <text:p>2734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82.193548387096" calcext:value-type="float">
            <text:p>882,1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2" calcext:value-type="float">
            <text:p>42</text:p>
          </table:table-cell>
          <table:table-cell office:value-type="float" office:value="26059" calcext:value-type="float">
            <text:p>2605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40.612903225813" calcext:value-type="float">
            <text:p>840,61</text:p>
          </table:table-cell>
          <table:table-cell office:value-type="float" office:value="44" calcext:value-type="float">
            <text:p>44</text:p>
          </table:table-cell>
          <table:table-cell office:value-type="float" office:value="27392" calcext:value-type="float">
            <text:p>2739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83.612903225806" calcext:value-type="float">
            <text:p>883,6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2" calcext:value-type="float">
            <text:p>42</text:p>
          </table:table-cell>
          <table:table-cell office:value-type="float" office:value="26101" calcext:value-type="float">
            <text:p>2610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41.96774193549" calcext:value-type="float">
            <text:p>841,97</text:p>
          </table:table-cell>
          <table:table-cell office:value-type="float" office:value="44" calcext:value-type="float">
            <text:p>44</text:p>
          </table:table-cell>
          <table:table-cell office:value-type="float" office:value="27436" calcext:value-type="float">
            <text:p>2743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85.032258064515" calcext:value-type="float">
            <text:p>885,0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2" calcext:value-type="float">
            <text:p>42</text:p>
          </table:table-cell>
          <table:table-cell office:value-type="float" office:value="26143" calcext:value-type="float">
            <text:p>2614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43.322580645168" calcext:value-type="float">
            <text:p>843,32</text:p>
          </table:table-cell>
          <table:table-cell office:value-type="float" office:value="44" calcext:value-type="float">
            <text:p>44</text:p>
          </table:table-cell>
          <table:table-cell office:value-type="float" office:value="27480" calcext:value-type="float">
            <text:p>2748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86.451612903225" calcext:value-type="float">
            <text:p>886,4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3" calcext:value-type="float">
            <text:p>43</text:p>
          </table:table-cell>
          <table:table-cell office:value-type="float" office:value="26186" calcext:value-type="float">
            <text:p>2618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44.709677419361" calcext:value-type="float">
            <text:p>844,71</text:p>
          </table:table-cell>
          <table:table-cell office:value-type="float" office:value="44" calcext:value-type="float">
            <text:p>44</text:p>
          </table:table-cell>
          <table:table-cell office:value-type="float" office:value="27524" calcext:value-type="float">
            <text:p>2752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87.870967741935" calcext:value-type="float">
            <text:p>887,8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2" calcext:value-type="float">
            <text:p>42</text:p>
          </table:table-cell>
          <table:table-cell office:value-type="float" office:value="26228" calcext:value-type="float">
            <text:p>2622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46.064516129039" calcext:value-type="float">
            <text:p>846,06</text:p>
          </table:table-cell>
          <table:table-cell office:value-type="float" office:value="44" calcext:value-type="float">
            <text:p>44</text:p>
          </table:table-cell>
          <table:table-cell office:value-type="float" office:value="27568" calcext:value-type="float">
            <text:p>2756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89.290322580644" calcext:value-type="float">
            <text:p>889,2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2" calcext:value-type="float">
            <text:p>42</text:p>
          </table:table-cell>
          <table:table-cell office:value-type="float" office:value="26270" calcext:value-type="float">
            <text:p>2627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47.419354838716" calcext:value-type="float">
            <text:p>847,42</text:p>
          </table:table-cell>
          <table:table-cell office:value-type="float" office:value="44" calcext:value-type="float">
            <text:p>44</text:p>
          </table:table-cell>
          <table:table-cell office:value-type="float" office:value="27612" calcext:value-type="float">
            <text:p>2761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90.709677419354" calcext:value-type="float">
            <text:p>890,7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2" calcext:value-type="float">
            <text:p>42</text:p>
          </table:table-cell>
          <table:table-cell office:value-type="float" office:value="26312" calcext:value-type="float">
            <text:p>2631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48.774193548394" calcext:value-type="float">
            <text:p>848,77</text:p>
          </table:table-cell>
          <table:table-cell office:value-type="float" office:value="44" calcext:value-type="float">
            <text:p>44</text:p>
          </table:table-cell>
          <table:table-cell office:value-type="float" office:value="27656" calcext:value-type="float">
            <text:p>2765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92.129032258064" calcext:value-type="float">
            <text:p>892,1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2" calcext:value-type="float">
            <text:p>42</text:p>
          </table:table-cell>
          <table:table-cell office:value-type="float" office:value="26354" calcext:value-type="float">
            <text:p>2635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50.129032258071" calcext:value-type="float">
            <text:p>850,13</text:p>
          </table:table-cell>
          <table:table-cell office:value-type="float" office:value="44" calcext:value-type="float">
            <text:p>44</text:p>
          </table:table-cell>
          <table:table-cell office:value-type="float" office:value="27700" calcext:value-type="float">
            <text:p>2770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93.548387096773" calcext:value-type="float">
            <text:p>893,5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3" calcext:value-type="float">
            <text:p>43</text:p>
          </table:table-cell>
          <table:table-cell office:value-type="float" office:value="26397" calcext:value-type="float">
            <text:p>2639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51.516129032265" calcext:value-type="float">
            <text:p>851,52</text:p>
          </table:table-cell>
          <table:table-cell office:value-type="float" office:value="45" calcext:value-type="float">
            <text:p>45</text:p>
          </table:table-cell>
          <table:table-cell office:value-type="float" office:value="27745" calcext:value-type="float">
            <text:p>2774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894.999999999999" calcext:value-type="float">
            <text:p>895,0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2" calcext:value-type="float">
            <text:p>42</text:p>
          </table:table-cell>
          <table:table-cell office:value-type="float" office:value="26439" calcext:value-type="float">
            <text:p>2643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52.870967741942" calcext:value-type="float">
            <text:p>852,87</text:p>
          </table:table-cell>
          <table:table-cell office:value-type="float" office:value="44" calcext:value-type="float">
            <text:p>44</text:p>
          </table:table-cell>
          <table:table-cell office:value-type="float" office:value="27789" calcext:value-type="float">
            <text:p>2778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96.419354838709" calcext:value-type="float">
            <text:p>896,4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2" calcext:value-type="float">
            <text:p>42</text:p>
          </table:table-cell>
          <table:table-cell office:value-type="float" office:value="26481" calcext:value-type="float">
            <text:p>2648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54.22580645162" calcext:value-type="float">
            <text:p>854,23</text:p>
          </table:table-cell>
          <table:table-cell office:value-type="float" office:value="44" calcext:value-type="float">
            <text:p>44</text:p>
          </table:table-cell>
          <table:table-cell office:value-type="float" office:value="27833" calcext:value-type="float">
            <text:p>2783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97.838709677418" calcext:value-type="float">
            <text:p>897,8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2" calcext:value-type="float">
            <text:p>42</text:p>
          </table:table-cell>
          <table:table-cell office:value-type="float" office:value="26523" calcext:value-type="float">
            <text:p>2652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55.580645161297" calcext:value-type="float">
            <text:p>855,58</text:p>
          </table:table-cell>
          <table:table-cell office:value-type="float" office:value="44" calcext:value-type="float">
            <text:p>44</text:p>
          </table:table-cell>
          <table:table-cell office:value-type="float" office:value="27877" calcext:value-type="float">
            <text:p>2787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899.258064516128" calcext:value-type="float">
            <text:p>899,2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2" calcext:value-type="float">
            <text:p>42</text:p>
          </table:table-cell>
          <table:table-cell office:value-type="float" office:value="26565" calcext:value-type="float">
            <text:p>2656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56.935483870975" calcext:value-type="float">
            <text:p>856,94</text:p>
          </table:table-cell>
          <table:table-cell office:value-type="float" office:value="44" calcext:value-type="float">
            <text:p>44</text:p>
          </table:table-cell>
          <table:table-cell office:value-type="float" office:value="27921" calcext:value-type="float">
            <text:p>2792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00.677419354838" calcext:value-type="float">
            <text:p>900,6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2" calcext:value-type="float">
            <text:p>42</text:p>
          </table:table-cell>
          <table:table-cell office:value-type="float" office:value="26607" calcext:value-type="float">
            <text:p>2660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58.290322580652" calcext:value-type="float">
            <text:p>858,29</text:p>
          </table:table-cell>
          <table:table-cell office:value-type="float" office:value="44" calcext:value-type="float">
            <text:p>44</text:p>
          </table:table-cell>
          <table:table-cell office:value-type="float" office:value="27965" calcext:value-type="float">
            <text:p>2796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02.096774193547" calcext:value-type="float">
            <text:p>902,1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2" calcext:value-type="float">
            <text:p>42</text:p>
          </table:table-cell>
          <table:table-cell office:value-type="float" office:value="26649" calcext:value-type="float">
            <text:p>2664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59.645161290329" calcext:value-type="float">
            <text:p>859,65</text:p>
          </table:table-cell>
          <table:table-cell office:value-type="float" office:value="44" calcext:value-type="float">
            <text:p>44</text:p>
          </table:table-cell>
          <table:table-cell office:value-type="float" office:value="28009" calcext:value-type="float">
            <text:p>2800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03.516129032257" calcext:value-type="float">
            <text:p>903,5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2" calcext:value-type="float">
            <text:p>42</text:p>
          </table:table-cell>
          <table:table-cell office:value-type="float" office:value="26691" calcext:value-type="float">
            <text:p>2669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61.000000000007" calcext:value-type="float">
            <text:p>861,00</text:p>
          </table:table-cell>
          <table:table-cell office:value-type="float" office:value="44" calcext:value-type="float">
            <text:p>44</text:p>
          </table:table-cell>
          <table:table-cell office:value-type="float" office:value="28053" calcext:value-type="float">
            <text:p>2805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04.935483870967" calcext:value-type="float">
            <text:p>904,9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3" calcext:value-type="float">
            <text:p>43</text:p>
          </table:table-cell>
          <table:table-cell office:value-type="float" office:value="26734" calcext:value-type="float">
            <text:p>2673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62.3870967742" calcext:value-type="float">
            <text:p>862,39</text:p>
          </table:table-cell>
          <table:table-cell office:value-type="float" office:value="44" calcext:value-type="float">
            <text:p>44</text:p>
          </table:table-cell>
          <table:table-cell office:value-type="float" office:value="28097" calcext:value-type="float">
            <text:p>2809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06.354838709676" calcext:value-type="float">
            <text:p>906,3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2" calcext:value-type="float">
            <text:p>42</text:p>
          </table:table-cell>
          <table:table-cell office:value-type="float" office:value="26776" calcext:value-type="float">
            <text:p>2677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63.741935483878" calcext:value-type="float">
            <text:p>863,74</text:p>
          </table:table-cell>
          <table:table-cell office:value-type="float" office:value="44" calcext:value-type="float">
            <text:p>44</text:p>
          </table:table-cell>
          <table:table-cell office:value-type="float" office:value="28141" calcext:value-type="float">
            <text:p>2814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07.774193548386" calcext:value-type="float">
            <text:p>907,7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2" calcext:value-type="float">
            <text:p>42</text:p>
          </table:table-cell>
          <table:table-cell office:value-type="float" office:value="26818" calcext:value-type="float">
            <text:p>2681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65.096774193555" calcext:value-type="float">
            <text:p>865,10</text:p>
          </table:table-cell>
          <table:table-cell office:value-type="float" office:value="44" calcext:value-type="float">
            <text:p>44</text:p>
          </table:table-cell>
          <table:table-cell office:value-type="float" office:value="28185" calcext:value-type="float">
            <text:p>2818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09.193548387096" calcext:value-type="float">
            <text:p>909,1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2" calcext:value-type="float">
            <text:p>42</text:p>
          </table:table-cell>
          <table:table-cell office:value-type="float" office:value="26860" calcext:value-type="float">
            <text:p>2686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66.451612903233" calcext:value-type="float">
            <text:p>866,45</text:p>
          </table:table-cell>
          <table:table-cell office:value-type="float" office:value="44" calcext:value-type="float">
            <text:p>44</text:p>
          </table:table-cell>
          <table:table-cell office:value-type="float" office:value="28229" calcext:value-type="float">
            <text:p>2822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10.612903225805" calcext:value-type="float">
            <text:p>910,6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3" calcext:value-type="float">
            <text:p>43</text:p>
          </table:table-cell>
          <table:table-cell office:value-type="float" office:value="26903" calcext:value-type="float">
            <text:p>2690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67.838709677426" calcext:value-type="float">
            <text:p>867,84</text:p>
          </table:table-cell>
          <table:table-cell office:value-type="float" office:value="46" calcext:value-type="float">
            <text:p>46</text:p>
          </table:table-cell>
          <table:table-cell office:value-type="float" office:value="28275" calcext:value-type="float">
            <text:p>28275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912.096774193547" calcext:value-type="float">
            <text:p>912,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3" calcext:value-type="float">
            <text:p>43</text:p>
          </table:table-cell>
          <table:table-cell office:value-type="float" office:value="26946" calcext:value-type="float">
            <text:p>2694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69.22580645162" calcext:value-type="float">
            <text:p>869,23</text:p>
          </table:table-cell>
          <table:table-cell office:value-type="float" office:value="45" calcext:value-type="float">
            <text:p>45</text:p>
          </table:table-cell>
          <table:table-cell office:value-type="float" office:value="28320" calcext:value-type="float">
            <text:p>2832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13.548387096773" calcext:value-type="float">
            <text:p>913,5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2" calcext:value-type="float">
            <text:p>42</text:p>
          </table:table-cell>
          <table:table-cell office:value-type="float" office:value="26988" calcext:value-type="float">
            <text:p>2698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70.580645161297" calcext:value-type="float">
            <text:p>870,58</text:p>
          </table:table-cell>
          <table:table-cell office:value-type="float" office:value="45" calcext:value-type="float">
            <text:p>45</text:p>
          </table:table-cell>
          <table:table-cell office:value-type="float" office:value="28365" calcext:value-type="float">
            <text:p>2836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14.999999999999" calcext:value-type="float">
            <text:p>915,0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2" calcext:value-type="float">
            <text:p>42</text:p>
          </table:table-cell>
          <table:table-cell office:value-type="float" office:value="27030" calcext:value-type="float">
            <text:p>2703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71.935483870975" calcext:value-type="float">
            <text:p>871,94</text:p>
          </table:table-cell>
          <table:table-cell office:value-type="float" office:value="45" calcext:value-type="float">
            <text:p>45</text:p>
          </table:table-cell>
          <table:table-cell office:value-type="float" office:value="28410" calcext:value-type="float">
            <text:p>2841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16.451612903225" calcext:value-type="float">
            <text:p>916,4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2" calcext:value-type="float">
            <text:p>42</text:p>
          </table:table-cell>
          <table:table-cell office:value-type="float" office:value="27072" calcext:value-type="float">
            <text:p>2707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73.290322580652" calcext:value-type="float">
            <text:p>873,29</text:p>
          </table:table-cell>
          <table:table-cell office:value-type="float" office:value="45" calcext:value-type="float">
            <text:p>45</text:p>
          </table:table-cell>
          <table:table-cell office:value-type="float" office:value="28455" calcext:value-type="float">
            <text:p>2845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17.90322580645" calcext:value-type="float">
            <text:p>917,9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3" calcext:value-type="float">
            <text:p>43</text:p>
          </table:table-cell>
          <table:table-cell office:value-type="float" office:value="27115" calcext:value-type="float">
            <text:p>2711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74.677419354846" calcext:value-type="float">
            <text:p>874,68</text:p>
          </table:table-cell>
          <table:table-cell office:value-type="float" office:value="45" calcext:value-type="float">
            <text:p>45</text:p>
          </table:table-cell>
          <table:table-cell office:value-type="float" office:value="28500" calcext:value-type="float">
            <text:p>2850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19.354838709676" calcext:value-type="float">
            <text:p>919,3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3" calcext:value-type="float">
            <text:p>43</text:p>
          </table:table-cell>
          <table:table-cell office:value-type="float" office:value="27158" calcext:value-type="float">
            <text:p>2715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76.064516129039" calcext:value-type="float">
            <text:p>876,06</text:p>
          </table:table-cell>
          <table:table-cell office:value-type="float" office:value="45" calcext:value-type="float">
            <text:p>45</text:p>
          </table:table-cell>
          <table:table-cell office:value-type="float" office:value="28545" calcext:value-type="float">
            <text:p>2854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20.806451612902" calcext:value-type="float">
            <text:p>920,8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3" calcext:value-type="float">
            <text:p>43</text:p>
          </table:table-cell>
          <table:table-cell office:value-type="float" office:value="27201" calcext:value-type="float">
            <text:p>2720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77.451612903233" calcext:value-type="float">
            <text:p>877,45</text:p>
          </table:table-cell>
          <table:table-cell office:value-type="float" office:value="45" calcext:value-type="float">
            <text:p>45</text:p>
          </table:table-cell>
          <table:table-cell office:value-type="float" office:value="28590" calcext:value-type="float">
            <text:p>2859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22.258064516128" calcext:value-type="float">
            <text:p>922,2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2" calcext:value-type="float">
            <text:p>42</text:p>
          </table:table-cell>
          <table:table-cell office:value-type="float" office:value="27243" calcext:value-type="float">
            <text:p>2724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78.80645161291" calcext:value-type="float">
            <text:p>878,81</text:p>
          </table:table-cell>
          <table:table-cell office:value-type="float" office:value="45" calcext:value-type="float">
            <text:p>45</text:p>
          </table:table-cell>
          <table:table-cell office:value-type="float" office:value="28635" calcext:value-type="float">
            <text:p>2863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23.709677419354" calcext:value-type="float">
            <text:p>923,7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2" calcext:value-type="float">
            <text:p>42</text:p>
          </table:table-cell>
          <table:table-cell office:value-type="float" office:value="27285" calcext:value-type="float">
            <text:p>2728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80.161290322588" calcext:value-type="float">
            <text:p>880,16</text:p>
          </table:table-cell>
          <table:table-cell office:value-type="float" office:value="45" calcext:value-type="float">
            <text:p>45</text:p>
          </table:table-cell>
          <table:table-cell office:value-type="float" office:value="28680" calcext:value-type="float">
            <text:p>2868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25.16129032258" calcext:value-type="float">
            <text:p>925,1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3" calcext:value-type="float">
            <text:p>43</text:p>
          </table:table-cell>
          <table:table-cell office:value-type="float" office:value="27328" calcext:value-type="float">
            <text:p>2732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81.548387096781" calcext:value-type="float">
            <text:p>881,55</text:p>
          </table:table-cell>
          <table:table-cell office:value-type="float" office:value="45" calcext:value-type="float">
            <text:p>45</text:p>
          </table:table-cell>
          <table:table-cell office:value-type="float" office:value="28725" calcext:value-type="float">
            <text:p>2872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26.612903225806" calcext:value-type="float">
            <text:p>926,6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2" calcext:value-type="float">
            <text:p>42</text:p>
          </table:table-cell>
          <table:table-cell office:value-type="float" office:value="27370" calcext:value-type="float">
            <text:p>2737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82.903225806458" calcext:value-type="float">
            <text:p>882,90</text:p>
          </table:table-cell>
          <table:table-cell office:value-type="float" office:value="45" calcext:value-type="float">
            <text:p>45</text:p>
          </table:table-cell>
          <table:table-cell office:value-type="float" office:value="28770" calcext:value-type="float">
            <text:p>2877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28.064516129031" calcext:value-type="float">
            <text:p>928,0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2" calcext:value-type="float">
            <text:p>42</text:p>
          </table:table-cell>
          <table:table-cell office:value-type="float" office:value="27412" calcext:value-type="float">
            <text:p>2741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84.258064516136" calcext:value-type="float">
            <text:p>884,26</text:p>
          </table:table-cell>
          <table:table-cell office:value-type="float" office:value="45" calcext:value-type="float">
            <text:p>45</text:p>
          </table:table-cell>
          <table:table-cell office:value-type="float" office:value="28815" calcext:value-type="float">
            <text:p>2881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29.516129032257" calcext:value-type="float">
            <text:p>929,5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3" calcext:value-type="float">
            <text:p>43</text:p>
          </table:table-cell>
          <table:table-cell office:value-type="float" office:value="27455" calcext:value-type="float">
            <text:p>2745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85.645161290329" calcext:value-type="float">
            <text:p>885,65</text:p>
          </table:table-cell>
          <table:table-cell office:value-type="float" office:value="45" calcext:value-type="float">
            <text:p>45</text:p>
          </table:table-cell>
          <table:table-cell office:value-type="float" office:value="28860" calcext:value-type="float">
            <text:p>2886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30.967741935483" calcext:value-type="float">
            <text:p>930,9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2" calcext:value-type="float">
            <text:p>42</text:p>
          </table:table-cell>
          <table:table-cell office:value-type="float" office:value="27497" calcext:value-type="float">
            <text:p>2749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87.000000000007" calcext:value-type="float">
            <text:p>887,00</text:p>
          </table:table-cell>
          <table:table-cell office:value-type="float" office:value="45" calcext:value-type="float">
            <text:p>45</text:p>
          </table:table-cell>
          <table:table-cell office:value-type="float" office:value="28905" calcext:value-type="float">
            <text:p>2890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32.419354838709" calcext:value-type="float">
            <text:p>932,4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2" calcext:value-type="float">
            <text:p>42</text:p>
          </table:table-cell>
          <table:table-cell office:value-type="float" office:value="27539" calcext:value-type="float">
            <text:p>2753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88.354838709684" calcext:value-type="float">
            <text:p>888,35</text:p>
          </table:table-cell>
          <table:table-cell office:value-type="float" office:value="45" calcext:value-type="float">
            <text:p>45</text:p>
          </table:table-cell>
          <table:table-cell office:value-type="float" office:value="28950" calcext:value-type="float">
            <text:p>2895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33.870967741935" calcext:value-type="float">
            <text:p>933,8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3" calcext:value-type="float">
            <text:p>43</text:p>
          </table:table-cell>
          <table:table-cell office:value-type="float" office:value="27582" calcext:value-type="float">
            <text:p>2758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89.741935483878" calcext:value-type="float">
            <text:p>889,74</text:p>
          </table:table-cell>
          <table:table-cell office:value-type="float" office:value="44" calcext:value-type="float">
            <text:p>44</text:p>
          </table:table-cell>
          <table:table-cell office:value-type="float" office:value="28994" calcext:value-type="float">
            <text:p>2899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35.290322580645" calcext:value-type="float">
            <text:p>935,2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2" calcext:value-type="float">
            <text:p>42</text:p>
          </table:table-cell>
          <table:table-cell office:value-type="float" office:value="27624" calcext:value-type="float">
            <text:p>27624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91.096774193555" calcext:value-type="float">
            <text:p>891,10</text:p>
          </table:table-cell>
          <table:table-cell office:value-type="float" office:value="45" calcext:value-type="float">
            <text:p>45</text:p>
          </table:table-cell>
          <table:table-cell office:value-type="float" office:value="29039" calcext:value-type="float">
            <text:p>2903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36.74193548387" calcext:value-type="float">
            <text:p>936,7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2" calcext:value-type="float">
            <text:p>42</text:p>
          </table:table-cell>
          <table:table-cell office:value-type="float" office:value="27666" calcext:value-type="float">
            <text:p>2766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92.451612903233" calcext:value-type="float">
            <text:p>892,45</text:p>
          </table:table-cell>
          <table:table-cell office:value-type="float" office:value="45" calcext:value-type="float">
            <text:p>45</text:p>
          </table:table-cell>
          <table:table-cell office:value-type="float" office:value="29084" calcext:value-type="float">
            <text:p>2908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38.193548387096" calcext:value-type="float">
            <text:p>938,19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2" calcext:value-type="float">
            <text:p>42</text:p>
          </table:table-cell>
          <table:table-cell office:value-type="float" office:value="27708" calcext:value-type="float">
            <text:p>2770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93.80645161291" calcext:value-type="float">
            <text:p>893,81</text:p>
          </table:table-cell>
          <table:table-cell office:value-type="float" office:value="45" calcext:value-type="float">
            <text:p>45</text:p>
          </table:table-cell>
          <table:table-cell office:value-type="float" office:value="29129" calcext:value-type="float">
            <text:p>2912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39.645161290322" calcext:value-type="float">
            <text:p>939,6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2" calcext:value-type="float">
            <text:p>42</text:p>
          </table:table-cell>
          <table:table-cell office:value-type="float" office:value="27750" calcext:value-type="float">
            <text:p>2775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895.161290322588" calcext:value-type="float">
            <text:p>895,16</text:p>
          </table:table-cell>
          <table:table-cell office:value-type="float" office:value="45" calcext:value-type="float">
            <text:p>45</text:p>
          </table:table-cell>
          <table:table-cell office:value-type="float" office:value="29174" calcext:value-type="float">
            <text:p>2917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41.096774193548" calcext:value-type="float">
            <text:p>941,1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3" calcext:value-type="float">
            <text:p>43</text:p>
          </table:table-cell>
          <table:table-cell office:value-type="float" office:value="27793" calcext:value-type="float">
            <text:p>2779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96.548387096781" calcext:value-type="float">
            <text:p>896,55</text:p>
          </table:table-cell>
          <table:table-cell office:value-type="float" office:value="45" calcext:value-type="float">
            <text:p>45</text:p>
          </table:table-cell>
          <table:table-cell office:value-type="float" office:value="29219" calcext:value-type="float">
            <text:p>2921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42.548387096774" calcext:value-type="float">
            <text:p>942,5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3" calcext:value-type="float">
            <text:p>43</text:p>
          </table:table-cell>
          <table:table-cell office:value-type="float" office:value="27836" calcext:value-type="float">
            <text:p>2783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97.935483870975" calcext:value-type="float">
            <text:p>897,94</text:p>
          </table:table-cell>
          <table:table-cell office:value-type="float" office:value="45" calcext:value-type="float">
            <text:p>45</text:p>
          </table:table-cell>
          <table:table-cell office:value-type="float" office:value="29264" calcext:value-type="float">
            <text:p>2926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44" calcext:value-type="float">
            <text:p>944,0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3" calcext:value-type="float">
            <text:p>43</text:p>
          </table:table-cell>
          <table:table-cell office:value-type="float" office:value="27879" calcext:value-type="float">
            <text:p>2787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899.322580645168" calcext:value-type="float">
            <text:p>899,32</text:p>
          </table:table-cell>
          <table:table-cell office:value-type="float" office:value="45" calcext:value-type="float">
            <text:p>45</text:p>
          </table:table-cell>
          <table:table-cell office:value-type="float" office:value="29309" calcext:value-type="float">
            <text:p>2930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45.451612903225" calcext:value-type="float">
            <text:p>945,4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2" calcext:value-type="float">
            <text:p>42</text:p>
          </table:table-cell>
          <table:table-cell office:value-type="float" office:value="27921" calcext:value-type="float">
            <text:p>2792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00.677419354846" calcext:value-type="float">
            <text:p>900,68</text:p>
          </table:table-cell>
          <table:table-cell office:value-type="float" office:value="46" calcext:value-type="float">
            <text:p>46</text:p>
          </table:table-cell>
          <table:table-cell office:value-type="float" office:value="29355" calcext:value-type="float">
            <text:p>29355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946.935483870967" calcext:value-type="float">
            <text:p>946,9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2" calcext:value-type="float">
            <text:p>42</text:p>
          </table:table-cell>
          <table:table-cell office:value-type="float" office:value="27963" calcext:value-type="float">
            <text:p>2796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02.032258064523" calcext:value-type="float">
            <text:p>902,03</text:p>
          </table:table-cell>
          <table:table-cell office:value-type="float" office:value="45" calcext:value-type="float">
            <text:p>45</text:p>
          </table:table-cell>
          <table:table-cell office:value-type="float" office:value="29400" calcext:value-type="float">
            <text:p>2940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48.387096774193" calcext:value-type="float">
            <text:p>948,3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3" calcext:value-type="float">
            <text:p>43</text:p>
          </table:table-cell>
          <table:table-cell office:value-type="float" office:value="28006" calcext:value-type="float">
            <text:p>2800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03.419354838717" calcext:value-type="float">
            <text:p>903,42</text:p>
          </table:table-cell>
          <table:table-cell office:value-type="float" office:value="45" calcext:value-type="float">
            <text:p>45</text:p>
          </table:table-cell>
          <table:table-cell office:value-type="float" office:value="29445" calcext:value-type="float">
            <text:p>2944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49.838709677419" calcext:value-type="float">
            <text:p>949,8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3" calcext:value-type="float">
            <text:p>43</text:p>
          </table:table-cell>
          <table:table-cell office:value-type="float" office:value="28049" calcext:value-type="float">
            <text:p>2804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04.80645161291" calcext:value-type="float">
            <text:p>904,81</text:p>
          </table:table-cell>
          <table:table-cell office:value-type="float" office:value="45" calcext:value-type="float">
            <text:p>45</text:p>
          </table:table-cell>
          <table:table-cell office:value-type="float" office:value="29490" calcext:value-type="float">
            <text:p>2949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51.290322580645" calcext:value-type="float">
            <text:p>951,2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2" calcext:value-type="float">
            <text:p>42</text:p>
          </table:table-cell>
          <table:table-cell office:value-type="float" office:value="28091" calcext:value-type="float">
            <text:p>2809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06.161290322588" calcext:value-type="float">
            <text:p>906,16</text:p>
          </table:table-cell>
          <table:table-cell office:value-type="float" office:value="45" calcext:value-type="float">
            <text:p>45</text:p>
          </table:table-cell>
          <table:table-cell office:value-type="float" office:value="29535" calcext:value-type="float">
            <text:p>2953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52.741935483871" calcext:value-type="float">
            <text:p>952,7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2" calcext:value-type="float">
            <text:p>42</text:p>
          </table:table-cell>
          <table:table-cell office:value-type="float" office:value="28133" calcext:value-type="float">
            <text:p>2813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07.516129032265" calcext:value-type="float">
            <text:p>907,52</text:p>
          </table:table-cell>
          <table:table-cell office:value-type="float" office:value="45" calcext:value-type="float">
            <text:p>45</text:p>
          </table:table-cell>
          <table:table-cell office:value-type="float" office:value="29580" calcext:value-type="float">
            <text:p>2958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54.193548387097" calcext:value-type="float">
            <text:p>954,1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3" calcext:value-type="float">
            <text:p>43</text:p>
          </table:table-cell>
          <table:table-cell office:value-type="float" office:value="28176" calcext:value-type="float">
            <text:p>2817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08.903225806459" calcext:value-type="float">
            <text:p>908,90</text:p>
          </table:table-cell>
          <table:table-cell office:value-type="float" office:value="45" calcext:value-type="float">
            <text:p>45</text:p>
          </table:table-cell>
          <table:table-cell office:value-type="float" office:value="29625" calcext:value-type="float">
            <text:p>2962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55.645161290322" calcext:value-type="float">
            <text:p>955,6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3" calcext:value-type="float">
            <text:p>43</text:p>
          </table:table-cell>
          <table:table-cell office:value-type="float" office:value="28219" calcext:value-type="float">
            <text:p>2821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10.290322580652" calcext:value-type="float">
            <text:p>910,29</text:p>
          </table:table-cell>
          <table:table-cell office:value-type="float" office:value="45" calcext:value-type="float">
            <text:p>45</text:p>
          </table:table-cell>
          <table:table-cell office:value-type="float" office:value="29670" calcext:value-type="float">
            <text:p>2967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57.096774193548" calcext:value-type="float">
            <text:p>957,1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3" calcext:value-type="float">
            <text:p>43</text:p>
          </table:table-cell>
          <table:table-cell office:value-type="float" office:value="28262" calcext:value-type="float">
            <text:p>2826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11.677419354846" calcext:value-type="float">
            <text:p>911,68</text:p>
          </table:table-cell>
          <table:table-cell office:value-type="float" office:value="45" calcext:value-type="float">
            <text:p>45</text:p>
          </table:table-cell>
          <table:table-cell office:value-type="float" office:value="29715" calcext:value-type="float">
            <text:p>2971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58.548387096774" calcext:value-type="float">
            <text:p>958,5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3" calcext:value-type="float">
            <text:p>43</text:p>
          </table:table-cell>
          <table:table-cell office:value-type="float" office:value="28305" calcext:value-type="float">
            <text:p>2830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13.064516129039" calcext:value-type="float">
            <text:p>913,06</text:p>
          </table:table-cell>
          <table:table-cell office:value-type="float" office:value="46" calcext:value-type="float">
            <text:p>46</text:p>
          </table:table-cell>
          <table:table-cell office:value-type="float" office:value="29761" calcext:value-type="float">
            <text:p>29761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960.032258064516" calcext:value-type="float">
            <text:p>960,0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3" calcext:value-type="float">
            <text:p>43</text:p>
          </table:table-cell>
          <table:table-cell office:value-type="float" office:value="28348" calcext:value-type="float">
            <text:p>2834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14.451612903233" calcext:value-type="float">
            <text:p>914,45</text:p>
          </table:table-cell>
          <table:table-cell office:value-type="float" office:value="45" calcext:value-type="float">
            <text:p>45</text:p>
          </table:table-cell>
          <table:table-cell office:value-type="float" office:value="29806" calcext:value-type="float">
            <text:p>2980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61.483870967742" calcext:value-type="float">
            <text:p>961,4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2" calcext:value-type="float">
            <text:p>42</text:p>
          </table:table-cell>
          <table:table-cell office:value-type="float" office:value="28390" calcext:value-type="float">
            <text:p>2839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15.80645161291" calcext:value-type="float">
            <text:p>915,81</text:p>
          </table:table-cell>
          <table:table-cell office:value-type="float" office:value="45" calcext:value-type="float">
            <text:p>45</text:p>
          </table:table-cell>
          <table:table-cell office:value-type="float" office:value="29851" calcext:value-type="float">
            <text:p>2985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62.935483870968" calcext:value-type="float">
            <text:p>962,9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2" calcext:value-type="float">
            <text:p>42</text:p>
          </table:table-cell>
          <table:table-cell office:value-type="float" office:value="28432" calcext:value-type="float">
            <text:p>2843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17.161290322588" calcext:value-type="float">
            <text:p>917,16</text:p>
          </table:table-cell>
          <table:table-cell office:value-type="float" office:value="46" calcext:value-type="float">
            <text:p>46</text:p>
          </table:table-cell>
          <table:table-cell office:value-type="float" office:value="29897" calcext:value-type="float">
            <text:p>29897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964.41935483871" calcext:value-type="float">
            <text:p>964,4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3" calcext:value-type="float">
            <text:p>43</text:p>
          </table:table-cell>
          <table:table-cell office:value-type="float" office:value="28475" calcext:value-type="float">
            <text:p>2847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18.548387096781" calcext:value-type="float">
            <text:p>918,55</text:p>
          </table:table-cell>
          <table:table-cell office:value-type="float" office:value="45" calcext:value-type="float">
            <text:p>45</text:p>
          </table:table-cell>
          <table:table-cell office:value-type="float" office:value="29942" calcext:value-type="float">
            <text:p>2994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65.870967741936" calcext:value-type="float">
            <text:p>965,8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2" calcext:value-type="float">
            <text:p>42</text:p>
          </table:table-cell>
          <table:table-cell office:value-type="float" office:value="28517" calcext:value-type="float">
            <text:p>2851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19.903225806459" calcext:value-type="float">
            <text:p>919,90</text:p>
          </table:table-cell>
          <table:table-cell office:value-type="float" office:value="45" calcext:value-type="float">
            <text:p>45</text:p>
          </table:table-cell>
          <table:table-cell office:value-type="float" office:value="29987" calcext:value-type="float">
            <text:p>2998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67.322580645162" calcext:value-type="float">
            <text:p>967,3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3" calcext:value-type="float">
            <text:p>43</text:p>
          </table:table-cell>
          <table:table-cell office:value-type="float" office:value="28560" calcext:value-type="float">
            <text:p>2856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21.290322580652" calcext:value-type="float">
            <text:p>921,29</text:p>
          </table:table-cell>
          <table:table-cell office:value-type="float" office:value="45" calcext:value-type="float">
            <text:p>45</text:p>
          </table:table-cell>
          <table:table-cell office:value-type="float" office:value="30032" calcext:value-type="float">
            <text:p>3003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68.774193548387" calcext:value-type="float">
            <text:p>968,7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3" calcext:value-type="float">
            <text:p>43</text:p>
          </table:table-cell>
          <table:table-cell office:value-type="float" office:value="28603" calcext:value-type="float">
            <text:p>2860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22.677419354846" calcext:value-type="float">
            <text:p>922,68</text:p>
          </table:table-cell>
          <table:table-cell office:value-type="float" office:value="45" calcext:value-type="float">
            <text:p>45</text:p>
          </table:table-cell>
          <table:table-cell office:value-type="float" office:value="30077" calcext:value-type="float">
            <text:p>3007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70.225806451613" calcext:value-type="float">
            <text:p>970,2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3" calcext:value-type="float">
            <text:p>43</text:p>
          </table:table-cell>
          <table:table-cell office:value-type="float" office:value="28646" calcext:value-type="float">
            <text:p>2864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24.064516129039" calcext:value-type="float">
            <text:p>924,06</text:p>
          </table:table-cell>
          <table:table-cell office:value-type="float" office:value="45" calcext:value-type="float">
            <text:p>45</text:p>
          </table:table-cell>
          <table:table-cell office:value-type="float" office:value="30122" calcext:value-type="float">
            <text:p>3012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71.677419354839" calcext:value-type="float">
            <text:p>971,6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3" calcext:value-type="float">
            <text:p>43</text:p>
          </table:table-cell>
          <table:table-cell office:value-type="float" office:value="28689" calcext:value-type="float">
            <text:p>2868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25.451612903233" calcext:value-type="float">
            <text:p>925,45</text:p>
          </table:table-cell>
          <table:table-cell office:value-type="float" office:value="44" calcext:value-type="float">
            <text:p>44</text:p>
          </table:table-cell>
          <table:table-cell office:value-type="float" office:value="30166" calcext:value-type="float">
            <text:p>3016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73.096774193549" calcext:value-type="float">
            <text:p>973,1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2" calcext:value-type="float">
            <text:p>42</text:p>
          </table:table-cell>
          <table:table-cell office:value-type="float" office:value="28731" calcext:value-type="float">
            <text:p>2873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26.80645161291" calcext:value-type="float">
            <text:p>926,81</text:p>
          </table:table-cell>
          <table:table-cell office:value-type="float" office:value="44" calcext:value-type="float">
            <text:p>44</text:p>
          </table:table-cell>
          <table:table-cell office:value-type="float" office:value="30210" calcext:value-type="float">
            <text:p>3021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74.516129032258" calcext:value-type="float">
            <text:p>974,5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3" calcext:value-type="float">
            <text:p>43</text:p>
          </table:table-cell>
          <table:table-cell office:value-type="float" office:value="28774" calcext:value-type="float">
            <text:p>2877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28.193548387104" calcext:value-type="float">
            <text:p>928,19</text:p>
          </table:table-cell>
          <table:table-cell office:value-type="float" office:value="44" calcext:value-type="float">
            <text:p>44</text:p>
          </table:table-cell>
          <table:table-cell office:value-type="float" office:value="30254" calcext:value-type="float">
            <text:p>3025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75.935483870968" calcext:value-type="float">
            <text:p>975,9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3" calcext:value-type="float">
            <text:p>43</text:p>
          </table:table-cell>
          <table:table-cell office:value-type="float" office:value="28817" calcext:value-type="float">
            <text:p>2881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29.580645161297" calcext:value-type="float">
            <text:p>929,58</text:p>
          </table:table-cell>
          <table:table-cell office:value-type="float" office:value="44" calcext:value-type="float">
            <text:p>44</text:p>
          </table:table-cell>
          <table:table-cell office:value-type="float" office:value="30298" calcext:value-type="float">
            <text:p>3029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77.354838709678" calcext:value-type="float">
            <text:p>977,3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3" calcext:value-type="float">
            <text:p>43</text:p>
          </table:table-cell>
          <table:table-cell office:value-type="float" office:value="28860" calcext:value-type="float">
            <text:p>2886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30.967741935491" calcext:value-type="float">
            <text:p>930,97</text:p>
          </table:table-cell>
          <table:table-cell office:value-type="float" office:value="44" calcext:value-type="float">
            <text:p>44</text:p>
          </table:table-cell>
          <table:table-cell office:value-type="float" office:value="30342" calcext:value-type="float">
            <text:p>3034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78.774193548387" calcext:value-type="float">
            <text:p>978,7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3" calcext:value-type="float">
            <text:p>43</text:p>
          </table:table-cell>
          <table:table-cell office:value-type="float" office:value="28903" calcext:value-type="float">
            <text:p>2890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32.354838709684" calcext:value-type="float">
            <text:p>932,35</text:p>
          </table:table-cell>
          <table:table-cell office:value-type="float" office:value="44" calcext:value-type="float">
            <text:p>44</text:p>
          </table:table-cell>
          <table:table-cell office:value-type="float" office:value="30386" calcext:value-type="float">
            <text:p>3038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980.193548387097" calcext:value-type="float">
            <text:p>980,1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3" calcext:value-type="float">
            <text:p>43</text:p>
          </table:table-cell>
          <table:table-cell office:value-type="float" office:value="28946" calcext:value-type="float">
            <text:p>2894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33.741935483878" calcext:value-type="float">
            <text:p>933,74</text:p>
          </table:table-cell>
          <table:table-cell office:value-type="float" office:value="45" calcext:value-type="float">
            <text:p>45</text:p>
          </table:table-cell>
          <table:table-cell office:value-type="float" office:value="30431" calcext:value-type="float">
            <text:p>3043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81.645161290323" calcext:value-type="float">
            <text:p>981,6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2" calcext:value-type="float">
            <text:p>42</text:p>
          </table:table-cell>
          <table:table-cell office:value-type="float" office:value="28988" calcext:value-type="float">
            <text:p>2898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35.096774193555" calcext:value-type="float">
            <text:p>935,10</text:p>
          </table:table-cell>
          <table:table-cell office:value-type="float" office:value="45" calcext:value-type="float">
            <text:p>45</text:p>
          </table:table-cell>
          <table:table-cell office:value-type="float" office:value="30476" calcext:value-type="float">
            <text:p>3047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83.096774193549" calcext:value-type="float">
            <text:p>983,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2" calcext:value-type="float">
            <text:p>42</text:p>
          </table:table-cell>
          <table:table-cell office:value-type="float" office:value="29030" calcext:value-type="float">
            <text:p>2903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36.451612903233" calcext:value-type="float">
            <text:p>936,45</text:p>
          </table:table-cell>
          <table:table-cell office:value-type="float" office:value="45" calcext:value-type="float">
            <text:p>45</text:p>
          </table:table-cell>
          <table:table-cell office:value-type="float" office:value="30521" calcext:value-type="float">
            <text:p>3052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84.548387096774" calcext:value-type="float">
            <text:p>984,5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3" calcext:value-type="float">
            <text:p>43</text:p>
          </table:table-cell>
          <table:table-cell office:value-type="float" office:value="29073" calcext:value-type="float">
            <text:p>2907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37.838709677426" calcext:value-type="float">
            <text:p>937,84</text:p>
          </table:table-cell>
          <table:table-cell office:value-type="float" office:value="45" calcext:value-type="float">
            <text:p>45</text:p>
          </table:table-cell>
          <table:table-cell office:value-type="float" office:value="30566" calcext:value-type="float">
            <text:p>3056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86" calcext:value-type="float">
            <text:p>986,0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2" calcext:value-type="float">
            <text:p>42</text:p>
          </table:table-cell>
          <table:table-cell office:value-type="float" office:value="29115" calcext:value-type="float">
            <text:p>2911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39.193548387104" calcext:value-type="float">
            <text:p>939,19</text:p>
          </table:table-cell>
          <table:table-cell office:value-type="float" office:value="45" calcext:value-type="float">
            <text:p>45</text:p>
          </table:table-cell>
          <table:table-cell office:value-type="float" office:value="30611" calcext:value-type="float">
            <text:p>3061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87.451612903226" calcext:value-type="float">
            <text:p>987,4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3" calcext:value-type="float">
            <text:p>43</text:p>
          </table:table-cell>
          <table:table-cell office:value-type="float" office:value="29158" calcext:value-type="float">
            <text:p>2915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40.580645161297" calcext:value-type="float">
            <text:p>940,58</text:p>
          </table:table-cell>
          <table:table-cell office:value-type="float" office:value="45" calcext:value-type="float">
            <text:p>45</text:p>
          </table:table-cell>
          <table:table-cell office:value-type="float" office:value="30656" calcext:value-type="float">
            <text:p>3065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88.903225806452" calcext:value-type="float">
            <text:p>988,9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3" calcext:value-type="float">
            <text:p>43</text:p>
          </table:table-cell>
          <table:table-cell office:value-type="float" office:value="29201" calcext:value-type="float">
            <text:p>2920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41.967741935491" calcext:value-type="float">
            <text:p>941,97</text:p>
          </table:table-cell>
          <table:table-cell office:value-type="float" office:value="45" calcext:value-type="float">
            <text:p>45</text:p>
          </table:table-cell>
          <table:table-cell office:value-type="float" office:value="30701" calcext:value-type="float">
            <text:p>3070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90.354838709678" calcext:value-type="float">
            <text:p>990,3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2" calcext:value-type="float">
            <text:p>42</text:p>
          </table:table-cell>
          <table:table-cell office:value-type="float" office:value="29243" calcext:value-type="float">
            <text:p>2924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43.322580645168" calcext:value-type="float">
            <text:p>943,32</text:p>
          </table:table-cell>
          <table:table-cell office:value-type="float" office:value="45" calcext:value-type="float">
            <text:p>45</text:p>
          </table:table-cell>
          <table:table-cell office:value-type="float" office:value="30746" calcext:value-type="float">
            <text:p>3074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91.806451612904" calcext:value-type="float">
            <text:p>991,8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3" calcext:value-type="float">
            <text:p>43</text:p>
          </table:table-cell>
          <table:table-cell office:value-type="float" office:value="29286" calcext:value-type="float">
            <text:p>2928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44.709677419362" calcext:value-type="float">
            <text:p>944,71</text:p>
          </table:table-cell>
          <table:table-cell office:value-type="float" office:value="45" calcext:value-type="float">
            <text:p>45</text:p>
          </table:table-cell>
          <table:table-cell office:value-type="float" office:value="30791" calcext:value-type="float">
            <text:p>3079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93.25806451613" calcext:value-type="float">
            <text:p>993,2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2" calcext:value-type="float">
            <text:p>42</text:p>
          </table:table-cell>
          <table:table-cell office:value-type="float" office:value="29328" calcext:value-type="float">
            <text:p>29328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46.064516129039" calcext:value-type="float">
            <text:p>946,06</text:p>
          </table:table-cell>
          <table:table-cell office:value-type="float" office:value="45" calcext:value-type="float">
            <text:p>45</text:p>
          </table:table-cell>
          <table:table-cell office:value-type="float" office:value="30836" calcext:value-type="float">
            <text:p>3083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94.709677419355" calcext:value-type="float">
            <text:p>994,7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2" calcext:value-type="float">
            <text:p>42</text:p>
          </table:table-cell>
          <table:table-cell office:value-type="float" office:value="29370" calcext:value-type="float">
            <text:p>2937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47.419354838717" calcext:value-type="float">
            <text:p>947,42</text:p>
          </table:table-cell>
          <table:table-cell office:value-type="float" office:value="45" calcext:value-type="float">
            <text:p>45</text:p>
          </table:table-cell>
          <table:table-cell office:value-type="float" office:value="30881" calcext:value-type="float">
            <text:p>3088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96.161290322581" calcext:value-type="float">
            <text:p>996,1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2" calcext:value-type="float">
            <text:p>42</text:p>
          </table:table-cell>
          <table:table-cell office:value-type="float" office:value="29412" calcext:value-type="float">
            <text:p>2941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48.774193548394" calcext:value-type="float">
            <text:p>948,77</text:p>
          </table:table-cell>
          <table:table-cell office:value-type="float" office:value="45" calcext:value-type="float">
            <text:p>45</text:p>
          </table:table-cell>
          <table:table-cell office:value-type="float" office:value="30926" calcext:value-type="float">
            <text:p>3092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97.612903225807" calcext:value-type="float">
            <text:p>997,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" calcext:value-type="float">
            <text:p>43</text:p>
          </table:table-cell>
          <table:table-cell office:value-type="float" office:value="29455" calcext:value-type="float">
            <text:p>2945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50.161290322588" calcext:value-type="float">
            <text:p>950,16</text:p>
          </table:table-cell>
          <table:table-cell office:value-type="float" office:value="45" calcext:value-type="float">
            <text:p>45</text:p>
          </table:table-cell>
          <table:table-cell office:value-type="float" office:value="30971" calcext:value-type="float">
            <text:p>3097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999.064516129033" calcext:value-type="float">
            <text:p>999,0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2" calcext:value-type="float">
            <text:p>42</text:p>
          </table:table-cell>
          <table:table-cell office:value-type="float" office:value="29497" calcext:value-type="float">
            <text:p>2949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51.516129032265" calcext:value-type="float">
            <text:p>951,52</text:p>
          </table:table-cell>
          <table:table-cell office:value-type="float" office:value="45" calcext:value-type="float">
            <text:p>45</text:p>
          </table:table-cell>
          <table:table-cell office:value-type="float" office:value="31016" calcext:value-type="float">
            <text:p>3101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00.51612903226" calcext:value-type="float">
            <text:p>1000,5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2" calcext:value-type="float">
            <text:p>42</text:p>
          </table:table-cell>
          <table:table-cell office:value-type="float" office:value="29539" calcext:value-type="float">
            <text:p>2953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52.870967741942" calcext:value-type="float">
            <text:p>952,87</text:p>
          </table:table-cell>
          <table:table-cell office:value-type="float" office:value="45" calcext:value-type="float">
            <text:p>45</text:p>
          </table:table-cell>
          <table:table-cell office:value-type="float" office:value="31061" calcext:value-type="float">
            <text:p>3106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01.96774193548" calcext:value-type="float">
            <text:p>1001,9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2" calcext:value-type="float">
            <text:p>42</text:p>
          </table:table-cell>
          <table:table-cell office:value-type="float" office:value="29581" calcext:value-type="float">
            <text:p>2958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54.22580645162" calcext:value-type="float">
            <text:p>954,23</text:p>
          </table:table-cell>
          <table:table-cell office:value-type="float" office:value="46" calcext:value-type="float">
            <text:p>46</text:p>
          </table:table-cell>
          <table:table-cell office:value-type="float" office:value="31107" calcext:value-type="float">
            <text:p>31107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1003.45161290323" calcext:value-type="float">
            <text:p>1003,4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3" calcext:value-type="float">
            <text:p>43</text:p>
          </table:table-cell>
          <table:table-cell office:value-type="float" office:value="29624" calcext:value-type="float">
            <text:p>2962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55.612903225813" calcext:value-type="float">
            <text:p>955,61</text:p>
          </table:table-cell>
          <table:table-cell office:value-type="float" office:value="45" calcext:value-type="float">
            <text:p>45</text:p>
          </table:table-cell>
          <table:table-cell office:value-type="float" office:value="31152" calcext:value-type="float">
            <text:p>3115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04.90322580645" calcext:value-type="float">
            <text:p>1004,9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3" calcext:value-type="float">
            <text:p>43</text:p>
          </table:table-cell>
          <table:table-cell office:value-type="float" office:value="29667" calcext:value-type="float">
            <text:p>2966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57.000000000007" calcext:value-type="float">
            <text:p>957,00</text:p>
          </table:table-cell>
          <table:table-cell office:value-type="float" office:value="45" calcext:value-type="float">
            <text:p>45</text:p>
          </table:table-cell>
          <table:table-cell office:value-type="float" office:value="31197" calcext:value-type="float">
            <text:p>3119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06.35483870968" calcext:value-type="float">
            <text:p>1006,3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2" calcext:value-type="float">
            <text:p>42</text:p>
          </table:table-cell>
          <table:table-cell office:value-type="float" office:value="29709" calcext:value-type="float">
            <text:p>2970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58.354838709685" calcext:value-type="float">
            <text:p>958,35</text:p>
          </table:table-cell>
          <table:table-cell office:value-type="float" office:value="45" calcext:value-type="float">
            <text:p>45</text:p>
          </table:table-cell>
          <table:table-cell office:value-type="float" office:value="31242" calcext:value-type="float">
            <text:p>3124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07.8064516129" calcext:value-type="float">
            <text:p>1007,8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2" calcext:value-type="float">
            <text:p>42</text:p>
          </table:table-cell>
          <table:table-cell office:value-type="float" office:value="29751" calcext:value-type="float">
            <text:p>2975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59.709677419362" calcext:value-type="float">
            <text:p>959,71</text:p>
          </table:table-cell>
          <table:table-cell office:value-type="float" office:value="45" calcext:value-type="float">
            <text:p>45</text:p>
          </table:table-cell>
          <table:table-cell office:value-type="float" office:value="31287" calcext:value-type="float">
            <text:p>3128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09.25806451613" calcext:value-type="float">
            <text:p>1009,2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2" calcext:value-type="float">
            <text:p>42</text:p>
          </table:table-cell>
          <table:table-cell office:value-type="float" office:value="29793" calcext:value-type="float">
            <text:p>2979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61.064516129039" calcext:value-type="float">
            <text:p>961,06</text:p>
          </table:table-cell>
          <table:table-cell office:value-type="float" office:value="45" calcext:value-type="float">
            <text:p>45</text:p>
          </table:table-cell>
          <table:table-cell office:value-type="float" office:value="31332" calcext:value-type="float">
            <text:p>3133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10.70967741936" calcext:value-type="float">
            <text:p>1010,7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3" calcext:value-type="float">
            <text:p>43</text:p>
          </table:table-cell>
          <table:table-cell office:value-type="float" office:value="29836" calcext:value-type="float">
            <text:p>2983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62.451612903233" calcext:value-type="float">
            <text:p>962,45</text:p>
          </table:table-cell>
          <table:table-cell office:value-type="float" office:value="45" calcext:value-type="float">
            <text:p>45</text:p>
          </table:table-cell>
          <table:table-cell office:value-type="float" office:value="31377" calcext:value-type="float">
            <text:p>3137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12.16129032258" calcext:value-type="float">
            <text:p>1012,1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3" calcext:value-type="float">
            <text:p>43</text:p>
          </table:table-cell>
          <table:table-cell office:value-type="float" office:value="29879" calcext:value-type="float">
            <text:p>2987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63.838709677427" calcext:value-type="float">
            <text:p>963,84</text:p>
          </table:table-cell>
          <table:table-cell office:value-type="float" office:value="45" calcext:value-type="float">
            <text:p>45</text:p>
          </table:table-cell>
          <table:table-cell office:value-type="float" office:value="31422" calcext:value-type="float">
            <text:p>3142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13.61290322581" calcext:value-type="float">
            <text:p>1013,6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2" calcext:value-type="float">
            <text:p>42</text:p>
          </table:table-cell>
          <table:table-cell office:value-type="float" office:value="29921" calcext:value-type="float">
            <text:p>2992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65.193548387104" calcext:value-type="float">
            <text:p>965,19</text:p>
          </table:table-cell>
          <table:table-cell office:value-type="float" office:value="45" calcext:value-type="float">
            <text:p>45</text:p>
          </table:table-cell>
          <table:table-cell office:value-type="float" office:value="31467" calcext:value-type="float">
            <text:p>3146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15.06451612903" calcext:value-type="float">
            <text:p>1015,0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2" calcext:value-type="float">
            <text:p>42</text:p>
          </table:table-cell>
          <table:table-cell office:value-type="float" office:value="29963" calcext:value-type="float">
            <text:p>29963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66.548387096781" calcext:value-type="float">
            <text:p>966,55</text:p>
          </table:table-cell>
          <table:table-cell office:value-type="float" office:value="45" calcext:value-type="float">
            <text:p>45</text:p>
          </table:table-cell>
          <table:table-cell office:value-type="float" office:value="31512" calcext:value-type="float">
            <text:p>3151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16.51612903226" calcext:value-type="float">
            <text:p>1016,5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2" calcext:value-type="float">
            <text:p>42</text:p>
          </table:table-cell>
          <table:table-cell office:value-type="float" office:value="30005" calcext:value-type="float">
            <text:p>3000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67.903225806459" calcext:value-type="float">
            <text:p>967,90</text:p>
          </table:table-cell>
          <table:table-cell office:value-type="float" office:value="45" calcext:value-type="float">
            <text:p>45</text:p>
          </table:table-cell>
          <table:table-cell office:value-type="float" office:value="31557" calcext:value-type="float">
            <text:p>3155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17.96774193549" calcext:value-type="float">
            <text:p>1017,9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3" calcext:value-type="float">
            <text:p>43</text:p>
          </table:table-cell>
          <table:table-cell office:value-type="float" office:value="30048" calcext:value-type="float">
            <text:p>3004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69.290322580652" calcext:value-type="float">
            <text:p>969,29</text:p>
          </table:table-cell>
          <table:table-cell office:value-type="float" office:value="45" calcext:value-type="float">
            <text:p>45</text:p>
          </table:table-cell>
          <table:table-cell office:value-type="float" office:value="31602" calcext:value-type="float">
            <text:p>3160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19.41935483871" calcext:value-type="float">
            <text:p>1019,4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3" calcext:value-type="float">
            <text:p>43</text:p>
          </table:table-cell>
          <table:table-cell office:value-type="float" office:value="30091" calcext:value-type="float">
            <text:p>3009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70.677419354846" calcext:value-type="float">
            <text:p>970,68</text:p>
          </table:table-cell>
          <table:table-cell office:value-type="float" office:value="45" calcext:value-type="float">
            <text:p>45</text:p>
          </table:table-cell>
          <table:table-cell office:value-type="float" office:value="31647" calcext:value-type="float">
            <text:p>3164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20.87096774194" calcext:value-type="float">
            <text:p>1020,8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3" calcext:value-type="float">
            <text:p>43</text:p>
          </table:table-cell>
          <table:table-cell office:value-type="float" office:value="30134" calcext:value-type="float">
            <text:p>3013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72.064516129039" calcext:value-type="float">
            <text:p>972,06</text:p>
          </table:table-cell>
          <table:table-cell office:value-type="float" office:value="45" calcext:value-type="float">
            <text:p>45</text:p>
          </table:table-cell>
          <table:table-cell office:value-type="float" office:value="31692" calcext:value-type="float">
            <text:p>3169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22.32258064516" calcext:value-type="float">
            <text:p>1022,3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2" calcext:value-type="float">
            <text:p>42</text:p>
          </table:table-cell>
          <table:table-cell office:value-type="float" office:value="30176" calcext:value-type="float">
            <text:p>3017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73.419354838717" calcext:value-type="float">
            <text:p>973,42</text:p>
          </table:table-cell>
          <table:table-cell office:value-type="float" office:value="45" calcext:value-type="float">
            <text:p>45</text:p>
          </table:table-cell>
          <table:table-cell office:value-type="float" office:value="31737" calcext:value-type="float">
            <text:p>3173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23.77419354839" calcext:value-type="float">
            <text:p>1023,7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3" calcext:value-type="float">
            <text:p>43</text:p>
          </table:table-cell>
          <table:table-cell office:value-type="float" office:value="30219" calcext:value-type="float">
            <text:p>3021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74.80645161291" calcext:value-type="float">
            <text:p>974,81</text:p>
          </table:table-cell>
          <table:table-cell office:value-type="float" office:value="45" calcext:value-type="float">
            <text:p>45</text:p>
          </table:table-cell>
          <table:table-cell office:value-type="float" office:value="31782" calcext:value-type="float">
            <text:p>3178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25.22580645161" calcext:value-type="float">
            <text:p>1025,2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3" calcext:value-type="float">
            <text:p>43</text:p>
          </table:table-cell>
          <table:table-cell office:value-type="float" office:value="30262" calcext:value-type="float">
            <text:p>3026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76.193548387104" calcext:value-type="float">
            <text:p>976,19</text:p>
          </table:table-cell>
          <table:table-cell office:value-type="float" office:value="45" calcext:value-type="float">
            <text:p>45</text:p>
          </table:table-cell>
          <table:table-cell office:value-type="float" office:value="31827" calcext:value-type="float">
            <text:p>3182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26.67741935484" calcext:value-type="float">
            <text:p>1026,6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3" calcext:value-type="float">
            <text:p>43</text:p>
          </table:table-cell>
          <table:table-cell office:value-type="float" office:value="30305" calcext:value-type="float">
            <text:p>3030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77.580645161297" calcext:value-type="float">
            <text:p>977,58</text:p>
          </table:table-cell>
          <table:table-cell office:value-type="float" office:value="45" calcext:value-type="float">
            <text:p>45</text:p>
          </table:table-cell>
          <table:table-cell office:value-type="float" office:value="31872" calcext:value-type="float">
            <text:p>3187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28.12903225807" calcext:value-type="float">
            <text:p>1028,1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2" calcext:value-type="float">
            <text:p>42</text:p>
          </table:table-cell>
          <table:table-cell office:value-type="float" office:value="30347" calcext:value-type="float">
            <text:p>3034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78.935483870975" calcext:value-type="float">
            <text:p>978,94</text:p>
          </table:table-cell>
          <table:table-cell office:value-type="float" office:value="45" calcext:value-type="float">
            <text:p>45</text:p>
          </table:table-cell>
          <table:table-cell office:value-type="float" office:value="31917" calcext:value-type="float">
            <text:p>3191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29.58064516129" calcext:value-type="float">
            <text:p>1029,5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3" calcext:value-type="float">
            <text:p>43</text:p>
          </table:table-cell>
          <table:table-cell office:value-type="float" office:value="30390" calcext:value-type="float">
            <text:p>3039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80.322580645168" calcext:value-type="float">
            <text:p>980,32</text:p>
          </table:table-cell>
          <table:table-cell office:value-type="float" office:value="45" calcext:value-type="float">
            <text:p>45</text:p>
          </table:table-cell>
          <table:table-cell office:value-type="float" office:value="31962" calcext:value-type="float">
            <text:p>3196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31.03225806452" calcext:value-type="float">
            <text:p>1031,0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3" calcext:value-type="float">
            <text:p>43</text:p>
          </table:table-cell>
          <table:table-cell office:value-type="float" office:value="30433" calcext:value-type="float">
            <text:p>3043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81.709677419362" calcext:value-type="float">
            <text:p>981,71</text:p>
          </table:table-cell>
          <table:table-cell office:value-type="float" office:value="45" calcext:value-type="float">
            <text:p>45</text:p>
          </table:table-cell>
          <table:table-cell office:value-type="float" office:value="32007" calcext:value-type="float">
            <text:p>3200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32.48387096774" calcext:value-type="float">
            <text:p>1032,4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3" calcext:value-type="float">
            <text:p>43</text:p>
          </table:table-cell>
          <table:table-cell office:value-type="float" office:value="30476" calcext:value-type="float">
            <text:p>3047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83.096774193555" calcext:value-type="float">
            <text:p>983,10</text:p>
          </table:table-cell>
          <table:table-cell office:value-type="float" office:value="45" calcext:value-type="float">
            <text:p>45</text:p>
          </table:table-cell>
          <table:table-cell office:value-type="float" office:value="32052" calcext:value-type="float">
            <text:p>3205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33.93548387097" calcext:value-type="float">
            <text:p>1033,9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3" calcext:value-type="float">
            <text:p>43</text:p>
          </table:table-cell>
          <table:table-cell office:value-type="float" office:value="30519" calcext:value-type="float">
            <text:p>3051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84.483870967749" calcext:value-type="float">
            <text:p>984,48</text:p>
          </table:table-cell>
          <table:table-cell office:value-type="float" office:value="45" calcext:value-type="float">
            <text:p>45</text:p>
          </table:table-cell>
          <table:table-cell office:value-type="float" office:value="32097" calcext:value-type="float">
            <text:p>3209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35.3870967742" calcext:value-type="float">
            <text:p>1035,39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3" calcext:value-type="float">
            <text:p>43</text:p>
          </table:table-cell>
          <table:table-cell office:value-type="float" office:value="30562" calcext:value-type="float">
            <text:p>3056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85.870967741943" calcext:value-type="float">
            <text:p>985,87</text:p>
          </table:table-cell>
          <table:table-cell office:value-type="float" office:value="45" calcext:value-type="float">
            <text:p>45</text:p>
          </table:table-cell>
          <table:table-cell office:value-type="float" office:value="32142" calcext:value-type="float">
            <text:p>3214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36.83870967742" calcext:value-type="float">
            <text:p>1036,8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3" calcext:value-type="float">
            <text:p>43</text:p>
          </table:table-cell>
          <table:table-cell office:value-type="float" office:value="30605" calcext:value-type="float">
            <text:p>3060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87.258064516136" calcext:value-type="float">
            <text:p>987,26</text:p>
          </table:table-cell>
          <table:table-cell office:value-type="float" office:value="45" calcext:value-type="float">
            <text:p>45</text:p>
          </table:table-cell>
          <table:table-cell office:value-type="float" office:value="32187" calcext:value-type="float">
            <text:p>3218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38.29032258065" calcext:value-type="float">
            <text:p>1038,2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2" calcext:value-type="float">
            <text:p>42</text:p>
          </table:table-cell>
          <table:table-cell office:value-type="float" office:value="30647" calcext:value-type="float">
            <text:p>3064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88.612903225813" calcext:value-type="float">
            <text:p>988,61</text:p>
          </table:table-cell>
          <table:table-cell office:value-type="float" office:value="45" calcext:value-type="float">
            <text:p>45</text:p>
          </table:table-cell>
          <table:table-cell office:value-type="float" office:value="32232" calcext:value-type="float">
            <text:p>3223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39.74193548387" calcext:value-type="float">
            <text:p>1039,7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3" calcext:value-type="float">
            <text:p>43</text:p>
          </table:table-cell>
          <table:table-cell office:value-type="float" office:value="30690" calcext:value-type="float">
            <text:p>3069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90.000000000007" calcext:value-type="float">
            <text:p>990,00</text:p>
          </table:table-cell>
          <table:table-cell office:value-type="float" office:value="45" calcext:value-type="float">
            <text:p>45</text:p>
          </table:table-cell>
          <table:table-cell office:value-type="float" office:value="32277" calcext:value-type="float">
            <text:p>3227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41.1935483871" calcext:value-type="float">
            <text:p>1041,1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3" calcext:value-type="float">
            <text:p>43</text:p>
          </table:table-cell>
          <table:table-cell office:value-type="float" office:value="30733" calcext:value-type="float">
            <text:p>3073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91.387096774201" calcext:value-type="float">
            <text:p>991,39</text:p>
          </table:table-cell>
          <table:table-cell office:value-type="float" office:value="45" calcext:value-type="float">
            <text:p>45</text:p>
          </table:table-cell>
          <table:table-cell office:value-type="float" office:value="32322" calcext:value-type="float">
            <text:p>3232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42.64516129032" calcext:value-type="float">
            <text:p>1042,6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3" calcext:value-type="float">
            <text:p>43</text:p>
          </table:table-cell>
          <table:table-cell office:value-type="float" office:value="30776" calcext:value-type="float">
            <text:p>3077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92.774193548394" calcext:value-type="float">
            <text:p>992,77</text:p>
          </table:table-cell>
          <table:table-cell office:value-type="float" office:value="45" calcext:value-type="float">
            <text:p>45</text:p>
          </table:table-cell>
          <table:table-cell office:value-type="float" office:value="32367" calcext:value-type="float">
            <text:p>3236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44.09677419355" calcext:value-type="float">
            <text:p>1044,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3" calcext:value-type="float">
            <text:p>43</text:p>
          </table:table-cell>
          <table:table-cell office:value-type="float" office:value="30819" calcext:value-type="float">
            <text:p>3081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94.161290322588" calcext:value-type="float">
            <text:p>994,16</text:p>
          </table:table-cell>
          <table:table-cell office:value-type="float" office:value="45" calcext:value-type="float">
            <text:p>45</text:p>
          </table:table-cell>
          <table:table-cell office:value-type="float" office:value="32412" calcext:value-type="float">
            <text:p>3241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45.54838709678" calcext:value-type="float">
            <text:p>1045,5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3" calcext:value-type="float">
            <text:p>43</text:p>
          </table:table-cell>
          <table:table-cell office:value-type="float" office:value="30862" calcext:value-type="float">
            <text:p>3086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95.548387096781" calcext:value-type="float">
            <text:p>995,55</text:p>
          </table:table-cell>
          <table:table-cell office:value-type="float" office:value="45" calcext:value-type="float">
            <text:p>45</text:p>
          </table:table-cell>
          <table:table-cell office:value-type="float" office:value="32457" calcext:value-type="float">
            <text:p>3245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47" calcext:value-type="float">
            <text:p>1047,0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3" calcext:value-type="float">
            <text:p>43</text:p>
          </table:table-cell>
          <table:table-cell office:value-type="float" office:value="30905" calcext:value-type="float">
            <text:p>3090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96.935483870975" calcext:value-type="float">
            <text:p>996,94</text:p>
          </table:table-cell>
          <table:table-cell office:value-type="float" office:value="45" calcext:value-type="float">
            <text:p>45</text:p>
          </table:table-cell>
          <table:table-cell office:value-type="float" office:value="32502" calcext:value-type="float">
            <text:p>3250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48.45161290323" calcext:value-type="float">
            <text:p>1048,4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2" calcext:value-type="float">
            <text:p>42</text:p>
          </table:table-cell>
          <table:table-cell office:value-type="float" office:value="30947" calcext:value-type="float">
            <text:p>30947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998.290322580652" calcext:value-type="float">
            <text:p>998,29</text:p>
          </table:table-cell>
          <table:table-cell office:value-type="float" office:value="44" calcext:value-type="float">
            <text:p>44</text:p>
          </table:table-cell>
          <table:table-cell office:value-type="float" office:value="32546" calcext:value-type="float">
            <text:p>3254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49.87096774194" calcext:value-type="float">
            <text:p>1049,8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3" calcext:value-type="float">
            <text:p>43</text:p>
          </table:table-cell>
          <table:table-cell office:value-type="float" office:value="30990" calcext:value-type="float">
            <text:p>3099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999.677419354846" calcext:value-type="float">
            <text:p>999,68</text:p>
          </table:table-cell>
          <table:table-cell office:value-type="float" office:value="44" calcext:value-type="float">
            <text:p>44</text:p>
          </table:table-cell>
          <table:table-cell office:value-type="float" office:value="32590" calcext:value-type="float">
            <text:p>3259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51.29032258065" calcext:value-type="float">
            <text:p>1051,29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3" calcext:value-type="float">
            <text:p>43</text:p>
          </table:table-cell>
          <table:table-cell office:value-type="float" office:value="31033" calcext:value-type="float">
            <text:p>3103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01.06451612904" calcext:value-type="float">
            <text:p>1001,06</text:p>
          </table:table-cell>
          <table:table-cell office:value-type="float" office:value="44" calcext:value-type="float">
            <text:p>44</text:p>
          </table:table-cell>
          <table:table-cell office:value-type="float" office:value="32634" calcext:value-type="float">
            <text:p>3263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52.70967741936" calcext:value-type="float">
            <text:p>1052,7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2" calcext:value-type="float">
            <text:p>42</text:p>
          </table:table-cell>
          <table:table-cell office:value-type="float" office:value="31075" calcext:value-type="float">
            <text:p>31075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02.41935483872" calcext:value-type="float">
            <text:p>1002,42</text:p>
          </table:table-cell>
          <table:table-cell office:value-type="float" office:value="44" calcext:value-type="float">
            <text:p>44</text:p>
          </table:table-cell>
          <table:table-cell office:value-type="float" office:value="32678" calcext:value-type="float">
            <text:p>3267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54.12903225807" calcext:value-type="float">
            <text:p>1054,1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3" calcext:value-type="float">
            <text:p>43</text:p>
          </table:table-cell>
          <table:table-cell office:value-type="float" office:value="31118" calcext:value-type="float">
            <text:p>3111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03.80645161291" calcext:value-type="float">
            <text:p>1003,81</text:p>
          </table:table-cell>
          <table:table-cell office:value-type="float" office:value="44" calcext:value-type="float">
            <text:p>44</text:p>
          </table:table-cell>
          <table:table-cell office:value-type="float" office:value="32722" calcext:value-type="float">
            <text:p>3272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55.54838709678" calcext:value-type="float">
            <text:p>1055,5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" calcext:value-type="float">
            <text:p>42</text:p>
          </table:table-cell>
          <table:table-cell office:value-type="float" office:value="31160" calcext:value-type="float">
            <text:p>31160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05.16129032259" calcext:value-type="float">
            <text:p>1005,16</text:p>
          </table:table-cell>
          <table:table-cell office:value-type="float" office:value="44" calcext:value-type="float">
            <text:p>44</text:p>
          </table:table-cell>
          <table:table-cell office:value-type="float" office:value="32766" calcext:value-type="float">
            <text:p>3276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56.96774193549" calcext:value-type="float">
            <text:p>1056,9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2" calcext:value-type="float">
            <text:p>42</text:p>
          </table:table-cell>
          <table:table-cell office:value-type="float" office:value="31202" calcext:value-type="float">
            <text:p>31202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06.51612903227" calcext:value-type="float">
            <text:p>1006,52</text:p>
          </table:table-cell>
          <table:table-cell office:value-type="float" office:value="44" calcext:value-type="float">
            <text:p>44</text:p>
          </table:table-cell>
          <table:table-cell office:value-type="float" office:value="32810" calcext:value-type="float">
            <text:p>3281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58.3870967742" calcext:value-type="float">
            <text:p>1058,39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3" calcext:value-type="float">
            <text:p>43</text:p>
          </table:table-cell>
          <table:table-cell office:value-type="float" office:value="31245" calcext:value-type="float">
            <text:p>3124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07.90322580646" calcext:value-type="float">
            <text:p>1007,90</text:p>
          </table:table-cell>
          <table:table-cell office:value-type="float" office:value="44" calcext:value-type="float">
            <text:p>44</text:p>
          </table:table-cell>
          <table:table-cell office:value-type="float" office:value="32854" calcext:value-type="float">
            <text:p>3285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59.80645161291" calcext:value-type="float">
            <text:p>1059,8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3" calcext:value-type="float">
            <text:p>43</text:p>
          </table:table-cell>
          <table:table-cell office:value-type="float" office:value="31288" calcext:value-type="float">
            <text:p>3128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09.29032258065" calcext:value-type="float">
            <text:p>1009,29</text:p>
          </table:table-cell>
          <table:table-cell office:value-type="float" office:value="45" calcext:value-type="float">
            <text:p>45</text:p>
          </table:table-cell>
          <table:table-cell office:value-type="float" office:value="32899" calcext:value-type="float">
            <text:p>3289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61.25806451613" calcext:value-type="float">
            <text:p>1061,2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3" calcext:value-type="float">
            <text:p>43</text:p>
          </table:table-cell>
          <table:table-cell office:value-type="float" office:value="31331" calcext:value-type="float">
            <text:p>3133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10.67741935485" calcext:value-type="float">
            <text:p>1010,68</text:p>
          </table:table-cell>
          <table:table-cell office:value-type="float" office:value="44" calcext:value-type="float">
            <text:p>44</text:p>
          </table:table-cell>
          <table:table-cell office:value-type="float" office:value="32943" calcext:value-type="float">
            <text:p>3294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62.67741935484" calcext:value-type="float">
            <text:p>1062,6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3" calcext:value-type="float">
            <text:p>43</text:p>
          </table:table-cell>
          <table:table-cell office:value-type="float" office:value="31374" calcext:value-type="float">
            <text:p>3137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12.06451612904" calcext:value-type="float">
            <text:p>1012,06</text:p>
          </table:table-cell>
          <table:table-cell office:value-type="float" office:value="44" calcext:value-type="float">
            <text:p>44</text:p>
          </table:table-cell>
          <table:table-cell office:value-type="float" office:value="32987" calcext:value-type="float">
            <text:p>3298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64.09677419355" calcext:value-type="float">
            <text:p>1064,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3" calcext:value-type="float">
            <text:p>43</text:p>
          </table:table-cell>
          <table:table-cell office:value-type="float" office:value="31417" calcext:value-type="float">
            <text:p>3141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13.45161290323" calcext:value-type="float">
            <text:p>1013,45</text:p>
          </table:table-cell>
          <table:table-cell office:value-type="float" office:value="44" calcext:value-type="float">
            <text:p>44</text:p>
          </table:table-cell>
          <table:table-cell office:value-type="float" office:value="33031" calcext:value-type="float">
            <text:p>3303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65.51612903226" calcext:value-type="float">
            <text:p>1065,5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2" calcext:value-type="float">
            <text:p>42</text:p>
          </table:table-cell>
          <table:table-cell office:value-type="float" office:value="31459" calcext:value-type="float">
            <text:p>31459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14.80645161291" calcext:value-type="float">
            <text:p>1014,81</text:p>
          </table:table-cell>
          <table:table-cell office:value-type="float" office:value="44" calcext:value-type="float">
            <text:p>44</text:p>
          </table:table-cell>
          <table:table-cell office:value-type="float" office:value="33075" calcext:value-type="float">
            <text:p>3307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66.93548387097" calcext:value-type="float">
            <text:p>1066,9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3" calcext:value-type="float">
            <text:p>43</text:p>
          </table:table-cell>
          <table:table-cell office:value-type="float" office:value="31502" calcext:value-type="float">
            <text:p>3150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16.1935483871" calcext:value-type="float">
            <text:p>1016,19</text:p>
          </table:table-cell>
          <table:table-cell office:value-type="float" office:value="45" calcext:value-type="float">
            <text:p>45</text:p>
          </table:table-cell>
          <table:table-cell office:value-type="float" office:value="33120" calcext:value-type="float">
            <text:p>3312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68.3870967742" calcext:value-type="float">
            <text:p>1068,3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3" calcext:value-type="float">
            <text:p>43</text:p>
          </table:table-cell>
          <table:table-cell office:value-type="float" office:value="31545" calcext:value-type="float">
            <text:p>3154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17.5806451613" calcext:value-type="float">
            <text:p>1017,58</text:p>
          </table:table-cell>
          <table:table-cell office:value-type="float" office:value="44" calcext:value-type="float">
            <text:p>44</text:p>
          </table:table-cell>
          <table:table-cell office:value-type="float" office:value="33164" calcext:value-type="float">
            <text:p>3316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69.80645161291" calcext:value-type="float">
            <text:p>1069,8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3" calcext:value-type="float">
            <text:p>43</text:p>
          </table:table-cell>
          <table:table-cell office:value-type="float" office:value="31588" calcext:value-type="float">
            <text:p>3158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18.96774193549" calcext:value-type="float">
            <text:p>1018,97</text:p>
          </table:table-cell>
          <table:table-cell office:value-type="float" office:value="44" calcext:value-type="float">
            <text:p>44</text:p>
          </table:table-cell>
          <table:table-cell office:value-type="float" office:value="33208" calcext:value-type="float">
            <text:p>3320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71.22580645162" calcext:value-type="float">
            <text:p>1071,2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3" calcext:value-type="float">
            <text:p>43</text:p>
          </table:table-cell>
          <table:table-cell office:value-type="float" office:value="31631" calcext:value-type="float">
            <text:p>3163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20.35483870968" calcext:value-type="float">
            <text:p>1020,35</text:p>
          </table:table-cell>
          <table:table-cell office:value-type="float" office:value="44" calcext:value-type="float">
            <text:p>44</text:p>
          </table:table-cell>
          <table:table-cell office:value-type="float" office:value="33252" calcext:value-type="float">
            <text:p>3325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72.64516129033" calcext:value-type="float">
            <text:p>1072,6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3" calcext:value-type="float">
            <text:p>43</text:p>
          </table:table-cell>
          <table:table-cell office:value-type="float" office:value="31674" calcext:value-type="float">
            <text:p>3167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21.74193548388" calcext:value-type="float">
            <text:p>1021,74</text:p>
          </table:table-cell>
          <table:table-cell office:value-type="float" office:value="44" calcext:value-type="float">
            <text:p>44</text:p>
          </table:table-cell>
          <table:table-cell office:value-type="float" office:value="33296" calcext:value-type="float">
            <text:p>3329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74.06451612904" calcext:value-type="float">
            <text:p>1074,06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3" calcext:value-type="float">
            <text:p>43</text:p>
          </table:table-cell>
          <table:table-cell office:value-type="float" office:value="31717" calcext:value-type="float">
            <text:p>3171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23.12903225807" calcext:value-type="float">
            <text:p>1023,13</text:p>
          </table:table-cell>
          <table:table-cell office:value-type="float" office:value="45" calcext:value-type="float">
            <text:p>45</text:p>
          </table:table-cell>
          <table:table-cell office:value-type="float" office:value="33341" calcext:value-type="float">
            <text:p>3334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75.51612903226" calcext:value-type="float">
            <text:p>1075,5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3" calcext:value-type="float">
            <text:p>43</text:p>
          </table:table-cell>
          <table:table-cell office:value-type="float" office:value="31760" calcext:value-type="float">
            <text:p>3176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24.51612903227" calcext:value-type="float">
            <text:p>1024,52</text:p>
          </table:table-cell>
          <table:table-cell office:value-type="float" office:value="44" calcext:value-type="float">
            <text:p>44</text:p>
          </table:table-cell>
          <table:table-cell office:value-type="float" office:value="33385" calcext:value-type="float">
            <text:p>3338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76.93548387097" calcext:value-type="float">
            <text:p>1076,9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3" calcext:value-type="float">
            <text:p>43</text:p>
          </table:table-cell>
          <table:table-cell office:value-type="float" office:value="31803" calcext:value-type="float">
            <text:p>3180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25.90322580646" calcext:value-type="float">
            <text:p>1025,90</text:p>
          </table:table-cell>
          <table:table-cell office:value-type="float" office:value="44" calcext:value-type="float">
            <text:p>44</text:p>
          </table:table-cell>
          <table:table-cell office:value-type="float" office:value="33429" calcext:value-type="float">
            <text:p>3342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78.35483870968" calcext:value-type="float">
            <text:p>1078,3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3" calcext:value-type="float">
            <text:p>43</text:p>
          </table:table-cell>
          <table:table-cell office:value-type="float" office:value="31846" calcext:value-type="float">
            <text:p>3184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27.29032258065" calcext:value-type="float">
            <text:p>1027,29</text:p>
          </table:table-cell>
          <table:table-cell office:value-type="float" office:value="45" calcext:value-type="float">
            <text:p>45</text:p>
          </table:table-cell>
          <table:table-cell office:value-type="float" office:value="33474" calcext:value-type="float">
            <text:p>3347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79.80645161291" calcext:value-type="float">
            <text:p>1079,8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3" calcext:value-type="float">
            <text:p>43</text:p>
          </table:table-cell>
          <table:table-cell office:value-type="float" office:value="31889" calcext:value-type="float">
            <text:p>3188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28.67741935485" calcext:value-type="float">
            <text:p>1028,68</text:p>
          </table:table-cell>
          <table:table-cell office:value-type="float" office:value="44" calcext:value-type="float">
            <text:p>44</text:p>
          </table:table-cell>
          <table:table-cell office:value-type="float" office:value="33518" calcext:value-type="float">
            <text:p>3351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81.22580645162" calcext:value-type="float">
            <text:p>1081,2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3" calcext:value-type="float">
            <text:p>43</text:p>
          </table:table-cell>
          <table:table-cell office:value-type="float" office:value="31932" calcext:value-type="float">
            <text:p>3193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30.06451612904" calcext:value-type="float">
            <text:p>1030,06</text:p>
          </table:table-cell>
          <table:table-cell office:value-type="float" office:value="44" calcext:value-type="float">
            <text:p>44</text:p>
          </table:table-cell>
          <table:table-cell office:value-type="float" office:value="33562" calcext:value-type="float">
            <text:p>3356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82.64516129033" calcext:value-type="float">
            <text:p>1082,6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3" calcext:value-type="float">
            <text:p>43</text:p>
          </table:table-cell>
          <table:table-cell office:value-type="float" office:value="31975" calcext:value-type="float">
            <text:p>3197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31.45161290323" calcext:value-type="float">
            <text:p>1031,45</text:p>
          </table:table-cell>
          <table:table-cell office:value-type="float" office:value="44" calcext:value-type="float">
            <text:p>44</text:p>
          </table:table-cell>
          <table:table-cell office:value-type="float" office:value="33606" calcext:value-type="float">
            <text:p>3360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84.06451612904" calcext:value-type="float">
            <text:p>1084,0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3" calcext:value-type="float">
            <text:p>43</text:p>
          </table:table-cell>
          <table:table-cell office:value-type="float" office:value="32018" calcext:value-type="float">
            <text:p>3201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32.83870967743" calcext:value-type="float">
            <text:p>1032,84</text:p>
          </table:table-cell>
          <table:table-cell office:value-type="float" office:value="44" calcext:value-type="float">
            <text:p>44</text:p>
          </table:table-cell>
          <table:table-cell office:value-type="float" office:value="33650" calcext:value-type="float">
            <text:p>3365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85.48387096775" calcext:value-type="float">
            <text:p>1085,4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3" calcext:value-type="float">
            <text:p>43</text:p>
          </table:table-cell>
          <table:table-cell office:value-type="float" office:value="32061" calcext:value-type="float">
            <text:p>3206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34.22580645162" calcext:value-type="float">
            <text:p>1034,23</text:p>
          </table:table-cell>
          <table:table-cell office:value-type="float" office:value="45" calcext:value-type="float">
            <text:p>45</text:p>
          </table:table-cell>
          <table:table-cell office:value-type="float" office:value="33695" calcext:value-type="float">
            <text:p>3369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86.93548387097" calcext:value-type="float">
            <text:p>1086,94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3" calcext:value-type="float">
            <text:p>43</text:p>
          </table:table-cell>
          <table:table-cell office:value-type="float" office:value="32104" calcext:value-type="float">
            <text:p>3210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35.61290322581" calcext:value-type="float">
            <text:p>1035,61</text:p>
          </table:table-cell>
          <table:table-cell office:value-type="float" office:value="45" calcext:value-type="float">
            <text:p>45</text:p>
          </table:table-cell>
          <table:table-cell office:value-type="float" office:value="33740" calcext:value-type="float">
            <text:p>3374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88.3870967742" calcext:value-type="float">
            <text:p>1088,3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3" calcext:value-type="float">
            <text:p>43</text:p>
          </table:table-cell>
          <table:table-cell office:value-type="float" office:value="32147" calcext:value-type="float">
            <text:p>3214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37.00000000001" calcext:value-type="float">
            <text:p>1037,00</text:p>
          </table:table-cell>
          <table:table-cell office:value-type="float" office:value="45" calcext:value-type="float">
            <text:p>45</text:p>
          </table:table-cell>
          <table:table-cell office:value-type="float" office:value="33785" calcext:value-type="float">
            <text:p>3378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89.83870967742" calcext:value-type="float">
            <text:p>1089,8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3" calcext:value-type="float">
            <text:p>43</text:p>
          </table:table-cell>
          <table:table-cell office:value-type="float" office:value="32190" calcext:value-type="float">
            <text:p>3219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38.3870967742" calcext:value-type="float">
            <text:p>1038,39</text:p>
          </table:table-cell>
          <table:table-cell office:value-type="float" office:value="46" calcext:value-type="float">
            <text:p>46</text:p>
          </table:table-cell>
          <table:table-cell office:value-type="float" office:value="33831" calcext:value-type="float">
            <text:p>33831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1091.32258064517" calcext:value-type="float">
            <text:p>1091,3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3" calcext:value-type="float">
            <text:p>43</text:p>
          </table:table-cell>
          <table:table-cell office:value-type="float" office:value="32233" calcext:value-type="float">
            <text:p>3223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39.7741935484" calcext:value-type="float">
            <text:p>1039,77</text:p>
          </table:table-cell>
          <table:table-cell office:value-type="float" office:value="44" calcext:value-type="float">
            <text:p>44</text:p>
          </table:table-cell>
          <table:table-cell office:value-type="float" office:value="33875" calcext:value-type="float">
            <text:p>3387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92.74193548388" calcext:value-type="float">
            <text:p>1092,7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3" calcext:value-type="float">
            <text:p>43</text:p>
          </table:table-cell>
          <table:table-cell office:value-type="float" office:value="32276" calcext:value-type="float">
            <text:p>3227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41.16129032259" calcext:value-type="float">
            <text:p>1041,16</text:p>
          </table:table-cell>
          <table:table-cell office:value-type="float" office:value="44" calcext:value-type="float">
            <text:p>44</text:p>
          </table:table-cell>
          <table:table-cell office:value-type="float" office:value="33919" calcext:value-type="float">
            <text:p>3391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094.16129032258" calcext:value-type="float">
            <text:p>1094,1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3" calcext:value-type="float">
            <text:p>43</text:p>
          </table:table-cell>
          <table:table-cell office:value-type="float" office:value="32319" calcext:value-type="float">
            <text:p>3231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42.54838709678" calcext:value-type="float">
            <text:p>1042,55</text:p>
          </table:table-cell>
          <table:table-cell office:value-type="float" office:value="45" calcext:value-type="float">
            <text:p>45</text:p>
          </table:table-cell>
          <table:table-cell office:value-type="float" office:value="33964" calcext:value-type="float">
            <text:p>3396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95.61290322581" calcext:value-type="float">
            <text:p>1095,6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3" calcext:value-type="float">
            <text:p>43</text:p>
          </table:table-cell>
          <table:table-cell office:value-type="float" office:value="32362" calcext:value-type="float">
            <text:p>3236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43.93548387098" calcext:value-type="float">
            <text:p>1043,94</text:p>
          </table:table-cell>
          <table:table-cell office:value-type="float" office:value="46" calcext:value-type="float">
            <text:p>46</text:p>
          </table:table-cell>
          <table:table-cell office:value-type="float" office:value="34010" calcext:value-type="float">
            <text:p>34010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1097.09677419355" calcext:value-type="float">
            <text:p>1097,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3" calcext:value-type="float">
            <text:p>43</text:p>
          </table:table-cell>
          <table:table-cell office:value-type="float" office:value="32405" calcext:value-type="float">
            <text:p>3240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45.32258064517" calcext:value-type="float">
            <text:p>1045,32</text:p>
          </table:table-cell>
          <table:table-cell office:value-type="float" office:value="45" calcext:value-type="float">
            <text:p>45</text:p>
          </table:table-cell>
          <table:table-cell office:value-type="float" office:value="34055" calcext:value-type="float">
            <text:p>3405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098.54838709678" calcext:value-type="float">
            <text:p>1098,5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3" calcext:value-type="float">
            <text:p>43</text:p>
          </table:table-cell>
          <table:table-cell office:value-type="float" office:value="32448" calcext:value-type="float">
            <text:p>3244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46.70967741936" calcext:value-type="float">
            <text:p>1046,71</text:p>
          </table:table-cell>
          <table:table-cell office:value-type="float" office:value="45" calcext:value-type="float">
            <text:p>45</text:p>
          </table:table-cell>
          <table:table-cell office:value-type="float" office:value="34100" calcext:value-type="float">
            <text:p>3410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00" calcext:value-type="float">
            <text:p>1100,0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3" calcext:value-type="float">
            <text:p>43</text:p>
          </table:table-cell>
          <table:table-cell office:value-type="float" office:value="32491" calcext:value-type="float">
            <text:p>3249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48.09677419356" calcext:value-type="float">
            <text:p>1048,10</text:p>
          </table:table-cell>
          <table:table-cell office:value-type="float" office:value="45" calcext:value-type="float">
            <text:p>45</text:p>
          </table:table-cell>
          <table:table-cell office:value-type="float" office:value="34145" calcext:value-type="float">
            <text:p>3414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01.45161290323" calcext:value-type="float">
            <text:p>1101,4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3" calcext:value-type="float">
            <text:p>43</text:p>
          </table:table-cell>
          <table:table-cell office:value-type="float" office:value="32534" calcext:value-type="float">
            <text:p>3253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49.48387096775" calcext:value-type="float">
            <text:p>1049,48</text:p>
          </table:table-cell>
          <table:table-cell office:value-type="float" office:value="45" calcext:value-type="float">
            <text:p>45</text:p>
          </table:table-cell>
          <table:table-cell office:value-type="float" office:value="34190" calcext:value-type="float">
            <text:p>3419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02.90322580646" calcext:value-type="float">
            <text:p>1102,9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3" calcext:value-type="float">
            <text:p>43</text:p>
          </table:table-cell>
          <table:table-cell office:value-type="float" office:value="32577" calcext:value-type="float">
            <text:p>3257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50.87096774194" calcext:value-type="float">
            <text:p>1050,87</text:p>
          </table:table-cell>
          <table:table-cell office:value-type="float" office:value="45" calcext:value-type="float">
            <text:p>45</text:p>
          </table:table-cell>
          <table:table-cell office:value-type="float" office:value="34235" calcext:value-type="float">
            <text:p>3423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04.35483870968" calcext:value-type="float">
            <text:p>1104,3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3" calcext:value-type="float">
            <text:p>43</text:p>
          </table:table-cell>
          <table:table-cell office:value-type="float" office:value="32620" calcext:value-type="float">
            <text:p>3262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52.25806451614" calcext:value-type="float">
            <text:p>1052,26</text:p>
          </table:table-cell>
          <table:table-cell office:value-type="float" office:value="45" calcext:value-type="float">
            <text:p>45</text:p>
          </table:table-cell>
          <table:table-cell office:value-type="float" office:value="34280" calcext:value-type="float">
            <text:p>3428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05.80645161291" calcext:value-type="float">
            <text:p>1105,8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3" calcext:value-type="float">
            <text:p>43</text:p>
          </table:table-cell>
          <table:table-cell office:value-type="float" office:value="32663" calcext:value-type="float">
            <text:p>3266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53.64516129033" calcext:value-type="float">
            <text:p>1053,65</text:p>
          </table:table-cell>
          <table:table-cell office:value-type="float" office:value="45" calcext:value-type="float">
            <text:p>45</text:p>
          </table:table-cell>
          <table:table-cell office:value-type="float" office:value="34325" calcext:value-type="float">
            <text:p>3432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07.25806451613" calcext:value-type="float">
            <text:p>1107,2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3" calcext:value-type="float">
            <text:p>43</text:p>
          </table:table-cell>
          <table:table-cell office:value-type="float" office:value="32706" calcext:value-type="float">
            <text:p>3270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55.03225806453" calcext:value-type="float">
            <text:p>1055,03</text:p>
          </table:table-cell>
          <table:table-cell office:value-type="float" office:value="45" calcext:value-type="float">
            <text:p>45</text:p>
          </table:table-cell>
          <table:table-cell office:value-type="float" office:value="34370" calcext:value-type="float">
            <text:p>3437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08.70967741936" calcext:value-type="float">
            <text:p>1108,7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3" calcext:value-type="float">
            <text:p>43</text:p>
          </table:table-cell>
          <table:table-cell office:value-type="float" office:value="32749" calcext:value-type="float">
            <text:p>3274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56.41935483872" calcext:value-type="float">
            <text:p>1056,42</text:p>
          </table:table-cell>
          <table:table-cell office:value-type="float" office:value="45" calcext:value-type="float">
            <text:p>45</text:p>
          </table:table-cell>
          <table:table-cell office:value-type="float" office:value="34415" calcext:value-type="float">
            <text:p>3441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10.16129032259" calcext:value-type="float">
            <text:p>1110,1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3" calcext:value-type="float">
            <text:p>43</text:p>
          </table:table-cell>
          <table:table-cell office:value-type="float" office:value="32792" calcext:value-type="float">
            <text:p>3279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57.80645161291" calcext:value-type="float">
            <text:p>1057,81</text:p>
          </table:table-cell>
          <table:table-cell office:value-type="float" office:value="45" calcext:value-type="float">
            <text:p>45</text:p>
          </table:table-cell>
          <table:table-cell office:value-type="float" office:value="34460" calcext:value-type="float">
            <text:p>3446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11.61290322581" calcext:value-type="float">
            <text:p>1111,6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3" calcext:value-type="float">
            <text:p>43</text:p>
          </table:table-cell>
          <table:table-cell office:value-type="float" office:value="32835" calcext:value-type="float">
            <text:p>3283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59.19354838711" calcext:value-type="float">
            <text:p>1059,19</text:p>
          </table:table-cell>
          <table:table-cell office:value-type="float" office:value="45" calcext:value-type="float">
            <text:p>45</text:p>
          </table:table-cell>
          <table:table-cell office:value-type="float" office:value="34505" calcext:value-type="float">
            <text:p>3450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13.06451612904" calcext:value-type="float">
            <text:p>1113,0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" calcext:value-type="float">
            <text:p>43</text:p>
          </table:table-cell>
          <table:table-cell office:value-type="float" office:value="32878" calcext:value-type="float">
            <text:p>3287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60.5806451613" calcext:value-type="float">
            <text:p>1060,58</text:p>
          </table:table-cell>
          <table:table-cell office:value-type="float" office:value="45" calcext:value-type="float">
            <text:p>45</text:p>
          </table:table-cell>
          <table:table-cell office:value-type="float" office:value="34550" calcext:value-type="float">
            <text:p>3455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14.51612903226" calcext:value-type="float">
            <text:p>1114,5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3" calcext:value-type="float">
            <text:p>43</text:p>
          </table:table-cell>
          <table:table-cell office:value-type="float" office:value="32921" calcext:value-type="float">
            <text:p>3292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61.96774193549" calcext:value-type="float">
            <text:p>1061,97</text:p>
          </table:table-cell>
          <table:table-cell office:value-type="float" office:value="45" calcext:value-type="float">
            <text:p>45</text:p>
          </table:table-cell>
          <table:table-cell office:value-type="float" office:value="34595" calcext:value-type="float">
            <text:p>3459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15.96774193549" calcext:value-type="float">
            <text:p>1115,9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3" calcext:value-type="float">
            <text:p>43</text:p>
          </table:table-cell>
          <table:table-cell office:value-type="float" office:value="32964" calcext:value-type="float">
            <text:p>3296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63.35483870969" calcext:value-type="float">
            <text:p>1063,35</text:p>
          </table:table-cell>
          <table:table-cell office:value-type="float" office:value="45" calcext:value-type="float">
            <text:p>45</text:p>
          </table:table-cell>
          <table:table-cell office:value-type="float" office:value="34640" calcext:value-type="float">
            <text:p>3464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17.41935483871" calcext:value-type="float">
            <text:p>1117,42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3" calcext:value-type="float">
            <text:p>43</text:p>
          </table:table-cell>
          <table:table-cell office:value-type="float" office:value="33007" calcext:value-type="float">
            <text:p>3300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64.74193548388" calcext:value-type="float">
            <text:p>1064,74</text:p>
          </table:table-cell>
          <table:table-cell office:value-type="float" office:value="45" calcext:value-type="float">
            <text:p>45</text:p>
          </table:table-cell>
          <table:table-cell office:value-type="float" office:value="34685" calcext:value-type="float">
            <text:p>3468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18.87096774194" calcext:value-type="float">
            <text:p>1118,8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3" calcext:value-type="float">
            <text:p>43</text:p>
          </table:table-cell>
          <table:table-cell office:value-type="float" office:value="33050" calcext:value-type="float">
            <text:p>3305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66.12903225807" calcext:value-type="float">
            <text:p>1066,13</text:p>
          </table:table-cell>
          <table:table-cell office:value-type="float" office:value="45" calcext:value-type="float">
            <text:p>45</text:p>
          </table:table-cell>
          <table:table-cell office:value-type="float" office:value="34730" calcext:value-type="float">
            <text:p>3473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20.32258064517" calcext:value-type="float">
            <text:p>1120,3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3" calcext:value-type="float">
            <text:p>43</text:p>
          </table:table-cell>
          <table:table-cell office:value-type="float" office:value="33093" calcext:value-type="float">
            <text:p>3309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67.51612903227" calcext:value-type="float">
            <text:p>1067,52</text:p>
          </table:table-cell>
          <table:table-cell office:value-type="float" office:value="45" calcext:value-type="float">
            <text:p>45</text:p>
          </table:table-cell>
          <table:table-cell office:value-type="float" office:value="34775" calcext:value-type="float">
            <text:p>3477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21.77419354839" calcext:value-type="float">
            <text:p>1121,7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3" calcext:value-type="float">
            <text:p>43</text:p>
          </table:table-cell>
          <table:table-cell office:value-type="float" office:value="33136" calcext:value-type="float">
            <text:p>3313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68.90322580646" calcext:value-type="float">
            <text:p>1068,90</text:p>
          </table:table-cell>
          <table:table-cell office:value-type="float" office:value="45" calcext:value-type="float">
            <text:p>45</text:p>
          </table:table-cell>
          <table:table-cell office:value-type="float" office:value="34820" calcext:value-type="float">
            <text:p>3482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23.22580645162" calcext:value-type="float">
            <text:p>1123,2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3" calcext:value-type="float">
            <text:p>43</text:p>
          </table:table-cell>
          <table:table-cell office:value-type="float" office:value="33179" calcext:value-type="float">
            <text:p>3317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70.29032258066" calcext:value-type="float">
            <text:p>1070,29</text:p>
          </table:table-cell>
          <table:table-cell office:value-type="float" office:value="45" calcext:value-type="float">
            <text:p>45</text:p>
          </table:table-cell>
          <table:table-cell office:value-type="float" office:value="34865" calcext:value-type="float">
            <text:p>3486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24.67741935484" calcext:value-type="float">
            <text:p>1124,6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3" calcext:value-type="float">
            <text:p>43</text:p>
          </table:table-cell>
          <table:table-cell office:value-type="float" office:value="33222" calcext:value-type="float">
            <text:p>3322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71.67741935485" calcext:value-type="float">
            <text:p>1071,68</text:p>
          </table:table-cell>
          <table:table-cell office:value-type="float" office:value="45" calcext:value-type="float">
            <text:p>45</text:p>
          </table:table-cell>
          <table:table-cell office:value-type="float" office:value="34910" calcext:value-type="float">
            <text:p>3491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26.12903225807" calcext:value-type="float">
            <text:p>1126,1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3" calcext:value-type="float">
            <text:p>43</text:p>
          </table:table-cell>
          <table:table-cell office:value-type="float" office:value="33265" calcext:value-type="float">
            <text:p>3326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73.06451612904" calcext:value-type="float">
            <text:p>1073,06</text:p>
          </table:table-cell>
          <table:table-cell office:value-type="float" office:value="45" calcext:value-type="float">
            <text:p>45</text:p>
          </table:table-cell>
          <table:table-cell office:value-type="float" office:value="34955" calcext:value-type="float">
            <text:p>3495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27.5806451613" calcext:value-type="float">
            <text:p>1127,5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3" calcext:value-type="float">
            <text:p>43</text:p>
          </table:table-cell>
          <table:table-cell office:value-type="float" office:value="33308" calcext:value-type="float">
            <text:p>3330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74.45161290324" calcext:value-type="float">
            <text:p>1074,45</text:p>
          </table:table-cell>
          <table:table-cell office:value-type="float" office:value="45" calcext:value-type="float">
            <text:p>45</text:p>
          </table:table-cell>
          <table:table-cell office:value-type="float" office:value="35000" calcext:value-type="float">
            <text:p>3500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29.03225806452" calcext:value-type="float">
            <text:p>1129,0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3" calcext:value-type="float">
            <text:p>43</text:p>
          </table:table-cell>
          <table:table-cell office:value-type="float" office:value="33351" calcext:value-type="float">
            <text:p>3335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75.83870967743" calcext:value-type="float">
            <text:p>1075,84</text:p>
          </table:table-cell>
          <table:table-cell office:value-type="float" office:value="45" calcext:value-type="float">
            <text:p>45</text:p>
          </table:table-cell>
          <table:table-cell office:value-type="float" office:value="35045" calcext:value-type="float">
            <text:p>3504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30.48387096775" calcext:value-type="float">
            <text:p>1130,4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3" calcext:value-type="float">
            <text:p>43</text:p>
          </table:table-cell>
          <table:table-cell office:value-type="float" office:value="33394" calcext:value-type="float">
            <text:p>3339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77.22580645162" calcext:value-type="float">
            <text:p>1077,23</text:p>
          </table:table-cell>
          <table:table-cell office:value-type="float" office:value="45" calcext:value-type="float">
            <text:p>45</text:p>
          </table:table-cell>
          <table:table-cell office:value-type="float" office:value="35090" calcext:value-type="float">
            <text:p>3509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31.93548387097" calcext:value-type="float">
            <text:p>1131,9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2" calcext:value-type="float">
            <text:p>42</text:p>
          </table:table-cell>
          <table:table-cell office:value-type="float" office:value="33436" calcext:value-type="float">
            <text:p>33436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78.5806451613" calcext:value-type="float">
            <text:p>1078,58</text:p>
          </table:table-cell>
          <table:table-cell office:value-type="float" office:value="45" calcext:value-type="float">
            <text:p>45</text:p>
          </table:table-cell>
          <table:table-cell office:value-type="float" office:value="35135" calcext:value-type="float">
            <text:p>3513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33.3870967742" calcext:value-type="float">
            <text:p>1133,3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3" calcext:value-type="float">
            <text:p>43</text:p>
          </table:table-cell>
          <table:table-cell office:value-type="float" office:value="33479" calcext:value-type="float">
            <text:p>3347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79.96774193549" calcext:value-type="float">
            <text:p>1079,97</text:p>
          </table:table-cell>
          <table:table-cell office:value-type="float" office:value="45" calcext:value-type="float">
            <text:p>45</text:p>
          </table:table-cell>
          <table:table-cell office:value-type="float" office:value="35180" calcext:value-type="float">
            <text:p>3518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34.83870967742" calcext:value-type="float">
            <text:p>1134,8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3" calcext:value-type="float">
            <text:p>43</text:p>
          </table:table-cell>
          <table:table-cell office:value-type="float" office:value="33522" calcext:value-type="float">
            <text:p>3352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81.35483870969" calcext:value-type="float">
            <text:p>1081,35</text:p>
          </table:table-cell>
          <table:table-cell office:value-type="float" office:value="45" calcext:value-type="float">
            <text:p>45</text:p>
          </table:table-cell>
          <table:table-cell office:value-type="float" office:value="35225" calcext:value-type="float">
            <text:p>3522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36.29032258065" calcext:value-type="float">
            <text:p>1136,2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3" calcext:value-type="float">
            <text:p>43</text:p>
          </table:table-cell>
          <table:table-cell office:value-type="float" office:value="33565" calcext:value-type="float">
            <text:p>3356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82.74193548388" calcext:value-type="float">
            <text:p>1082,74</text:p>
          </table:table-cell>
          <table:table-cell office:value-type="float" office:value="45" calcext:value-type="float">
            <text:p>45</text:p>
          </table:table-cell>
          <table:table-cell office:value-type="float" office:value="35270" calcext:value-type="float">
            <text:p>3527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37.74193548388" calcext:value-type="float">
            <text:p>1137,7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3" calcext:value-type="float">
            <text:p>43</text:p>
          </table:table-cell>
          <table:table-cell office:value-type="float" office:value="33608" calcext:value-type="float">
            <text:p>3360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84.12903225808" calcext:value-type="float">
            <text:p>1084,13</text:p>
          </table:table-cell>
          <table:table-cell office:value-type="float" office:value="45" calcext:value-type="float">
            <text:p>45</text:p>
          </table:table-cell>
          <table:table-cell office:value-type="float" office:value="35315" calcext:value-type="float">
            <text:p>3531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39.1935483871" calcext:value-type="float">
            <text:p>1139,1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3" calcext:value-type="float">
            <text:p>43</text:p>
          </table:table-cell>
          <table:table-cell office:value-type="float" office:value="33651" calcext:value-type="float">
            <text:p>3365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85.51612903227" calcext:value-type="float">
            <text:p>1085,52</text:p>
          </table:table-cell>
          <table:table-cell office:value-type="float" office:value="45" calcext:value-type="float">
            <text:p>45</text:p>
          </table:table-cell>
          <table:table-cell office:value-type="float" office:value="35360" calcext:value-type="float">
            <text:p>3536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40.64516129033" calcext:value-type="float">
            <text:p>1140,6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3" calcext:value-type="float">
            <text:p>43</text:p>
          </table:table-cell>
          <table:table-cell office:value-type="float" office:value="33694" calcext:value-type="float">
            <text:p>3369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86.90322580646" calcext:value-type="float">
            <text:p>1086,90</text:p>
          </table:table-cell>
          <table:table-cell office:value-type="float" office:value="45" calcext:value-type="float">
            <text:p>45</text:p>
          </table:table-cell>
          <table:table-cell office:value-type="float" office:value="35405" calcext:value-type="float">
            <text:p>3540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42.09677419355" calcext:value-type="float">
            <text:p>1142,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" calcext:value-type="float">
            <text:p>43</text:p>
          </table:table-cell>
          <table:table-cell office:value-type="float" office:value="33737" calcext:value-type="float">
            <text:p>3373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88.29032258066" calcext:value-type="float">
            <text:p>1088,29</text:p>
          </table:table-cell>
          <table:table-cell office:value-type="float" office:value="45" calcext:value-type="float">
            <text:p>45</text:p>
          </table:table-cell>
          <table:table-cell office:value-type="float" office:value="35450" calcext:value-type="float">
            <text:p>3545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43.54838709678" calcext:value-type="float">
            <text:p>1143,5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3" calcext:value-type="float">
            <text:p>43</text:p>
          </table:table-cell>
          <table:table-cell office:value-type="float" office:value="33780" calcext:value-type="float">
            <text:p>3378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89.67741935485" calcext:value-type="float">
            <text:p>1089,68</text:p>
          </table:table-cell>
          <table:table-cell office:value-type="float" office:value="45" calcext:value-type="float">
            <text:p>45</text:p>
          </table:table-cell>
          <table:table-cell office:value-type="float" office:value="35495" calcext:value-type="float">
            <text:p>3549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45.00000000001" calcext:value-type="float">
            <text:p>1145,0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3" calcext:value-type="float">
            <text:p>43</text:p>
          </table:table-cell>
          <table:table-cell office:value-type="float" office:value="33823" calcext:value-type="float">
            <text:p>3382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91.06451612904" calcext:value-type="float">
            <text:p>1091,06</text:p>
          </table:table-cell>
          <table:table-cell office:value-type="float" office:value="45" calcext:value-type="float">
            <text:p>45</text:p>
          </table:table-cell>
          <table:table-cell office:value-type="float" office:value="35540" calcext:value-type="float">
            <text:p>3554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46.45161290323" calcext:value-type="float">
            <text:p>1146,4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3" calcext:value-type="float">
            <text:p>43</text:p>
          </table:table-cell>
          <table:table-cell office:value-type="float" office:value="33866" calcext:value-type="float">
            <text:p>3386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92.45161290324" calcext:value-type="float">
            <text:p>1092,45</text:p>
          </table:table-cell>
          <table:table-cell office:value-type="float" office:value="46" calcext:value-type="float">
            <text:p>46</text:p>
          </table:table-cell>
          <table:table-cell office:value-type="float" office:value="35586" calcext:value-type="float">
            <text:p>35586</text:p>
          </table:table-cell>
          <table:table-cell office:value-type="float" office:value="1.48387096774194" calcext:value-type="float">
            <text:p>1,48</text:p>
          </table:table-cell>
          <table:table-cell office:value-type="float" office:value="1147.93548387097" calcext:value-type="float">
            <text:p>1147,94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3" calcext:value-type="float">
            <text:p>43</text:p>
          </table:table-cell>
          <table:table-cell office:value-type="float" office:value="33909" calcext:value-type="float">
            <text:p>3390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93.83870967743" calcext:value-type="float">
            <text:p>1093,84</text:p>
          </table:table-cell>
          <table:table-cell office:value-type="float" office:value="45" calcext:value-type="float">
            <text:p>45</text:p>
          </table:table-cell>
          <table:table-cell office:value-type="float" office:value="35631" calcext:value-type="float">
            <text:p>3563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49.3870967742" calcext:value-type="float">
            <text:p>1149,3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2" calcext:value-type="float">
            <text:p>42</text:p>
          </table:table-cell>
          <table:table-cell office:value-type="float" office:value="33951" calcext:value-type="float">
            <text:p>33951</text:p>
          </table:table-cell>
          <table:table-cell office:value-type="float" office:value="1.35483870967742" calcext:value-type="float">
            <text:p>1,35</text:p>
          </table:table-cell>
          <table:table-cell office:value-type="float" office:value="1095.19354838711" calcext:value-type="float">
            <text:p>1095,19</text:p>
          </table:table-cell>
          <table:table-cell office:value-type="float" office:value="44" calcext:value-type="float">
            <text:p>44</text:p>
          </table:table-cell>
          <table:table-cell office:value-type="float" office:value="35675" calcext:value-type="float">
            <text:p>3567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50.80645161291" calcext:value-type="float">
            <text:p>1150,8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3" calcext:value-type="float">
            <text:p>43</text:p>
          </table:table-cell>
          <table:table-cell office:value-type="float" office:value="33994" calcext:value-type="float">
            <text:p>3399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96.5806451613" calcext:value-type="float">
            <text:p>1096,58</text:p>
          </table:table-cell>
          <table:table-cell office:value-type="float" office:value="45" calcext:value-type="float">
            <text:p>45</text:p>
          </table:table-cell>
          <table:table-cell office:value-type="float" office:value="35720" calcext:value-type="float">
            <text:p>3572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52.25806451613" calcext:value-type="float">
            <text:p>1152,2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3" calcext:value-type="float">
            <text:p>43</text:p>
          </table:table-cell>
          <table:table-cell office:value-type="float" office:value="34037" calcext:value-type="float">
            <text:p>3403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97.9677419355" calcext:value-type="float">
            <text:p>1097,97</text:p>
          </table:table-cell>
          <table:table-cell office:value-type="float" office:value="45" calcext:value-type="float">
            <text:p>45</text:p>
          </table:table-cell>
          <table:table-cell office:value-type="float" office:value="35765" calcext:value-type="float">
            <text:p>3576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53.70967741936" calcext:value-type="float">
            <text:p>1153,7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3" calcext:value-type="float">
            <text:p>43</text:p>
          </table:table-cell>
          <table:table-cell office:value-type="float" office:value="34080" calcext:value-type="float">
            <text:p>3408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099.35483870969" calcext:value-type="float">
            <text:p>1099,35</text:p>
          </table:table-cell>
          <table:table-cell office:value-type="float" office:value="45" calcext:value-type="float">
            <text:p>45</text:p>
          </table:table-cell>
          <table:table-cell office:value-type="float" office:value="35810" calcext:value-type="float">
            <text:p>3581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55.16129032259" calcext:value-type="float">
            <text:p>1155,16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3" calcext:value-type="float">
            <text:p>43</text:p>
          </table:table-cell>
          <table:table-cell office:value-type="float" office:value="34123" calcext:value-type="float">
            <text:p>3412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00.74193548388" calcext:value-type="float">
            <text:p>1100,74</text:p>
          </table:table-cell>
          <table:table-cell office:value-type="float" office:value="45" calcext:value-type="float">
            <text:p>45</text:p>
          </table:table-cell>
          <table:table-cell office:value-type="float" office:value="35855" calcext:value-type="float">
            <text:p>3585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56.61290322581" calcext:value-type="float">
            <text:p>1156,6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3" calcext:value-type="float">
            <text:p>43</text:p>
          </table:table-cell>
          <table:table-cell office:value-type="float" office:value="34166" calcext:value-type="float">
            <text:p>3416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02.12903225808" calcext:value-type="float">
            <text:p>1102,13</text:p>
          </table:table-cell>
          <table:table-cell office:value-type="float" office:value="45" calcext:value-type="float">
            <text:p>45</text:p>
          </table:table-cell>
          <table:table-cell office:value-type="float" office:value="35900" calcext:value-type="float">
            <text:p>3590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58.06451612904" calcext:value-type="float">
            <text:p>1158,0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3" calcext:value-type="float">
            <text:p>43</text:p>
          </table:table-cell>
          <table:table-cell office:value-type="float" office:value="34209" calcext:value-type="float">
            <text:p>3420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03.51612903227" calcext:value-type="float">
            <text:p>1103,52</text:p>
          </table:table-cell>
          <table:table-cell office:value-type="float" office:value="45" calcext:value-type="float">
            <text:p>45</text:p>
          </table:table-cell>
          <table:table-cell office:value-type="float" office:value="35945" calcext:value-type="float">
            <text:p>3594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59.51612903226" calcext:value-type="float">
            <text:p>1159,52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3" calcext:value-type="float">
            <text:p>43</text:p>
          </table:table-cell>
          <table:table-cell office:value-type="float" office:value="34252" calcext:value-type="float">
            <text:p>3425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04.90322580646" calcext:value-type="float">
            <text:p>1104,90</text:p>
          </table:table-cell>
          <table:table-cell office:value-type="float" office:value="45" calcext:value-type="float">
            <text:p>45</text:p>
          </table:table-cell>
          <table:table-cell office:value-type="float" office:value="35990" calcext:value-type="float">
            <text:p>3599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60.96774193549" calcext:value-type="float">
            <text:p>1160,9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office:value-type="float" office:value="34295" calcext:value-type="float">
            <text:p>3429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06.29032258066" calcext:value-type="float">
            <text:p>1106,29</text:p>
          </table:table-cell>
          <table:table-cell office:value-type="float" office:value="45" calcext:value-type="float">
            <text:p>45</text:p>
          </table:table-cell>
          <table:table-cell office:value-type="float" office:value="36035" calcext:value-type="float">
            <text:p>3603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62.41935483872" calcext:value-type="float">
            <text:p>1162,4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3" calcext:value-type="float">
            <text:p>43</text:p>
          </table:table-cell>
          <table:table-cell office:value-type="float" office:value="34338" calcext:value-type="float">
            <text:p>3433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07.67741935485" calcext:value-type="float">
            <text:p>1107,68</text:p>
          </table:table-cell>
          <table:table-cell office:value-type="float" office:value="45" calcext:value-type="float">
            <text:p>45</text:p>
          </table:table-cell>
          <table:table-cell office:value-type="float" office:value="36080" calcext:value-type="float">
            <text:p>3608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63.87096774194" calcext:value-type="float">
            <text:p>1163,8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3" calcext:value-type="float">
            <text:p>43</text:p>
          </table:table-cell>
          <table:table-cell office:value-type="float" office:value="34381" calcext:value-type="float">
            <text:p>3438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09.06451612905" calcext:value-type="float">
            <text:p>1109,06</text:p>
          </table:table-cell>
          <table:table-cell office:value-type="float" office:value="45" calcext:value-type="float">
            <text:p>45</text:p>
          </table:table-cell>
          <table:table-cell office:value-type="float" office:value="36125" calcext:value-type="float">
            <text:p>3612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65.32258064517" calcext:value-type="float">
            <text:p>1165,3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3" calcext:value-type="float">
            <text:p>43</text:p>
          </table:table-cell>
          <table:table-cell office:value-type="float" office:value="34424" calcext:value-type="float">
            <text:p>3442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10.45161290324" calcext:value-type="float">
            <text:p>1110,45</text:p>
          </table:table-cell>
          <table:table-cell office:value-type="float" office:value="45" calcext:value-type="float">
            <text:p>45</text:p>
          </table:table-cell>
          <table:table-cell office:value-type="float" office:value="36170" calcext:value-type="float">
            <text:p>3617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66.77419354839" calcext:value-type="float">
            <text:p>1166,7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3" calcext:value-type="float">
            <text:p>43</text:p>
          </table:table-cell>
          <table:table-cell office:value-type="float" office:value="34467" calcext:value-type="float">
            <text:p>3446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11.83870967743" calcext:value-type="float">
            <text:p>1111,84</text:p>
          </table:table-cell>
          <table:table-cell office:value-type="float" office:value="45" calcext:value-type="float">
            <text:p>45</text:p>
          </table:table-cell>
          <table:table-cell office:value-type="float" office:value="36215" calcext:value-type="float">
            <text:p>3621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68.22580645162" calcext:value-type="float">
            <text:p>1168,2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3" calcext:value-type="float">
            <text:p>43</text:p>
          </table:table-cell>
          <table:table-cell office:value-type="float" office:value="34510" calcext:value-type="float">
            <text:p>3451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13.22580645163" calcext:value-type="float">
            <text:p>1113,23</text:p>
          </table:table-cell>
          <table:table-cell office:value-type="float" office:value="45" calcext:value-type="float">
            <text:p>45</text:p>
          </table:table-cell>
          <table:table-cell office:value-type="float" office:value="36260" calcext:value-type="float">
            <text:p>3626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69.67741935485" calcext:value-type="float">
            <text:p>1169,6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3" calcext:value-type="float">
            <text:p>43</text:p>
          </table:table-cell>
          <table:table-cell office:value-type="float" office:value="34553" calcext:value-type="float">
            <text:p>3455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14.61290322582" calcext:value-type="float">
            <text:p>1114,61</text:p>
          </table:table-cell>
          <table:table-cell office:value-type="float" office:value="45" calcext:value-type="float">
            <text:p>45</text:p>
          </table:table-cell>
          <table:table-cell office:value-type="float" office:value="36305" calcext:value-type="float">
            <text:p>3630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71.12903225807" calcext:value-type="float">
            <text:p>1171,1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" calcext:value-type="float">
            <text:p>43</text:p>
          </table:table-cell>
          <table:table-cell office:value-type="float" office:value="34596" calcext:value-type="float">
            <text:p>3459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16.00000000001" calcext:value-type="float">
            <text:p>1116,00</text:p>
          </table:table-cell>
          <table:table-cell office:value-type="float" office:value="45" calcext:value-type="float">
            <text:p>45</text:p>
          </table:table-cell>
          <table:table-cell office:value-type="float" office:value="36350" calcext:value-type="float">
            <text:p>3635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72.5806451613" calcext:value-type="float">
            <text:p>1172,5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3" calcext:value-type="float">
            <text:p>43</text:p>
          </table:table-cell>
          <table:table-cell office:value-type="float" office:value="34639" calcext:value-type="float">
            <text:p>3463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17.38709677421" calcext:value-type="float">
            <text:p>1117,39</text:p>
          </table:table-cell>
          <table:table-cell office:value-type="float" office:value="45" calcext:value-type="float">
            <text:p>45</text:p>
          </table:table-cell>
          <table:table-cell office:value-type="float" office:value="36395" calcext:value-type="float">
            <text:p>3639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74.03225806452" calcext:value-type="float">
            <text:p>1174,0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3" calcext:value-type="float">
            <text:p>43</text:p>
          </table:table-cell>
          <table:table-cell office:value-type="float" office:value="34682" calcext:value-type="float">
            <text:p>3468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18.7741935484" calcext:value-type="float">
            <text:p>1118,77</text:p>
          </table:table-cell>
          <table:table-cell office:value-type="float" office:value="45" calcext:value-type="float">
            <text:p>45</text:p>
          </table:table-cell>
          <table:table-cell office:value-type="float" office:value="36440" calcext:value-type="float">
            <text:p>3644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75.48387096775" calcext:value-type="float">
            <text:p>1175,4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3" calcext:value-type="float">
            <text:p>43</text:p>
          </table:table-cell>
          <table:table-cell office:value-type="float" office:value="34725" calcext:value-type="float">
            <text:p>3472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20.16129032259" calcext:value-type="float">
            <text:p>1120,16</text:p>
          </table:table-cell>
          <table:table-cell office:value-type="float" office:value="44" calcext:value-type="float">
            <text:p>44</text:p>
          </table:table-cell>
          <table:table-cell office:value-type="float" office:value="36484" calcext:value-type="float">
            <text:p>3648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76.90322580646" calcext:value-type="float">
            <text:p>1176,9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3" calcext:value-type="float">
            <text:p>43</text:p>
          </table:table-cell>
          <table:table-cell office:value-type="float" office:value="34768" calcext:value-type="float">
            <text:p>3476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21.54838709679" calcext:value-type="float">
            <text:p>1121,55</text:p>
          </table:table-cell>
          <table:table-cell office:value-type="float" office:value="44" calcext:value-type="float">
            <text:p>44</text:p>
          </table:table-cell>
          <table:table-cell office:value-type="float" office:value="36528" calcext:value-type="float">
            <text:p>365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78.32258064517" calcext:value-type="float">
            <text:p>1178,3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3" calcext:value-type="float">
            <text:p>43</text:p>
          </table:table-cell>
          <table:table-cell office:value-type="float" office:value="34811" calcext:value-type="float">
            <text:p>3481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22.93548387098" calcext:value-type="float">
            <text:p>1122,94</text:p>
          </table:table-cell>
          <table:table-cell office:value-type="float" office:value="45" calcext:value-type="float">
            <text:p>45</text:p>
          </table:table-cell>
          <table:table-cell office:value-type="float" office:value="36573" calcext:value-type="float">
            <text:p>3657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79.77419354839" calcext:value-type="float">
            <text:p>1179,7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3" calcext:value-type="float">
            <text:p>43</text:p>
          </table:table-cell>
          <table:table-cell office:value-type="float" office:value="34854" calcext:value-type="float">
            <text:p>3485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24.32258064518" calcext:value-type="float">
            <text:p>1124,32</text:p>
          </table:table-cell>
          <table:table-cell office:value-type="float" office:value="44" calcext:value-type="float">
            <text:p>44</text:p>
          </table:table-cell>
          <table:table-cell office:value-type="float" office:value="36617" calcext:value-type="float">
            <text:p>3661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81.1935483871" calcext:value-type="float">
            <text:p>1181,1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3" calcext:value-type="float">
            <text:p>43</text:p>
          </table:table-cell>
          <table:table-cell office:value-type="float" office:value="34897" calcext:value-type="float">
            <text:p>3489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25.70967741937" calcext:value-type="float">
            <text:p>1125,71</text:p>
          </table:table-cell>
          <table:table-cell office:value-type="float" office:value="45" calcext:value-type="float">
            <text:p>45</text:p>
          </table:table-cell>
          <table:table-cell office:value-type="float" office:value="36662" calcext:value-type="float">
            <text:p>3666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82.64516129033" calcext:value-type="float">
            <text:p>1182,6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office:value-type="float" office:value="34940" calcext:value-type="float">
            <text:p>3494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27.09677419356" calcext:value-type="float">
            <text:p>1127,10</text:p>
          </table:table-cell>
          <table:table-cell office:value-type="float" office:value="44" calcext:value-type="float">
            <text:p>44</text:p>
          </table:table-cell>
          <table:table-cell office:value-type="float" office:value="36706" calcext:value-type="float">
            <text:p>3670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84.06451612904" calcext:value-type="float">
            <text:p>1184,06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3" calcext:value-type="float">
            <text:p>43</text:p>
          </table:table-cell>
          <table:table-cell office:value-type="float" office:value="34983" calcext:value-type="float">
            <text:p>3498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28.48387096776" calcext:value-type="float">
            <text:p>1128,48</text:p>
          </table:table-cell>
          <table:table-cell office:value-type="float" office:value="44" calcext:value-type="float">
            <text:p>44</text:p>
          </table:table-cell>
          <table:table-cell office:value-type="float" office:value="36750" calcext:value-type="float">
            <text:p>3675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85.48387096775" calcext:value-type="float">
            <text:p>1185,4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3" calcext:value-type="float">
            <text:p>43</text:p>
          </table:table-cell>
          <table:table-cell office:value-type="float" office:value="35026" calcext:value-type="float">
            <text:p>3502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29.87096774195" calcext:value-type="float">
            <text:p>1129,87</text:p>
          </table:table-cell>
          <table:table-cell office:value-type="float" office:value="44" calcext:value-type="float">
            <text:p>44</text:p>
          </table:table-cell>
          <table:table-cell office:value-type="float" office:value="36794" calcext:value-type="float">
            <text:p>3679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86.90322580646" calcext:value-type="float">
            <text:p>1186,9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3" calcext:value-type="float">
            <text:p>43</text:p>
          </table:table-cell>
          <table:table-cell office:value-type="float" office:value="35069" calcext:value-type="float">
            <text:p>3506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31.25806451614" calcext:value-type="float">
            <text:p>1131,26</text:p>
          </table:table-cell>
          <table:table-cell office:value-type="float" office:value="45" calcext:value-type="float">
            <text:p>45</text:p>
          </table:table-cell>
          <table:table-cell office:value-type="float" office:value="36839" calcext:value-type="float">
            <text:p>3683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88.35483870968" calcext:value-type="float">
            <text:p>1188,3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3" calcext:value-type="float">
            <text:p>43</text:p>
          </table:table-cell>
          <table:table-cell office:value-type="float" office:value="35112" calcext:value-type="float">
            <text:p>3511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32.64516129034" calcext:value-type="float">
            <text:p>1132,65</text:p>
          </table:table-cell>
          <table:table-cell office:value-type="float" office:value="44" calcext:value-type="float">
            <text:p>44</text:p>
          </table:table-cell>
          <table:table-cell office:value-type="float" office:value="36883" calcext:value-type="float">
            <text:p>3688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89.77419354839" calcext:value-type="float">
            <text:p>1189,7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3" calcext:value-type="float">
            <text:p>43</text:p>
          </table:table-cell>
          <table:table-cell office:value-type="float" office:value="35155" calcext:value-type="float">
            <text:p>3515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34.03225806453" calcext:value-type="float">
            <text:p>1134,03</text:p>
          </table:table-cell>
          <table:table-cell office:value-type="float" office:value="45" calcext:value-type="float">
            <text:p>45</text:p>
          </table:table-cell>
          <table:table-cell office:value-type="float" office:value="36928" calcext:value-type="float">
            <text:p>3692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191.22580645162" calcext:value-type="float">
            <text:p>1191,2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office:value-type="float" office:value="35198" calcext:value-type="float">
            <text:p>3519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35.41935483872" calcext:value-type="float">
            <text:p>1135,42</text:p>
          </table:table-cell>
          <table:table-cell office:value-type="float" office:value="44" calcext:value-type="float">
            <text:p>44</text:p>
          </table:table-cell>
          <table:table-cell office:value-type="float" office:value="36972" calcext:value-type="float">
            <text:p>3697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92.64516129033" calcext:value-type="float">
            <text:p>1192,6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3" calcext:value-type="float">
            <text:p>43</text:p>
          </table:table-cell>
          <table:table-cell office:value-type="float" office:value="35241" calcext:value-type="float">
            <text:p>3524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36.80645161292" calcext:value-type="float">
            <text:p>1136,81</text:p>
          </table:table-cell>
          <table:table-cell office:value-type="float" office:value="44" calcext:value-type="float">
            <text:p>44</text:p>
          </table:table-cell>
          <table:table-cell office:value-type="float" office:value="37016" calcext:value-type="float">
            <text:p>3701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94.06451612904" calcext:value-type="float">
            <text:p>1194,0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3" calcext:value-type="float">
            <text:p>43</text:p>
          </table:table-cell>
          <table:table-cell office:value-type="float" office:value="35284" calcext:value-type="float">
            <text:p>3528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38.19354838711" calcext:value-type="float">
            <text:p>1138,19</text:p>
          </table:table-cell>
          <table:table-cell office:value-type="float" office:value="44" calcext:value-type="float">
            <text:p>44</text:p>
          </table:table-cell>
          <table:table-cell office:value-type="float" office:value="37060" calcext:value-type="float">
            <text:p>3706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95.48387096775" calcext:value-type="float">
            <text:p>1195,4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3" calcext:value-type="float">
            <text:p>43</text:p>
          </table:table-cell>
          <table:table-cell office:value-type="float" office:value="35327" calcext:value-type="float">
            <text:p>3532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39.58064516131" calcext:value-type="float">
            <text:p>1139,58</text:p>
          </table:table-cell>
          <table:table-cell office:value-type="float" office:value="44" calcext:value-type="float">
            <text:p>44</text:p>
          </table:table-cell>
          <table:table-cell office:value-type="float" office:value="37104" calcext:value-type="float">
            <text:p>3710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96.90322580646" calcext:value-type="float">
            <text:p>1196,9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3" calcext:value-type="float">
            <text:p>43</text:p>
          </table:table-cell>
          <table:table-cell office:value-type="float" office:value="35370" calcext:value-type="float">
            <text:p>3537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40.9677419355" calcext:value-type="float">
            <text:p>1140,97</text:p>
          </table:table-cell>
          <table:table-cell office:value-type="float" office:value="44" calcext:value-type="float">
            <text:p>44</text:p>
          </table:table-cell>
          <table:table-cell office:value-type="float" office:value="37148" calcext:value-type="float">
            <text:p>3714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98.32258064517" calcext:value-type="float">
            <text:p>1198,3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3" calcext:value-type="float">
            <text:p>43</text:p>
          </table:table-cell>
          <table:table-cell office:value-type="float" office:value="35413" calcext:value-type="float">
            <text:p>3541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42.35483870969" calcext:value-type="float">
            <text:p>1142,35</text:p>
          </table:table-cell>
          <table:table-cell office:value-type="float" office:value="44" calcext:value-type="float">
            <text:p>44</text:p>
          </table:table-cell>
          <table:table-cell office:value-type="float" office:value="37192" calcext:value-type="float">
            <text:p>3719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199.74193548388" calcext:value-type="float">
            <text:p>1199,74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3" calcext:value-type="float">
            <text:p>43</text:p>
          </table:table-cell>
          <table:table-cell office:value-type="float" office:value="35456" calcext:value-type="float">
            <text:p>3545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43.74193548389" calcext:value-type="float">
            <text:p>1143,74</text:p>
          </table:table-cell>
          <table:table-cell office:value-type="float" office:value="44" calcext:value-type="float">
            <text:p>44</text:p>
          </table:table-cell>
          <table:table-cell office:value-type="float" office:value="37236" calcext:value-type="float">
            <text:p>3723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01.16129032259" calcext:value-type="float">
            <text:p>1201,1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3" calcext:value-type="float">
            <text:p>43</text:p>
          </table:table-cell>
          <table:table-cell office:value-type="float" office:value="35499" calcext:value-type="float">
            <text:p>3549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45.12903225808" calcext:value-type="float">
            <text:p>1145,13</text:p>
          </table:table-cell>
          <table:table-cell office:value-type="float" office:value="44" calcext:value-type="float">
            <text:p>44</text:p>
          </table:table-cell>
          <table:table-cell office:value-type="float" office:value="37280" calcext:value-type="float">
            <text:p>3728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02.5806451613" calcext:value-type="float">
            <text:p>1202,5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3" calcext:value-type="float">
            <text:p>43</text:p>
          </table:table-cell>
          <table:table-cell office:value-type="float" office:value="35542" calcext:value-type="float">
            <text:p>3554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46.51612903227" calcext:value-type="float">
            <text:p>1146,52</text:p>
          </table:table-cell>
          <table:table-cell office:value-type="float" office:value="44" calcext:value-type="float">
            <text:p>44</text:p>
          </table:table-cell>
          <table:table-cell office:value-type="float" office:value="37324" calcext:value-type="float">
            <text:p>3732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04.00000000001" calcext:value-type="float">
            <text:p>1204,0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3" calcext:value-type="float">
            <text:p>43</text:p>
          </table:table-cell>
          <table:table-cell office:value-type="float" office:value="35585" calcext:value-type="float">
            <text:p>3558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47.90322580647" calcext:value-type="float">
            <text:p>1147,90</text:p>
          </table:table-cell>
          <table:table-cell office:value-type="float" office:value="44" calcext:value-type="float">
            <text:p>44</text:p>
          </table:table-cell>
          <table:table-cell office:value-type="float" office:value="37368" calcext:value-type="float">
            <text:p>3736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05.41935483872" calcext:value-type="float">
            <text:p>1205,4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3" calcext:value-type="float">
            <text:p>43</text:p>
          </table:table-cell>
          <table:table-cell office:value-type="float" office:value="35628" calcext:value-type="float">
            <text:p>3562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49.29032258066" calcext:value-type="float">
            <text:p>1149,29</text:p>
          </table:table-cell>
          <table:table-cell office:value-type="float" office:value="45" calcext:value-type="float">
            <text:p>45</text:p>
          </table:table-cell>
          <table:table-cell office:value-type="float" office:value="37413" calcext:value-type="float">
            <text:p>3741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06.87096774194" calcext:value-type="float">
            <text:p>1206,8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3" calcext:value-type="float">
            <text:p>43</text:p>
          </table:table-cell>
          <table:table-cell office:value-type="float" office:value="35671" calcext:value-type="float">
            <text:p>3567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50.67741935485" calcext:value-type="float">
            <text:p>1150,68</text:p>
          </table:table-cell>
          <table:table-cell office:value-type="float" office:value="44" calcext:value-type="float">
            <text:p>44</text:p>
          </table:table-cell>
          <table:table-cell office:value-type="float" office:value="37457" calcext:value-type="float">
            <text:p>3745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08.29032258065" calcext:value-type="float">
            <text:p>1208,2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3" calcext:value-type="float">
            <text:p>43</text:p>
          </table:table-cell>
          <table:table-cell office:value-type="float" office:value="35714" calcext:value-type="float">
            <text:p>3571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52.06451612905" calcext:value-type="float">
            <text:p>1152,06</text:p>
          </table:table-cell>
          <table:table-cell office:value-type="float" office:value="44" calcext:value-type="float">
            <text:p>44</text:p>
          </table:table-cell>
          <table:table-cell office:value-type="float" office:value="37501" calcext:value-type="float">
            <text:p>3750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09.70967741936" calcext:value-type="float">
            <text:p>1209,7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3" calcext:value-type="float">
            <text:p>43</text:p>
          </table:table-cell>
          <table:table-cell office:value-type="float" office:value="35757" calcext:value-type="float">
            <text:p>3575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53.45161290324" calcext:value-type="float">
            <text:p>1153,45</text:p>
          </table:table-cell>
          <table:table-cell office:value-type="float" office:value="44" calcext:value-type="float">
            <text:p>44</text:p>
          </table:table-cell>
          <table:table-cell office:value-type="float" office:value="37545" calcext:value-type="float">
            <text:p>3754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11.12903225807" calcext:value-type="float">
            <text:p>1211,1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3" calcext:value-type="float">
            <text:p>43</text:p>
          </table:table-cell>
          <table:table-cell office:value-type="float" office:value="35800" calcext:value-type="float">
            <text:p>3580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54.83870967744" calcext:value-type="float">
            <text:p>1154,84</text:p>
          </table:table-cell>
          <table:table-cell office:value-type="float" office:value="44" calcext:value-type="float">
            <text:p>44</text:p>
          </table:table-cell>
          <table:table-cell office:value-type="float" office:value="37589" calcext:value-type="float">
            <text:p>3758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12.54838709678" calcext:value-type="float">
            <text:p>1212,5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3" calcext:value-type="float">
            <text:p>43</text:p>
          </table:table-cell>
          <table:table-cell office:value-type="float" office:value="35843" calcext:value-type="float">
            <text:p>3584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56.22580645163" calcext:value-type="float">
            <text:p>1156,23</text:p>
          </table:table-cell>
          <table:table-cell office:value-type="float" office:value="44" calcext:value-type="float">
            <text:p>44</text:p>
          </table:table-cell>
          <table:table-cell office:value-type="float" office:value="37633" calcext:value-type="float">
            <text:p>3763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13.96774193549" calcext:value-type="float">
            <text:p>1213,9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3" calcext:value-type="float">
            <text:p>43</text:p>
          </table:table-cell>
          <table:table-cell office:value-type="float" office:value="35886" calcext:value-type="float">
            <text:p>3588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57.61290322582" calcext:value-type="float">
            <text:p>1157,61</text:p>
          </table:table-cell>
          <table:table-cell office:value-type="float" office:value="45" calcext:value-type="float">
            <text:p>45</text:p>
          </table:table-cell>
          <table:table-cell office:value-type="float" office:value="37678" calcext:value-type="float">
            <text:p>3767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15.41935483872" calcext:value-type="float">
            <text:p>1215,4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3" calcext:value-type="float">
            <text:p>43</text:p>
          </table:table-cell>
          <table:table-cell office:value-type="float" office:value="35929" calcext:value-type="float">
            <text:p>3592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59.00000000002" calcext:value-type="float">
            <text:p>1159,00</text:p>
          </table:table-cell>
          <table:table-cell office:value-type="float" office:value="44" calcext:value-type="float">
            <text:p>44</text:p>
          </table:table-cell>
          <table:table-cell office:value-type="float" office:value="37722" calcext:value-type="float">
            <text:p>3772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16.83870967743" calcext:value-type="float">
            <text:p>1216,8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3" calcext:value-type="float">
            <text:p>43</text:p>
          </table:table-cell>
          <table:table-cell office:value-type="float" office:value="35972" calcext:value-type="float">
            <text:p>3597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60.38709677421" calcext:value-type="float">
            <text:p>1160,39</text:p>
          </table:table-cell>
          <table:table-cell office:value-type="float" office:value="44" calcext:value-type="float">
            <text:p>44</text:p>
          </table:table-cell>
          <table:table-cell office:value-type="float" office:value="37766" calcext:value-type="float">
            <text:p>3776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18.25806451614" calcext:value-type="float">
            <text:p>1218,26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3" calcext:value-type="float">
            <text:p>43</text:p>
          </table:table-cell>
          <table:table-cell office:value-type="float" office:value="36015" calcext:value-type="float">
            <text:p>3601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61.7741935484" calcext:value-type="float">
            <text:p>1161,77</text:p>
          </table:table-cell>
          <table:table-cell office:value-type="float" office:value="44" calcext:value-type="float">
            <text:p>44</text:p>
          </table:table-cell>
          <table:table-cell office:value-type="float" office:value="37810" calcext:value-type="float">
            <text:p>3781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19.67741935485" calcext:value-type="float">
            <text:p>1219,6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3" calcext:value-type="float">
            <text:p>43</text:p>
          </table:table-cell>
          <table:table-cell office:value-type="float" office:value="36058" calcext:value-type="float">
            <text:p>3605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63.1612903226" calcext:value-type="float">
            <text:p>1163,16</text:p>
          </table:table-cell>
          <table:table-cell office:value-type="float" office:value="44" calcext:value-type="float">
            <text:p>44</text:p>
          </table:table-cell>
          <table:table-cell office:value-type="float" office:value="37854" calcext:value-type="float">
            <text:p>3785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21.09677419356" calcext:value-type="float">
            <text:p>1221,1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3" calcext:value-type="float">
            <text:p>43</text:p>
          </table:table-cell>
          <table:table-cell office:value-type="float" office:value="36101" calcext:value-type="float">
            <text:p>3610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64.54838709679" calcext:value-type="float">
            <text:p>1164,55</text:p>
          </table:table-cell>
          <table:table-cell office:value-type="float" office:value="44" calcext:value-type="float">
            <text:p>44</text:p>
          </table:table-cell>
          <table:table-cell office:value-type="float" office:value="37898" calcext:value-type="float">
            <text:p>3789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22.51612903227" calcext:value-type="float">
            <text:p>1222,5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3" calcext:value-type="float">
            <text:p>43</text:p>
          </table:table-cell>
          <table:table-cell office:value-type="float" office:value="36144" calcext:value-type="float">
            <text:p>3614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65.93548387098" calcext:value-type="float">
            <text:p>1165,94</text:p>
          </table:table-cell>
          <table:table-cell office:value-type="float" office:value="44" calcext:value-type="float">
            <text:p>44</text:p>
          </table:table-cell>
          <table:table-cell office:value-type="float" office:value="37942" calcext:value-type="float">
            <text:p>3794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23.93548387098" calcext:value-type="float">
            <text:p>1223,9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3" calcext:value-type="float">
            <text:p>43</text:p>
          </table:table-cell>
          <table:table-cell office:value-type="float" office:value="36187" calcext:value-type="float">
            <text:p>3618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67.32258064518" calcext:value-type="float">
            <text:p>1167,32</text:p>
          </table:table-cell>
          <table:table-cell office:value-type="float" office:value="44" calcext:value-type="float">
            <text:p>44</text:p>
          </table:table-cell>
          <table:table-cell office:value-type="float" office:value="37986" calcext:value-type="float">
            <text:p>3798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25.35483870969" calcext:value-type="float">
            <text:p>1225,3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3" calcext:value-type="float">
            <text:p>43</text:p>
          </table:table-cell>
          <table:table-cell office:value-type="float" office:value="36230" calcext:value-type="float">
            <text:p>3623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68.70967741937" calcext:value-type="float">
            <text:p>1168,71</text:p>
          </table:table-cell>
          <table:table-cell office:value-type="float" office:value="45" calcext:value-type="float">
            <text:p>45</text:p>
          </table:table-cell>
          <table:table-cell office:value-type="float" office:value="38031" calcext:value-type="float">
            <text:p>3803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26.80645161291" calcext:value-type="float">
            <text:p>1226,8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3" calcext:value-type="float">
            <text:p>43</text:p>
          </table:table-cell>
          <table:table-cell office:value-type="float" office:value="36273" calcext:value-type="float">
            <text:p>3627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70.09677419357" calcext:value-type="float">
            <text:p>1170,10</text:p>
          </table:table-cell>
          <table:table-cell office:value-type="float" office:value="44" calcext:value-type="float">
            <text:p>44</text:p>
          </table:table-cell>
          <table:table-cell office:value-type="float" office:value="38075" calcext:value-type="float">
            <text:p>3807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28.22580645162" calcext:value-type="float">
            <text:p>1228,2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3" calcext:value-type="float">
            <text:p>43</text:p>
          </table:table-cell>
          <table:table-cell office:value-type="float" office:value="36316" calcext:value-type="float">
            <text:p>3631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71.48387096776" calcext:value-type="float">
            <text:p>1171,48</text:p>
          </table:table-cell>
          <table:table-cell office:value-type="float" office:value="44" calcext:value-type="float">
            <text:p>44</text:p>
          </table:table-cell>
          <table:table-cell office:value-type="float" office:value="38119" calcext:value-type="float">
            <text:p>3811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29.64516129033" calcext:value-type="float">
            <text:p>1229,6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3" calcext:value-type="float">
            <text:p>43</text:p>
          </table:table-cell>
          <table:table-cell office:value-type="float" office:value="36359" calcext:value-type="float">
            <text:p>3635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72.87096774195" calcext:value-type="float">
            <text:p>1172,87</text:p>
          </table:table-cell>
          <table:table-cell office:value-type="float" office:value="44" calcext:value-type="float">
            <text:p>44</text:p>
          </table:table-cell>
          <table:table-cell office:value-type="float" office:value="38163" calcext:value-type="float">
            <text:p>3816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31.06451612904" calcext:value-type="float">
            <text:p>1231,0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3" calcext:value-type="float">
            <text:p>43</text:p>
          </table:table-cell>
          <table:table-cell office:value-type="float" office:value="36402" calcext:value-type="float">
            <text:p>3640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74.25806451615" calcext:value-type="float">
            <text:p>1174,26</text:p>
          </table:table-cell>
          <table:table-cell office:value-type="float" office:value="44" calcext:value-type="float">
            <text:p>44</text:p>
          </table:table-cell>
          <table:table-cell office:value-type="float" office:value="38207" calcext:value-type="float">
            <text:p>3820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32.48387096775" calcext:value-type="float">
            <text:p>1232,4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3" calcext:value-type="float">
            <text:p>43</text:p>
          </table:table-cell>
          <table:table-cell office:value-type="float" office:value="36445" calcext:value-type="float">
            <text:p>3644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75.64516129034" calcext:value-type="float">
            <text:p>1175,65</text:p>
          </table:table-cell>
          <table:table-cell office:value-type="float" office:value="45" calcext:value-type="float">
            <text:p>45</text:p>
          </table:table-cell>
          <table:table-cell office:value-type="float" office:value="38252" calcext:value-type="float">
            <text:p>3825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33.93548387098" calcext:value-type="float">
            <text:p>1233,9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3" calcext:value-type="float">
            <text:p>43</text:p>
          </table:table-cell>
          <table:table-cell office:value-type="float" office:value="36488" calcext:value-type="float">
            <text:p>3648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77.03225806453" calcext:value-type="float">
            <text:p>1177,03</text:p>
          </table:table-cell>
          <table:table-cell office:value-type="float" office:value="44" calcext:value-type="float">
            <text:p>44</text:p>
          </table:table-cell>
          <table:table-cell office:value-type="float" office:value="38296" calcext:value-type="float">
            <text:p>3829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35.35483870969" calcext:value-type="float">
            <text:p>1235,3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3" calcext:value-type="float">
            <text:p>43</text:p>
          </table:table-cell>
          <table:table-cell office:value-type="float" office:value="36531" calcext:value-type="float">
            <text:p>3653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78.41935483873" calcext:value-type="float">
            <text:p>1178,42</text:p>
          </table:table-cell>
          <table:table-cell office:value-type="float" office:value="44" calcext:value-type="float">
            <text:p>44</text:p>
          </table:table-cell>
          <table:table-cell office:value-type="float" office:value="38340" calcext:value-type="float">
            <text:p>3834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36.7741935484" calcext:value-type="float">
            <text:p>1236,7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3" calcext:value-type="float">
            <text:p>43</text:p>
          </table:table-cell>
          <table:table-cell office:value-type="float" office:value="36574" calcext:value-type="float">
            <text:p>3657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79.80645161292" calcext:value-type="float">
            <text:p>1179,81</text:p>
          </table:table-cell>
          <table:table-cell office:value-type="float" office:value="44" calcext:value-type="float">
            <text:p>44</text:p>
          </table:table-cell>
          <table:table-cell office:value-type="float" office:value="38384" calcext:value-type="float">
            <text:p>3838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38.19354838711" calcext:value-type="float">
            <text:p>1238,1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3" calcext:value-type="float">
            <text:p>43</text:p>
          </table:table-cell>
          <table:table-cell office:value-type="float" office:value="36617" calcext:value-type="float">
            <text:p>3661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81.19354838712" calcext:value-type="float">
            <text:p>1181,19</text:p>
          </table:table-cell>
          <table:table-cell office:value-type="float" office:value="44" calcext:value-type="float">
            <text:p>44</text:p>
          </table:table-cell>
          <table:table-cell office:value-type="float" office:value="38428" calcext:value-type="float">
            <text:p>384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39.61290322582" calcext:value-type="float">
            <text:p>1239,6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3" calcext:value-type="float">
            <text:p>43</text:p>
          </table:table-cell>
          <table:table-cell office:value-type="float" office:value="36660" calcext:value-type="float">
            <text:p>3666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82.58064516131" calcext:value-type="float">
            <text:p>1182,58</text:p>
          </table:table-cell>
          <table:table-cell office:value-type="float" office:value="45" calcext:value-type="float">
            <text:p>45</text:p>
          </table:table-cell>
          <table:table-cell office:value-type="float" office:value="38473" calcext:value-type="float">
            <text:p>3847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41.06451612904" calcext:value-type="float">
            <text:p>1241,0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3" calcext:value-type="float">
            <text:p>43</text:p>
          </table:table-cell>
          <table:table-cell office:value-type="float" office:value="36703" calcext:value-type="float">
            <text:p>3670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83.9677419355" calcext:value-type="float">
            <text:p>1183,97</text:p>
          </table:table-cell>
          <table:table-cell office:value-type="float" office:value="45" calcext:value-type="float">
            <text:p>45</text:p>
          </table:table-cell>
          <table:table-cell office:value-type="float" office:value="38518" calcext:value-type="float">
            <text:p>3851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42.51612903227" calcext:value-type="float">
            <text:p>1242,52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3" calcext:value-type="float">
            <text:p>43</text:p>
          </table:table-cell>
          <table:table-cell office:value-type="float" office:value="36746" calcext:value-type="float">
            <text:p>3674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85.3548387097" calcext:value-type="float">
            <text:p>1185,35</text:p>
          </table:table-cell>
          <table:table-cell office:value-type="float" office:value="45" calcext:value-type="float">
            <text:p>45</text:p>
          </table:table-cell>
          <table:table-cell office:value-type="float" office:value="38563" calcext:value-type="float">
            <text:p>3856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43.96774193549" calcext:value-type="float">
            <text:p>1243,9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3" calcext:value-type="float">
            <text:p>43</text:p>
          </table:table-cell>
          <table:table-cell office:value-type="float" office:value="36789" calcext:value-type="float">
            <text:p>3678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86.74193548389" calcext:value-type="float">
            <text:p>1186,74</text:p>
          </table:table-cell>
          <table:table-cell office:value-type="float" office:value="44" calcext:value-type="float">
            <text:p>44</text:p>
          </table:table-cell>
          <table:table-cell office:value-type="float" office:value="38607" calcext:value-type="float">
            <text:p>3860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45.3870967742" calcext:value-type="float">
            <text:p>1245,3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3" calcext:value-type="float">
            <text:p>43</text:p>
          </table:table-cell>
          <table:table-cell office:value-type="float" office:value="36832" calcext:value-type="float">
            <text:p>3683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88.12903225808" calcext:value-type="float">
            <text:p>1188,13</text:p>
          </table:table-cell>
          <table:table-cell office:value-type="float" office:value="44" calcext:value-type="float">
            <text:p>44</text:p>
          </table:table-cell>
          <table:table-cell office:value-type="float" office:value="38651" calcext:value-type="float">
            <text:p>3865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46.80645161291" calcext:value-type="float">
            <text:p>1246,81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3" calcext:value-type="float">
            <text:p>43</text:p>
          </table:table-cell>
          <table:table-cell office:value-type="float" office:value="36875" calcext:value-type="float">
            <text:p>3687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89.51612903228" calcext:value-type="float">
            <text:p>1189,52</text:p>
          </table:table-cell>
          <table:table-cell office:value-type="float" office:value="45" calcext:value-type="float">
            <text:p>45</text:p>
          </table:table-cell>
          <table:table-cell office:value-type="float" office:value="38696" calcext:value-type="float">
            <text:p>3869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48.25806451614" calcext:value-type="float">
            <text:p>1248,2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3" calcext:value-type="float">
            <text:p>43</text:p>
          </table:table-cell>
          <table:table-cell office:value-type="float" office:value="36918" calcext:value-type="float">
            <text:p>3691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90.90322580647" calcext:value-type="float">
            <text:p>1190,90</text:p>
          </table:table-cell>
          <table:table-cell office:value-type="float" office:value="44" calcext:value-type="float">
            <text:p>44</text:p>
          </table:table-cell>
          <table:table-cell office:value-type="float" office:value="38740" calcext:value-type="float">
            <text:p>3874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49.67741935485" calcext:value-type="float">
            <text:p>1249,6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3" calcext:value-type="float">
            <text:p>43</text:p>
          </table:table-cell>
          <table:table-cell office:value-type="float" office:value="36961" calcext:value-type="float">
            <text:p>3696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92.29032258066" calcext:value-type="float">
            <text:p>1192,29</text:p>
          </table:table-cell>
          <table:table-cell office:value-type="float" office:value="44" calcext:value-type="float">
            <text:p>44</text:p>
          </table:table-cell>
          <table:table-cell office:value-type="float" office:value="38784" calcext:value-type="float">
            <text:p>3878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51.09677419356" calcext:value-type="float">
            <text:p>1251,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3" calcext:value-type="float">
            <text:p>43</text:p>
          </table:table-cell>
          <table:table-cell office:value-type="float" office:value="37004" calcext:value-type="float">
            <text:p>3700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93.67741935486" calcext:value-type="float">
            <text:p>1193,68</text:p>
          </table:table-cell>
          <table:table-cell office:value-type="float" office:value="44" calcext:value-type="float">
            <text:p>44</text:p>
          </table:table-cell>
          <table:table-cell office:value-type="float" office:value="38828" calcext:value-type="float">
            <text:p>388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52.51612903227" calcext:value-type="float">
            <text:p>1252,5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3" calcext:value-type="float">
            <text:p>43</text:p>
          </table:table-cell>
          <table:table-cell office:value-type="float" office:value="37047" calcext:value-type="float">
            <text:p>3704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95.06451612905" calcext:value-type="float">
            <text:p>1195,06</text:p>
          </table:table-cell>
          <table:table-cell office:value-type="float" office:value="45" calcext:value-type="float">
            <text:p>45</text:p>
          </table:table-cell>
          <table:table-cell office:value-type="float" office:value="38873" calcext:value-type="float">
            <text:p>3887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53.96774193549" calcext:value-type="float">
            <text:p>1253,9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3" calcext:value-type="float">
            <text:p>43</text:p>
          </table:table-cell>
          <table:table-cell office:value-type="float" office:value="37090" calcext:value-type="float">
            <text:p>3709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96.45161290325" calcext:value-type="float">
            <text:p>1196,45</text:p>
          </table:table-cell>
          <table:table-cell office:value-type="float" office:value="44" calcext:value-type="float">
            <text:p>44</text:p>
          </table:table-cell>
          <table:table-cell office:value-type="float" office:value="38917" calcext:value-type="float">
            <text:p>3891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55.3870967742" calcext:value-type="float">
            <text:p>1255,3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3" calcext:value-type="float">
            <text:p>43</text:p>
          </table:table-cell>
          <table:table-cell office:value-type="float" office:value="37133" calcext:value-type="float">
            <text:p>3713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97.83870967744" calcext:value-type="float">
            <text:p>1197,84</text:p>
          </table:table-cell>
          <table:table-cell office:value-type="float" office:value="44" calcext:value-type="float">
            <text:p>44</text:p>
          </table:table-cell>
          <table:table-cell office:value-type="float" office:value="38961" calcext:value-type="float">
            <text:p>3896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56.80645161291" calcext:value-type="float">
            <text:p>1256,8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3" calcext:value-type="float">
            <text:p>43</text:p>
          </table:table-cell>
          <table:table-cell office:value-type="float" office:value="37176" calcext:value-type="float">
            <text:p>3717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199.22580645163" calcext:value-type="float">
            <text:p>1199,23</text:p>
          </table:table-cell>
          <table:table-cell office:value-type="float" office:value="45" calcext:value-type="float">
            <text:p>45</text:p>
          </table:table-cell>
          <table:table-cell office:value-type="float" office:value="39006" calcext:value-type="float">
            <text:p>3900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58.25806451614" calcext:value-type="float">
            <text:p>1258,2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3" calcext:value-type="float">
            <text:p>43</text:p>
          </table:table-cell>
          <table:table-cell office:value-type="float" office:value="37219" calcext:value-type="float">
            <text:p>3721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00.61290322583" calcext:value-type="float">
            <text:p>1200,61</text:p>
          </table:table-cell>
          <table:table-cell office:value-type="float" office:value="44" calcext:value-type="float">
            <text:p>44</text:p>
          </table:table-cell>
          <table:table-cell office:value-type="float" office:value="39050" calcext:value-type="float">
            <text:p>3905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59.67741935485" calcext:value-type="float">
            <text:p>1259,6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3" calcext:value-type="float">
            <text:p>43</text:p>
          </table:table-cell>
          <table:table-cell office:value-type="float" office:value="37262" calcext:value-type="float">
            <text:p>3726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02.00000000002" calcext:value-type="float">
            <text:p>1202,00</text:p>
          </table:table-cell>
          <table:table-cell office:value-type="float" office:value="44" calcext:value-type="float">
            <text:p>44</text:p>
          </table:table-cell>
          <table:table-cell office:value-type="float" office:value="39094" calcext:value-type="float">
            <text:p>3909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61.09677419356" calcext:value-type="float">
            <text:p>1261,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3" calcext:value-type="float">
            <text:p>43</text:p>
          </table:table-cell>
          <table:table-cell office:value-type="float" office:value="37305" calcext:value-type="float">
            <text:p>3730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03.38709677421" calcext:value-type="float">
            <text:p>1203,39</text:p>
          </table:table-cell>
          <table:table-cell office:value-type="float" office:value="44" calcext:value-type="float">
            <text:p>44</text:p>
          </table:table-cell>
          <table:table-cell office:value-type="float" office:value="39138" calcext:value-type="float">
            <text:p>3913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62.51612903227" calcext:value-type="float">
            <text:p>1262,5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3" calcext:value-type="float">
            <text:p>43</text:p>
          </table:table-cell>
          <table:table-cell office:value-type="float" office:value="37348" calcext:value-type="float">
            <text:p>3734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04.77419354841" calcext:value-type="float">
            <text:p>1204,77</text:p>
          </table:table-cell>
          <table:table-cell office:value-type="float" office:value="44" calcext:value-type="float">
            <text:p>44</text:p>
          </table:table-cell>
          <table:table-cell office:value-type="float" office:value="39182" calcext:value-type="float">
            <text:p>3918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63.93548387098" calcext:value-type="float">
            <text:p>1263,9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3" calcext:value-type="float">
            <text:p>43</text:p>
          </table:table-cell>
          <table:table-cell office:value-type="float" office:value="37391" calcext:value-type="float">
            <text:p>3739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06.1612903226" calcext:value-type="float">
            <text:p>1206,16</text:p>
          </table:table-cell>
          <table:table-cell office:value-type="float" office:value="45" calcext:value-type="float">
            <text:p>45</text:p>
          </table:table-cell>
          <table:table-cell office:value-type="float" office:value="39227" calcext:value-type="float">
            <text:p>3922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65.3870967742" calcext:value-type="float">
            <text:p>1265,3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3" calcext:value-type="float">
            <text:p>43</text:p>
          </table:table-cell>
          <table:table-cell office:value-type="float" office:value="37434" calcext:value-type="float">
            <text:p>3743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07.54838709679" calcext:value-type="float">
            <text:p>1207,55</text:p>
          </table:table-cell>
          <table:table-cell office:value-type="float" office:value="45" calcext:value-type="float">
            <text:p>45</text:p>
          </table:table-cell>
          <table:table-cell office:value-type="float" office:value="39272" calcext:value-type="float">
            <text:p>3927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66.83870967743" calcext:value-type="float">
            <text:p>1266,8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3" calcext:value-type="float">
            <text:p>43</text:p>
          </table:table-cell>
          <table:table-cell office:value-type="float" office:value="37477" calcext:value-type="float">
            <text:p>3747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08.93548387099" calcext:value-type="float">
            <text:p>1208,94</text:p>
          </table:table-cell>
          <table:table-cell office:value-type="float" office:value="44" calcext:value-type="float">
            <text:p>44</text:p>
          </table:table-cell>
          <table:table-cell office:value-type="float" office:value="39316" calcext:value-type="float">
            <text:p>3931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68.25806451614" calcext:value-type="float">
            <text:p>1268,2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3" calcext:value-type="float">
            <text:p>43</text:p>
          </table:table-cell>
          <table:table-cell office:value-type="float" office:value="37520" calcext:value-type="float">
            <text:p>3752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10.32258064518" calcext:value-type="float">
            <text:p>1210,32</text:p>
          </table:table-cell>
          <table:table-cell office:value-type="float" office:value="44" calcext:value-type="float">
            <text:p>44</text:p>
          </table:table-cell>
          <table:table-cell office:value-type="float" office:value="39360" calcext:value-type="float">
            <text:p>3936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69.67741935485" calcext:value-type="float">
            <text:p>1269,6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3" calcext:value-type="float">
            <text:p>43</text:p>
          </table:table-cell>
          <table:table-cell office:value-type="float" office:value="37563" calcext:value-type="float">
            <text:p>3756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11.70967741938" calcext:value-type="float">
            <text:p>1211,71</text:p>
          </table:table-cell>
          <table:table-cell office:value-type="float" office:value="44" calcext:value-type="float">
            <text:p>44</text:p>
          </table:table-cell>
          <table:table-cell office:value-type="float" office:value="39404" calcext:value-type="float">
            <text:p>3940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71.09677419356" calcext:value-type="float">
            <text:p>1271,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3" calcext:value-type="float">
            <text:p>43</text:p>
          </table:table-cell>
          <table:table-cell office:value-type="float" office:value="37606" calcext:value-type="float">
            <text:p>3760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13.09677419357" calcext:value-type="float">
            <text:p>1213,10</text:p>
          </table:table-cell>
          <table:table-cell office:value-type="float" office:value="44" calcext:value-type="float">
            <text:p>44</text:p>
          </table:table-cell>
          <table:table-cell office:value-type="float" office:value="39448" calcext:value-type="float">
            <text:p>3944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72.51612903227" calcext:value-type="float">
            <text:p>1272,52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3" calcext:value-type="float">
            <text:p>43</text:p>
          </table:table-cell>
          <table:table-cell office:value-type="float" office:value="37649" calcext:value-type="float">
            <text:p>3764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14.48387096776" calcext:value-type="float">
            <text:p>1214,48</text:p>
          </table:table-cell>
          <table:table-cell office:value-type="float" office:value="45" calcext:value-type="float">
            <text:p>45</text:p>
          </table:table-cell>
          <table:table-cell office:value-type="float" office:value="39493" calcext:value-type="float">
            <text:p>3949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73.9677419355" calcext:value-type="float">
            <text:p>1273,9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3" calcext:value-type="float">
            <text:p>43</text:p>
          </table:table-cell>
          <table:table-cell office:value-type="float" office:value="37692" calcext:value-type="float">
            <text:p>3769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15.87096774196" calcext:value-type="float">
            <text:p>1215,87</text:p>
          </table:table-cell>
          <table:table-cell office:value-type="float" office:value="45" calcext:value-type="float">
            <text:p>45</text:p>
          </table:table-cell>
          <table:table-cell office:value-type="float" office:value="39538" calcext:value-type="float">
            <text:p>3953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75.41935483872" calcext:value-type="float">
            <text:p>1275,4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3" calcext:value-type="float">
            <text:p>43</text:p>
          </table:table-cell>
          <table:table-cell office:value-type="float" office:value="37735" calcext:value-type="float">
            <text:p>3773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17.25806451615" calcext:value-type="float">
            <text:p>1217,26</text:p>
          </table:table-cell>
          <table:table-cell office:value-type="float" office:value="44" calcext:value-type="float">
            <text:p>44</text:p>
          </table:table-cell>
          <table:table-cell office:value-type="float" office:value="39582" calcext:value-type="float">
            <text:p>3958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76.83870967743" calcext:value-type="float">
            <text:p>1276,8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3" calcext:value-type="float">
            <text:p>43</text:p>
          </table:table-cell>
          <table:table-cell office:value-type="float" office:value="37778" calcext:value-type="float">
            <text:p>3777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18.64516129034" calcext:value-type="float">
            <text:p>1218,65</text:p>
          </table:table-cell>
          <table:table-cell office:value-type="float" office:value="44" calcext:value-type="float">
            <text:p>44</text:p>
          </table:table-cell>
          <table:table-cell office:value-type="float" office:value="39626" calcext:value-type="float">
            <text:p>3962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78.25806451614" calcext:value-type="float">
            <text:p>1278,2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3" calcext:value-type="float">
            <text:p>43</text:p>
          </table:table-cell>
          <table:table-cell office:value-type="float" office:value="37821" calcext:value-type="float">
            <text:p>3782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20.03225806454" calcext:value-type="float">
            <text:p>1220,03</text:p>
          </table:table-cell>
          <table:table-cell office:value-type="float" office:value="44" calcext:value-type="float">
            <text:p>44</text:p>
          </table:table-cell>
          <table:table-cell office:value-type="float" office:value="39670" calcext:value-type="float">
            <text:p>3967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79.67741935485" calcext:value-type="float">
            <text:p>1279,6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3" calcext:value-type="float">
            <text:p>43</text:p>
          </table:table-cell>
          <table:table-cell office:value-type="float" office:value="37864" calcext:value-type="float">
            <text:p>3786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21.41935483873" calcext:value-type="float">
            <text:p>1221,42</text:p>
          </table:table-cell>
          <table:table-cell office:value-type="float" office:value="45" calcext:value-type="float">
            <text:p>45</text:p>
          </table:table-cell>
          <table:table-cell office:value-type="float" office:value="39715" calcext:value-type="float">
            <text:p>3971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81.12903225808" calcext:value-type="float">
            <text:p>1281,1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3" calcext:value-type="float">
            <text:p>43</text:p>
          </table:table-cell>
          <table:table-cell office:value-type="float" office:value="37907" calcext:value-type="float">
            <text:p>3790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22.80645161292" calcext:value-type="float">
            <text:p>1222,81</text:p>
          </table:table-cell>
          <table:table-cell office:value-type="float" office:value="44" calcext:value-type="float">
            <text:p>44</text:p>
          </table:table-cell>
          <table:table-cell office:value-type="float" office:value="39759" calcext:value-type="float">
            <text:p>3975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82.54838709679" calcext:value-type="float">
            <text:p>1282,5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3" calcext:value-type="float">
            <text:p>43</text:p>
          </table:table-cell>
          <table:table-cell office:value-type="float" office:value="37950" calcext:value-type="float">
            <text:p>3795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24.19354838712" calcext:value-type="float">
            <text:p>1224,19</text:p>
          </table:table-cell>
          <table:table-cell office:value-type="float" office:value="44" calcext:value-type="float">
            <text:p>44</text:p>
          </table:table-cell>
          <table:table-cell office:value-type="float" office:value="39803" calcext:value-type="float">
            <text:p>3980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83.9677419355" calcext:value-type="float">
            <text:p>1283,9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3" calcext:value-type="float">
            <text:p>43</text:p>
          </table:table-cell>
          <table:table-cell office:value-type="float" office:value="37993" calcext:value-type="float">
            <text:p>3799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25.58064516131" calcext:value-type="float">
            <text:p>1225,58</text:p>
          </table:table-cell>
          <table:table-cell office:value-type="float" office:value="44" calcext:value-type="float">
            <text:p>44</text:p>
          </table:table-cell>
          <table:table-cell office:value-type="float" office:value="39847" calcext:value-type="float">
            <text:p>3984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85.38709677421" calcext:value-type="float">
            <text:p>1285,3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" calcext:value-type="float">
            <text:p>43</text:p>
          </table:table-cell>
          <table:table-cell office:value-type="float" office:value="38036" calcext:value-type="float">
            <text:p>3803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26.96774193551" calcext:value-type="float">
            <text:p>1226,97</text:p>
          </table:table-cell>
          <table:table-cell office:value-type="float" office:value="44" calcext:value-type="float">
            <text:p>44</text:p>
          </table:table-cell>
          <table:table-cell office:value-type="float" office:value="39891" calcext:value-type="float">
            <text:p>3989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86.80645161292" calcext:value-type="float">
            <text:p>1286,8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3" calcext:value-type="float">
            <text:p>43</text:p>
          </table:table-cell>
          <table:table-cell office:value-type="float" office:value="38079" calcext:value-type="float">
            <text:p>3807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28.3548387097" calcext:value-type="float">
            <text:p>1228,35</text:p>
          </table:table-cell>
          <table:table-cell office:value-type="float" office:value="44" calcext:value-type="float">
            <text:p>44</text:p>
          </table:table-cell>
          <table:table-cell office:value-type="float" office:value="39935" calcext:value-type="float">
            <text:p>3993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88.22580645162" calcext:value-type="float">
            <text:p>1288,2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3" calcext:value-type="float">
            <text:p>43</text:p>
          </table:table-cell>
          <table:table-cell office:value-type="float" office:value="38122" calcext:value-type="float">
            <text:p>3812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29.74193548389" calcext:value-type="float">
            <text:p>1229,74</text:p>
          </table:table-cell>
          <table:table-cell office:value-type="float" office:value="44" calcext:value-type="float">
            <text:p>44</text:p>
          </table:table-cell>
          <table:table-cell office:value-type="float" office:value="39979" calcext:value-type="float">
            <text:p>3997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89.64516129033" calcext:value-type="float">
            <text:p>1289,65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3" calcext:value-type="float">
            <text:p>43</text:p>
          </table:table-cell>
          <table:table-cell office:value-type="float" office:value="38165" calcext:value-type="float">
            <text:p>3816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31.12903225809" calcext:value-type="float">
            <text:p>1231,13</text:p>
          </table:table-cell>
          <table:table-cell office:value-type="float" office:value="44" calcext:value-type="float">
            <text:p>44</text:p>
          </table:table-cell>
          <table:table-cell office:value-type="float" office:value="40023" calcext:value-type="float">
            <text:p>4002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91.06451612904" calcext:value-type="float">
            <text:p>1291,0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3" calcext:value-type="float">
            <text:p>43</text:p>
          </table:table-cell>
          <table:table-cell office:value-type="float" office:value="38208" calcext:value-type="float">
            <text:p>3820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32.51612903228" calcext:value-type="float">
            <text:p>1232,52</text:p>
          </table:table-cell>
          <table:table-cell office:value-type="float" office:value="44" calcext:value-type="float">
            <text:p>44</text:p>
          </table:table-cell>
          <table:table-cell office:value-type="float" office:value="40067" calcext:value-type="float">
            <text:p>4006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92.48387096775" calcext:value-type="float">
            <text:p>1292,4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3" calcext:value-type="float">
            <text:p>43</text:p>
          </table:table-cell>
          <table:table-cell office:value-type="float" office:value="38251" calcext:value-type="float">
            <text:p>3825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33.90322580647" calcext:value-type="float">
            <text:p>1233,90</text:p>
          </table:table-cell>
          <table:table-cell office:value-type="float" office:value="44" calcext:value-type="float">
            <text:p>44</text:p>
          </table:table-cell>
          <table:table-cell office:value-type="float" office:value="40111" calcext:value-type="float">
            <text:p>4011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93.90322580646" calcext:value-type="float">
            <text:p>1293,9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3" calcext:value-type="float">
            <text:p>43</text:p>
          </table:table-cell>
          <table:table-cell office:value-type="float" office:value="38294" calcext:value-type="float">
            <text:p>3829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35.29032258067" calcext:value-type="float">
            <text:p>1235,29</text:p>
          </table:table-cell>
          <table:table-cell office:value-type="float" office:value="45" calcext:value-type="float">
            <text:p>45</text:p>
          </table:table-cell>
          <table:table-cell office:value-type="float" office:value="40156" calcext:value-type="float">
            <text:p>4015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295.35483870969" calcext:value-type="float">
            <text:p>1295,3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3" calcext:value-type="float">
            <text:p>43</text:p>
          </table:table-cell>
          <table:table-cell office:value-type="float" office:value="38337" calcext:value-type="float">
            <text:p>3833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36.67741935486" calcext:value-type="float">
            <text:p>1236,68</text:p>
          </table:table-cell>
          <table:table-cell office:value-type="float" office:value="44" calcext:value-type="float">
            <text:p>44</text:p>
          </table:table-cell>
          <table:table-cell office:value-type="float" office:value="40200" calcext:value-type="float">
            <text:p>4020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96.7741935484" calcext:value-type="float">
            <text:p>1296,7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3" calcext:value-type="float">
            <text:p>43</text:p>
          </table:table-cell>
          <table:table-cell office:value-type="float" office:value="38380" calcext:value-type="float">
            <text:p>3838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38.06451612905" calcext:value-type="float">
            <text:p>1238,06</text:p>
          </table:table-cell>
          <table:table-cell office:value-type="float" office:value="44" calcext:value-type="float">
            <text:p>44</text:p>
          </table:table-cell>
          <table:table-cell office:value-type="float" office:value="40244" calcext:value-type="float">
            <text:p>4024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98.19354838711" calcext:value-type="float">
            <text:p>1298,1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3" calcext:value-type="float">
            <text:p>43</text:p>
          </table:table-cell>
          <table:table-cell office:value-type="float" office:value="38423" calcext:value-type="float">
            <text:p>3842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39.45161290325" calcext:value-type="float">
            <text:p>1239,45</text:p>
          </table:table-cell>
          <table:table-cell office:value-type="float" office:value="44" calcext:value-type="float">
            <text:p>44</text:p>
          </table:table-cell>
          <table:table-cell office:value-type="float" office:value="40288" calcext:value-type="float">
            <text:p>4028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99.61290322582" calcext:value-type="float">
            <text:p>1299,6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3" calcext:value-type="float">
            <text:p>43</text:p>
          </table:table-cell>
          <table:table-cell office:value-type="float" office:value="38466" calcext:value-type="float">
            <text:p>3846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40.83870967744" calcext:value-type="float">
            <text:p>1240,84</text:p>
          </table:table-cell>
          <table:table-cell office:value-type="float" office:value="44" calcext:value-type="float">
            <text:p>44</text:p>
          </table:table-cell>
          <table:table-cell office:value-type="float" office:value="40332" calcext:value-type="float">
            <text:p>4033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01.03225806453" calcext:value-type="float">
            <text:p>1301,0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3" calcext:value-type="float">
            <text:p>43</text:p>
          </table:table-cell>
          <table:table-cell office:value-type="float" office:value="38509" calcext:value-type="float">
            <text:p>3850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42.22580645164" calcext:value-type="float">
            <text:p>1242,23</text:p>
          </table:table-cell>
          <table:table-cell office:value-type="float" office:value="44" calcext:value-type="float">
            <text:p>44</text:p>
          </table:table-cell>
          <table:table-cell office:value-type="float" office:value="40376" calcext:value-type="float">
            <text:p>4037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02.45161290324" calcext:value-type="float">
            <text:p>1302,45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3" calcext:value-type="float">
            <text:p>43</text:p>
          </table:table-cell>
          <table:table-cell office:value-type="float" office:value="38552" calcext:value-type="float">
            <text:p>3855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43.61290322583" calcext:value-type="float">
            <text:p>1243,61</text:p>
          </table:table-cell>
          <table:table-cell office:value-type="float" office:value="45" calcext:value-type="float">
            <text:p>45</text:p>
          </table:table-cell>
          <table:table-cell office:value-type="float" office:value="40421" calcext:value-type="float">
            <text:p>4042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03.90322580646" calcext:value-type="float">
            <text:p>1303,9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3" calcext:value-type="float">
            <text:p>43</text:p>
          </table:table-cell>
          <table:table-cell office:value-type="float" office:value="38595" calcext:value-type="float">
            <text:p>3859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45.00000000002" calcext:value-type="float">
            <text:p>1245,00</text:p>
          </table:table-cell>
          <table:table-cell office:value-type="float" office:value="44" calcext:value-type="float">
            <text:p>44</text:p>
          </table:table-cell>
          <table:table-cell office:value-type="float" office:value="40465" calcext:value-type="float">
            <text:p>4046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05.32258064517" calcext:value-type="float">
            <text:p>1305,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3" calcext:value-type="float">
            <text:p>43</text:p>
          </table:table-cell>
          <table:table-cell office:value-type="float" office:value="38638" calcext:value-type="float">
            <text:p>3863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46.38709677422" calcext:value-type="float">
            <text:p>1246,39</text:p>
          </table:table-cell>
          <table:table-cell office:value-type="float" office:value="44" calcext:value-type="float">
            <text:p>44</text:p>
          </table:table-cell>
          <table:table-cell office:value-type="float" office:value="40509" calcext:value-type="float">
            <text:p>4050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06.74193548388" calcext:value-type="float">
            <text:p>1306,7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3" calcext:value-type="float">
            <text:p>43</text:p>
          </table:table-cell>
          <table:table-cell office:value-type="float" office:value="38681" calcext:value-type="float">
            <text:p>3868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47.77419354841" calcext:value-type="float">
            <text:p>1247,77</text:p>
          </table:table-cell>
          <table:table-cell office:value-type="float" office:value="44" calcext:value-type="float">
            <text:p>44</text:p>
          </table:table-cell>
          <table:table-cell office:value-type="float" office:value="40553" calcext:value-type="float">
            <text:p>4055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08.16129032259" calcext:value-type="float">
            <text:p>1308,1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3" calcext:value-type="float">
            <text:p>43</text:p>
          </table:table-cell>
          <table:table-cell office:value-type="float" office:value="38724" calcext:value-type="float">
            <text:p>3872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49.1612903226" calcext:value-type="float">
            <text:p>1249,16</text:p>
          </table:table-cell>
          <table:table-cell office:value-type="float" office:value="45" calcext:value-type="float">
            <text:p>45</text:p>
          </table:table-cell>
          <table:table-cell office:value-type="float" office:value="40598" calcext:value-type="float">
            <text:p>4059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09.61290322582" calcext:value-type="float">
            <text:p>1309,6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3" calcext:value-type="float">
            <text:p>43</text:p>
          </table:table-cell>
          <table:table-cell office:value-type="float" office:value="38767" calcext:value-type="float">
            <text:p>3876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50.5483870968" calcext:value-type="float">
            <text:p>1250,55</text:p>
          </table:table-cell>
          <table:table-cell office:value-type="float" office:value="44" calcext:value-type="float">
            <text:p>44</text:p>
          </table:table-cell>
          <table:table-cell office:value-type="float" office:value="40642" calcext:value-type="float">
            <text:p>4064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11.03225806453" calcext:value-type="float">
            <text:p>1311,0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3" calcext:value-type="float">
            <text:p>43</text:p>
          </table:table-cell>
          <table:table-cell office:value-type="float" office:value="38810" calcext:value-type="float">
            <text:p>3881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51.93548387099" calcext:value-type="float">
            <text:p>1251,94</text:p>
          </table:table-cell>
          <table:table-cell office:value-type="float" office:value="44" calcext:value-type="float">
            <text:p>44</text:p>
          </table:table-cell>
          <table:table-cell office:value-type="float" office:value="40686" calcext:value-type="float">
            <text:p>4068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12.45161290324" calcext:value-type="float">
            <text:p>1312,4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3" calcext:value-type="float">
            <text:p>43</text:p>
          </table:table-cell>
          <table:table-cell office:value-type="float" office:value="38853" calcext:value-type="float">
            <text:p>3885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53.32258064518" calcext:value-type="float">
            <text:p>1253,32</text:p>
          </table:table-cell>
          <table:table-cell office:value-type="float" office:value="44" calcext:value-type="float">
            <text:p>44</text:p>
          </table:table-cell>
          <table:table-cell office:value-type="float" office:value="40730" calcext:value-type="float">
            <text:p>4073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13.87096774195" calcext:value-type="float">
            <text:p>1313,8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3" calcext:value-type="float">
            <text:p>43</text:p>
          </table:table-cell>
          <table:table-cell office:value-type="float" office:value="38896" calcext:value-type="float">
            <text:p>3889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54.70967741938" calcext:value-type="float">
            <text:p>1254,71</text:p>
          </table:table-cell>
          <table:table-cell office:value-type="float" office:value="44" calcext:value-type="float">
            <text:p>44</text:p>
          </table:table-cell>
          <table:table-cell office:value-type="float" office:value="40774" calcext:value-type="float">
            <text:p>4077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15.29032258066" calcext:value-type="float">
            <text:p>1315,2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3" calcext:value-type="float">
            <text:p>43</text:p>
          </table:table-cell>
          <table:table-cell office:value-type="float" office:value="38939" calcext:value-type="float">
            <text:p>3893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56.09677419357" calcext:value-type="float">
            <text:p>1256,10</text:p>
          </table:table-cell>
          <table:table-cell office:value-type="float" office:value="45" calcext:value-type="float">
            <text:p>45</text:p>
          </table:table-cell>
          <table:table-cell office:value-type="float" office:value="40819" calcext:value-type="float">
            <text:p>4081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16.74193548388" calcext:value-type="float">
            <text:p>1316,74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3" calcext:value-type="float">
            <text:p>43</text:p>
          </table:table-cell>
          <table:table-cell office:value-type="float" office:value="38982" calcext:value-type="float">
            <text:p>3898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57.48387096777" calcext:value-type="float">
            <text:p>1257,48</text:p>
          </table:table-cell>
          <table:table-cell office:value-type="float" office:value="45" calcext:value-type="float">
            <text:p>45</text:p>
          </table:table-cell>
          <table:table-cell office:value-type="float" office:value="40864" calcext:value-type="float">
            <text:p>4086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18.19354838711" calcext:value-type="float">
            <text:p>1318,1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4" calcext:value-type="float">
            <text:p>44</text:p>
          </table:table-cell>
          <table:table-cell office:value-type="float" office:value="39026" calcext:value-type="float">
            <text:p>3902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258.90322580648" calcext:value-type="float">
            <text:p>1258,90</text:p>
          </table:table-cell>
          <table:table-cell office:value-type="float" office:value="44" calcext:value-type="float">
            <text:p>44</text:p>
          </table:table-cell>
          <table:table-cell office:value-type="float" office:value="40908" calcext:value-type="float">
            <text:p>4090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19.61290322582" calcext:value-type="float">
            <text:p>1319,61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3" calcext:value-type="float">
            <text:p>43</text:p>
          </table:table-cell>
          <table:table-cell office:value-type="float" office:value="39069" calcext:value-type="float">
            <text:p>3906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60.29032258067" calcext:value-type="float">
            <text:p>1260,29</text:p>
          </table:table-cell>
          <table:table-cell office:value-type="float" office:value="44" calcext:value-type="float">
            <text:p>44</text:p>
          </table:table-cell>
          <table:table-cell office:value-type="float" office:value="40952" calcext:value-type="float">
            <text:p>4095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21.03225806453" calcext:value-type="float">
            <text:p>1321,0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3" calcext:value-type="float">
            <text:p>43</text:p>
          </table:table-cell>
          <table:table-cell office:value-type="float" office:value="39112" calcext:value-type="float">
            <text:p>3911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61.67741935486" calcext:value-type="float">
            <text:p>1261,68</text:p>
          </table:table-cell>
          <table:table-cell office:value-type="float" office:value="44" calcext:value-type="float">
            <text:p>44</text:p>
          </table:table-cell>
          <table:table-cell office:value-type="float" office:value="40996" calcext:value-type="float">
            <text:p>4099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22.45161290324" calcext:value-type="float">
            <text:p>1322,4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3" calcext:value-type="float">
            <text:p>43</text:p>
          </table:table-cell>
          <table:table-cell office:value-type="float" office:value="39155" calcext:value-type="float">
            <text:p>3915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63.06451612906" calcext:value-type="float">
            <text:p>1263,06</text:p>
          </table:table-cell>
          <table:table-cell office:value-type="float" office:value="44" calcext:value-type="float">
            <text:p>44</text:p>
          </table:table-cell>
          <table:table-cell office:value-type="float" office:value="41040" calcext:value-type="float">
            <text:p>4104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23.87096774195" calcext:value-type="float">
            <text:p>1323,8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3" calcext:value-type="float">
            <text:p>43</text:p>
          </table:table-cell>
          <table:table-cell office:value-type="float" office:value="39198" calcext:value-type="float">
            <text:p>3919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64.45161290325" calcext:value-type="float">
            <text:p>1264,45</text:p>
          </table:table-cell>
          <table:table-cell office:value-type="float" office:value="44" calcext:value-type="float">
            <text:p>44</text:p>
          </table:table-cell>
          <table:table-cell office:value-type="float" office:value="41084" calcext:value-type="float">
            <text:p>4108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25.29032258066" calcext:value-type="float">
            <text:p>1325,2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3" calcext:value-type="float">
            <text:p>43</text:p>
          </table:table-cell>
          <table:table-cell office:value-type="float" office:value="39241" calcext:value-type="float">
            <text:p>3924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65.83870967744" calcext:value-type="float">
            <text:p>1265,84</text:p>
          </table:table-cell>
          <table:table-cell office:value-type="float" office:value="44" calcext:value-type="float">
            <text:p>44</text:p>
          </table:table-cell>
          <table:table-cell office:value-type="float" office:value="41128" calcext:value-type="float">
            <text:p>4112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26.70967741937" calcext:value-type="float">
            <text:p>1326,7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3" calcext:value-type="float">
            <text:p>43</text:p>
          </table:table-cell>
          <table:table-cell office:value-type="float" office:value="39284" calcext:value-type="float">
            <text:p>3928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67.22580645164" calcext:value-type="float">
            <text:p>1267,23</text:p>
          </table:table-cell>
          <table:table-cell office:value-type="float" office:value="45" calcext:value-type="float">
            <text:p>45</text:p>
          </table:table-cell>
          <table:table-cell office:value-type="float" office:value="41173" calcext:value-type="float">
            <text:p>41173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28.16129032259" calcext:value-type="float">
            <text:p>1328,16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3" calcext:value-type="float">
            <text:p>43</text:p>
          </table:table-cell>
          <table:table-cell office:value-type="float" office:value="39327" calcext:value-type="float">
            <text:p>3932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68.61290322583" calcext:value-type="float">
            <text:p>1268,61</text:p>
          </table:table-cell>
          <table:table-cell office:value-type="float" office:value="44" calcext:value-type="float">
            <text:p>44</text:p>
          </table:table-cell>
          <table:table-cell office:value-type="float" office:value="41217" calcext:value-type="float">
            <text:p>4121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29.5806451613" calcext:value-type="float">
            <text:p>1329,5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3" calcext:value-type="float">
            <text:p>43</text:p>
          </table:table-cell>
          <table:table-cell office:value-type="float" office:value="39370" calcext:value-type="float">
            <text:p>3937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70.00000000002" calcext:value-type="float">
            <text:p>1270,00</text:p>
          </table:table-cell>
          <table:table-cell office:value-type="float" office:value="44" calcext:value-type="float">
            <text:p>44</text:p>
          </table:table-cell>
          <table:table-cell office:value-type="float" office:value="41261" calcext:value-type="float">
            <text:p>4126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31.00000000001" calcext:value-type="float">
            <text:p>1331,0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3" calcext:value-type="float">
            <text:p>43</text:p>
          </table:table-cell>
          <table:table-cell office:value-type="float" office:value="39413" calcext:value-type="float">
            <text:p>3941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71.38709677422" calcext:value-type="float">
            <text:p>1271,39</text:p>
          </table:table-cell>
          <table:table-cell office:value-type="float" office:value="44" calcext:value-type="float">
            <text:p>44</text:p>
          </table:table-cell>
          <table:table-cell office:value-type="float" office:value="41305" calcext:value-type="float">
            <text:p>4130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32.41935483872" calcext:value-type="float">
            <text:p>1332,4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3" calcext:value-type="float">
            <text:p>43</text:p>
          </table:table-cell>
          <table:table-cell office:value-type="float" office:value="39456" calcext:value-type="float">
            <text:p>3945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72.77419354841" calcext:value-type="float">
            <text:p>1272,77</text:p>
          </table:table-cell>
          <table:table-cell office:value-type="float" office:value="45" calcext:value-type="float">
            <text:p>45</text:p>
          </table:table-cell>
          <table:table-cell office:value-type="float" office:value="41350" calcext:value-type="float">
            <text:p>4135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33.87096774195" calcext:value-type="float">
            <text:p>1333,8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3" calcext:value-type="float">
            <text:p>43</text:p>
          </table:table-cell>
          <table:table-cell office:value-type="float" office:value="39499" calcext:value-type="float">
            <text:p>3949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74.16129032261" calcext:value-type="float">
            <text:p>1274,16</text:p>
          </table:table-cell>
          <table:table-cell office:value-type="float" office:value="45" calcext:value-type="float">
            <text:p>45</text:p>
          </table:table-cell>
          <table:table-cell office:value-type="float" office:value="41395" calcext:value-type="float">
            <text:p>4139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35.32258064518" calcext:value-type="float">
            <text:p>1335,3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3" calcext:value-type="float">
            <text:p>43</text:p>
          </table:table-cell>
          <table:table-cell office:value-type="float" office:value="39542" calcext:value-type="float">
            <text:p>3954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75.5483870968" calcext:value-type="float">
            <text:p>1275,55</text:p>
          </table:table-cell>
          <table:table-cell office:value-type="float" office:value="45" calcext:value-type="float">
            <text:p>45</text:p>
          </table:table-cell>
          <table:table-cell office:value-type="float" office:value="41440" calcext:value-type="float">
            <text:p>4144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36.7741935484" calcext:value-type="float">
            <text:p>1336,7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3" calcext:value-type="float">
            <text:p>43</text:p>
          </table:table-cell>
          <table:table-cell office:value-type="float" office:value="39585" calcext:value-type="float">
            <text:p>3958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76.93548387099" calcext:value-type="float">
            <text:p>1276,94</text:p>
          </table:table-cell>
          <table:table-cell office:value-type="float" office:value="45" calcext:value-type="float">
            <text:p>45</text:p>
          </table:table-cell>
          <table:table-cell office:value-type="float" office:value="41485" calcext:value-type="float">
            <text:p>4148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38.22580645163" calcext:value-type="float">
            <text:p>1338,2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3" calcext:value-type="float">
            <text:p>43</text:p>
          </table:table-cell>
          <table:table-cell office:value-type="float" office:value="39628" calcext:value-type="float">
            <text:p>3962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78.32258064519" calcext:value-type="float">
            <text:p>1278,32</text:p>
          </table:table-cell>
          <table:table-cell office:value-type="float" office:value="45" calcext:value-type="float">
            <text:p>45</text:p>
          </table:table-cell>
          <table:table-cell office:value-type="float" office:value="41530" calcext:value-type="float">
            <text:p>4153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39.67741935485" calcext:value-type="float">
            <text:p>1339,6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3" calcext:value-type="float">
            <text:p>43</text:p>
          </table:table-cell>
          <table:table-cell office:value-type="float" office:value="39671" calcext:value-type="float">
            <text:p>3967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79.70967741938" calcext:value-type="float">
            <text:p>1279,71</text:p>
          </table:table-cell>
          <table:table-cell office:value-type="float" office:value="45" calcext:value-type="float">
            <text:p>45</text:p>
          </table:table-cell>
          <table:table-cell office:value-type="float" office:value="41575" calcext:value-type="float">
            <text:p>41575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41.12903225808" calcext:value-type="float">
            <text:p>1341,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3" calcext:value-type="float">
            <text:p>43</text:p>
          </table:table-cell>
          <table:table-cell office:value-type="float" office:value="39714" calcext:value-type="float">
            <text:p>3971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81.09677419357" calcext:value-type="float">
            <text:p>1281,10</text:p>
          </table:table-cell>
          <table:table-cell office:value-type="float" office:value="45" calcext:value-type="float">
            <text:p>45</text:p>
          </table:table-cell>
          <table:table-cell office:value-type="float" office:value="41620" calcext:value-type="float">
            <text:p>41620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42.5806451613" calcext:value-type="float">
            <text:p>1342,5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3" calcext:value-type="float">
            <text:p>43</text:p>
          </table:table-cell>
          <table:table-cell office:value-type="float" office:value="39757" calcext:value-type="float">
            <text:p>3975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82.48387096777" calcext:value-type="float">
            <text:p>1282,48</text:p>
          </table:table-cell>
          <table:table-cell office:value-type="float" office:value="44" calcext:value-type="float">
            <text:p>44</text:p>
          </table:table-cell>
          <table:table-cell office:value-type="float" office:value="41664" calcext:value-type="float">
            <text:p>4166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44.00000000001" calcext:value-type="float">
            <text:p>1344,0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3" calcext:value-type="float">
            <text:p>43</text:p>
          </table:table-cell>
          <table:table-cell office:value-type="float" office:value="39800" calcext:value-type="float">
            <text:p>3980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83.87096774196" calcext:value-type="float">
            <text:p>1283,87</text:p>
          </table:table-cell>
          <table:table-cell office:value-type="float" office:value="44" calcext:value-type="float">
            <text:p>44</text:p>
          </table:table-cell>
          <table:table-cell office:value-type="float" office:value="41708" calcext:value-type="float">
            <text:p>41708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45.41935483872" calcext:value-type="float">
            <text:p>1345,4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3" calcext:value-type="float">
            <text:p>43</text:p>
          </table:table-cell>
          <table:table-cell office:value-type="float" office:value="39843" calcext:value-type="float">
            <text:p>3984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85.25806451615" calcext:value-type="float">
            <text:p>1285,26</text:p>
          </table:table-cell>
          <table:table-cell office:value-type="float" office:value="44" calcext:value-type="float">
            <text:p>44</text:p>
          </table:table-cell>
          <table:table-cell office:value-type="float" office:value="41752" calcext:value-type="float">
            <text:p>4175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46.83870967743" calcext:value-type="float">
            <text:p>1346,8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3" calcext:value-type="float">
            <text:p>43</text:p>
          </table:table-cell>
          <table:table-cell office:value-type="float" office:value="39886" calcext:value-type="float">
            <text:p>3988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86.64516129035" calcext:value-type="float">
            <text:p>1286,65</text:p>
          </table:table-cell>
          <table:table-cell office:value-type="float" office:value="45" calcext:value-type="float">
            <text:p>45</text:p>
          </table:table-cell>
          <table:table-cell office:value-type="float" office:value="41797" calcext:value-type="float">
            <text:p>4179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48.29032258066" calcext:value-type="float">
            <text:p>1348,2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3" calcext:value-type="float">
            <text:p>43</text:p>
          </table:table-cell>
          <table:table-cell office:value-type="float" office:value="39929" calcext:value-type="float">
            <text:p>3992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88.03225806454" calcext:value-type="float">
            <text:p>1288,03</text:p>
          </table:table-cell>
          <table:table-cell office:value-type="float" office:value="45" calcext:value-type="float">
            <text:p>45</text:p>
          </table:table-cell>
          <table:table-cell office:value-type="float" office:value="41842" calcext:value-type="float">
            <text:p>4184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49.74193548389" calcext:value-type="float">
            <text:p>1349,7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3" calcext:value-type="float">
            <text:p>43</text:p>
          </table:table-cell>
          <table:table-cell office:value-type="float" office:value="39972" calcext:value-type="float">
            <text:p>3997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89.41935483874" calcext:value-type="float">
            <text:p>1289,42</text:p>
          </table:table-cell>
          <table:table-cell office:value-type="float" office:value="45" calcext:value-type="float">
            <text:p>45</text:p>
          </table:table-cell>
          <table:table-cell office:value-type="float" office:value="41887" calcext:value-type="float">
            <text:p>4188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51.19354838711" calcext:value-type="float">
            <text:p>1351,1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3" calcext:value-type="float">
            <text:p>43</text:p>
          </table:table-cell>
          <table:table-cell office:value-type="float" office:value="40015" calcext:value-type="float">
            <text:p>4001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90.80645161293" calcext:value-type="float">
            <text:p>1290,81</text:p>
          </table:table-cell>
          <table:table-cell office:value-type="float" office:value="45" calcext:value-type="float">
            <text:p>45</text:p>
          </table:table-cell>
          <table:table-cell office:value-type="float" office:value="41932" calcext:value-type="float">
            <text:p>4193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52.64516129034" calcext:value-type="float">
            <text:p>1352,6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3" calcext:value-type="float">
            <text:p>43</text:p>
          </table:table-cell>
          <table:table-cell office:value-type="float" office:value="40058" calcext:value-type="float">
            <text:p>4005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92.19354838712" calcext:value-type="float">
            <text:p>1292,19</text:p>
          </table:table-cell>
          <table:table-cell office:value-type="float" office:value="44" calcext:value-type="float">
            <text:p>44</text:p>
          </table:table-cell>
          <table:table-cell office:value-type="float" office:value="41976" calcext:value-type="float">
            <text:p>4197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54.06451612905" calcext:value-type="float">
            <text:p>1354,0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3" calcext:value-type="float">
            <text:p>43</text:p>
          </table:table-cell>
          <table:table-cell office:value-type="float" office:value="40101" calcext:value-type="float">
            <text:p>4010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93.58064516132" calcext:value-type="float">
            <text:p>1293,58</text:p>
          </table:table-cell>
          <table:table-cell office:value-type="float" office:value="44" calcext:value-type="float">
            <text:p>44</text:p>
          </table:table-cell>
          <table:table-cell office:value-type="float" office:value="42020" calcext:value-type="float">
            <text:p>4202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55.48387096776" calcext:value-type="float">
            <text:p>1355,4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3" calcext:value-type="float">
            <text:p>43</text:p>
          </table:table-cell>
          <table:table-cell office:value-type="float" office:value="40144" calcext:value-type="float">
            <text:p>4014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94.96774193551" calcext:value-type="float">
            <text:p>1294,97</text:p>
          </table:table-cell>
          <table:table-cell office:value-type="float" office:value="44" calcext:value-type="float">
            <text:p>44</text:p>
          </table:table-cell>
          <table:table-cell office:value-type="float" office:value="42064" calcext:value-type="float">
            <text:p>4206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56.90322580647" calcext:value-type="float">
            <text:p>1356,9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3" calcext:value-type="float">
            <text:p>43</text:p>
          </table:table-cell>
          <table:table-cell office:value-type="float" office:value="40187" calcext:value-type="float">
            <text:p>4018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96.3548387097" calcext:value-type="float">
            <text:p>1296,35</text:p>
          </table:table-cell>
          <table:table-cell office:value-type="float" office:value="45" calcext:value-type="float">
            <text:p>45</text:p>
          </table:table-cell>
          <table:table-cell office:value-type="float" office:value="42109" calcext:value-type="float">
            <text:p>4210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58.35483870969" calcext:value-type="float">
            <text:p>1358,3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3" calcext:value-type="float">
            <text:p>43</text:p>
          </table:table-cell>
          <table:table-cell office:value-type="float" office:value="40230" calcext:value-type="float">
            <text:p>4023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97.7419354839" calcext:value-type="float">
            <text:p>1297,74</text:p>
          </table:table-cell>
          <table:table-cell office:value-type="float" office:value="44" calcext:value-type="float">
            <text:p>44</text:p>
          </table:table-cell>
          <table:table-cell office:value-type="float" office:value="42153" calcext:value-type="float">
            <text:p>4215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59.7741935484" calcext:value-type="float">
            <text:p>1359,7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3" calcext:value-type="float">
            <text:p>43</text:p>
          </table:table-cell>
          <table:table-cell office:value-type="float" office:value="40273" calcext:value-type="float">
            <text:p>4027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299.12903225809" calcext:value-type="float">
            <text:p>1299,13</text:p>
          </table:table-cell>
          <table:table-cell office:value-type="float" office:value="44" calcext:value-type="float">
            <text:p>44</text:p>
          </table:table-cell>
          <table:table-cell office:value-type="float" office:value="42197" calcext:value-type="float">
            <text:p>4219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61.19354838711" calcext:value-type="float">
            <text:p>1361,1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3" calcext:value-type="float">
            <text:p>43</text:p>
          </table:table-cell>
          <table:table-cell office:value-type="float" office:value="40316" calcext:value-type="float">
            <text:p>4031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00.51612903229" calcext:value-type="float">
            <text:p>1300,52</text:p>
          </table:table-cell>
          <table:table-cell office:value-type="float" office:value="44" calcext:value-type="float">
            <text:p>44</text:p>
          </table:table-cell>
          <table:table-cell office:value-type="float" office:value="42241" calcext:value-type="float">
            <text:p>4224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62.61290322582" calcext:value-type="float">
            <text:p>1362,6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3" calcext:value-type="float">
            <text:p>43</text:p>
          </table:table-cell>
          <table:table-cell office:value-type="float" office:value="40359" calcext:value-type="float">
            <text:p>4035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01.90322580648" calcext:value-type="float">
            <text:p>1301,90</text:p>
          </table:table-cell>
          <table:table-cell office:value-type="float" office:value="44" calcext:value-type="float">
            <text:p>44</text:p>
          </table:table-cell>
          <table:table-cell office:value-type="float" office:value="42285" calcext:value-type="float">
            <text:p>4228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64.03225806453" calcext:value-type="float">
            <text:p>1364,0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3" calcext:value-type="float">
            <text:p>43</text:p>
          </table:table-cell>
          <table:table-cell office:value-type="float" office:value="40402" calcext:value-type="float">
            <text:p>4040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03.29032258067" calcext:value-type="float">
            <text:p>1303,29</text:p>
          </table:table-cell>
          <table:table-cell office:value-type="float" office:value="44" calcext:value-type="float">
            <text:p>44</text:p>
          </table:table-cell>
          <table:table-cell office:value-type="float" office:value="42329" calcext:value-type="float">
            <text:p>4232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65.45161290324" calcext:value-type="float">
            <text:p>1365,4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3" calcext:value-type="float">
            <text:p>43</text:p>
          </table:table-cell>
          <table:table-cell office:value-type="float" office:value="40445" calcext:value-type="float">
            <text:p>4044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04.67741935487" calcext:value-type="float">
            <text:p>1304,68</text:p>
          </table:table-cell>
          <table:table-cell office:value-type="float" office:value="44" calcext:value-type="float">
            <text:p>44</text:p>
          </table:table-cell>
          <table:table-cell office:value-type="float" office:value="42373" calcext:value-type="float">
            <text:p>4237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66.87096774195" calcext:value-type="float">
            <text:p>1366,8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3" calcext:value-type="float">
            <text:p>43</text:p>
          </table:table-cell>
          <table:table-cell office:value-type="float" office:value="40488" calcext:value-type="float">
            <text:p>4048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06.06451612906" calcext:value-type="float">
            <text:p>1306,06</text:p>
          </table:table-cell>
          <table:table-cell office:value-type="float" office:value="44" calcext:value-type="float">
            <text:p>44</text:p>
          </table:table-cell>
          <table:table-cell office:value-type="float" office:value="42417" calcext:value-type="float">
            <text:p>4241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68.29032258066" calcext:value-type="float">
            <text:p>1368,2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3" calcext:value-type="float">
            <text:p>43</text:p>
          </table:table-cell>
          <table:table-cell office:value-type="float" office:value="40531" calcext:value-type="float">
            <text:p>4053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07.45161290325" calcext:value-type="float">
            <text:p>1307,45</text:p>
          </table:table-cell>
          <table:table-cell office:value-type="float" office:value="44" calcext:value-type="float">
            <text:p>44</text:p>
          </table:table-cell>
          <table:table-cell office:value-type="float" office:value="42461" calcext:value-type="float">
            <text:p>4246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69.70967741937" calcext:value-type="float">
            <text:p>1369,7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3" calcext:value-type="float">
            <text:p>43</text:p>
          </table:table-cell>
          <table:table-cell office:value-type="float" office:value="40574" calcext:value-type="float">
            <text:p>4057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08.83870967745" calcext:value-type="float">
            <text:p>1308,84</text:p>
          </table:table-cell>
          <table:table-cell office:value-type="float" office:value="44" calcext:value-type="float">
            <text:p>44</text:p>
          </table:table-cell>
          <table:table-cell office:value-type="float" office:value="42505" calcext:value-type="float">
            <text:p>4250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71.12903225808" calcext:value-type="float">
            <text:p>1371,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3" calcext:value-type="float">
            <text:p>43</text:p>
          </table:table-cell>
          <table:table-cell office:value-type="float" office:value="40617" calcext:value-type="float">
            <text:p>4061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10.22580645164" calcext:value-type="float">
            <text:p>1310,23</text:p>
          </table:table-cell>
          <table:table-cell office:value-type="float" office:value="44" calcext:value-type="float">
            <text:p>44</text:p>
          </table:table-cell>
          <table:table-cell office:value-type="float" office:value="42549" calcext:value-type="float">
            <text:p>4254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72.54838709679" calcext:value-type="float">
            <text:p>1372,5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3" calcext:value-type="float">
            <text:p>43</text:p>
          </table:table-cell>
          <table:table-cell office:value-type="float" office:value="40660" calcext:value-type="float">
            <text:p>4066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11.61290322583" calcext:value-type="float">
            <text:p>1311,61</text:p>
          </table:table-cell>
          <table:table-cell office:value-type="float" office:value="44" calcext:value-type="float">
            <text:p>44</text:p>
          </table:table-cell>
          <table:table-cell office:value-type="float" office:value="42593" calcext:value-type="float">
            <text:p>4259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73.9677419355" calcext:value-type="float">
            <text:p>1373,9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3" calcext:value-type="float">
            <text:p>43</text:p>
          </table:table-cell>
          <table:table-cell office:value-type="float" office:value="40703" calcext:value-type="float">
            <text:p>4070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13.00000000003" calcext:value-type="float">
            <text:p>1313,00</text:p>
          </table:table-cell>
          <table:table-cell office:value-type="float" office:value="45" calcext:value-type="float">
            <text:p>45</text:p>
          </table:table-cell>
          <table:table-cell office:value-type="float" office:value="42638" calcext:value-type="float">
            <text:p>42638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75.41935483873" calcext:value-type="float">
            <text:p>1375,4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3" calcext:value-type="float">
            <text:p>43</text:p>
          </table:table-cell>
          <table:table-cell office:value-type="float" office:value="40746" calcext:value-type="float">
            <text:p>4074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14.38709677422" calcext:value-type="float">
            <text:p>1314,39</text:p>
          </table:table-cell>
          <table:table-cell office:value-type="float" office:value="44" calcext:value-type="float">
            <text:p>44</text:p>
          </table:table-cell>
          <table:table-cell office:value-type="float" office:value="42682" calcext:value-type="float">
            <text:p>42682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76.83870967744" calcext:value-type="float">
            <text:p>1376,8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3" calcext:value-type="float">
            <text:p>43</text:p>
          </table:table-cell>
          <table:table-cell office:value-type="float" office:value="40789" calcext:value-type="float">
            <text:p>4078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15.77419354842" calcext:value-type="float">
            <text:p>1315,77</text:p>
          </table:table-cell>
          <table:table-cell office:value-type="float" office:value="45" calcext:value-type="float">
            <text:p>45</text:p>
          </table:table-cell>
          <table:table-cell office:value-type="float" office:value="42727" calcext:value-type="float">
            <text:p>42727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78.29032258066" calcext:value-type="float">
            <text:p>1378,2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3" calcext:value-type="float">
            <text:p>43</text:p>
          </table:table-cell>
          <table:table-cell office:value-type="float" office:value="40832" calcext:value-type="float">
            <text:p>4083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17.16129032261" calcext:value-type="float">
            <text:p>1317,16</text:p>
          </table:table-cell>
          <table:table-cell office:value-type="float" office:value="44" calcext:value-type="float">
            <text:p>44</text:p>
          </table:table-cell>
          <table:table-cell office:value-type="float" office:value="42771" calcext:value-type="float">
            <text:p>4277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79.70967741937" calcext:value-type="float">
            <text:p>1379,7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3" calcext:value-type="float">
            <text:p>43</text:p>
          </table:table-cell>
          <table:table-cell office:value-type="float" office:value="40875" calcext:value-type="float">
            <text:p>4087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18.5483870968" calcext:value-type="float">
            <text:p>1318,55</text:p>
          </table:table-cell>
          <table:table-cell office:value-type="float" office:value="45" calcext:value-type="float">
            <text:p>45</text:p>
          </table:table-cell>
          <table:table-cell office:value-type="float" office:value="42816" calcext:value-type="float">
            <text:p>42816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81.1612903226" calcext:value-type="float">
            <text:p>1381,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3" calcext:value-type="float">
            <text:p>43</text:p>
          </table:table-cell>
          <table:table-cell office:value-type="float" office:value="40918" calcext:value-type="float">
            <text:p>4091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19.935483871" calcext:value-type="float">
            <text:p>1319,94</text:p>
          </table:table-cell>
          <table:table-cell office:value-type="float" office:value="44" calcext:value-type="float">
            <text:p>44</text:p>
          </table:table-cell>
          <table:table-cell office:value-type="float" office:value="42860" calcext:value-type="float">
            <text:p>42860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82.58064516131" calcext:value-type="float">
            <text:p>1382,5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3" calcext:value-type="float">
            <text:p>43</text:p>
          </table:table-cell>
          <table:table-cell office:value-type="float" office:value="40961" calcext:value-type="float">
            <text:p>4096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21.32258064519" calcext:value-type="float">
            <text:p>1321,32</text:p>
          </table:table-cell>
          <table:table-cell office:value-type="float" office:value="44" calcext:value-type="float">
            <text:p>44</text:p>
          </table:table-cell>
          <table:table-cell office:value-type="float" office:value="42904" calcext:value-type="float">
            <text:p>42904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84.00000000002" calcext:value-type="float">
            <text:p>1384,0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3" calcext:value-type="float">
            <text:p>43</text:p>
          </table:table-cell>
          <table:table-cell office:value-type="float" office:value="41004" calcext:value-type="float">
            <text:p>4100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22.70967741938" calcext:value-type="float">
            <text:p>1322,71</text:p>
          </table:table-cell>
          <table:table-cell office:value-type="float" office:value="45" calcext:value-type="float">
            <text:p>45</text:p>
          </table:table-cell>
          <table:table-cell office:value-type="float" office:value="42949" calcext:value-type="float">
            <text:p>4294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85.45161290324" calcext:value-type="float">
            <text:p>1385,4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3" calcext:value-type="float">
            <text:p>43</text:p>
          </table:table-cell>
          <table:table-cell office:value-type="float" office:value="41047" calcext:value-type="float">
            <text:p>4104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24.09677419358" calcext:value-type="float">
            <text:p>1324,10</text:p>
          </table:table-cell>
          <table:table-cell office:value-type="float" office:value="44" calcext:value-type="float">
            <text:p>44</text:p>
          </table:table-cell>
          <table:table-cell office:value-type="float" office:value="42993" calcext:value-type="float">
            <text:p>4299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86.87096774195" calcext:value-type="float">
            <text:p>1386,8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3" calcext:value-type="float">
            <text:p>43</text:p>
          </table:table-cell>
          <table:table-cell office:value-type="float" office:value="41090" calcext:value-type="float">
            <text:p>4109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25.48387096777" calcext:value-type="float">
            <text:p>1325,48</text:p>
          </table:table-cell>
          <table:table-cell office:value-type="float" office:value="44" calcext:value-type="float">
            <text:p>44</text:p>
          </table:table-cell>
          <table:table-cell office:value-type="float" office:value="43037" calcext:value-type="float">
            <text:p>4303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88.29032258066" calcext:value-type="float">
            <text:p>1388,2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3" calcext:value-type="float">
            <text:p>43</text:p>
          </table:table-cell>
          <table:table-cell office:value-type="float" office:value="41133" calcext:value-type="float">
            <text:p>4113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26.87096774196" calcext:value-type="float">
            <text:p>1326,87</text:p>
          </table:table-cell>
          <table:table-cell office:value-type="float" office:value="44" calcext:value-type="float">
            <text:p>44</text:p>
          </table:table-cell>
          <table:table-cell office:value-type="float" office:value="43081" calcext:value-type="float">
            <text:p>43081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89.70967741937" calcext:value-type="float">
            <text:p>1389,7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3" calcext:value-type="float">
            <text:p>43</text:p>
          </table:table-cell>
          <table:table-cell office:value-type="float" office:value="41176" calcext:value-type="float">
            <text:p>4117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28.25806451616" calcext:value-type="float">
            <text:p>1328,26</text:p>
          </table:table-cell>
          <table:table-cell office:value-type="float" office:value="44" calcext:value-type="float">
            <text:p>44</text:p>
          </table:table-cell>
          <table:table-cell office:value-type="float" office:value="43125" calcext:value-type="float">
            <text:p>4312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91.12903225808" calcext:value-type="float">
            <text:p>1391,1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3" calcext:value-type="float">
            <text:p>43</text:p>
          </table:table-cell>
          <table:table-cell office:value-type="float" office:value="41219" calcext:value-type="float">
            <text:p>4121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29.64516129035" calcext:value-type="float">
            <text:p>1329,65</text:p>
          </table:table-cell>
          <table:table-cell office:value-type="float" office:value="44" calcext:value-type="float">
            <text:p>44</text:p>
          </table:table-cell>
          <table:table-cell office:value-type="float" office:value="43169" calcext:value-type="float">
            <text:p>4316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92.54838709679" calcext:value-type="float">
            <text:p>1392,5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3" calcext:value-type="float">
            <text:p>43</text:p>
          </table:table-cell>
          <table:table-cell office:value-type="float" office:value="41262" calcext:value-type="float">
            <text:p>41262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31.03225806455" calcext:value-type="float">
            <text:p>1331,03</text:p>
          </table:table-cell>
          <table:table-cell office:value-type="float" office:value="44" calcext:value-type="float">
            <text:p>44</text:p>
          </table:table-cell>
          <table:table-cell office:value-type="float" office:value="43213" calcext:value-type="float">
            <text:p>4321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93.9677419355" calcext:value-type="float">
            <text:p>1393,9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3" calcext:value-type="float">
            <text:p>43</text:p>
          </table:table-cell>
          <table:table-cell office:value-type="float" office:value="41305" calcext:value-type="float">
            <text:p>41305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32.41935483874" calcext:value-type="float">
            <text:p>1332,42</text:p>
          </table:table-cell>
          <table:table-cell office:value-type="float" office:value="44" calcext:value-type="float">
            <text:p>44</text:p>
          </table:table-cell>
          <table:table-cell office:value-type="float" office:value="43257" calcext:value-type="float">
            <text:p>43257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95.38709677421" calcext:value-type="float">
            <text:p>1395,39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3" calcext:value-type="float">
            <text:p>43</text:p>
          </table:table-cell>
          <table:table-cell office:value-type="float" office:value="41348" calcext:value-type="float">
            <text:p>41348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33.80645161293" calcext:value-type="float">
            <text:p>1333,81</text:p>
          </table:table-cell>
          <table:table-cell office:value-type="float" office:value="45" calcext:value-type="float">
            <text:p>45</text:p>
          </table:table-cell>
          <table:table-cell office:value-type="float" office:value="43302" calcext:value-type="float">
            <text:p>43302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96.83870967744" calcext:value-type="float">
            <text:p>1396,8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3" calcext:value-type="float">
            <text:p>43</text:p>
          </table:table-cell>
          <table:table-cell office:value-type="float" office:value="41391" calcext:value-type="float">
            <text:p>41391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35.19354838713" calcext:value-type="float">
            <text:p>1335,19</text:p>
          </table:table-cell>
          <table:table-cell office:value-type="float" office:value="44" calcext:value-type="float">
            <text:p>44</text:p>
          </table:table-cell>
          <table:table-cell office:value-type="float" office:value="43346" calcext:value-type="float">
            <text:p>43346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398.25806451615" calcext:value-type="float">
            <text:p>1398,2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3" calcext:value-type="float">
            <text:p>43</text:p>
          </table:table-cell>
          <table:table-cell office:value-type="float" office:value="41434" calcext:value-type="float">
            <text:p>41434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36.58064516132" calcext:value-type="float">
            <text:p>1336,58</text:p>
          </table:table-cell>
          <table:table-cell office:value-type="float" office:value="45" calcext:value-type="float">
            <text:p>45</text:p>
          </table:table-cell>
          <table:table-cell office:value-type="float" office:value="43391" calcext:value-type="float">
            <text:p>43391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399.70967741937" calcext:value-type="float">
            <text:p>1399,7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3" calcext:value-type="float">
            <text:p>43</text:p>
          </table:table-cell>
          <table:table-cell office:value-type="float" office:value="41477" calcext:value-type="float">
            <text:p>41477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37.96774193551" calcext:value-type="float">
            <text:p>1337,97</text:p>
          </table:table-cell>
          <table:table-cell office:value-type="float" office:value="44" calcext:value-type="float">
            <text:p>44</text:p>
          </table:table-cell>
          <table:table-cell office:value-type="float" office:value="43435" calcext:value-type="float">
            <text:p>43435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401.12903225808" calcext:value-type="float">
            <text:p>1401,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3" calcext:value-type="float">
            <text:p>43</text:p>
          </table:table-cell>
          <table:table-cell office:value-type="float" office:value="41520" calcext:value-type="float">
            <text:p>41520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39.35483870971" calcext:value-type="float">
            <text:p>1339,35</text:p>
          </table:table-cell>
          <table:table-cell office:value-type="float" office:value="44" calcext:value-type="float">
            <text:p>44</text:p>
          </table:table-cell>
          <table:table-cell office:value-type="float" office:value="43479" calcext:value-type="float">
            <text:p>43479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402.54838709679" calcext:value-type="float">
            <text:p>1402,55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3" calcext:value-type="float">
            <text:p>43</text:p>
          </table:table-cell>
          <table:table-cell office:value-type="float" office:value="41563" calcext:value-type="float">
            <text:p>41563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40.7419354839" calcext:value-type="float">
            <text:p>1340,74</text:p>
          </table:table-cell>
          <table:table-cell office:value-type="float" office:value="45" calcext:value-type="float">
            <text:p>45</text:p>
          </table:table-cell>
          <table:table-cell office:value-type="float" office:value="43524" calcext:value-type="float">
            <text:p>43524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404.00000000002" calcext:value-type="float">
            <text:p>1404,0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3" calcext:value-type="float">
            <text:p>43</text:p>
          </table:table-cell>
          <table:table-cell office:value-type="float" office:value="41606" calcext:value-type="float">
            <text:p>41606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42.12903225809" calcext:value-type="float">
            <text:p>1342,13</text:p>
          </table:table-cell>
          <table:table-cell office:value-type="float" office:value="45" calcext:value-type="float">
            <text:p>45</text:p>
          </table:table-cell>
          <table:table-cell office:value-type="float" office:value="43569" calcext:value-type="float">
            <text:p>43569</text:p>
          </table:table-cell>
          <table:table-cell office:value-type="float" office:value="1.45161290322581" calcext:value-type="float">
            <text:p>1,45</text:p>
          </table:table-cell>
          <table:table-cell office:value-type="float" office:value="1405.45161290324" calcext:value-type="float">
            <text:p>1405,4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3" calcext:value-type="float">
            <text:p>43</text:p>
          </table:table-cell>
          <table:table-cell office:value-type="float" office:value="41649" calcext:value-type="float">
            <text:p>41649</text:p>
          </table:table-cell>
          <table:table-cell office:value-type="float" office:value="1.38709677419355" calcext:value-type="float">
            <text:p>1,39</text:p>
          </table:table-cell>
          <table:table-cell office:value-type="float" office:value="1343.51612903229" calcext:value-type="float">
            <text:p>1343,52</text:p>
          </table:table-cell>
          <table:table-cell office:value-type="float" office:value="44" calcext:value-type="float">
            <text:p>44</text:p>
          </table:table-cell>
          <table:table-cell office:value-type="float" office:value="43613" calcext:value-type="float">
            <text:p>43613</text:p>
          </table:table-cell>
          <table:table-cell office:value-type="float" office:value="1.41935483870968" calcext:value-type="float">
            <text:p>1,42</text:p>
          </table:table-cell>
          <table:table-cell office:value-type="float" office:value="1406.87096774195" calcext:value-type="float">
            <text:p>1406,8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3" calcext:value-type="float">
            <text:p>43</text:p>
          </table:table-cell>
          <table:table-cell office:value-type="float" office:value="41692" calcext:value-type="float">
            <text:p>41692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44.90322580648" calcext:value-type="float">
            <text:p>1344,90322580648</text:p>
          </table:table-cell>
          <table:table-cell office:value-type="float" office:value="44" calcext:value-type="float">
            <text:p>44</text:p>
          </table:table-cell>
          <table:table-cell office:value-type="float" office:value="43657" calcext:value-type="float">
            <text:p>43657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08.29032258066" calcext:value-type="float">
            <text:p>1408,2903225806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3" calcext:value-type="float">
            <text:p>43</text:p>
          </table:table-cell>
          <table:table-cell office:value-type="float" office:value="41735" calcext:value-type="float">
            <text:p>41735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46.29032258068" calcext:value-type="float">
            <text:p>1346,29032258068</text:p>
          </table:table-cell>
          <table:table-cell office:value-type="float" office:value="44" calcext:value-type="float">
            <text:p>44</text:p>
          </table:table-cell>
          <table:table-cell office:value-type="float" office:value="43701" calcext:value-type="float">
            <text:p>43701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09.70967741937" calcext:value-type="float">
            <text:p>1409,7096774193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3" calcext:value-type="float">
            <text:p>43</text:p>
          </table:table-cell>
          <table:table-cell office:value-type="float" office:value="41778" calcext:value-type="float">
            <text:p>41778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47.67741935487" calcext:value-type="float">
            <text:p>1347,67741935487</text:p>
          </table:table-cell>
          <table:table-cell office:value-type="float" office:value="44" calcext:value-type="float">
            <text:p>44</text:p>
          </table:table-cell>
          <table:table-cell office:value-type="float" office:value="43745" calcext:value-type="float">
            <text:p>43745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11.12903225808" calcext:value-type="float">
            <text:p>1411,1290322580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3" calcext:value-type="float">
            <text:p>43</text:p>
          </table:table-cell>
          <table:table-cell office:value-type="float" office:value="41821" calcext:value-type="float">
            <text:p>41821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49.06451612906" calcext:value-type="float">
            <text:p>1349,06451612906</text:p>
          </table:table-cell>
          <table:table-cell office:value-type="float" office:value="44" calcext:value-type="float">
            <text:p>44</text:p>
          </table:table-cell>
          <table:table-cell office:value-type="float" office:value="43789" calcext:value-type="float">
            <text:p>43789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12.54838709679" calcext:value-type="float">
            <text:p>1412,5483870967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3" calcext:value-type="float">
            <text:p>43</text:p>
          </table:table-cell>
          <table:table-cell office:value-type="float" office:value="41864" calcext:value-type="float">
            <text:p>41864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50.45161290326" calcext:value-type="float">
            <text:p>1350,45161290326</text:p>
          </table:table-cell>
          <table:table-cell office:value-type="float" office:value="45" calcext:value-type="float">
            <text:p>45</text:p>
          </table:table-cell>
          <table:table-cell office:value-type="float" office:value="43834" calcext:value-type="float">
            <text:p>43834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14.00000000002" calcext:value-type="float">
            <text:p>1414,0000000000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3" calcext:value-type="float">
            <text:p>43</text:p>
          </table:table-cell>
          <table:table-cell office:value-type="float" office:value="41907" calcext:value-type="float">
            <text:p>41907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51.83870967745" calcext:value-type="float">
            <text:p>1351,83870967745</text:p>
          </table:table-cell>
          <table:table-cell office:value-type="float" office:value="44" calcext:value-type="float">
            <text:p>44</text:p>
          </table:table-cell>
          <table:table-cell office:value-type="float" office:value="43878" calcext:value-type="float">
            <text:p>43878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15.41935483873" calcext:value-type="float">
            <text:p>1415,4193548387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3" calcext:value-type="float">
            <text:p>43</text:p>
          </table:table-cell>
          <table:table-cell office:value-type="float" office:value="41950" calcext:value-type="float">
            <text:p>41950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53.22580645164" calcext:value-type="float">
            <text:p>1353,22580645164</text:p>
          </table:table-cell>
          <table:table-cell office:value-type="float" office:value="44" calcext:value-type="float">
            <text:p>44</text:p>
          </table:table-cell>
          <table:table-cell office:value-type="float" office:value="43922" calcext:value-type="float">
            <text:p>43922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16.83870967744" calcext:value-type="float">
            <text:p>1416,8387096774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3" calcext:value-type="float">
            <text:p>43</text:p>
          </table:table-cell>
          <table:table-cell office:value-type="float" office:value="41993" calcext:value-type="float">
            <text:p>41993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54.61290322584" calcext:value-type="float">
            <text:p>1354,61290322584</text:p>
          </table:table-cell>
          <table:table-cell office:value-type="float" office:value="44" calcext:value-type="float">
            <text:p>44</text:p>
          </table:table-cell>
          <table:table-cell office:value-type="float" office:value="43966" calcext:value-type="float">
            <text:p>43966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18.25806451615" calcext:value-type="float">
            <text:p>1418,2580645161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3" calcext:value-type="float">
            <text:p>43</text:p>
          </table:table-cell>
          <table:table-cell office:value-type="float" office:value="42036" calcext:value-type="float">
            <text:p>42036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56.00000000003" calcext:value-type="float">
            <text:p>1356,00000000003</text:p>
          </table:table-cell>
          <table:table-cell office:value-type="float" office:value="44" calcext:value-type="float">
            <text:p>44</text:p>
          </table:table-cell>
          <table:table-cell office:value-type="float" office:value="44010" calcext:value-type="float">
            <text:p>44010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19.67741935486" calcext:value-type="float">
            <text:p>1419,6774193548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3" calcext:value-type="float">
            <text:p>43</text:p>
          </table:table-cell>
          <table:table-cell office:value-type="float" office:value="42079" calcext:value-type="float">
            <text:p>42079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57.38709677422" calcext:value-type="float">
            <text:p>1357,38709677422</text:p>
          </table:table-cell>
          <table:table-cell office:value-type="float" office:value="45" calcext:value-type="float">
            <text:p>45</text:p>
          </table:table-cell>
          <table:table-cell office:value-type="float" office:value="44055" calcext:value-type="float">
            <text:p>44055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21.12903225808" calcext:value-type="float">
            <text:p>1421,1290322580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3" calcext:value-type="float">
            <text:p>43</text:p>
          </table:table-cell>
          <table:table-cell office:value-type="float" office:value="42122" calcext:value-type="float">
            <text:p>42122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58.77419354842" calcext:value-type="float">
            <text:p>1358,77419354842</text:p>
          </table:table-cell>
          <table:table-cell office:value-type="float" office:value="44" calcext:value-type="float">
            <text:p>44</text:p>
          </table:table-cell>
          <table:table-cell office:value-type="float" office:value="44099" calcext:value-type="float">
            <text:p>44099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22.54838709679" calcext:value-type="float">
            <text:p>1422,5483870967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3" calcext:value-type="float">
            <text:p>43</text:p>
          </table:table-cell>
          <table:table-cell office:value-type="float" office:value="42165" calcext:value-type="float">
            <text:p>42165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60.16129032261" calcext:value-type="float">
            <text:p>1360,16129032261</text:p>
          </table:table-cell>
          <table:table-cell office:value-type="float" office:value="44" calcext:value-type="float">
            <text:p>44</text:p>
          </table:table-cell>
          <table:table-cell office:value-type="float" office:value="44143" calcext:value-type="float">
            <text:p>44143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23.9677419355" calcext:value-type="float">
            <text:p>1423,967741935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3" calcext:value-type="float">
            <text:p>43</text:p>
          </table:table-cell>
          <table:table-cell office:value-type="float" office:value="42208" calcext:value-type="float">
            <text:p>42208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61.54838709681" calcext:value-type="float">
            <text:p>1361,54838709681</text:p>
          </table:table-cell>
          <table:table-cell office:value-type="float" office:value="44" calcext:value-type="float">
            <text:p>44</text:p>
          </table:table-cell>
          <table:table-cell office:value-type="float" office:value="44187" calcext:value-type="float">
            <text:p>44187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25.38709677421" calcext:value-type="float">
            <text:p>1425,3870967742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3" calcext:value-type="float">
            <text:p>43</text:p>
          </table:table-cell>
          <table:table-cell office:value-type="float" office:value="42251" calcext:value-type="float">
            <text:p>42251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62.935483871" calcext:value-type="float">
            <text:p>1362,935483871</text:p>
          </table:table-cell>
          <table:table-cell office:value-type="float" office:value="44" calcext:value-type="float">
            <text:p>44</text:p>
          </table:table-cell>
          <table:table-cell office:value-type="float" office:value="44231" calcext:value-type="float">
            <text:p>44231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26.80645161292" calcext:value-type="float">
            <text:p>1426,8064516129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3" calcext:value-type="float">
            <text:p>43</text:p>
          </table:table-cell>
          <table:table-cell office:value-type="float" office:value="42294" calcext:value-type="float">
            <text:p>42294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64.32258064519" calcext:value-type="float">
            <text:p>1364,32258064519</text:p>
          </table:table-cell>
          <table:table-cell office:value-type="float" office:value="45" calcext:value-type="float">
            <text:p>45</text:p>
          </table:table-cell>
          <table:table-cell office:value-type="float" office:value="44276" calcext:value-type="float">
            <text:p>44276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28.25806451615" calcext:value-type="float">
            <text:p>1428,258064516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" calcext:value-type="float">
            <text:p>43</text:p>
          </table:table-cell>
          <table:table-cell office:value-type="float" office:value="42337" calcext:value-type="float">
            <text:p>42337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65.70967741939" calcext:value-type="float">
            <text:p>1365,70967741939</text:p>
          </table:table-cell>
          <table:table-cell office:value-type="float" office:value="44" calcext:value-type="float">
            <text:p>44</text:p>
          </table:table-cell>
          <table:table-cell office:value-type="float" office:value="44320" calcext:value-type="float">
            <text:p>44320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29.67741935486" calcext:value-type="float">
            <text:p>1429,67741935486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43" calcext:value-type="float">
            <text:p>43</text:p>
          </table:table-cell>
          <table:table-cell office:value-type="float" office:value="42380" calcext:value-type="float">
            <text:p>42380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67.09677419358" calcext:value-type="float">
            <text:p>1367,09677419358</text:p>
          </table:table-cell>
          <table:table-cell office:value-type="float" office:value="44" calcext:value-type="float">
            <text:p>44</text:p>
          </table:table-cell>
          <table:table-cell office:value-type="float" office:value="44364" calcext:value-type="float">
            <text:p>44364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31.09677419357" calcext:value-type="float">
            <text:p>1431,0967741935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3" calcext:value-type="float">
            <text:p>43</text:p>
          </table:table-cell>
          <table:table-cell office:value-type="float" office:value="42423" calcext:value-type="float">
            <text:p>42423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68.48387096777" calcext:value-type="float">
            <text:p>1368,48387096777</text:p>
          </table:table-cell>
          <table:table-cell office:value-type="float" office:value="45" calcext:value-type="float">
            <text:p>45</text:p>
          </table:table-cell>
          <table:table-cell office:value-type="float" office:value="44409" calcext:value-type="float">
            <text:p>44409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32.54838709679" calcext:value-type="float">
            <text:p>1432,5483870967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43" calcext:value-type="float">
            <text:p>43</text:p>
          </table:table-cell>
          <table:table-cell office:value-type="float" office:value="42466" calcext:value-type="float">
            <text:p>42466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69.87096774197" calcext:value-type="float">
            <text:p>1369,87096774197</text:p>
          </table:table-cell>
          <table:table-cell office:value-type="float" office:value="44" calcext:value-type="float">
            <text:p>44</text:p>
          </table:table-cell>
          <table:table-cell office:value-type="float" office:value="44453" calcext:value-type="float">
            <text:p>44453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33.9677419355" calcext:value-type="float">
            <text:p>1433,9677419355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3" calcext:value-type="float">
            <text:p>43</text:p>
          </table:table-cell>
          <table:table-cell office:value-type="float" office:value="42509" calcext:value-type="float">
            <text:p>42509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71.25806451616" calcext:value-type="float">
            <text:p>1371,25806451616</text:p>
          </table:table-cell>
          <table:table-cell office:value-type="float" office:value="45" calcext:value-type="float">
            <text:p>45</text:p>
          </table:table-cell>
          <table:table-cell office:value-type="float" office:value="44498" calcext:value-type="float">
            <text:p>44498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35.41935483873" calcext:value-type="float">
            <text:p>1435,4193548387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3" calcext:value-type="float">
            <text:p>43</text:p>
          </table:table-cell>
          <table:table-cell office:value-type="float" office:value="42552" calcext:value-type="float">
            <text:p>42552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72.64516129036" calcext:value-type="float">
            <text:p>1372,64516129036</text:p>
          </table:table-cell>
          <table:table-cell office:value-type="float" office:value="44" calcext:value-type="float">
            <text:p>44</text:p>
          </table:table-cell>
          <table:table-cell office:value-type="float" office:value="44542" calcext:value-type="float">
            <text:p>44542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36.83870967744" calcext:value-type="float">
            <text:p>1436,8387096774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3" calcext:value-type="float">
            <text:p>43</text:p>
          </table:table-cell>
          <table:table-cell office:value-type="float" office:value="42595" calcext:value-type="float">
            <text:p>42595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74.03225806455" calcext:value-type="float">
            <text:p>1374,03225806455</text:p>
          </table:table-cell>
          <table:table-cell office:value-type="float" office:value="45" calcext:value-type="float">
            <text:p>45</text:p>
          </table:table-cell>
          <table:table-cell office:value-type="float" office:value="44587" calcext:value-type="float">
            <text:p>44587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38.29032258066" calcext:value-type="float">
            <text:p>1438,2903225806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3" calcext:value-type="float">
            <text:p>43</text:p>
          </table:table-cell>
          <table:table-cell office:value-type="float" office:value="42638" calcext:value-type="float">
            <text:p>42638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75.41935483874" calcext:value-type="float">
            <text:p>1375,41935483874</text:p>
          </table:table-cell>
          <table:table-cell office:value-type="float" office:value="44" calcext:value-type="float">
            <text:p>44</text:p>
          </table:table-cell>
          <table:table-cell office:value-type="float" office:value="44631" calcext:value-type="float">
            <text:p>44631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39.70967741937" calcext:value-type="float">
            <text:p>1439,70967741937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3" calcext:value-type="float">
            <text:p>43</text:p>
          </table:table-cell>
          <table:table-cell office:value-type="float" office:value="42681" calcext:value-type="float">
            <text:p>42681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76.80645161294" calcext:value-type="float">
            <text:p>1376,80645161294</text:p>
          </table:table-cell>
          <table:table-cell office:value-type="float" office:value="44" calcext:value-type="float">
            <text:p>44</text:p>
          </table:table-cell>
          <table:table-cell office:value-type="float" office:value="44675" calcext:value-type="float">
            <text:p>44675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41.12903225808" calcext:value-type="float">
            <text:p>1441,1290322580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43" calcext:value-type="float">
            <text:p>43</text:p>
          </table:table-cell>
          <table:table-cell office:value-type="float" office:value="42724" calcext:value-type="float">
            <text:p>42724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78.19354838713" calcext:value-type="float">
            <text:p>1378,19354838713</text:p>
          </table:table-cell>
          <table:table-cell office:value-type="float" office:value="44" calcext:value-type="float">
            <text:p>44</text:p>
          </table:table-cell>
          <table:table-cell office:value-type="float" office:value="44719" calcext:value-type="float">
            <text:p>44719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42.54838709679" calcext:value-type="float">
            <text:p>1442,5483870967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3" calcext:value-type="float">
            <text:p>43</text:p>
          </table:table-cell>
          <table:table-cell office:value-type="float" office:value="42767" calcext:value-type="float">
            <text:p>42767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79.58064516132" calcext:value-type="float">
            <text:p>1379,58064516132</text:p>
          </table:table-cell>
          <table:table-cell office:value-type="float" office:value="44" calcext:value-type="float">
            <text:p>44</text:p>
          </table:table-cell>
          <table:table-cell office:value-type="float" office:value="44763" calcext:value-type="float">
            <text:p>44763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43.9677419355" calcext:value-type="float">
            <text:p>1443,967741935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3" calcext:value-type="float">
            <text:p>43</text:p>
          </table:table-cell>
          <table:table-cell office:value-type="float" office:value="42810" calcext:value-type="float">
            <text:p>42810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80.96774193552" calcext:value-type="float">
            <text:p>1380,96774193552</text:p>
          </table:table-cell>
          <table:table-cell office:value-type="float" office:value="45" calcext:value-type="float">
            <text:p>45</text:p>
          </table:table-cell>
          <table:table-cell office:value-type="float" office:value="44808" calcext:value-type="float">
            <text:p>44808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45.41935483873" calcext:value-type="float">
            <text:p>1445,4193548387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43" calcext:value-type="float">
            <text:p>43</text:p>
          </table:table-cell>
          <table:table-cell office:value-type="float" office:value="42853" calcext:value-type="float">
            <text:p>42853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82.35483870971" calcext:value-type="float">
            <text:p>1382,35483870971</text:p>
          </table:table-cell>
          <table:table-cell office:value-type="float" office:value="45" calcext:value-type="float">
            <text:p>45</text:p>
          </table:table-cell>
          <table:table-cell office:value-type="float" office:value="44853" calcext:value-type="float">
            <text:p>44853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46.87096774195" calcext:value-type="float">
            <text:p>1446,8709677419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3" calcext:value-type="float">
            <text:p>43</text:p>
          </table:table-cell>
          <table:table-cell office:value-type="float" office:value="42896" calcext:value-type="float">
            <text:p>42896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83.7419354839" calcext:value-type="float">
            <text:p>1383,7419354839</text:p>
          </table:table-cell>
          <table:table-cell office:value-type="float" office:value="45" calcext:value-type="float">
            <text:p>45</text:p>
          </table:table-cell>
          <table:table-cell office:value-type="float" office:value="44898" calcext:value-type="float">
            <text:p>44898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48.32258064518" calcext:value-type="float">
            <text:p>1448,3225806451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3" calcext:value-type="float">
            <text:p>43</text:p>
          </table:table-cell>
          <table:table-cell office:value-type="float" office:value="42939" calcext:value-type="float">
            <text:p>42939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85.1290322581" calcext:value-type="float">
            <text:p>1385,1290322581</text:p>
          </table:table-cell>
          <table:table-cell office:value-type="float" office:value="44" calcext:value-type="float">
            <text:p>44</text:p>
          </table:table-cell>
          <table:table-cell office:value-type="float" office:value="44942" calcext:value-type="float">
            <text:p>44942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49.74193548389" calcext:value-type="float">
            <text:p>1449,7419354838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3" calcext:value-type="float">
            <text:p>43</text:p>
          </table:table-cell>
          <table:table-cell office:value-type="float" office:value="42982" calcext:value-type="float">
            <text:p>42982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86.51612903229" calcext:value-type="float">
            <text:p>1386,51612903229</text:p>
          </table:table-cell>
          <table:table-cell office:value-type="float" office:value="44" calcext:value-type="float">
            <text:p>44</text:p>
          </table:table-cell>
          <table:table-cell office:value-type="float" office:value="44986" calcext:value-type="float">
            <text:p>44986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51.1612903226" calcext:value-type="float">
            <text:p>1451,161290322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3" calcext:value-type="float">
            <text:p>43</text:p>
          </table:table-cell>
          <table:table-cell office:value-type="float" office:value="43025" calcext:value-type="float">
            <text:p>43025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87.90322580649" calcext:value-type="float">
            <text:p>1387,90322580649</text:p>
          </table:table-cell>
          <table:table-cell office:value-type="float" office:value="44" calcext:value-type="float">
            <text:p>44</text:p>
          </table:table-cell>
          <table:table-cell office:value-type="float" office:value="45030" calcext:value-type="float">
            <text:p>45030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52.58064516131" calcext:value-type="float">
            <text:p>1452,5806451613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43" calcext:value-type="float">
            <text:p>43</text:p>
          </table:table-cell>
          <table:table-cell office:value-type="float" office:value="43068" calcext:value-type="float">
            <text:p>43068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89.29032258068" calcext:value-type="float">
            <text:p>1389,29032258068</text:p>
          </table:table-cell>
          <table:table-cell office:value-type="float" office:value="44" calcext:value-type="float">
            <text:p>44</text:p>
          </table:table-cell>
          <table:table-cell office:value-type="float" office:value="45074" calcext:value-type="float">
            <text:p>45074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54.00000000002" calcext:value-type="float">
            <text:p>1454,0000000000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3" calcext:value-type="float">
            <text:p>43</text:p>
          </table:table-cell>
          <table:table-cell office:value-type="float" office:value="43111" calcext:value-type="float">
            <text:p>43111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90.67741935487" calcext:value-type="float">
            <text:p>1390,67741935487</text:p>
          </table:table-cell>
          <table:table-cell office:value-type="float" office:value="44" calcext:value-type="float">
            <text:p>44</text:p>
          </table:table-cell>
          <table:table-cell office:value-type="float" office:value="45118" calcext:value-type="float">
            <text:p>45118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55.41935483873" calcext:value-type="float">
            <text:p>1455,4193548387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3" calcext:value-type="float">
            <text:p>43</text:p>
          </table:table-cell>
          <table:table-cell office:value-type="float" office:value="43154" calcext:value-type="float">
            <text:p>43154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92.06451612907" calcext:value-type="float">
            <text:p>1392,06451612907</text:p>
          </table:table-cell>
          <table:table-cell office:value-type="float" office:value="45" calcext:value-type="float">
            <text:p>45</text:p>
          </table:table-cell>
          <table:table-cell office:value-type="float" office:value="45163" calcext:value-type="float">
            <text:p>45163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56.87096774195" calcext:value-type="float">
            <text:p>1456,8709677419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3" calcext:value-type="float">
            <text:p>43</text:p>
          </table:table-cell>
          <table:table-cell office:value-type="float" office:value="43197" calcext:value-type="float">
            <text:p>43197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93.45161290326" calcext:value-type="float">
            <text:p>1393,45161290326</text:p>
          </table:table-cell>
          <table:table-cell office:value-type="float" office:value="45" calcext:value-type="float">
            <text:p>45</text:p>
          </table:table-cell>
          <table:table-cell office:value-type="float" office:value="45208" calcext:value-type="float">
            <text:p>45208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58.32258064518" calcext:value-type="float">
            <text:p>1458,3225806451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3" calcext:value-type="float">
            <text:p>43</text:p>
          </table:table-cell>
          <table:table-cell office:value-type="float" office:value="43240" calcext:value-type="float">
            <text:p>43240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94.83870967745" calcext:value-type="float">
            <text:p>1394,83870967745</text:p>
          </table:table-cell>
          <table:table-cell office:value-type="float" office:value="44" calcext:value-type="float">
            <text:p>44</text:p>
          </table:table-cell>
          <table:table-cell office:value-type="float" office:value="45252" calcext:value-type="float">
            <text:p>45252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59.74193548389" calcext:value-type="float">
            <text:p>1459,74193548389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3" calcext:value-type="float">
            <text:p>43</text:p>
          </table:table-cell>
          <table:table-cell office:value-type="float" office:value="43283" calcext:value-type="float">
            <text:p>43283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96.22580645165" calcext:value-type="float">
            <text:p>1396,22580645165</text:p>
          </table:table-cell>
          <table:table-cell office:value-type="float" office:value="44" calcext:value-type="float">
            <text:p>44</text:p>
          </table:table-cell>
          <table:table-cell office:value-type="float" office:value="45296" calcext:value-type="float">
            <text:p>45296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61.1612903226" calcext:value-type="float">
            <text:p>1461,161290322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43" calcext:value-type="float">
            <text:p>43</text:p>
          </table:table-cell>
          <table:table-cell office:value-type="float" office:value="43326" calcext:value-type="float">
            <text:p>43326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97.61290322584" calcext:value-type="float">
            <text:p>1397,61290322584</text:p>
          </table:table-cell>
          <table:table-cell office:value-type="float" office:value="45" calcext:value-type="float">
            <text:p>45</text:p>
          </table:table-cell>
          <table:table-cell office:value-type="float" office:value="45341" calcext:value-type="float">
            <text:p>45341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62.61290322583" calcext:value-type="float">
            <text:p>1462,6129032258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3" calcext:value-type="float">
            <text:p>43</text:p>
          </table:table-cell>
          <table:table-cell office:value-type="float" office:value="43369" calcext:value-type="float">
            <text:p>43369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399.00000000003" calcext:value-type="float">
            <text:p>1399,00000000003</text:p>
          </table:table-cell>
          <table:table-cell office:value-type="float" office:value="44" calcext:value-type="float">
            <text:p>44</text:p>
          </table:table-cell>
          <table:table-cell office:value-type="float" office:value="45385" calcext:value-type="float">
            <text:p>45385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64.03225806454" calcext:value-type="float">
            <text:p>1464,0322580645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office:value-type="float" office:value="43412" calcext:value-type="float">
            <text:p>43412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00.38709677423" calcext:value-type="float">
            <text:p>1400,38709677423</text:p>
          </table:table-cell>
          <table:table-cell office:value-type="float" office:value="44" calcext:value-type="float">
            <text:p>44</text:p>
          </table:table-cell>
          <table:table-cell office:value-type="float" office:value="45429" calcext:value-type="float">
            <text:p>45429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65.45161290325" calcext:value-type="float">
            <text:p>1465,4516129032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3" calcext:value-type="float">
            <text:p>43</text:p>
          </table:table-cell>
          <table:table-cell office:value-type="float" office:value="43455" calcext:value-type="float">
            <text:p>43455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01.77419354842" calcext:value-type="float">
            <text:p>1401,77419354842</text:p>
          </table:table-cell>
          <table:table-cell office:value-type="float" office:value="44" calcext:value-type="float">
            <text:p>44</text:p>
          </table:table-cell>
          <table:table-cell office:value-type="float" office:value="45473" calcext:value-type="float">
            <text:p>45473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66.87096774196" calcext:value-type="float">
            <text:p>1466,8709677419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3" calcext:value-type="float">
            <text:p>43</text:p>
          </table:table-cell>
          <table:table-cell office:value-type="float" office:value="43498" calcext:value-type="float">
            <text:p>43498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03.16129032262" calcext:value-type="float">
            <text:p>1403,16129032262</text:p>
          </table:table-cell>
          <table:table-cell office:value-type="float" office:value="44" calcext:value-type="float">
            <text:p>44</text:p>
          </table:table-cell>
          <table:table-cell office:value-type="float" office:value="45517" calcext:value-type="float">
            <text:p>45517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68.29032258067" calcext:value-type="float">
            <text:p>1468,29032258067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43" calcext:value-type="float">
            <text:p>43</text:p>
          </table:table-cell>
          <table:table-cell office:value-type="float" office:value="43541" calcext:value-type="float">
            <text:p>43541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04.54838709681" calcext:value-type="float">
            <text:p>1404,54838709681</text:p>
          </table:table-cell>
          <table:table-cell office:value-type="float" office:value="44" calcext:value-type="float">
            <text:p>44</text:p>
          </table:table-cell>
          <table:table-cell office:value-type="float" office:value="45561" calcext:value-type="float">
            <text:p>45561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69.70967741938" calcext:value-type="float">
            <text:p>1469,7096774193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43" calcext:value-type="float">
            <text:p>43</text:p>
          </table:table-cell>
          <table:table-cell office:value-type="float" office:value="43584" calcext:value-type="float">
            <text:p>43584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05.935483871" calcext:value-type="float">
            <text:p>1405,935483871</text:p>
          </table:table-cell>
          <table:table-cell office:value-type="float" office:value="44" calcext:value-type="float">
            <text:p>44</text:p>
          </table:table-cell>
          <table:table-cell office:value-type="float" office:value="45605" calcext:value-type="float">
            <text:p>45605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71.12903225808" calcext:value-type="float">
            <text:p>1471,1290322580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3" calcext:value-type="float">
            <text:p>43</text:p>
          </table:table-cell>
          <table:table-cell office:value-type="float" office:value="43627" calcext:value-type="float">
            <text:p>43627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07.3225806452" calcext:value-type="float">
            <text:p>1407,3225806452</text:p>
          </table:table-cell>
          <table:table-cell office:value-type="float" office:value="45" calcext:value-type="float">
            <text:p>45</text:p>
          </table:table-cell>
          <table:table-cell office:value-type="float" office:value="45650" calcext:value-type="float">
            <text:p>45650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72.58064516131" calcext:value-type="float">
            <text:p>1472,5806451613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3" calcext:value-type="float">
            <text:p>43</text:p>
          </table:table-cell>
          <table:table-cell office:value-type="float" office:value="43670" calcext:value-type="float">
            <text:p>43670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08.70967741939" calcext:value-type="float">
            <text:p>1408,70967741939</text:p>
          </table:table-cell>
          <table:table-cell office:value-type="float" office:value="45" calcext:value-type="float">
            <text:p>45</text:p>
          </table:table-cell>
          <table:table-cell office:value-type="float" office:value="45695" calcext:value-type="float">
            <text:p>45695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74.03225806454" calcext:value-type="float">
            <text:p>1474,0322580645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3" calcext:value-type="float">
            <text:p>43</text:p>
          </table:table-cell>
          <table:table-cell office:value-type="float" office:value="43713" calcext:value-type="float">
            <text:p>43713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10.09677419358" calcext:value-type="float">
            <text:p>1410,09677419358</text:p>
          </table:table-cell>
          <table:table-cell office:value-type="float" office:value="44" calcext:value-type="float">
            <text:p>44</text:p>
          </table:table-cell>
          <table:table-cell office:value-type="float" office:value="45739" calcext:value-type="float">
            <text:p>45739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75.45161290325" calcext:value-type="float">
            <text:p>1475,4516129032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3" calcext:value-type="float">
            <text:p>43</text:p>
          </table:table-cell>
          <table:table-cell office:value-type="float" office:value="43756" calcext:value-type="float">
            <text:p>43756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11.48387096778" calcext:value-type="float">
            <text:p>1411,48387096778</text:p>
          </table:table-cell>
          <table:table-cell office:value-type="float" office:value="45" calcext:value-type="float">
            <text:p>45</text:p>
          </table:table-cell>
          <table:table-cell office:value-type="float" office:value="45784" calcext:value-type="float">
            <text:p>45784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76.90322580647" calcext:value-type="float">
            <text:p>1476,90322580647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3" calcext:value-type="float">
            <text:p>43</text:p>
          </table:table-cell>
          <table:table-cell office:value-type="float" office:value="43799" calcext:value-type="float">
            <text:p>43799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12.87096774197" calcext:value-type="float">
            <text:p>1412,87096774197</text:p>
          </table:table-cell>
          <table:table-cell office:value-type="float" office:value="44" calcext:value-type="float">
            <text:p>44</text:p>
          </table:table-cell>
          <table:table-cell office:value-type="float" office:value="45828" calcext:value-type="float">
            <text:p>45828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78.32258064518" calcext:value-type="float">
            <text:p>1478,3225806451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3" calcext:value-type="float">
            <text:p>43</text:p>
          </table:table-cell>
          <table:table-cell office:value-type="float" office:value="43842" calcext:value-type="float">
            <text:p>43842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14.25806451616" calcext:value-type="float">
            <text:p>1414,25806451616</text:p>
          </table:table-cell>
          <table:table-cell office:value-type="float" office:value="45" calcext:value-type="float">
            <text:p>45</text:p>
          </table:table-cell>
          <table:table-cell office:value-type="float" office:value="45873" calcext:value-type="float">
            <text:p>45873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79.77419354841" calcext:value-type="float">
            <text:p>1479,7741935484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3" calcext:value-type="float">
            <text:p>43</text:p>
          </table:table-cell>
          <table:table-cell office:value-type="float" office:value="43885" calcext:value-type="float">
            <text:p>43885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15.64516129036" calcext:value-type="float">
            <text:p>1415,64516129036</text:p>
          </table:table-cell>
          <table:table-cell office:value-type="float" office:value="44" calcext:value-type="float">
            <text:p>44</text:p>
          </table:table-cell>
          <table:table-cell office:value-type="float" office:value="45917" calcext:value-type="float">
            <text:p>45917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81.19354838712" calcext:value-type="float">
            <text:p>1481,1935483871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3" calcext:value-type="float">
            <text:p>43</text:p>
          </table:table-cell>
          <table:table-cell office:value-type="float" office:value="43928" calcext:value-type="float">
            <text:p>43928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17.03225806455" calcext:value-type="float">
            <text:p>1417,03225806455</text:p>
          </table:table-cell>
          <table:table-cell office:value-type="float" office:value="44" calcext:value-type="float">
            <text:p>44</text:p>
          </table:table-cell>
          <table:table-cell office:value-type="float" office:value="45961" calcext:value-type="float">
            <text:p>45961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82.61290322583" calcext:value-type="float">
            <text:p>1482,6129032258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43" calcext:value-type="float">
            <text:p>43</text:p>
          </table:table-cell>
          <table:table-cell office:value-type="float" office:value="43971" calcext:value-type="float">
            <text:p>43971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18.41935483875" calcext:value-type="float">
            <text:p>1418,41935483875</text:p>
          </table:table-cell>
          <table:table-cell office:value-type="float" office:value="45" calcext:value-type="float">
            <text:p>45</text:p>
          </table:table-cell>
          <table:table-cell office:value-type="float" office:value="46006" calcext:value-type="float">
            <text:p>46006</text:p>
          </table:table-cell>
          <table:table-cell table:style-name="ce1" office:value-type="float" office:value="1.45161290322581" calcext:value-type="float">
            <text:p>1,45161290322581</text:p>
          </table:table-cell>
          <table:table-cell table:style-name="ce1" office:value-type="float" office:value="1484.06451612905" calcext:value-type="float">
            <text:p>1484,0645161290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3" calcext:value-type="float">
            <text:p>43</text:p>
          </table:table-cell>
          <table:table-cell office:value-type="float" office:value="44014" calcext:value-type="float">
            <text:p>44014</text:p>
          </table:table-cell>
          <table:table-cell table:style-name="ce1" office:value-type="float" office:value="1.38709677419355" calcext:value-type="float">
            <text:p>1,38709677419355</text:p>
          </table:table-cell>
          <table:table-cell table:style-name="ce1" office:value-type="float" office:value="1419.80645161294" calcext:value-type="float">
            <text:p>1419,80645161294</text:p>
          </table:table-cell>
          <table:table-cell office:value-type="float" office:value="44" calcext:value-type="float">
            <text:p>44</text:p>
          </table:table-cell>
          <table:table-cell office:value-type="float" office:value="46050" calcext:value-type="float">
            <text:p>46050</text:p>
          </table:table-cell>
          <table:table-cell table:style-name="ce1" office:value-type="float" office:value="1.41935483870968" calcext:value-type="float">
            <text:p>1,41935483870968</text:p>
          </table:table-cell>
          <table:table-cell table:style-name="ce1" office:value-type="float" office:value="1485.48387096776" calcext:value-type="float">
            <text:p>1485,4838709677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53" calcext:value-type="float">
            <text:p>353</text:p>
          </table:table-cell>
          <table:table-cell office:value-type="float" office:value="44367" calcext:value-type="float">
            <text:p>44367</text:p>
          </table:table-cell>
          <table:table-cell table:style-name="ce1" office:value-type="float" office:value="11.3870967741935" calcext:value-type="float">
            <text:p>11,3870967741935</text:p>
          </table:table-cell>
          <table:table-cell table:style-name="ce1" office:value-type="float" office:value="1431.19354838713" calcext:value-type="float">
            <text:p>1431,19354838713</text:p>
          </table:table-cell>
          <table:table-cell office:value-type="float" office:value="356" calcext:value-type="float">
            <text:p>356</text:p>
          </table:table-cell>
          <table:table-cell office:value-type="float" office:value="46406" calcext:value-type="float">
            <text:p>46406</text:p>
          </table:table-cell>
          <table:table-cell table:style-name="ce1" office:value-type="float" office:value="11.4838709677419" calcext:value-type="float">
            <text:p>11,4838709677419</text:p>
          </table:table-cell>
          <table:table-cell table:style-name="ce1" office:value-type="float" office:value="1496.9677419355" calcext:value-type="float">
            <text:p>1496,967741935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54" calcext:value-type="float">
            <text:p>354</text:p>
          </table:table-cell>
          <table:table-cell office:value-type="float" office:value="44721" calcext:value-type="float">
            <text:p>44721</text:p>
          </table:table-cell>
          <table:table-cell table:style-name="ce1" office:value-type="float" office:value="11.4193548387097" calcext:value-type="float">
            <text:p>11,4193548387097</text:p>
          </table:table-cell>
          <table:table-cell table:style-name="ce1" office:value-type="float" office:value="1442.61290322584" calcext:value-type="float">
            <text:p>1442,61290322584</text:p>
          </table:table-cell>
          <table:table-cell office:value-type="float" office:value="356" calcext:value-type="float">
            <text:p>356</text:p>
          </table:table-cell>
          <table:table-cell office:value-type="float" office:value="46762" calcext:value-type="float">
            <text:p>46762</text:p>
          </table:table-cell>
          <table:table-cell table:style-name="ce1" office:value-type="float" office:value="11.4838709677419" calcext:value-type="float">
            <text:p>11,4838709677419</text:p>
          </table:table-cell>
          <table:table-cell table:style-name="ce1" office:value-type="float" office:value="1508.45161290325" calcext:value-type="float">
            <text:p>1508,45161290325</text:p>
          </table:table-cell>
        </table:table-row>
      </table:table>
      <table:named-expressions/>
      <table:database-ranges>
        <table:database-range table:name="__Anonymous_Sheet_DB__0" table:target-range-address="amazefile.B1:amazefile.E98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31:38.939820713</dc:date>
    <meta:editing-duration>PT3H17M39S</meta:editing-duration>
    <meta:editing-cycles>17</meta:editing-cycles>
    <meta:generator>LibreOffice/7.3.7.2$Linux_X86_64 LibreOffice_project/30$Build-2</meta:generator>
    <meta:document-statistic meta:table-count="1" meta:cell-count="9378" meta:object-count="0"/>
  </office:meta>
</office:document-meta>
</file>